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1.65805555555556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09902777777778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88055555555556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Experime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s/>T_start</text:p>
          </table:table-cell>
          <table:table-cell office:value-type="string" table:style-name="ce2">
            <text:p><text:s/>T_end</text:p>
          </table:table-cell>
          <table:table-cell office:value-type="string" table:style-name="ce3">
            <text:p>T_elapsed (ms)</text:p>
          </table:table-cell>
          <table:table-cell office:value-type="string" table:style-name="ce3">
            <text:p>P_CPU (%)</text:p>
          </table:table-cell>
          <table:table-cell office:value-type="string" table:style-name="ce3">
            <text:p>Pw_CPU (W)</text:p>
          </table:table-cell>
          <table:table-cell office:value-type="string" table:style-name="ce4">
            <text:p>Consumed energy (J=Ws)</text:p>
          </table:table-cell>
          <table:table-cell table:number-columns-repeated="16378" table:style-name="ce3"/>
        </table:table-row>
        <table:table-row table:style-name="ro2">
          <table:table-cell office:value-type="time" office:time-value="PT16H2M0S" table:style-name="ce5">
            <text:p>16:02:00</text:p>
          </table:table-cell>
          <table:table-cell office:value-type="time" office:time-value="PT16H2M1S" table:style-name="ce5">
            <text:p>16:02:01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.121" table:style-name="ce1">
            <text:p>0,121</text:p>
          </table:table-cell>
          <table:table-cell office:value-type="float" office:value="0.12281499999999998" table:formula="of:=[.C3]/1000*[.E3]" table:style-name="ce1">
            <text:p>0,122815</text:p>
          </table:table-cell>
          <table:table-cell table:number-columns-repeated="16378"/>
        </table:table-row>
        <table:table-row table:style-name="ro2">
          <table:table-cell office:value-type="time" office:time-value="PT16H2M1S" table:style-name="ce5">
            <text:p>16:02:01</text:p>
          </table:table-cell>
          <table:table-cell office:value-type="time" office:time-value="PT16H2M2S" table:style-name="ce5">
            <text:p>16:02:02</text:p>
          </table:table-cell>
          <table:table-cell office:value-type="float" office:value="1015" table:style-name="ce1">
            <text:p>1015</text:p>
          </table:table-cell>
          <table:table-cell office:value-type="float" office:value="2.4630000000000001" table:style-name="ce1">
            <text:p>2,463</text:p>
          </table:table-cell>
          <table:table-cell office:value-type="float" office:value="0.16900000000000001" table:style-name="ce1">
            <text:p>0,169</text:p>
          </table:table-cell>
          <table:table-cell office:value-type="float" office:value="0.17153499999999999" table:formula="of:=[.C4]/1000*[.E4]" table:style-name="ce1">
            <text:p>0,171535</text:p>
          </table:table-cell>
          <table:table-cell table:number-columns-repeated="16378"/>
        </table:table-row>
        <table:table-row table:style-name="ro2">
          <table:table-cell office:value-type="time" office:time-value="PT16H2M2S" table:style-name="ce5">
            <text:p>16:02:02</text:p>
          </table:table-cell>
          <table:table-cell office:value-type="time" office:time-value="PT16H2M3S" table:style-name="ce5">
            <text:p>16:02:03</text:p>
          </table:table-cell>
          <table:table-cell office:value-type="float" office:value="1014" table:style-name="ce1">
            <text:p>1014</text:p>
          </table:table-cell>
          <table:table-cell office:value-type="float" office:value="3.452" table:style-name="ce1">
            <text:p>3,452</text:p>
          </table:table-cell>
          <table:table-cell office:value-type="float" office:value="0.22900000000000001" table:style-name="ce1">
            <text:p>0,229</text:p>
          </table:table-cell>
          <table:table-cell office:value-type="float" office:value="0.23220600000000002" table:formula="of:=[.C5]/1000*[.E5]" table:style-name="ce1">
            <text:p>0,232206</text:p>
          </table:table-cell>
          <table:table-cell table:number-columns-repeated="16378"/>
        </table:table-row>
        <table:table-row table:style-name="ro2">
          <table:table-cell office:value-type="time" office:time-value="PT16H2M3S" table:style-name="ce5">
            <text:p>16:02:03</text:p>
          </table:table-cell>
          <table:table-cell office:value-type="time" office:time-value="PT16H2M4S" table:style-name="ce5">
            <text:p>16:02:04</text:p>
          </table:table-cell>
          <table:table-cell office:value-type="float" office:value="1015" table:style-name="ce1">
            <text:p>1015</text:p>
          </table:table-cell>
          <table:table-cell office:value-type="float" office:value="4.1870000000000003" table:style-name="ce1">
            <text:p>4,187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0.27709499999999998" table:formula="of:=[.C6]/1000*[.E6]" table:style-name="ce1">
            <text:p>0,277095</text:p>
          </table:table-cell>
          <table:table-cell table:number-columns-repeated="16378"/>
        </table:table-row>
        <table:table-row table:style-name="ro2">
          <table:table-cell office:value-type="time" office:time-value="PT16H2M4S" table:style-name="ce5">
            <text:p>16:02:04</text:p>
          </table:table-cell>
          <table:table-cell office:value-type="time" office:time-value="PT16H2M5S" table:style-name="ce5">
            <text:p>16:02:05</text:p>
          </table:table-cell>
          <table:table-cell office:value-type="float" office:value="1015" table:style-name="ce1">
            <text:p>1015</text:p>
          </table:table-cell>
          <table:table-cell office:value-type="float" office:value="3.9409999999999998" table:style-name="ce1">
            <text:p>3,941</text:p>
          </table:table-cell>
          <table:table-cell office:value-type="float" office:value="0.22500000000000001" table:style-name="ce1">
            <text:p>0,225</text:p>
          </table:table-cell>
          <table:table-cell office:value-type="float" office:value="0.22837499999999999" table:formula="of:=[.C7]/1000*[.E7]" table:style-name="ce1">
            <text:p>0,228375</text:p>
          </table:table-cell>
          <table:table-cell table:number-columns-repeated="16378"/>
        </table:table-row>
        <table:table-row table:style-name="ro2">
          <table:table-cell office:value-type="time" office:time-value="PT16H2M5S" table:style-name="ce5">
            <text:p>16:02:05</text:p>
          </table:table-cell>
          <table:table-cell office:value-type="time" office:time-value="PT16H2M6S" table:style-name="ce5">
            <text:p>16:02:06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0100000000000001" table:style-name="ce1">
            <text:p>0,201</text:p>
          </table:table-cell>
          <table:table-cell office:value-type="float" office:value="0.204015" table:formula="of:=[.C8]/1000*[.E8]" table:style-name="ce1">
            <text:p>0,204015</text:p>
          </table:table-cell>
          <table:table-cell table:number-columns-repeated="16378"/>
        </table:table-row>
        <table:table-row table:style-name="ro2">
          <table:table-cell office:value-type="time" office:time-value="PT16H2M6S" table:style-name="ce5">
            <text:p>16:02:06</text:p>
          </table:table-cell>
          <table:table-cell office:value-type="time" office:time-value="PT16H2M7S" table:style-name="ce5">
            <text:p>16:02:07</text:p>
          </table:table-cell>
          <table:table-cell office:value-type="float" office:value="1015" table:style-name="ce1">
            <text:p>1015</text:p>
          </table:table-cell>
          <table:table-cell office:value-type="float" office:value="3.6949999999999998" table:style-name="ce1">
            <text:p>3,695</text:p>
          </table:table-cell>
          <table:table-cell office:value-type="float" office:value="0.26100000000000001" table:style-name="ce1">
            <text:p>0,261</text:p>
          </table:table-cell>
          <table:table-cell office:value-type="float" office:value="0.26491500000000001" table:formula="of:=[.C9]/1000*[.E9]" table:style-name="ce1">
            <text:p>0,264915</text:p>
          </table:table-cell>
          <table:table-cell table:number-columns-repeated="16378"/>
        </table:table-row>
        <table:table-row table:style-name="ro2">
          <table:table-cell office:value-type="time" office:time-value="PT16H2M7S" table:style-name="ce5">
            <text:p>16:02:07</text:p>
          </table:table-cell>
          <table:table-cell office:value-type="time" office:time-value="PT16H2M8S" table:style-name="ce5">
            <text:p>16:02:08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19" table:style-name="ce1">
            <text:p>0,219</text:p>
          </table:table-cell>
          <table:table-cell office:value-type="float" office:value="0.22228499999999998" table:formula="of:=[.C10]/1000*[.E10]" table:style-name="ce1">
            <text:p>0,222285</text:p>
          </table:table-cell>
          <table:table-cell table:number-columns-repeated="16378"/>
        </table:table-row>
        <table:table-row table:style-name="ro2">
          <table:table-cell office:value-type="time" office:time-value="PT16H2M8S" table:style-name="ce5">
            <text:p>16:02:08</text:p>
          </table:table-cell>
          <table:table-cell office:value-type="time" office:time-value="PT16H2M9S" table:style-name="ce5">
            <text:p>16:02:09</text:p>
          </table:table-cell>
          <table:table-cell office:value-type="float" office:value="1016" table:style-name="ce1">
            <text:p>1016</text:p>
          </table:table-cell>
          <table:table-cell office:value-type="float" office:value="3.6909999999999998" table:style-name="ce1">
            <text:p>3,691</text:p>
          </table:table-cell>
          <table:table-cell office:value-type="float" office:value="0.23899999999999999" table:style-name="ce1">
            <text:p>0,239</text:p>
          </table:table-cell>
          <table:table-cell office:value-type="float" office:value="0.24282399999999998" table:formula="of:=[.C11]/1000*[.E11]" table:style-name="ce1">
            <text:p>0,242824</text:p>
          </table:table-cell>
          <table:table-cell table:number-columns-repeated="16378"/>
        </table:table-row>
        <table:table-row table:style-name="ro2">
          <table:table-cell office:value-type="time" office:time-value="PT16H2M9S" table:style-name="ce5">
            <text:p>16:02:09</text:p>
          </table:table-cell>
          <table:table-cell office:value-type="time" office:time-value="PT16H2M10S" table:style-name="ce5">
            <text:p>16:02:10</text:p>
          </table:table-cell>
          <table:table-cell office:value-type="float" office:value="1015" table:style-name="ce1">
            <text:p>1015</text:p>
          </table:table-cell>
          <table:table-cell office:value-type="float" office:value="3.6949999999999998" table:style-name="ce1">
            <text:p>3,695</text:p>
          </table:table-cell>
          <table:table-cell office:value-type="float" office:value="0.223" table:style-name="ce1">
            <text:p>0,223</text:p>
          </table:table-cell>
          <table:table-cell office:value-type="float" office:value="0.22634499999999999" table:formula="of:=[.C12]/1000*[.E12]" table:style-name="ce1">
            <text:p>0,226345</text:p>
          </table:table-cell>
          <table:table-cell table:number-columns-repeated="16378"/>
        </table:table-row>
        <table:table-row table:style-name="ro2">
          <table:table-cell office:value-type="time" office:time-value="PT16H2M10S" table:style-name="ce5">
            <text:p>16:02:10</text:p>
          </table:table-cell>
          <table:table-cell office:value-type="time" office:time-value="PT16H2M11S" table:style-name="ce5">
            <text:p>16:02:11</text:p>
          </table:table-cell>
          <table:table-cell office:value-type="float" office:value="1015" table:style-name="ce1">
            <text:p>1015</text:p>
          </table:table-cell>
          <table:table-cell office:value-type="float" office:value="3.9409999999999998" table:style-name="ce1">
            <text:p>3,941</text:p>
          </table:table-cell>
          <table:table-cell office:value-type="float" office:value="0.246" table:style-name="ce1">
            <text:p>0,246</text:p>
          </table:table-cell>
          <table:table-cell office:value-type="float" office:value="0.24968999999999997" table:formula="of:=[.C13]/1000*[.E13]" table:style-name="ce1">
            <text:p>0,24969</text:p>
          </table:table-cell>
          <table:table-cell table:number-columns-repeated="16378"/>
        </table:table-row>
        <table:table-row table:style-name="ro2">
          <table:table-cell office:value-type="time" office:time-value="PT16H2M11S" table:style-name="ce5">
            <text:p>16:02:11</text:p>
          </table:table-cell>
          <table:table-cell office:value-type="time" office:time-value="PT16H2M12S" table:style-name="ce5">
            <text:p>16:02:12</text:p>
          </table:table-cell>
          <table:table-cell office:value-type="float" office:value="1017" table:style-name="ce1">
            <text:p>1017</text:p>
          </table:table-cell>
          <table:table-cell office:value-type="float" office:value="4.1790000000000003" table:style-name="ce1">
            <text:p>4,179</text:p>
          </table:table-cell>
          <table:table-cell office:value-type="float" office:value="0.255" table:style-name="ce1">
            <text:p>0,255</text:p>
          </table:table-cell>
          <table:table-cell office:value-type="float" office:value="0.25933499999999998" table:formula="of:=[.C14]/1000*[.E14]" table:style-name="ce1">
            <text:p>0,259335</text:p>
          </table:table-cell>
          <table:table-cell table:number-columns-repeated="16378"/>
        </table:table-row>
        <table:table-row table:style-name="ro2">
          <table:table-cell office:value-type="time" office:time-value="PT16H2M12S" table:style-name="ce5">
            <text:p>16:02:12</text:p>
          </table:table-cell>
          <table:table-cell office:value-type="time" office:time-value="PT16H2M13S" table:style-name="ce5">
            <text:p>16:02:13</text:p>
          </table:table-cell>
          <table:table-cell office:value-type="float" office:value="1014" table:style-name="ce1">
            <text:p>1014</text:p>
          </table:table-cell>
          <table:table-cell office:value-type="float" office:value="3.452" table:style-name="ce1">
            <text:p>3,452</text:p>
          </table:table-cell>
          <table:table-cell office:value-type="float" office:value="0.25" table:style-name="ce1">
            <text:p>0,25</text:p>
          </table:table-cell>
          <table:table-cell office:value-type="float" office:value="0.2535" table:formula="of:=[.C15]/1000*[.E15]" table:style-name="ce1">
            <text:p>0,2535</text:p>
          </table:table-cell>
          <table:table-cell table:number-columns-repeated="16378"/>
        </table:table-row>
        <table:table-row table:style-name="ro2">
          <table:table-cell office:value-type="time" office:time-value="PT16H2M13S" table:style-name="ce5">
            <text:p>16:02:13</text:p>
          </table:table-cell>
          <table:table-cell office:value-type="time" office:time-value="PT16H2M14S" table:style-name="ce5">
            <text:p>16:02:14</text:p>
          </table:table-cell>
          <table:table-cell office:value-type="float" office:value="1015" table:style-name="ce1">
            <text:p>1015</text:p>
          </table:table-cell>
          <table:table-cell office:value-type="float" office:value="4.1870000000000003" table:style-name="ce1">
            <text:p>4,187</text:p>
          </table:table-cell>
          <table:table-cell office:value-type="float" office:value="0.26400000000000001" table:style-name="ce1">
            <text:p>0,264</text:p>
          </table:table-cell>
          <table:table-cell office:value-type="float" office:value="0.26795999999999998" table:formula="of:=[.C16]/1000*[.E16]" table:style-name="ce1">
            <text:p>0,26796</text:p>
          </table:table-cell>
          <table:table-cell table:number-columns-repeated="16378"/>
        </table:table-row>
        <table:table-row table:style-name="ro2">
          <table:table-cell office:value-type="time" office:time-value="PT16H2M14S" table:style-name="ce5">
            <text:p>16:02:14</text:p>
          </table:table-cell>
          <table:table-cell office:value-type="time" office:time-value="PT16H2M15S" table:style-name="ce5">
            <text:p>16:02:15</text:p>
          </table:table-cell>
          <table:table-cell office:value-type="float" office:value="1015" table:style-name="ce1">
            <text:p>1015</text:p>
          </table:table-cell>
          <table:table-cell office:value-type="float" office:value="4.1870000000000003" table:style-name="ce1">
            <text:p>4,187</text:p>
          </table:table-cell>
          <table:table-cell office:value-type="float" office:value="0.26200000000000001" table:style-name="ce1">
            <text:p>0,262</text:p>
          </table:table-cell>
          <table:table-cell office:value-type="float" office:value="0.26593" table:formula="of:=[.C17]/1000*[.E17]" table:style-name="ce1">
            <text:p>0,26593</text:p>
          </table:table-cell>
          <table:table-cell table:number-columns-repeated="16378"/>
        </table:table-row>
        <table:table-row table:style-name="ro2">
          <table:table-cell office:value-type="time" office:time-value="PT16H2M15S" table:style-name="ce5">
            <text:p>16:02:15</text:p>
          </table:table-cell>
          <table:table-cell office:value-type="time" office:time-value="PT16H2M16S" table:style-name="ce5">
            <text:p>16:02:16</text:p>
          </table:table-cell>
          <table:table-cell office:value-type="float" office:value="1014" table:style-name="ce1">
            <text:p>1014</text:p>
          </table:table-cell>
          <table:table-cell office:value-type="float" office:value="4.1909999999999998" table:style-name="ce1">
            <text:p>4,191</text:p>
          </table:table-cell>
          <table:table-cell office:value-type="float" office:value="0.26300000000000001" table:style-name="ce1">
            <text:p>0,263</text:p>
          </table:table-cell>
          <table:table-cell office:value-type="float" office:value="0.26668200000000003" table:formula="of:=[.C18]/1000*[.E18]" table:style-name="ce1">
            <text:p>0,266682</text:p>
          </table:table-cell>
          <table:table-cell table:number-columns-repeated="16378"/>
        </table:table-row>
        <table:table-row table:style-name="ro2">
          <table:table-cell office:value-type="time" office:time-value="PT16H2M16S" table:style-name="ce5">
            <text:p>16:02:16</text:p>
          </table:table-cell>
          <table:table-cell office:value-type="time" office:time-value="PT16H2M17S" table:style-name="ce5">
            <text:p>16:02:17</text:p>
          </table:table-cell>
          <table:table-cell office:value-type="float" office:value="1014" table:style-name="ce1">
            <text:p>1014</text:p>
          </table:table-cell>
          <table:table-cell office:value-type="float" office:value="4.931" table:style-name="ce1">
            <text:p>4,931</text:p>
          </table:table-cell>
          <table:table-cell office:value-type="float" office:value="0.33500000000000002" table:style-name="ce1">
            <text:p>0,335</text:p>
          </table:table-cell>
          <table:table-cell office:value-type="float" office:value="0.33969000000000005" table:formula="of:=[.C19]/1000*[.E19]" table:style-name="ce1">
            <text:p>0,33969</text:p>
          </table:table-cell>
          <table:table-cell table:number-columns-repeated="16378"/>
        </table:table-row>
        <table:table-row table:style-name="ro2">
          <table:table-cell office:value-type="time" office:time-value="PT16H2M17S" table:style-name="ce5">
            <text:p>16:02:17</text:p>
          </table:table-cell>
          <table:table-cell office:value-type="time" office:time-value="PT16H2M18S" table:style-name="ce5">
            <text:p>16:02:18</text:p>
          </table:table-cell>
          <table:table-cell office:value-type="float" office:value="1015" table:style-name="ce1">
            <text:p>1015</text:p>
          </table:table-cell>
          <table:table-cell office:value-type="float" office:value="4.9260000000000002" table:style-name="ce1">
            <text:p>4,926</text:p>
          </table:table-cell>
          <table:table-cell office:value-type="float" office:value="0.27900000000000003" table:style-name="ce1">
            <text:p>0,279</text:p>
          </table:table-cell>
          <table:table-cell office:value-type="float" office:value="0.28318500000000002" table:formula="of:=[.C20]/1000*[.E20]" table:style-name="ce1">
            <text:p>0,283185</text:p>
          </table:table-cell>
          <table:table-cell table:number-columns-repeated="16378"/>
        </table:table-row>
        <table:table-row table:style-name="ro2">
          <table:table-cell office:value-type="time" office:time-value="PT16H2M18S" table:style-name="ce5">
            <text:p>16:02:18</text:p>
          </table:table-cell>
          <table:table-cell office:value-type="time" office:time-value="PT16H2M19S" table:style-name="ce5">
            <text:p>16:02:19</text:p>
          </table:table-cell>
          <table:table-cell office:value-type="float" office:value="1015" table:style-name="ce1">
            <text:p>1015</text:p>
          </table:table-cell>
          <table:table-cell office:value-type="float" office:value="4.68" table:style-name="ce1">
            <text:p>4,6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28420000000000001" table:formula="of:=[.C21]/1000*[.E21]" table:style-name="ce1">
            <text:p>0,2842</text:p>
          </table:table-cell>
          <table:table-cell table:number-columns-repeated="16378"/>
        </table:table-row>
        <table:table-row table:style-name="ro2">
          <table:table-cell office:value-type="time" office:time-value="PT16H2M19S" table:style-name="ce5">
            <text:p>16:02:19</text:p>
          </table:table-cell>
          <table:table-cell office:value-type="time" office:time-value="PT16H2M20S" table:style-name="ce5">
            <text:p>16:02:20</text:p>
          </table:table-cell>
          <table:table-cell office:value-type="float" office:value="1015" table:style-name="ce1">
            <text:p>1015</text:p>
          </table:table-cell>
          <table:table-cell office:value-type="float" office:value="5.1719999999999997" table:style-name="ce1">
            <text:p>5,172</text:p>
          </table:table-cell>
          <table:table-cell office:value-type="float" office:value="0.38800000000000001" table:style-name="ce1">
            <text:p>0,388</text:p>
          </table:table-cell>
          <table:table-cell office:value-type="float" office:value="0.39381999999999995" table:formula="of:=[.C22]/1000*[.E22]" table:style-name="ce1">
            <text:p>0,39382</text:p>
          </table:table-cell>
          <table:table-cell table:number-columns-repeated="16378"/>
        </table:table-row>
        <table:table-row table:style-name="ro2">
          <table:table-cell office:value-type="time" office:time-value="PT16H2M20S" table:style-name="ce5">
            <text:p>16:02:20</text:p>
          </table:table-cell>
          <table:table-cell office:value-type="time" office:time-value="PT16H2M21S" table:style-name="ce5">
            <text:p>16:02:21</text:p>
          </table:table-cell>
          <table:table-cell office:value-type="float" office:value="1015" table:style-name="ce1">
            <text:p>1015</text:p>
          </table:table-cell>
          <table:table-cell office:value-type="float" office:value="4.68" table:style-name="ce1">
            <text:p>4,68</text:p>
          </table:table-cell>
          <table:table-cell office:value-type="float" office:value="0.312" table:style-name="ce1">
            <text:p>0,312</text:p>
          </table:table-cell>
          <table:table-cell office:value-type="float" office:value="0.31667999999999996" table:formula="of:=[.C23]/1000*[.E23]" table:style-name="ce1">
            <text:p>0,31668</text:p>
          </table:table-cell>
          <table:table-cell table:number-columns-repeated="16378"/>
        </table:table-row>
        <table:table-row table:style-name="ro2">
          <table:table-cell office:value-type="time" office:time-value="PT16H2M21S" table:style-name="ce5">
            <text:p>16:02:21</text:p>
          </table:table-cell>
          <table:table-cell office:value-type="time" office:time-value="PT16H2M22S" table:style-name="ce5">
            <text:p>16:02:22</text:p>
          </table:table-cell>
          <table:table-cell office:value-type="float" office:value="1014" table:style-name="ce1">
            <text:p>1014</text:p>
          </table:table-cell>
          <table:table-cell office:value-type="float" office:value="4.931" table:style-name="ce1">
            <text:p>4,931</text:p>
          </table:table-cell>
          <table:table-cell office:value-type="float" office:value="0.29199999999999998" table:style-name="ce1">
            <text:p>0,292</text:p>
          </table:table-cell>
          <table:table-cell office:value-type="float" office:value="0.29608799999999996" table:formula="of:=[.C24]/1000*[.E24]" table:style-name="ce1">
            <text:p>0,296088</text:p>
          </table:table-cell>
          <table:table-cell table:number-columns-repeated="16378"/>
        </table:table-row>
        <table:table-row table:style-name="ro2">
          <table:table-cell office:value-type="time" office:time-value="PT16H2M22S" table:style-name="ce5">
            <text:p>16:02:22</text:p>
          </table:table-cell>
          <table:table-cell office:value-type="time" office:time-value="PT16H2M23S" table:style-name="ce5">
            <text:p>16:02:23</text:p>
          </table:table-cell>
          <table:table-cell office:value-type="float" office:value="1014" table:style-name="ce1">
            <text:p>1014</text:p>
          </table:table-cell>
          <table:table-cell office:value-type="float" office:value="5.1779999999999999" table:style-name="ce1">
            <text:p>5,178</text:p>
          </table:table-cell>
          <table:table-cell office:value-type="float" office:value="0.37" table:style-name="ce1">
            <text:p>0,37</text:p>
          </table:table-cell>
          <table:table-cell office:value-type="float" office:value="0.37518000000000001" table:formula="of:=[.C25]/1000*[.E25]" table:style-name="ce1">
            <text:p>0,37518</text:p>
          </table:table-cell>
          <table:table-cell table:number-columns-repeated="16378"/>
        </table:table-row>
        <table:table-row table:style-name="ro2">
          <table:table-cell office:value-type="time" office:time-value="PT16H2M23S" table:style-name="ce5">
            <text:p>16:02:23</text:p>
          </table:table-cell>
          <table:table-cell office:value-type="time" office:time-value="PT16H2M24S" table:style-name="ce5">
            <text:p>16:02:24</text:p>
          </table:table-cell>
          <table:table-cell office:value-type="float" office:value="1014" table:style-name="ce1">
            <text:p>1014</text:p>
          </table:table-cell>
          <table:table-cell office:value-type="float" office:value="4.931" table:style-name="ce1">
            <text:p>4,931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29000399999999998" table:formula="of:=[.C26]/1000*[.E26]" table:style-name="ce1">
            <text:p>0,290004</text:p>
          </table:table-cell>
          <table:table-cell table:number-columns-repeated="16378"/>
        </table:table-row>
        <table:table-row table:style-name="ro2">
          <table:table-cell office:value-type="time" office:time-value="PT16H2M24S" table:style-name="ce5">
            <text:p>16:02:24</text:p>
          </table:table-cell>
          <table:table-cell office:value-type="time" office:time-value="PT16H2M25S" table:style-name="ce5">
            <text:p>16:02:25</text:p>
          </table:table-cell>
          <table:table-cell office:value-type="float" office:value="1014" table:style-name="ce1">
            <text:p>1014</text:p>
          </table:table-cell>
          <table:table-cell office:value-type="float" office:value="4.931" table:style-name="ce1">
            <text:p>4,931</text:p>
          </table:table-cell>
          <table:table-cell office:value-type="float" office:value="0.28299999999999997" table:style-name="ce1">
            <text:p>0,283</text:p>
          </table:table-cell>
          <table:table-cell office:value-type="float" office:value="0.28696199999999999" table:formula="of:=[.C27]/1000*[.E27]" table:style-name="ce1">
            <text:p>0,286962</text:p>
          </table:table-cell>
          <table:table-cell table:number-columns-repeated="16378"/>
        </table:table-row>
        <table:table-row table:style-name="ro2">
          <table:table-cell office:value-type="time" office:time-value="PT16H2M25S" table:style-name="ce5">
            <text:p>16:02:25</text:p>
          </table:table-cell>
          <table:table-cell office:value-type="time" office:time-value="PT16H2M26S" table:style-name="ce5">
            <text:p>16:02:26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32900000000000001" table:style-name="ce1">
            <text:p>0,329</text:p>
          </table:table-cell>
          <table:table-cell office:value-type="float" office:value="0.33327699999999999" table:formula="of:=[.C28]/1000*[.E28]" table:style-name="ce1">
            <text:p>0,333277</text:p>
          </table:table-cell>
          <table:table-cell table:number-columns-repeated="16378"/>
        </table:table-row>
        <table:table-row table:style-name="ro2">
          <table:table-cell office:value-type="time" office:time-value="PT16H2M26S" table:style-name="ce5">
            <text:p>16:02:26</text:p>
          </table:table-cell>
          <table:table-cell office:value-type="time" office:time-value="PT16H2M27S" table:style-name="ce5">
            <text:p>16:02:27</text:p>
          </table:table-cell>
          <table:table-cell office:value-type="float" office:value="1014" table:style-name="ce1">
            <text:p>1014</text:p>
          </table:table-cell>
          <table:table-cell office:value-type="float" office:value="5.4240000000000004" table:style-name="ce1">
            <text:p>5,424</text:p>
          </table:table-cell>
          <table:table-cell office:value-type="float" office:value="0.33900000000000002" table:style-name="ce1">
            <text:p>0,339</text:p>
          </table:table-cell>
          <table:table-cell office:value-type="float" office:value="0.34374600000000005" table:formula="of:=[.C29]/1000*[.E29]" table:style-name="ce1">
            <text:p>0,343746</text:p>
          </table:table-cell>
          <table:table-cell table:number-columns-repeated="16378"/>
        </table:table-row>
        <table:table-row table:style-name="ro2">
          <table:table-cell office:value-type="time" office:time-value="PT16H2M27S" table:style-name="ce5">
            <text:p>16:02:27</text:p>
          </table:table-cell>
          <table:table-cell office:value-type="time" office:time-value="PT16H2M28S" table:style-name="ce5">
            <text:p>16:02:28</text:p>
          </table:table-cell>
          <table:table-cell office:value-type="float" office:value="1016" table:style-name="ce1">
            <text:p>1016</text:p>
          </table:table-cell>
          <table:table-cell office:value-type="float" office:value="4.9210000000000003" table:style-name="ce1">
            <text:p>4,921</text:p>
          </table:table-cell>
          <table:table-cell office:value-type="float" office:value="0.31900000000000001" table:style-name="ce1">
            <text:p>0,319</text:p>
          </table:table-cell>
          <table:table-cell office:value-type="float" office:value="0.324104" table:formula="of:=[.C30]/1000*[.E30]" table:style-name="ce1">
            <text:p>0,324104</text:p>
          </table:table-cell>
          <table:table-cell table:number-columns-repeated="16378"/>
        </table:table-row>
        <table:table-row table:style-name="ro2">
          <table:table-cell office:value-type="time" office:time-value="PT16H2M28S" table:style-name="ce5">
            <text:p>16:02:28</text:p>
          </table:table-cell>
          <table:table-cell office:value-type="time" office:time-value="PT16H2M30S" table:style-name="ce5">
            <text:p>16:02:30</text:p>
          </table:table-cell>
          <table:table-cell office:value-type="float" office:value="1014" table:style-name="ce1">
            <text:p>1014</text:p>
          </table:table-cell>
          <table:table-cell office:value-type="float" office:value="6.1639999999999997" table:style-name="ce1">
            <text:p>6,164</text:p>
          </table:table-cell>
          <table:table-cell office:value-type="float" office:value="0.379" table:style-name="ce1">
            <text:p>0,379</text:p>
          </table:table-cell>
          <table:table-cell office:value-type="float" office:value="0.38430599999999998" table:formula="of:=[.C31]/1000*[.E31]" table:style-name="ce1">
            <text:p>0,384306</text:p>
          </table:table-cell>
          <table:table-cell table:number-columns-repeated="16378"/>
        </table:table-row>
        <table:table-row table:style-name="ro2">
          <table:table-cell office:value-type="time" office:time-value="PT16H2M30S" table:style-name="ce5">
            <text:p>16:02:30</text:p>
          </table:table-cell>
          <table:table-cell office:value-type="time" office:time-value="PT16H2M31S" table:style-name="ce5">
            <text:p>16:02:31</text:p>
          </table:table-cell>
          <table:table-cell office:value-type="float" office:value="1014" table:style-name="ce1">
            <text:p>1014</text:p>
          </table:table-cell>
          <table:table-cell office:value-type="float" office:value="4.931" table:style-name="ce1">
            <text:p>4,931</text:p>
          </table:table-cell>
          <table:table-cell office:value-type="float" office:value="0.33700000000000002" table:style-name="ce1">
            <text:p>0,337</text:p>
          </table:table-cell>
          <table:table-cell office:value-type="float" office:value="0.34171800000000002" table:formula="of:=[.C32]/1000*[.E32]" table:style-name="ce1">
            <text:p>0,341718</text:p>
          </table:table-cell>
          <table:table-cell table:number-columns-repeated="16378"/>
        </table:table-row>
        <table:table-row table:style-name="ro2">
          <table:table-cell office:value-type="time" office:time-value="PT16H2M31S" table:style-name="ce5">
            <text:p>16:02:31</text:p>
          </table:table-cell>
          <table:table-cell office:value-type="time" office:time-value="PT16H2M32S" table:style-name="ce5">
            <text:p>16:02:32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3300000000000002" table:style-name="ce1">
            <text:p>0,333</text:p>
          </table:table-cell>
          <table:table-cell office:value-type="float" office:value="0.33732899999999999" table:formula="of:=[.C33]/1000*[.E33]" table:style-name="ce1">
            <text:p>0,337329</text:p>
          </table:table-cell>
          <table:table-cell table:number-columns-repeated="16378"/>
        </table:table-row>
        <table:table-row table:style-name="ro2">
          <table:table-cell office:value-type="time" office:time-value="PT16H2M32S" table:style-name="ce5">
            <text:p>16:02:32</text:p>
          </table:table-cell>
          <table:table-cell office:value-type="time" office:time-value="PT16H2M33S" table:style-name="ce5">
            <text:p>16:02:33</text:p>
          </table:table-cell>
          <table:table-cell office:value-type="float" office:value="1014" table:style-name="ce1">
            <text:p>1014</text:p>
          </table:table-cell>
          <table:table-cell office:value-type="float" office:value="5.1779999999999999" table:style-name="ce1">
            <text:p>5,178</text:p>
          </table:table-cell>
          <table:table-cell office:value-type="float" office:value="0.34" table:style-name="ce1">
            <text:p>0,34</text:p>
          </table:table-cell>
          <table:table-cell office:value-type="float" office:value="0.34476000000000001" table:formula="of:=[.C34]/1000*[.E34]" table:style-name="ce1">
            <text:p>0,34476</text:p>
          </table:table-cell>
          <table:table-cell table:number-columns-repeated="16378"/>
        </table:table-row>
        <table:table-row table:style-name="ro2">
          <table:table-cell office:value-type="time" office:time-value="PT16H2M33S" table:style-name="ce5">
            <text:p>16:02:33</text:p>
          </table:table-cell>
          <table:table-cell office:value-type="time" office:time-value="PT16H2M34S" table:style-name="ce5">
            <text:p>16:02:34</text:p>
          </table:table-cell>
          <table:table-cell office:value-type="float" office:value="1014" table:style-name="ce1">
            <text:p>1014</text:p>
          </table:table-cell>
          <table:table-cell office:value-type="float" office:value="5.4240000000000004" table:style-name="ce1">
            <text:p>5,424</text:p>
          </table:table-cell>
          <table:table-cell office:value-type="float" office:value="0.33500000000000002" table:style-name="ce1">
            <text:p>0,335</text:p>
          </table:table-cell>
          <table:table-cell office:value-type="float" office:value="0.33969000000000005" table:formula="of:=[.C35]/1000*[.E35]" table:style-name="ce1">
            <text:p>0,33969</text:p>
          </table:table-cell>
          <table:table-cell table:number-columns-repeated="16378"/>
        </table:table-row>
        <table:table-row table:style-name="ro2">
          <table:table-cell office:value-type="time" office:time-value="PT16H2M34S" table:style-name="ce5">
            <text:p>16:02:34</text:p>
          </table:table-cell>
          <table:table-cell office:value-type="time" office:time-value="PT16H2M35S" table:style-name="ce5">
            <text:p>16:02:35</text:p>
          </table:table-cell>
          <table:table-cell office:value-type="float" office:value="1014" table:style-name="ce1">
            <text:p>1014</text:p>
          </table:table-cell>
          <table:table-cell office:value-type="float" office:value="5.6710000000000003" table:style-name="ce1">
            <text:p>5,671</text:p>
          </table:table-cell>
          <table:table-cell office:value-type="float" office:value="0.34899999999999998" table:style-name="ce1">
            <text:p>0,349</text:p>
          </table:table-cell>
          <table:table-cell office:value-type="float" office:value="0.35388599999999998" table:formula="of:=[.C36]/1000*[.E36]" table:style-name="ce1">
            <text:p>0,353886</text:p>
          </table:table-cell>
          <table:table-cell table:number-columns-repeated="16378"/>
        </table:table-row>
        <table:table-row table:style-name="ro2">
          <table:table-cell office:value-type="time" office:time-value="PT16H2M35S" table:style-name="ce5">
            <text:p>16:02:35</text:p>
          </table:table-cell>
          <table:table-cell office:value-type="time" office:time-value="PT16H2M36S" table:style-name="ce5">
            <text:p>16:02:36</text:p>
          </table:table-cell>
          <table:table-cell office:value-type="float" office:value="1015" table:style-name="ce1">
            <text:p>1015</text:p>
          </table:table-cell>
          <table:table-cell office:value-type="float" office:value="5.9109999999999996" table:style-name="ce1">
            <text:p>5,911</text:p>
          </table:table-cell>
          <table:table-cell office:value-type="float" office:value="0.35299999999999998" table:style-name="ce1">
            <text:p>0,353</text:p>
          </table:table-cell>
          <table:table-cell office:value-type="float" office:value="0.35829499999999992" table:formula="of:=[.C37]/1000*[.E37]" table:style-name="ce1">
            <text:p>0,358295</text:p>
          </table:table-cell>
          <table:table-cell table:number-columns-repeated="16378"/>
        </table:table-row>
        <table:table-row table:style-name="ro2">
          <table:table-cell office:value-type="time" office:time-value="PT16H2M36S" table:style-name="ce5">
            <text:p>16:02:36</text:p>
          </table:table-cell>
          <table:table-cell office:value-type="time" office:time-value="PT16H2M37S" table:style-name="ce5">
            <text:p>16:02:37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1799999999999998" table:style-name="ce1">
            <text:p>0,418</text:p>
          </table:table-cell>
          <table:table-cell office:value-type="float" office:value="0.42343399999999992" table:formula="of:=[.C38]/1000*[.E38]" table:style-name="ce1">
            <text:p>0,423434</text:p>
          </table:table-cell>
          <table:table-cell table:number-columns-repeated="16378"/>
        </table:table-row>
        <table:table-row table:style-name="ro2">
          <table:table-cell office:value-type="time" office:time-value="PT16H2M37S" table:style-name="ce5">
            <text:p>16:02:37</text:p>
          </table:table-cell>
          <table:table-cell office:value-type="time" office:time-value="PT16H2M38S" table:style-name="ce5">
            <text:p>16:02:38</text:p>
          </table:table-cell>
          <table:table-cell office:value-type="float" office:value="1014" table:style-name="ce1">
            <text:p>1014</text:p>
          </table:table-cell>
          <table:table-cell office:value-type="float" office:value="5.6710000000000003" table:style-name="ce1">
            <text:p>5,671</text:p>
          </table:table-cell>
          <table:table-cell office:value-type="float" office:value="0.40799999999999997" table:style-name="ce1">
            <text:p>0,408</text:p>
          </table:table-cell>
          <table:table-cell office:value-type="float" office:value="0.41371199999999997" table:formula="of:=[.C39]/1000*[.E39]" table:style-name="ce1">
            <text:p>0,413712</text:p>
          </table:table-cell>
          <table:table-cell table:number-columns-repeated="16378"/>
        </table:table-row>
        <table:table-row table:style-name="ro2">
          <table:table-cell office:value-type="time" office:time-value="PT16H2M38S" table:style-name="ce5">
            <text:p>16:02:38</text:p>
          </table:table-cell>
          <table:table-cell office:value-type="time" office:time-value="PT16H2M39S" table:style-name="ce5">
            <text:p>16:02:39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38700000000000001" table:style-name="ce1">
            <text:p>0,387</text:p>
          </table:table-cell>
          <table:table-cell office:value-type="float" office:value="0.39203099999999996" table:formula="of:=[.C40]/1000*[.E40]" table:style-name="ce1">
            <text:p>0,392031</text:p>
          </table:table-cell>
          <table:table-cell table:number-columns-repeated="16378"/>
        </table:table-row>
        <table:table-row table:style-name="ro2">
          <table:table-cell office:value-type="time" office:time-value="PT16H2M39S" table:style-name="ce5">
            <text:p>16:02:39</text:p>
          </table:table-cell>
          <table:table-cell office:value-type="time" office:time-value="PT16H2M40S" table:style-name="ce5">
            <text:p>16:02:40</text:p>
          </table:table-cell>
          <table:table-cell office:value-type="float" office:value="1014" table:style-name="ce1">
            <text:p>1014</text:p>
          </table:table-cell>
          <table:table-cell office:value-type="float" office:value="5.6710000000000003" table:style-name="ce1">
            <text:p>5,671</text:p>
          </table:table-cell>
          <table:table-cell office:value-type="float" office:value="0.377" table:style-name="ce1">
            <text:p>0,377</text:p>
          </table:table-cell>
          <table:table-cell office:value-type="float" office:value="0.38227800000000001" table:formula="of:=[.C41]/1000*[.E41]" table:style-name="ce1">
            <text:p>0,382278</text:p>
          </table:table-cell>
          <table:table-cell table:number-columns-repeated="16378"/>
        </table:table-row>
        <table:table-row table:style-name="ro2">
          <table:table-cell office:value-type="time" office:time-value="PT16H2M40S" table:style-name="ce5">
            <text:p>16:02:40</text:p>
          </table:table-cell>
          <table:table-cell office:value-type="time" office:time-value="PT16H2M41S" table:style-name="ce5">
            <text:p>16:02:41</text:p>
          </table:table-cell>
          <table:table-cell office:value-type="float" office:value="1014" table:style-name="ce1">
            <text:p>1014</text:p>
          </table:table-cell>
          <table:table-cell office:value-type="float" office:value="6.1639999999999997" table:style-name="ce1">
            <text:p>6,164</text:p>
          </table:table-cell>
          <table:table-cell office:value-type="float" office:value="0.43" table:style-name="ce1">
            <text:p>0,43</text:p>
          </table:table-cell>
          <table:table-cell office:value-type="float" office:value="0.43602000000000002" table:formula="of:=[.C42]/1000*[.E42]" table:style-name="ce1">
            <text:p>0,43602</text:p>
          </table:table-cell>
          <table:table-cell table:number-columns-repeated="16378"/>
        </table:table-row>
        <table:table-row table:style-name="ro2">
          <table:table-cell office:value-type="time" office:time-value="PT16H2M41S" table:style-name="ce5">
            <text:p>16:02:41</text:p>
          </table:table-cell>
          <table:table-cell office:value-type="time" office:time-value="PT16H2M42S" table:style-name="ce5">
            <text:p>16:02:42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57499999999999996" table:style-name="ce1">
            <text:p>0,575</text:p>
          </table:table-cell>
          <table:table-cell office:value-type="float" office:value="0.58189999999999997" table:formula="of:=[.C43]/1000*[.E43]" table:style-name="ce1">
            <text:p>0,5819</text:p>
          </table:table-cell>
          <table:table-cell table:number-columns-repeated="16378"/>
        </table:table-row>
        <table:table-row table:style-name="ro2">
          <table:table-cell office:value-type="time" office:time-value="PT16H2M42S" table:style-name="ce5">
            <text:p>16:02:42</text:p>
          </table:table-cell>
          <table:table-cell office:value-type="time" office:time-value="PT16H2M43S" table:style-name="ce5">
            <text:p>16:02:43</text:p>
          </table:table-cell>
          <table:table-cell office:value-type="float" office:value="1014" table:style-name="ce1">
            <text:p>1014</text:p>
          </table:table-cell>
          <table:table-cell office:value-type="float" office:value="6.657" table:style-name="ce1">
            <text:p>6,657</text:p>
          </table:table-cell>
          <table:table-cell office:value-type="float" office:value="0.42299999999999999" table:style-name="ce1">
            <text:p>0,423</text:p>
          </table:table-cell>
          <table:table-cell office:value-type="float" office:value="0.42892199999999997" table:formula="of:=[.C44]/1000*[.E44]" table:style-name="ce1">
            <text:p>0,428922</text:p>
          </table:table-cell>
          <table:table-cell table:number-columns-repeated="16378"/>
        </table:table-row>
        <table:table-row table:style-name="ro2">
          <table:table-cell office:value-type="time" office:time-value="PT16H2M43S" table:style-name="ce5">
            <text:p>16:02:43</text:p>
          </table:table-cell>
          <table:table-cell office:value-type="time" office:time-value="PT16H2M44S" table:style-name="ce5">
            <text:p>16:02:44</text:p>
          </table:table-cell>
          <table:table-cell office:value-type="float" office:value="1018" table:style-name="ce1">
            <text:p>1018</text:p>
          </table:table-cell>
          <table:table-cell office:value-type="float" office:value="7.1219999999999999" table:style-name="ce1">
            <text:p>7,122</text:p>
          </table:table-cell>
          <table:table-cell office:value-type="float" office:value="0.47299999999999998" table:style-name="ce1">
            <text:p>0,473</text:p>
          </table:table-cell>
          <table:table-cell office:value-type="float" office:value="0.481514" table:formula="of:=[.C45]/1000*[.E45]" table:style-name="ce1">
            <text:p>0,481514</text:p>
          </table:table-cell>
          <table:table-cell table:number-columns-repeated="16378"/>
        </table:table-row>
        <table:table-row table:style-name="ro2">
          <table:table-cell office:value-type="time" office:time-value="PT16H2M44S" table:style-name="ce5">
            <text:p>16:02:44</text:p>
          </table:table-cell>
          <table:table-cell office:value-type="time" office:time-value="PT16H2M45S" table:style-name="ce5">
            <text:p>16:02:45</text:p>
          </table:table-cell>
          <table:table-cell office:value-type="float" office:value="1014" table:style-name="ce1">
            <text:p>1014</text:p>
          </table:table-cell>
          <table:table-cell office:value-type="float" office:value="5.4240000000000004" table:style-name="ce1">
            <text:p>5,424</text:p>
          </table:table-cell>
          <table:table-cell office:value-type="float" office:value="0.501" table:style-name="ce1">
            <text:p>0,501</text:p>
          </table:table-cell>
          <table:table-cell office:value-type="float" office:value="0.50801399999999997" table:formula="of:=[.C46]/1000*[.E46]" table:style-name="ce1">
            <text:p>0,508014</text:p>
          </table:table-cell>
          <table:table-cell table:number-columns-repeated="16378"/>
        </table:table-row>
        <table:table-row table:style-name="ro2">
          <table:table-cell office:value-type="time" office:time-value="PT16H2M45S" table:style-name="ce5">
            <text:p>16:02:45</text:p>
          </table:table-cell>
          <table:table-cell office:value-type="time" office:time-value="PT16H2M46S" table:style-name="ce5">
            <text:p>16:02:46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0699999999999997" table:style-name="ce1">
            <text:p>0,407</text:p>
          </table:table-cell>
          <table:table-cell office:value-type="float" office:value="0.41229099999999991" table:formula="of:=[.C47]/1000*[.E47]" table:style-name="ce1">
            <text:p>0,412291</text:p>
          </table:table-cell>
          <table:table-cell table:number-columns-repeated="16378"/>
        </table:table-row>
        <table:table-row table:style-name="ro2">
          <table:table-cell office:value-type="time" office:time-value="PT16H2M46S" table:style-name="ce5">
            <text:p>16:02:46</text:p>
          </table:table-cell>
          <table:table-cell office:value-type="time" office:time-value="PT16H2M47S" table:style-name="ce5">
            <text:p>16:02:47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61" table:style-name="ce1">
            <text:p>0,61</text:p>
          </table:table-cell>
          <table:table-cell office:value-type="float" office:value="0.61731999999999998" table:formula="of:=[.C48]/1000*[.E48]" table:style-name="ce1">
            <text:p>0,61732</text:p>
          </table:table-cell>
          <table:table-cell table:number-columns-repeated="16378"/>
        </table:table-row>
        <table:table-row table:style-name="ro2">
          <table:table-cell office:value-type="time" office:time-value="PT16H2M47S" table:style-name="ce5">
            <text:p>16:02:47</text:p>
          </table:table-cell>
          <table:table-cell office:value-type="time" office:time-value="PT16H2M48S" table:style-name="ce5">
            <text:p>16:02:48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45500000000000002" table:style-name="ce1">
            <text:p>0,455</text:p>
          </table:table-cell>
          <table:table-cell office:value-type="float" office:value="0.46046000000000004" table:formula="of:=[.C49]/1000*[.E49]" table:style-name="ce1">
            <text:p>0,46046</text:p>
          </table:table-cell>
          <table:table-cell table:number-columns-repeated="16378"/>
        </table:table-row>
        <table:table-row table:style-name="ro2">
          <table:table-cell office:value-type="time" office:time-value="PT16H2M48S" table:style-name="ce5">
            <text:p>16:02:48</text:p>
          </table:table-cell>
          <table:table-cell office:value-type="time" office:time-value="PT16H2M49S" table:style-name="ce5">
            <text:p>16:02:49</text:p>
          </table:table-cell>
          <table:table-cell office:value-type="float" office:value="1013" table:style-name="ce1">
            <text:p>1013</text:p>
          </table:table-cell>
          <table:table-cell office:value-type="float" office:value="7.4039999999999999" table:style-name="ce1">
            <text:p>7,404</text:p>
          </table:table-cell>
          <table:table-cell office:value-type="float" office:value="0.51100000000000001" table:style-name="ce1">
            <text:p>0,511</text:p>
          </table:table-cell>
          <table:table-cell office:value-type="float" office:value="0.51764299999999996" table:formula="of:=[.C50]/1000*[.E50]" table:style-name="ce1">
            <text:p>0,517643</text:p>
          </table:table-cell>
          <table:table-cell table:number-columns-repeated="16378"/>
        </table:table-row>
        <table:table-row table:style-name="ro2">
          <table:table-cell office:value-type="time" office:time-value="PT16H2M49S" table:style-name="ce5">
            <text:p>16:02:49</text:p>
          </table:table-cell>
          <table:table-cell office:value-type="time" office:time-value="PT16H2M50S" table:style-name="ce5">
            <text:p>16:02:50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46600000000000003" table:style-name="ce1">
            <text:p>0,466</text:p>
          </table:table-cell>
          <table:table-cell office:value-type="float" office:value="0.47205799999999998" table:formula="of:=[.C51]/1000*[.E51]" table:style-name="ce1">
            <text:p>0,472058</text:p>
          </table:table-cell>
          <table:table-cell table:number-columns-repeated="16378"/>
        </table:table-row>
        <table:table-row table:style-name="ro2">
          <table:table-cell office:value-type="time" office:time-value="PT16H2M50S" table:style-name="ce5">
            <text:p>16:02:50</text:p>
          </table:table-cell>
          <table:table-cell office:value-type="time" office:time-value="PT16H2M51S" table:style-name="ce5">
            <text:p>16:02:51</text:p>
          </table:table-cell>
          <table:table-cell office:value-type="float" office:value="1013" table:style-name="ce1">
            <text:p>1013</text:p>
          </table:table-cell>
          <table:table-cell office:value-type="float" office:value="6.91" table:style-name="ce1">
            <text:p>6,91</text:p>
          </table:table-cell>
          <table:table-cell office:value-type="float" office:value="0.44600000000000001" table:style-name="ce1">
            <text:p>0,446</text:p>
          </table:table-cell>
          <table:table-cell office:value-type="float" office:value="0.45179799999999998" table:formula="of:=[.C52]/1000*[.E52]" table:style-name="ce1">
            <text:p>0,451798</text:p>
          </table:table-cell>
          <table:table-cell table:number-columns-repeated="16378"/>
        </table:table-row>
        <table:table-row table:style-name="ro2">
          <table:table-cell office:value-type="time" office:time-value="PT16H2M51S" table:style-name="ce5">
            <text:p>16:02:51</text:p>
          </table:table-cell>
          <table:table-cell office:value-type="time" office:time-value="PT16H2M52S" table:style-name="ce5">
            <text:p>16:02:52</text:p>
          </table:table-cell>
          <table:table-cell office:value-type="float" office:value="1014" table:style-name="ce1">
            <text:p>1014</text:p>
          </table:table-cell>
          <table:table-cell office:value-type="float" office:value="6.657" table:style-name="ce1">
            <text:p>6,657</text:p>
          </table:table-cell>
          <table:table-cell office:value-type="float" office:value="0.46500000000000002" table:style-name="ce1">
            <text:p>0,465</text:p>
          </table:table-cell>
          <table:table-cell office:value-type="float" office:value="0.47151000000000004" table:formula="of:=[.C53]/1000*[.E53]" table:style-name="ce1">
            <text:p>0,47151</text:p>
          </table:table-cell>
          <table:table-cell table:number-columns-repeated="16378"/>
        </table:table-row>
        <table:table-row table:style-name="ro2">
          <table:table-cell office:value-type="time" office:time-value="PT16H2M52S" table:style-name="ce5">
            <text:p>16:02:52</text:p>
          </table:table-cell>
          <table:table-cell office:value-type="time" office:time-value="PT16H2M53S" table:style-name="ce5">
            <text:p>16:02:53</text:p>
          </table:table-cell>
          <table:table-cell office:value-type="float" office:value="1014" table:style-name="ce1">
            <text:p>1014</text:p>
          </table:table-cell>
          <table:table-cell office:value-type="float" office:value="6.9029999999999996" table:style-name="ce1">
            <text:p>6,903</text:p>
          </table:table-cell>
          <table:table-cell office:value-type="float" office:value="0.46899999999999997" table:style-name="ce1">
            <text:p>0,469</text:p>
          </table:table-cell>
          <table:table-cell office:value-type="float" office:value="0.47556599999999999" table:formula="of:=[.C54]/1000*[.E54]" table:style-name="ce1">
            <text:p>0,475566</text:p>
          </table:table-cell>
          <table:table-cell table:number-columns-repeated="16378"/>
        </table:table-row>
        <table:table-row table:style-name="ro2">
          <table:table-cell office:value-type="time" office:time-value="PT16H2M53S" table:style-name="ce5">
            <text:p>16:02:53</text:p>
          </table:table-cell>
          <table:table-cell office:value-type="time" office:time-value="PT16H2M54S" table:style-name="ce5">
            <text:p>16:02:54</text:p>
          </table:table-cell>
          <table:table-cell office:value-type="float" office:value="1013" table:style-name="ce1">
            <text:p>1013</text:p>
          </table:table-cell>
          <table:table-cell office:value-type="float" office:value="7.157" table:style-name="ce1">
            <text:p>7,157</text:p>
          </table:table-cell>
          <table:table-cell office:value-type="float" office:value="0.48099999999999998" table:style-name="ce1">
            <text:p>0,481</text:p>
          </table:table-cell>
          <table:table-cell office:value-type="float" office:value="0.48725299999999994" table:formula="of:=[.C55]/1000*[.E55]" table:style-name="ce1">
            <text:p>0,487253</text:p>
          </table:table-cell>
          <table:table-cell table:number-columns-repeated="16378"/>
        </table:table-row>
        <table:table-row table:style-name="ro2">
          <table:table-cell office:value-type="time" office:time-value="PT16H2M54S" table:style-name="ce5">
            <text:p>16:02:54</text:p>
          </table:table-cell>
          <table:table-cell office:value-type="time" office:time-value="PT16H2M55S" table:style-name="ce5">
            <text:p>16:02:55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48599999999999999" table:style-name="ce1">
            <text:p>0,486</text:p>
          </table:table-cell>
          <table:table-cell office:value-type="float" office:value="0.49183199999999999" table:formula="of:=[.C56]/1000*[.E56]" table:style-name="ce1">
            <text:p>0,491832</text:p>
          </table:table-cell>
          <table:table-cell table:number-columns-repeated="16378"/>
        </table:table-row>
        <table:table-row table:style-name="ro2">
          <table:table-cell office:value-type="time" office:time-value="PT16H2M55S" table:style-name="ce5">
            <text:p>16:02:55</text:p>
          </table:table-cell>
          <table:table-cell office:value-type="time" office:time-value="PT16H2M56S" table:style-name="ce5">
            <text:p>16:02:56</text:p>
          </table:table-cell>
          <table:table-cell office:value-type="float" office:value="1014" table:style-name="ce1">
            <text:p>1014</text:p>
          </table:table-cell>
          <table:table-cell office:value-type="float" office:value="7.3959999999999999" table:style-name="ce1">
            <text:p>7,396</text:p>
          </table:table-cell>
          <table:table-cell office:value-type="float" office:value="0.499" table:style-name="ce1">
            <text:p>0,499</text:p>
          </table:table-cell>
          <table:table-cell office:value-type="float" office:value="0.50598600000000005" table:formula="of:=[.C57]/1000*[.E57]" table:style-name="ce1">
            <text:p>0,505986</text:p>
          </table:table-cell>
          <table:table-cell table:number-columns-repeated="16378"/>
        </table:table-row>
        <table:table-row table:style-name="ro2">
          <table:table-cell office:value-type="time" office:time-value="PT16H2M56S" table:style-name="ce5">
            <text:p>16:02:56</text:p>
          </table:table-cell>
          <table:table-cell office:value-type="time" office:time-value="PT16H2M57S" table:style-name="ce5">
            <text:p>16:02:57</text:p>
          </table:table-cell>
          <table:table-cell office:value-type="float" office:value="1012" table:style-name="ce1">
            <text:p>1012</text:p>
          </table:table-cell>
          <table:table-cell office:value-type="float" office:value="7.4109999999999996" table:style-name="ce1">
            <text:p>7,411</text:p>
          </table:table-cell>
          <table:table-cell office:value-type="float" office:value="0.50900000000000001" table:style-name="ce1">
            <text:p>0,509</text:p>
          </table:table-cell>
          <table:table-cell office:value-type="float" office:value="0.51510800000000001" table:formula="of:=[.C58]/1000*[.E58]" table:style-name="ce1">
            <text:p>0,515108</text:p>
          </table:table-cell>
          <table:table-cell table:number-columns-repeated="16378"/>
        </table:table-row>
        <table:table-row table:style-name="ro2">
          <table:table-cell office:value-type="time" office:time-value="PT16H2M57S" table:style-name="ce5">
            <text:p>16:02:57</text:p>
          </table:table-cell>
          <table:table-cell office:value-type="time" office:time-value="PT16H2M58S" table:style-name="ce5">
            <text:p>16:02:58</text:p>
          </table:table-cell>
          <table:table-cell office:value-type="float" office:value="1012" table:style-name="ce1">
            <text:p>1012</text:p>
          </table:table-cell>
          <table:table-cell office:value-type="float" office:value="7.4109999999999996" table:style-name="ce1">
            <text:p>7,411</text:p>
          </table:table-cell>
          <table:table-cell office:value-type="float" office:value="0.51300000000000001" table:style-name="ce1">
            <text:p>0,513</text:p>
          </table:table-cell>
          <table:table-cell office:value-type="float" office:value="0.51915600000000006" table:formula="of:=[.C59]/1000*[.E59]" table:style-name="ce1">
            <text:p>0,519156</text:p>
          </table:table-cell>
          <table:table-cell table:number-columns-repeated="16378"/>
        </table:table-row>
        <table:table-row table:style-name="ro2">
          <table:table-cell office:value-type="time" office:time-value="PT16H2M58S" table:style-name="ce5">
            <text:p>16:02:58</text:p>
          </table:table-cell>
          <table:table-cell office:value-type="time" office:time-value="PT16H2M59S" table:style-name="ce5">
            <text:p>16:02:59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51800000000000002" table:style-name="ce1">
            <text:p>0,518</text:p>
          </table:table-cell>
          <table:table-cell office:value-type="float" office:value="0.52421600000000002" table:formula="of:=[.C60]/1000*[.E60]" table:style-name="ce1">
            <text:p>0,524216</text:p>
          </table:table-cell>
          <table:table-cell table:number-columns-repeated="16378"/>
        </table:table-row>
        <table:table-row table:style-name="ro2">
          <table:table-cell office:value-type="time" office:time-value="PT16H2M59S" table:style-name="ce5">
            <text:p>16:02:59</text:p>
          </table:table-cell>
          <table:table-cell office:value-type="time" office:time-value="PT16H3M0S" table:style-name="ce5">
            <text:p>16:03:00</text:p>
          </table:table-cell>
          <table:table-cell office:value-type="float" office:value="1013" table:style-name="ce1">
            <text:p>1013</text:p>
          </table:table-cell>
          <table:table-cell office:value-type="float" office:value="7.157" table:style-name="ce1">
            <text:p>7,157</text:p>
          </table:table-cell>
          <table:table-cell office:value-type="float" office:value="0.54" table:style-name="ce1">
            <text:p>0,54</text:p>
          </table:table-cell>
          <table:table-cell office:value-type="float" office:value="0.54701999999999995" table:formula="of:=[.C61]/1000*[.E61]" table:style-name="ce1">
            <text:p>0,54702</text:p>
          </table:table-cell>
          <table:table-cell table:number-columns-repeated="16378"/>
        </table:table-row>
        <table:table-row table:style-name="ro2">
          <table:table-cell office:value-type="time" office:time-value="PT16H3M0S" table:style-name="ce5">
            <text:p>16:03:00</text:p>
          </table:table-cell>
          <table:table-cell office:value-type="time" office:time-value="PT16H3M1S" table:style-name="ce5">
            <text:p>16:03:01</text:p>
          </table:table-cell>
          <table:table-cell office:value-type="float" office:value="1013" table:style-name="ce1">
            <text:p>1013</text:p>
          </table:table-cell>
          <table:table-cell office:value-type="float" office:value="8.391" table:style-name="ce1">
            <text:p>8,391</text:p>
          </table:table-cell>
          <table:table-cell office:value-type="float" office:value="0.58299999999999996" table:style-name="ce1">
            <text:p>0,583</text:p>
          </table:table-cell>
          <table:table-cell office:value-type="float" office:value="0.59057899999999985" table:formula="of:=[.C62]/1000*[.E62]" table:style-name="ce1">
            <text:p>0,590579</text:p>
          </table:table-cell>
          <table:table-cell table:number-columns-repeated="16378"/>
        </table:table-row>
        <table:table-row table:style-name="ro2">
          <table:table-cell office:value-type="time" office:time-value="PT16H3M1S" table:style-name="ce5">
            <text:p>16:03:01</text:p>
          </table:table-cell>
          <table:table-cell office:value-type="time" office:time-value="PT16H3M2S" table:style-name="ce5">
            <text:p>16:03:02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55900000000000005" table:style-name="ce1">
            <text:p>0,559</text:p>
          </table:table-cell>
          <table:table-cell office:value-type="float" office:value="0.56514900000000001" table:formula="of:=[.C63]/1000*[.E63]" table:style-name="ce1">
            <text:p>0,565149</text:p>
          </table:table-cell>
          <table:table-cell table:number-columns-repeated="16378"/>
        </table:table-row>
        <table:table-row table:style-name="ro2">
          <table:table-cell office:value-type="time" office:time-value="PT16H3M2S" table:style-name="ce5">
            <text:p>16:03:02</text:p>
          </table:table-cell>
          <table:table-cell office:value-type="time" office:time-value="PT16H3M3S" table:style-name="ce5">
            <text:p>16:03:03</text:p>
          </table:table-cell>
          <table:table-cell office:value-type="float" office:value="1014" table:style-name="ce1">
            <text:p>1014</text:p>
          </table:table-cell>
          <table:table-cell office:value-type="float" office:value="8.3829999999999991" table:style-name="ce1">
            <text:p>8,383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56784000000000001" table:formula="of:=[.C64]/1000*[.E64]" table:style-name="ce1">
            <text:p>0,56784</text:p>
          </table:table-cell>
          <table:table-cell table:number-columns-repeated="16378"/>
        </table:table-row>
        <table:table-row table:style-name="ro2">
          <table:table-cell office:value-type="time" office:time-value="PT16H3M3S" table:style-name="ce5">
            <text:p>16:03:03</text:p>
          </table:table-cell>
          <table:table-cell office:value-type="time" office:time-value="PT16H3M4S" table:style-name="ce5">
            <text:p>16:03:04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56616" table:formula="of:=[.C65]/1000*[.E65]" table:style-name="ce1">
            <text:p>0,56616</text:p>
          </table:table-cell>
          <table:table-cell table:number-columns-repeated="16378"/>
        </table:table-row>
        <table:table-row table:style-name="ro2">
          <table:table-cell office:value-type="time" office:time-value="PT16H3M4S" table:style-name="ce5">
            <text:p>16:03:04</text:p>
          </table:table-cell>
          <table:table-cell office:value-type="time" office:time-value="PT16H3M5S" table:style-name="ce5">
            <text:p>16:03:05</text:p>
          </table:table-cell>
          <table:table-cell office:value-type="float" office:value="1012" table:style-name="ce1">
            <text:p>1012</text:p>
          </table:table-cell>
          <table:table-cell office:value-type="float" office:value="7.4109999999999996" table:style-name="ce1">
            <text:p>7,411</text:p>
          </table:table-cell>
          <table:table-cell office:value-type="float" office:value="0.55200000000000005" table:style-name="ce1">
            <text:p>0,552</text:p>
          </table:table-cell>
          <table:table-cell office:value-type="float" office:value="0.55862400000000001" table:formula="of:=[.C66]/1000*[.E66]" table:style-name="ce1">
            <text:p>0,558624</text:p>
          </table:table-cell>
          <table:table-cell table:number-columns-repeated="16378"/>
        </table:table-row>
        <table:table-row table:style-name="ro2">
          <table:table-cell office:value-type="time" office:time-value="PT16H3M5S" table:style-name="ce5">
            <text:p>16:03:05</text:p>
          </table:table-cell>
          <table:table-cell office:value-type="time" office:time-value="PT16H3M6S" table:style-name="ce5">
            <text:p>16:03:06</text:p>
          </table:table-cell>
          <table:table-cell office:value-type="float" office:value="1012" table:style-name="ce1">
            <text:p>1012</text:p>
          </table:table-cell>
          <table:table-cell office:value-type="float" office:value="8.1519999999999992" table:style-name="ce1">
            <text:p>8,152</text:p>
          </table:table-cell>
          <table:table-cell office:value-type="float" office:value="0.56899999999999995" table:style-name="ce1">
            <text:p>0,569</text:p>
          </table:table-cell>
          <table:table-cell office:value-type="float" office:value="0.57582800000000001" table:formula="of:=[.C67]/1000*[.E67]" table:style-name="ce1">
            <text:p>0,575828</text:p>
          </table:table-cell>
          <table:table-cell table:number-columns-repeated="16378"/>
        </table:table-row>
        <table:table-row table:style-name="ro2">
          <table:table-cell office:value-type="time" office:time-value="PT16H3M6S" table:style-name="ce5">
            <text:p>16:03:06</text:p>
          </table:table-cell>
          <table:table-cell office:value-type="time" office:time-value="PT16H3M7S" table:style-name="ce5">
            <text:p>16:03:07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56616" table:formula="of:=[.C68]/1000*[.E68]" table:style-name="ce1">
            <text:p>0,56616</text:p>
          </table:table-cell>
          <table:table-cell table:number-columns-repeated="16378"/>
        </table:table-row>
        <table:table-row table:style-name="ro2">
          <table:table-cell office:value-type="time" office:time-value="PT16H3M7S" table:style-name="ce5">
            <text:p>16:03:07</text:p>
          </table:table-cell>
          <table:table-cell office:value-type="time" office:time-value="PT16H3M8S" table:style-name="ce5">
            <text:p>16:03:08</text:p>
          </table:table-cell>
          <table:table-cell office:value-type="float" office:value="1015" table:style-name="ce1">
            <text:p>1015</text:p>
          </table:table-cell>
          <table:table-cell office:value-type="float" office:value="8.3740000000000006" table:style-name="ce1">
            <text:p>8,374</text:p>
          </table:table-cell>
          <table:table-cell office:value-type="float" office:value="0.59499999999999997" table:style-name="ce1">
            <text:p>0,595</text:p>
          </table:table-cell>
          <table:table-cell office:value-type="float" office:value="0.60392499999999993" table:formula="of:=[.C69]/1000*[.E69]" table:style-name="ce1">
            <text:p>0,603925</text:p>
          </table:table-cell>
          <table:table-cell table:number-columns-repeated="16378"/>
        </table:table-row>
        <table:table-row table:style-name="ro2">
          <table:table-cell office:value-type="time" office:time-value="PT16H3M8S" table:style-name="ce5">
            <text:p>16:03:08</text:p>
          </table:table-cell>
          <table:table-cell office:value-type="time" office:time-value="PT16H3M9S" table:style-name="ce5">
            <text:p>16:03:09</text:p>
          </table:table-cell>
          <table:table-cell office:value-type="float" office:value="1011" table:style-name="ce1">
            <text:p>1011</text:p>
          </table:table-cell>
          <table:table-cell office:value-type="float" office:value="8.16" table:style-name="ce1">
            <text:p>8,16</text:p>
          </table:table-cell>
          <table:table-cell office:value-type="float" office:value="0.59" table:style-name="ce1">
            <text:p>0,59</text:p>
          </table:table-cell>
          <table:table-cell office:value-type="float" office:value="0.59648999999999985" table:formula="of:=[.C70]/1000*[.E70]" table:style-name="ce1">
            <text:p>0,59649</text:p>
          </table:table-cell>
          <table:table-cell table:number-columns-repeated="16378"/>
        </table:table-row>
        <table:table-row table:style-name="ro2">
          <table:table-cell office:value-type="time" office:time-value="PT16H3M9S" table:style-name="ce5">
            <text:p>16:03:09</text:p>
          </table:table-cell>
          <table:table-cell office:value-type="time" office:time-value="PT16H3M10S" table:style-name="ce5">
            <text:p>16:03:10</text:p>
          </table:table-cell>
          <table:table-cell office:value-type="float" office:value="1016" table:style-name="ce1">
            <text:p>1016</text:p>
          </table:table-cell>
          <table:table-cell office:value-type="float" office:value="8.3659999999999997" table:style-name="ce1">
            <text:p>8,366</text:p>
          </table:table-cell>
          <table:table-cell office:value-type="float" office:value="0.60099999999999998" table:style-name="ce1">
            <text:p>0,601</text:p>
          </table:table-cell>
          <table:table-cell office:value-type="float" office:value="0.61061599999999994" table:formula="of:=[.C71]/1000*[.E71]" table:style-name="ce1">
            <text:p>0,610616</text:p>
          </table:table-cell>
          <table:table-cell table:number-columns-repeated="16378"/>
        </table:table-row>
        <table:table-row table:style-name="ro2">
          <table:table-cell office:value-type="time" office:time-value="PT16H3M10S" table:style-name="ce5">
            <text:p>16:03:10</text:p>
          </table:table-cell>
          <table:table-cell office:value-type="time" office:time-value="PT16H3M11S" table:style-name="ce5">
            <text:p>16:03:11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60099999999999998" table:style-name="ce1">
            <text:p>0,601</text:p>
          </table:table-cell>
          <table:table-cell office:value-type="float" office:value="0.6076109999999999" table:formula="of:=[.C72]/1000*[.E72]" table:style-name="ce1">
            <text:p>0,607611</text:p>
          </table:table-cell>
          <table:table-cell table:number-columns-repeated="16378"/>
        </table:table-row>
        <table:table-row table:style-name="ro2">
          <table:table-cell office:value-type="time" office:time-value="PT16H3M11S" table:style-name="ce5">
            <text:p>16:03:11</text:p>
          </table:table-cell>
          <table:table-cell office:value-type="time" office:time-value="PT16H3M12S" table:style-name="ce5">
            <text:p>16:03:12</text:p>
          </table:table-cell>
          <table:table-cell office:value-type="float" office:value="1013" table:style-name="ce1">
            <text:p>1013</text:p>
          </table:table-cell>
          <table:table-cell office:value-type="float" office:value="10.118" table:style-name="ce1">
            <text:p>10,118</text:p>
          </table:table-cell>
          <table:table-cell office:value-type="float" office:value="0.64400000000000002" table:style-name="ce1">
            <text:p>0,644</text:p>
          </table:table-cell>
          <table:table-cell office:value-type="float" office:value="0.65237199999999995" table:formula="of:=[.C73]/1000*[.E73]" table:style-name="ce1">
            <text:p>0,652372</text:p>
          </table:table-cell>
          <table:table-cell table:number-columns-repeated="16378"/>
        </table:table-row>
        <table:table-row table:style-name="ro2">
          <table:table-cell office:value-type="time" office:time-value="PT16H3M12S" table:style-name="ce5">
            <text:p>16:03:12</text:p>
          </table:table-cell>
          <table:table-cell office:value-type="time" office:time-value="PT16H3M13S" table:style-name="ce5">
            <text:p>16:03:13</text:p>
          </table:table-cell>
          <table:table-cell office:value-type="float" office:value="1011" table:style-name="ce1">
            <text:p>1011</text:p>
          </table:table-cell>
          <table:table-cell office:value-type="float" office:value="8.4079999999999995" table:style-name="ce1">
            <text:p>8,408</text:p>
          </table:table-cell>
          <table:table-cell office:value-type="float" office:value="0.59799999999999998" table:style-name="ce1">
            <text:p>0,598</text:p>
          </table:table-cell>
          <table:table-cell office:value-type="float" office:value="0.60457799999999995" table:formula="of:=[.C74]/1000*[.E74]" table:style-name="ce1">
            <text:p>0,604578</text:p>
          </table:table-cell>
          <table:table-cell table:number-columns-repeated="16378"/>
        </table:table-row>
        <table:table-row table:style-name="ro2">
          <table:table-cell office:value-type="time" office:time-value="PT16H3M13S" table:style-name="ce5">
            <text:p>16:03:13</text:p>
          </table:table-cell>
          <table:table-cell office:value-type="time" office:time-value="PT16H3M14S" table:style-name="ce5">
            <text:p>16:03:14</text:p>
          </table:table-cell>
          <table:table-cell office:value-type="float" office:value="1011" table:style-name="ce1">
            <text:p>1011</text:p>
          </table:table-cell>
          <table:table-cell office:value-type="float" office:value="9.1489999999999991" table:style-name="ce1">
            <text:p>9,149</text:p>
          </table:table-cell>
          <table:table-cell office:value-type="float" office:value="0.64200000000000002" table:style-name="ce1">
            <text:p>0,642</text:p>
          </table:table-cell>
          <table:table-cell office:value-type="float" office:value="0.64906199999999992" table:formula="of:=[.C75]/1000*[.E75]" table:style-name="ce1">
            <text:p>0,649062</text:p>
          </table:table-cell>
          <table:table-cell table:number-columns-repeated="16378"/>
        </table:table-row>
        <table:table-row table:style-name="ro2">
          <table:table-cell office:value-type="time" office:time-value="PT16H3M14S" table:style-name="ce5">
            <text:p>16:03:14</text:p>
          </table:table-cell>
          <table:table-cell office:value-type="time" office:time-value="PT16H3M15S" table:style-name="ce5">
            <text:p>16:03:15</text:p>
          </table:table-cell>
          <table:table-cell office:value-type="float" office:value="1011" table:style-name="ce1">
            <text:p>1011</text:p>
          </table:table-cell>
          <table:table-cell office:value-type="float" office:value="8.9019999999999992" table:style-name="ce1">
            <text:p>8,902</text:p>
          </table:table-cell>
          <table:table-cell office:value-type="float" office:value="0.63" table:style-name="ce1">
            <text:p>0,63</text:p>
          </table:table-cell>
          <table:table-cell office:value-type="float" office:value="0.63693" table:formula="of:=[.C76]/1000*[.E76]" table:style-name="ce1">
            <text:p>0,63693</text:p>
          </table:table-cell>
          <table:table-cell table:number-columns-repeated="16378"/>
        </table:table-row>
        <table:table-row table:style-name="ro2">
          <table:table-cell office:value-type="time" office:time-value="PT16H3M15S" table:style-name="ce5">
            <text:p>16:03:15</text:p>
          </table:table-cell>
          <table:table-cell office:value-type="time" office:time-value="PT16H3M16S" table:style-name="ce5">
            <text:p>16:03:16</text:p>
          </table:table-cell>
          <table:table-cell office:value-type="float" office:value="1012" table:style-name="ce1">
            <text:p>1012</text:p>
          </table:table-cell>
          <table:table-cell office:value-type="float" office:value="8.6460000000000008" table:style-name="ce1">
            <text:p>8,646</text:p>
          </table:table-cell>
          <table:table-cell office:value-type="float" office:value="0.64100000000000001" table:style-name="ce1">
            <text:p>0,641</text:p>
          </table:table-cell>
          <table:table-cell office:value-type="float" office:value="0.64869200000000005" table:formula="of:=[.C77]/1000*[.E77]" table:style-name="ce1">
            <text:p>0,648692</text:p>
          </table:table-cell>
          <table:table-cell table:number-columns-repeated="16378"/>
        </table:table-row>
        <table:table-row table:style-name="ro2">
          <table:table-cell office:value-type="time" office:time-value="PT16H3M16S" table:style-name="ce5">
            <text:p>16:03:16</text:p>
          </table:table-cell>
          <table:table-cell office:value-type="time" office:time-value="PT16H3M17S" table:style-name="ce5">
            <text:p>16:03:17</text:p>
          </table:table-cell>
          <table:table-cell office:value-type="float" office:value="1014" table:style-name="ce1">
            <text:p>1014</text:p>
          </table:table-cell>
          <table:table-cell office:value-type="float" office:value="9.1219999999999999" table:style-name="ce1">
            <text:p>9,122</text:p>
          </table:table-cell>
          <table:table-cell office:value-type="float" office:value="0.65" table:style-name="ce1">
            <text:p>0,65</text:p>
          </table:table-cell>
          <table:table-cell office:value-type="float" office:value="0.65910000000000002" table:formula="of:=[.C78]/1000*[.E78]" table:style-name="ce1">
            <text:p>0,6591</text:p>
          </table:table-cell>
          <table:table-cell table:number-columns-repeated="16378"/>
        </table:table-row>
        <table:table-row table:style-name="ro2">
          <table:table-cell office:value-type="time" office:time-value="PT16H3M17S" table:style-name="ce5">
            <text:p>16:03:17</text:p>
          </table:table-cell>
          <table:table-cell office:value-type="time" office:time-value="PT16H3M18S" table:style-name="ce5">
            <text:p>16:03:18</text:p>
          </table:table-cell>
          <table:table-cell office:value-type="float" office:value="1012" table:style-name="ce1">
            <text:p>1012</text:p>
          </table:table-cell>
          <table:table-cell office:value-type="float" office:value="8.6460000000000008" table:style-name="ce1">
            <text:p>8,646</text:p>
          </table:table-cell>
          <table:table-cell office:value-type="float" office:value="0.64400000000000002" table:style-name="ce1">
            <text:p>0,644</text:p>
          </table:table-cell>
          <table:table-cell office:value-type="float" office:value="0.65172799999999997" table:formula="of:=[.C79]/1000*[.E79]" table:style-name="ce1">
            <text:p>0,651728</text:p>
          </table:table-cell>
          <table:table-cell table:number-columns-repeated="16378"/>
        </table:table-row>
        <table:table-row table:style-name="ro2">
          <table:table-cell office:value-type="time" office:time-value="PT16H3M18S" table:style-name="ce5">
            <text:p>16:03:18</text:p>
          </table:table-cell>
          <table:table-cell office:value-type="time" office:time-value="PT16H3M19S" table:style-name="ce5">
            <text:p>16:03:19</text:p>
          </table:table-cell>
          <table:table-cell office:value-type="float" office:value="1012" table:style-name="ce1">
            <text:p>1012</text:p>
          </table:table-cell>
          <table:table-cell office:value-type="float" office:value="10.128" table:style-name="ce1">
            <text:p>10,128</text:p>
          </table:table-cell>
          <table:table-cell office:value-type="float" office:value="0.70299999999999996" table:style-name="ce1">
            <text:p>0,703</text:p>
          </table:table-cell>
          <table:table-cell office:value-type="float" office:value="0.71143599999999996" table:formula="of:=[.C80]/1000*[.E80]" table:style-name="ce1">
            <text:p>0,711436</text:p>
          </table:table-cell>
          <table:table-cell table:number-columns-repeated="16378"/>
        </table:table-row>
        <table:table-row table:style-name="ro2">
          <table:table-cell office:value-type="time" office:time-value="PT16H3M19S" table:style-name="ce5">
            <text:p>16:03:19</text:p>
          </table:table-cell>
          <table:table-cell office:value-type="time" office:time-value="PT16H3M20S" table:style-name="ce5">
            <text:p>16:03:20</text:p>
          </table:table-cell>
          <table:table-cell office:value-type="float" office:value="1012" table:style-name="ce1">
            <text:p>1012</text:p>
          </table:table-cell>
          <table:table-cell office:value-type="float" office:value="9.14" table:style-name="ce1">
            <text:p>9,14</text:p>
          </table:table-cell>
          <table:table-cell office:value-type="float" office:value="0.66200000000000003" table:style-name="ce1">
            <text:p>0,662</text:p>
          </table:table-cell>
          <table:table-cell office:value-type="float" office:value="0.66994400000000009" table:formula="of:=[.C81]/1000*[.E81]" table:style-name="ce1">
            <text:p>0,669944</text:p>
          </table:table-cell>
          <table:table-cell table:number-columns-repeated="16378"/>
        </table:table-row>
        <table:table-row table:style-name="ro2">
          <table:table-cell office:value-type="time" office:time-value="PT16H3M20S" table:style-name="ce5">
            <text:p>16:03:20</text:p>
          </table:table-cell>
          <table:table-cell office:value-type="time" office:time-value="PT16H3M21S" table:style-name="ce5">
            <text:p>16:03:21</text:p>
          </table:table-cell>
          <table:table-cell office:value-type="float" office:value="1024" table:style-name="ce1">
            <text:p>1024</text:p>
          </table:table-cell>
          <table:table-cell office:value-type="float" office:value="9.0329999999999995" table:style-name="ce1">
            <text:p>9,033</text:p>
          </table:table-cell>
          <table:table-cell office:value-type="float" office:value="0.70899999999999996" table:style-name="ce1">
            <text:p>0,709</text:p>
          </table:table-cell>
          <table:table-cell office:value-type="float" office:value="0.72601599999999999" table:formula="of:=[.C82]/1000*[.E82]" table:style-name="ce1">
            <text:p>0,726016</text:p>
          </table:table-cell>
          <table:table-cell table:number-columns-repeated="16378"/>
        </table:table-row>
        <table:table-row table:style-name="ro2">
          <table:table-cell office:value-type="time" office:time-value="PT16H3M21S" table:style-name="ce5">
            <text:p>16:03:21</text:p>
          </table:table-cell>
          <table:table-cell office:value-type="time" office:time-value="PT16H3M22S" table:style-name="ce5">
            <text:p>16:03:22</text:p>
          </table:table-cell>
          <table:table-cell office:value-type="float" office:value="1012" table:style-name="ce1">
            <text:p>1012</text:p>
          </table:table-cell>
          <table:table-cell office:value-type="float" office:value="9.3870000000000005" table:style-name="ce1">
            <text:p>9,387</text:p>
          </table:table-cell>
          <table:table-cell office:value-type="float" office:value="0.68100000000000005" table:style-name="ce1">
            <text:p>0,681</text:p>
          </table:table-cell>
          <table:table-cell office:value-type="float" office:value="0.68917200000000001" table:formula="of:=[.C83]/1000*[.E83]" table:style-name="ce1">
            <text:p>0,689172</text:p>
          </table:table-cell>
          <table:table-cell table:number-columns-repeated="16378"/>
        </table:table-row>
        <table:table-row table:style-name="ro2">
          <table:table-cell office:value-type="time" office:time-value="PT16H3M22S" table:style-name="ce5">
            <text:p>16:03:22</text:p>
          </table:table-cell>
          <table:table-cell office:value-type="time" office:time-value="PT16H3M23S" table:style-name="ce5">
            <text:p>16:03:23</text:p>
          </table:table-cell>
          <table:table-cell office:value-type="float" office:value="1012" table:style-name="ce1">
            <text:p>1012</text:p>
          </table:table-cell>
          <table:table-cell office:value-type="float" office:value="9.3870000000000005" table:style-name="ce1">
            <text:p>9,387</text:p>
          </table:table-cell>
          <table:table-cell office:value-type="float" office:value="0.68" table:style-name="ce1">
            <text:p>0,68</text:p>
          </table:table-cell>
          <table:table-cell office:value-type="float" office:value="0.6881600000000001" table:formula="of:=[.C84]/1000*[.E84]" table:style-name="ce1">
            <text:p>0,68816</text:p>
          </table:table-cell>
          <table:table-cell table:number-columns-repeated="16378"/>
        </table:table-row>
        <table:table-row table:style-name="ro2">
          <table:table-cell office:value-type="time" office:time-value="PT16H3M23S" table:style-name="ce5">
            <text:p>16:03:23</text:p>
          </table:table-cell>
          <table:table-cell office:value-type="time" office:time-value="PT16H3M24S" table:style-name="ce5">
            <text:p>16:03:24</text:p>
          </table:table-cell>
          <table:table-cell office:value-type="float" office:value="1012" table:style-name="ce1">
            <text:p>1012</text:p>
          </table:table-cell>
          <table:table-cell office:value-type="float" office:value="9.3870000000000005" table:style-name="ce1">
            <text:p>9,387</text:p>
          </table:table-cell>
          <table:table-cell office:value-type="float" office:value="0.71899999999999997" table:style-name="ce1">
            <text:p>0,719</text:p>
          </table:table-cell>
          <table:table-cell office:value-type="float" office:value="0.72762799999999994" table:formula="of:=[.C85]/1000*[.E85]" table:style-name="ce1">
            <text:p>0,727628</text:p>
          </table:table-cell>
          <table:table-cell table:number-columns-repeated="16378"/>
        </table:table-row>
        <table:table-row table:style-name="ro2">
          <table:table-cell office:value-type="time" office:time-value="PT16H3M24S" table:style-name="ce5">
            <text:p>16:03:24</text:p>
          </table:table-cell>
          <table:table-cell office:value-type="time" office:time-value="PT16H3M25S" table:style-name="ce5">
            <text:p>16:03:25</text:p>
          </table:table-cell>
          <table:table-cell office:value-type="float" office:value="1012" table:style-name="ce1">
            <text:p>1012</text:p>
          </table:table-cell>
          <table:table-cell office:value-type="float" office:value="9.8810000000000002" table:style-name="ce1">
            <text:p>9,881</text:p>
          </table:table-cell>
          <table:table-cell office:value-type="float" office:value="0.71499999999999997" table:style-name="ce1">
            <text:p>0,715</text:p>
          </table:table-cell>
          <table:table-cell office:value-type="float" office:value="0.72358" table:formula="of:=[.C86]/1000*[.E86]" table:style-name="ce1">
            <text:p>0,72358</text:p>
          </table:table-cell>
          <table:table-cell table:number-columns-repeated="16378"/>
        </table:table-row>
        <table:table-row table:style-name="ro2">
          <table:table-cell office:value-type="time" office:time-value="PT16H3M25S" table:style-name="ce5">
            <text:p>16:03:25</text:p>
          </table:table-cell>
          <table:table-cell office:value-type="time" office:time-value="PT16H3M26S" table:style-name="ce5">
            <text:p>16:03:26</text:p>
          </table:table-cell>
          <table:table-cell office:value-type="float" office:value="1011" table:style-name="ce1">
            <text:p>1011</text:p>
          </table:table-cell>
          <table:table-cell office:value-type="float" office:value="9.891" table:style-name="ce1">
            <text:p>9,891</text:p>
          </table:table-cell>
          <table:table-cell office:value-type="float" office:value="0.71399999999999997" table:style-name="ce1">
            <text:p>0,714</text:p>
          </table:table-cell>
          <table:table-cell office:value-type="float" office:value="0.72185399999999988" table:formula="of:=[.C87]/1000*[.E87]" table:style-name="ce1">
            <text:p>0,721854</text:p>
          </table:table-cell>
          <table:table-cell table:number-columns-repeated="16378"/>
        </table:table-row>
        <table:table-row table:style-name="ro2">
          <table:table-cell office:value-type="time" office:time-value="PT16H3M26S" table:style-name="ce5">
            <text:p>16:03:26</text:p>
          </table:table-cell>
          <table:table-cell office:value-type="time" office:time-value="PT16H3M28S" table:style-name="ce5">
            <text:p>16:03:28</text:p>
          </table:table-cell>
          <table:table-cell office:value-type="float" office:value="1011" table:style-name="ce1">
            <text:p>1011</text:p>
          </table:table-cell>
          <table:table-cell office:value-type="float" office:value="11.128" table:style-name="ce1">
            <text:p>11,128</text:p>
          </table:table-cell>
          <table:table-cell office:value-type="float" office:value="0.77900000000000003" table:style-name="ce1">
            <text:p>0,779</text:p>
          </table:table-cell>
          <table:table-cell office:value-type="float" office:value="0.78756899999999996" table:formula="of:=[.C88]/1000*[.E88]" table:style-name="ce1">
            <text:p>0,787569</text:p>
          </table:table-cell>
          <table:table-cell table:number-columns-repeated="16378"/>
        </table:table-row>
        <table:table-row table:style-name="ro2">
          <table:table-cell office:value-type="time" office:time-value="PT16H3M28S" table:style-name="ce5">
            <text:p>16:03:28</text:p>
          </table:table-cell>
          <table:table-cell office:value-type="time" office:time-value="PT16H3M29S" table:style-name="ce5">
            <text:p>16:03:29</text:p>
          </table:table-cell>
          <table:table-cell office:value-type="float" office:value="1011" table:style-name="ce1">
            <text:p>1011</text:p>
          </table:table-cell>
          <table:table-cell office:value-type="float" office:value="10.138" table:style-name="ce1">
            <text:p>10,138</text:p>
          </table:table-cell>
          <table:table-cell office:value-type="float" office:value="0.72799999999999998" table:style-name="ce1">
            <text:p>0,728</text:p>
          </table:table-cell>
          <table:table-cell office:value-type="float" office:value="0.73600799999999988" table:formula="of:=[.C89]/1000*[.E89]" table:style-name="ce1">
            <text:p>0,736008</text:p>
          </table:table-cell>
          <table:table-cell table:number-columns-repeated="16378"/>
        </table:table-row>
        <table:table-row table:style-name="ro2">
          <table:table-cell office:value-type="time" office:time-value="PT16H3M29S" table:style-name="ce5">
            <text:p>16:03:29</text:p>
          </table:table-cell>
          <table:table-cell office:value-type="time" office:time-value="PT16H3M30S" table:style-name="ce5">
            <text:p>16:03:30</text:p>
          </table:table-cell>
          <table:table-cell office:value-type="float" office:value="1012" table:style-name="ce1">
            <text:p>1012</text:p>
          </table:table-cell>
          <table:table-cell office:value-type="float" office:value="9.8810000000000002" table:style-name="ce1">
            <text:p>9,881</text:p>
          </table:table-cell>
          <table:table-cell office:value-type="float" office:value="0.73499999999999999" table:style-name="ce1">
            <text:p>0,735</text:p>
          </table:table-cell>
          <table:table-cell office:value-type="float" office:value="0.74382000000000004" table:formula="of:=[.C90]/1000*[.E90]" table:style-name="ce1">
            <text:p>0,74382</text:p>
          </table:table-cell>
          <table:table-cell table:number-columns-repeated="16378"/>
        </table:table-row>
        <table:table-row table:style-name="ro2">
          <table:table-cell office:value-type="time" office:time-value="PT16H3M30S" table:style-name="ce5">
            <text:p>16:03:30</text:p>
          </table:table-cell>
          <table:table-cell office:value-type="time" office:time-value="PT16H3M31S" table:style-name="ce5">
            <text:p>16:03:31</text:p>
          </table:table-cell>
          <table:table-cell office:value-type="float" office:value="1012" table:style-name="ce1">
            <text:p>1012</text:p>
          </table:table-cell>
          <table:table-cell office:value-type="float" office:value="10.128" table:style-name="ce1">
            <text:p>10,128</text:p>
          </table:table-cell>
          <table:table-cell office:value-type="float" office:value="0.753" table:style-name="ce1">
            <text:p>0,753</text:p>
          </table:table-cell>
          <table:table-cell office:value-type="float" office:value="0.76203600000000005" table:formula="of:=[.C91]/1000*[.E91]" table:style-name="ce1">
            <text:p>0,762036</text:p>
          </table:table-cell>
          <table:table-cell table:number-columns-repeated="16378"/>
        </table:table-row>
        <table:table-row table:style-name="ro2">
          <table:table-cell office:value-type="time" office:time-value="PT16H3M31S" table:style-name="ce5">
            <text:p>16:03:31</text:p>
          </table:table-cell>
          <table:table-cell office:value-type="time" office:time-value="PT16H3M32S" table:style-name="ce5">
            <text:p>16:03:32</text:p>
          </table:table-cell>
          <table:table-cell office:value-type="float" office:value="1011" table:style-name="ce1">
            <text:p>1011</text:p>
          </table:table-cell>
          <table:table-cell office:value-type="float" office:value="10.138" table:style-name="ce1">
            <text:p>10,138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7491509999999999" table:formula="of:=[.C92]/1000*[.E92]" table:style-name="ce1">
            <text:p>0,749151</text:p>
          </table:table-cell>
          <table:table-cell table:number-columns-repeated="16378"/>
        </table:table-row>
        <table:table-row table:style-name="ro2">
          <table:table-cell office:value-type="time" office:time-value="PT16H3M32S" table:style-name="ce5">
            <text:p>16:03:32</text:p>
          </table:table-cell>
          <table:table-cell office:value-type="time" office:time-value="PT16H3M33S" table:style-name="ce5">
            <text:p>16:03:33</text:p>
          </table:table-cell>
          <table:table-cell office:value-type="float" office:value="1011" table:style-name="ce1">
            <text:p>1011</text:p>
          </table:table-cell>
          <table:table-cell office:value-type="float" office:value="10.138" table:style-name="ce1">
            <text:p>10,138</text:p>
          </table:table-cell>
          <table:table-cell office:value-type="float" office:value="0.76200000000000001" table:style-name="ce1">
            <text:p>0,762</text:p>
          </table:table-cell>
          <table:table-cell office:value-type="float" office:value="0.7703819999999999" table:formula="of:=[.C93]/1000*[.E93]" table:style-name="ce1">
            <text:p>0,770382</text:p>
          </table:table-cell>
          <table:table-cell table:number-columns-repeated="16378"/>
        </table:table-row>
        <table:table-row table:style-name="ro2">
          <table:table-cell office:value-type="time" office:time-value="PT16H3M33S" table:style-name="ce5">
            <text:p>16:03:33</text:p>
          </table:table-cell>
          <table:table-cell office:value-type="time" office:time-value="PT16H3M34S" table:style-name="ce5">
            <text:p>16:03:34</text:p>
          </table:table-cell>
          <table:table-cell office:value-type="float" office:value="1011" table:style-name="ce1">
            <text:p>1011</text:p>
          </table:table-cell>
          <table:table-cell office:value-type="float" office:value="10.632999999999999" table:style-name="ce1">
            <text:p>10,633</text:p>
          </table:table-cell>
          <table:table-cell office:value-type="float" office:value="0.77400000000000002" table:style-name="ce1">
            <text:p>0,774</text:p>
          </table:table-cell>
          <table:table-cell office:value-type="float" office:value="0.78251399999999993" table:formula="of:=[.C94]/1000*[.E94]" table:style-name="ce1">
            <text:p>0,782514</text:p>
          </table:table-cell>
          <table:table-cell table:number-columns-repeated="16378"/>
        </table:table-row>
        <table:table-row table:style-name="ro2">
          <table:table-cell office:value-type="time" office:time-value="PT16H3M34S" table:style-name="ce5">
            <text:p>16:03:34</text:p>
          </table:table-cell>
          <table:table-cell office:value-type="time" office:time-value="PT16H3M35S" table:style-name="ce5">
            <text:p>16:03:35</text:p>
          </table:table-cell>
          <table:table-cell office:value-type="float" office:value="1011" table:style-name="ce1">
            <text:p>1011</text:p>
          </table:table-cell>
          <table:table-cell office:value-type="float" office:value="10.88" table:style-name="ce1">
            <text:p>10,88</text:p>
          </table:table-cell>
          <table:table-cell office:value-type="float" office:value="0.80200000000000005" table:style-name="ce1">
            <text:p>0,802</text:p>
          </table:table-cell>
          <table:table-cell office:value-type="float" office:value="0.81082199999999993" table:formula="of:=[.C95]/1000*[.E95]" table:style-name="ce1">
            <text:p>0,810822</text:p>
          </table:table-cell>
          <table:table-cell table:number-columns-repeated="16378"/>
        </table:table-row>
        <table:table-row table:style-name="ro2">
          <table:table-cell office:value-type="time" office:time-value="PT16H3M35S" table:style-name="ce5">
            <text:p>16:03:35</text:p>
          </table:table-cell>
          <table:table-cell office:value-type="time" office:time-value="PT16H3M36S" table:style-name="ce5">
            <text:p>16:03:36</text:p>
          </table:table-cell>
          <table:table-cell office:value-type="float" office:value="1013" table:style-name="ce1">
            <text:p>1013</text:p>
          </table:table-cell>
          <table:table-cell office:value-type="float" office:value="10.612" table:style-name="ce1">
            <text:p>10,612</text:p>
          </table:table-cell>
          <table:table-cell office:value-type="float" office:value="0.81499999999999995" table:style-name="ce1">
            <text:p>0,815</text:p>
          </table:table-cell>
          <table:table-cell office:value-type="float" office:value="0.82559499999999986" table:formula="of:=[.C96]/1000*[.E96]" table:style-name="ce1">
            <text:p>0,825595</text:p>
          </table:table-cell>
          <table:table-cell table:number-columns-repeated="16378"/>
        </table:table-row>
        <table:table-row table:style-name="ro2">
          <table:table-cell office:value-type="time" office:time-value="PT16H3M36S" table:style-name="ce5">
            <text:p>16:03:36</text:p>
          </table:table-cell>
          <table:table-cell office:value-type="time" office:time-value="PT16H3M37S" table:style-name="ce5">
            <text:p>16:03:37</text:p>
          </table:table-cell>
          <table:table-cell office:value-type="float" office:value="1010" table:style-name="ce1">
            <text:p>1010</text:p>
          </table:table-cell>
          <table:table-cell office:value-type="float" office:value="10.891" table:style-name="ce1">
            <text:p>10,891</text:p>
          </table:table-cell>
          <table:table-cell office:value-type="float" office:value="0.78800000000000003" table:style-name="ce1">
            <text:p>0,788</text:p>
          </table:table-cell>
          <table:table-cell office:value-type="float" office:value="0.79588000000000003" table:formula="of:=[.C97]/1000*[.E97]" table:style-name="ce1">
            <text:p>0,79588</text:p>
          </table:table-cell>
          <table:table-cell table:number-columns-repeated="16378"/>
        </table:table-row>
        <table:table-row table:style-name="ro2">
          <table:table-cell office:value-type="time" office:time-value="PT16H3M37S" table:style-name="ce5">
            <text:p>16:03:37</text:p>
          </table:table-cell>
          <table:table-cell office:value-type="time" office:time-value="PT16H3M38S" table:style-name="ce5">
            <text:p>16:03:38</text:p>
          </table:table-cell>
          <table:table-cell office:value-type="float" office:value="1011" table:style-name="ce1">
            <text:p>1011</text:p>
          </table:table-cell>
          <table:table-cell office:value-type="float" office:value="10.632999999999999" table:style-name="ce1">
            <text:p>10,633</text:p>
          </table:table-cell>
          <table:table-cell office:value-type="float" office:value="0.89400000000000002" table:style-name="ce1">
            <text:p>0,894</text:p>
          </table:table-cell>
          <table:table-cell office:value-type="float" office:value="0.90383399999999992" table:formula="of:=[.C98]/1000*[.E98]" table:style-name="ce1">
            <text:p>0,903834</text:p>
          </table:table-cell>
          <table:table-cell table:number-columns-repeated="16378"/>
        </table:table-row>
        <table:table-row table:style-name="ro2">
          <table:table-cell office:value-type="time" office:time-value="PT16H3M38S" table:style-name="ce5">
            <text:p>16:03:38</text:p>
          </table:table-cell>
          <table:table-cell office:value-type="time" office:time-value="PT16H3M39S" table:style-name="ce5">
            <text:p>16:03:39</text:p>
          </table:table-cell>
          <table:table-cell office:value-type="float" office:value="1012" table:style-name="ce1">
            <text:p>1012</text:p>
          </table:table-cell>
          <table:table-cell office:value-type="float" office:value="10.87" table:style-name="ce1">
            <text:p>10,87</text:p>
          </table:table-cell>
          <table:table-cell office:value-type="float" office:value="0.79100000000000004" table:style-name="ce1">
            <text:p>0,791</text:p>
          </table:table-cell>
          <table:table-cell office:value-type="float" office:value="0.80049200000000009" table:formula="of:=[.C99]/1000*[.E99]" table:style-name="ce1">
            <text:p>0,800492</text:p>
          </table:table-cell>
          <table:table-cell table:number-columns-repeated="16378"/>
        </table:table-row>
        <table:table-row table:style-name="ro2">
          <table:table-cell office:value-type="time" office:time-value="PT16H3M39S" table:style-name="ce5">
            <text:p>16:03:39</text:p>
          </table:table-cell>
          <table:table-cell office:value-type="time" office:time-value="PT16H3M40S" table:style-name="ce5">
            <text:p>16:03:40</text:p>
          </table:table-cell>
          <table:table-cell office:value-type="float" office:value="1011" table:style-name="ce1">
            <text:p>1011</text:p>
          </table:table-cell>
          <table:table-cell office:value-type="float" office:value="10.632999999999999" table:style-name="ce1">
            <text:p>10,633</text:p>
          </table:table-cell>
          <table:table-cell office:value-type="float" office:value="0.81799999999999995" table:style-name="ce1">
            <text:p>0,818</text:p>
          </table:table-cell>
          <table:table-cell office:value-type="float" office:value="0.8269979999999999" table:formula="of:=[.C100]/1000*[.E100]" table:style-name="ce1">
            <text:p>0,826998</text:p>
          </table:table-cell>
          <table:table-cell table:number-columns-repeated="16378"/>
        </table:table-row>
        <table:table-row table:style-name="ro2">
          <table:table-cell office:value-type="time" office:time-value="PT16H3M40S" table:style-name="ce5">
            <text:p>16:03:40</text:p>
          </table:table-cell>
          <table:table-cell office:value-type="time" office:time-value="PT16H3M41S" table:style-name="ce5">
            <text:p>16:03:41</text:p>
          </table:table-cell>
          <table:table-cell office:value-type="float" office:value="1011" table:style-name="ce1">
            <text:p>1011</text:p>
          </table:table-cell>
          <table:table-cell office:value-type="float" office:value="12.117000000000001" table:style-name="ce1">
            <text:p>12,117</text:p>
          </table:table-cell>
          <table:table-cell office:value-type="float" office:value="0.88800000000000001" table:style-name="ce1">
            <text:p>0,888</text:p>
          </table:table-cell>
          <table:table-cell office:value-type="float" office:value="0.8977679999999999" table:formula="of:=[.C101]/1000*[.E101]" table:style-name="ce1">
            <text:p>0,897768</text:p>
          </table:table-cell>
          <table:table-cell table:number-columns-repeated="16378"/>
        </table:table-row>
        <table:table-row table:style-name="ro2">
          <table:table-cell office:value-type="time" office:time-value="PT16H3M41S" table:style-name="ce5">
            <text:p>16:03:41</text:p>
          </table:table-cell>
          <table:table-cell office:value-type="time" office:time-value="PT16H3M42S" table:style-name="ce5">
            <text:p>16:03:42</text:p>
          </table:table-cell>
          <table:table-cell office:value-type="float" office:value="1011" table:style-name="ce1">
            <text:p>1011</text:p>
          </table:table-cell>
          <table:table-cell office:value-type="float" office:value="11.622" table:style-name="ce1">
            <text:p>11,622</text:p>
          </table:table-cell>
          <table:table-cell office:value-type="float" office:value="0.84099999999999997" table:style-name="ce1">
            <text:p>0,841</text:p>
          </table:table-cell>
          <table:table-cell office:value-type="float" office:value="0.85025099999999987" table:formula="of:=[.C102]/1000*[.E102]" table:style-name="ce1">
            <text:p>0,850251</text:p>
          </table:table-cell>
          <table:table-cell table:number-columns-repeated="16378"/>
        </table:table-row>
        <table:table-row table:style-name="ro2">
          <table:table-cell office:value-type="time" office:time-value="PT16H3M42S" table:style-name="ce5">
            <text:p>16:03:42</text:p>
          </table:table-cell>
          <table:table-cell office:value-type="time" office:time-value="PT16H3M43S" table:style-name="ce5">
            <text:p>16:03:43</text:p>
          </table:table-cell>
          <table:table-cell office:value-type="float" office:value="1010" table:style-name="ce1">
            <text:p>1010</text:p>
          </table:table-cell>
          <table:table-cell office:value-type="float" office:value="10.644" table:style-name="ce1">
            <text:p>10,644</text:p>
          </table:table-cell>
          <table:table-cell office:value-type="float" office:value="0.83499999999999996" table:style-name="ce1">
            <text:p>0,835</text:p>
          </table:table-cell>
          <table:table-cell office:value-type="float" office:value="0.84334999999999993" table:formula="of:=[.C103]/1000*[.E103]" table:style-name="ce1">
            <text:p>0,84335</text:p>
          </table:table-cell>
          <table:table-cell table:number-columns-repeated="16378"/>
        </table:table-row>
        <table:table-row table:style-name="ro2">
          <table:table-cell office:value-type="time" office:time-value="PT16H3M43S" table:style-name="ce5">
            <text:p>16:03:43</text:p>
          </table:table-cell>
          <table:table-cell office:value-type="time" office:time-value="PT16H3M44S" table:style-name="ce5">
            <text:p>16:03:44</text:p>
          </table:table-cell>
          <table:table-cell office:value-type="float" office:value="1010" table:style-name="ce1">
            <text:p>1010</text:p>
          </table:table-cell>
          <table:table-cell office:value-type="float" office:value="10.891" table:style-name="ce1">
            <text:p>10,891</text:p>
          </table:table-cell>
          <table:table-cell office:value-type="float" office:value="0.86" table:style-name="ce1">
            <text:p>0,86</text:p>
          </table:table-cell>
          <table:table-cell office:value-type="float" office:value="0.86860000000000004" table:formula="of:=[.C104]/1000*[.E104]" table:style-name="ce1">
            <text:p>0,8686</text:p>
          </table:table-cell>
          <table:table-cell table:number-columns-repeated="16378"/>
        </table:table-row>
        <table:table-row table:style-name="ro2">
          <table:table-cell office:value-type="time" office:time-value="PT16H3M44S" table:style-name="ce5">
            <text:p>16:03:44</text:p>
          </table:table-cell>
          <table:table-cell office:value-type="time" office:time-value="PT16H3M45S" table:style-name="ce5">
            <text:p>16:03:45</text:p>
          </table:table-cell>
          <table:table-cell office:value-type="float" office:value="1010" table:style-name="ce1">
            <text:p>1010</text:p>
          </table:table-cell>
          <table:table-cell office:value-type="float" office:value="10.644" table:style-name="ce1">
            <text:p>10,644</text:p>
          </table:table-cell>
          <table:table-cell office:value-type="float" office:value="0.84899999999999998" table:style-name="ce1">
            <text:p>0,849</text:p>
          </table:table-cell>
          <table:table-cell office:value-type="float" office:value="0.85748999999999997" table:formula="of:=[.C105]/1000*[.E105]" table:style-name="ce1">
            <text:p>0,85749</text:p>
          </table:table-cell>
          <table:table-cell table:number-columns-repeated="16378"/>
        </table:table-row>
        <table:table-row table:style-name="ro2">
          <table:table-cell office:value-type="time" office:time-value="PT16H3M45S" table:style-name="ce5">
            <text:p>16:03:45</text:p>
          </table:table-cell>
          <table:table-cell office:value-type="time" office:time-value="PT16H3M46S" table:style-name="ce5">
            <text:p>16:03:46</text:p>
          </table:table-cell>
          <table:table-cell office:value-type="float" office:value="1010" table:style-name="ce1">
            <text:p>1010</text:p>
          </table:table-cell>
          <table:table-cell office:value-type="float" office:value="10.396000000000001" table:style-name="ce1">
            <text:p>10,396</text:p>
          </table:table-cell>
          <table:table-cell office:value-type="float" office:value="0.86099999999999999" table:style-name="ce1">
            <text:p>0,861</text:p>
          </table:table-cell>
          <table:table-cell office:value-type="float" office:value="0.86960999999999999" table:formula="of:=[.C106]/1000*[.E106]" table:style-name="ce1">
            <text:p>0,86961</text:p>
          </table:table-cell>
          <table:table-cell table:number-columns-repeated="16378"/>
        </table:table-row>
        <table:table-row table:style-name="ro2">
          <table:table-cell office:value-type="time" office:time-value="PT16H3M46S" table:style-name="ce5">
            <text:p>16:03:46</text:p>
          </table:table-cell>
          <table:table-cell office:value-type="time" office:time-value="PT16H3M47S" table:style-name="ce5">
            <text:p>16:03:47</text:p>
          </table:table-cell>
          <table:table-cell office:value-type="float" office:value="1012" table:style-name="ce1">
            <text:p>1012</text:p>
          </table:table-cell>
          <table:table-cell office:value-type="float" office:value="11.858000000000001" table:style-name="ce1">
            <text:p>11,858</text:p>
          </table:table-cell>
          <table:table-cell office:value-type="float" office:value="0.89800000000000002" table:style-name="ce1">
            <text:p>0,898</text:p>
          </table:table-cell>
          <table:table-cell office:value-type="float" office:value="0.90877600000000003" table:formula="of:=[.C107]/1000*[.E107]" table:style-name="ce1">
            <text:p>0,908776</text:p>
          </table:table-cell>
          <table:table-cell table:number-columns-repeated="16378"/>
        </table:table-row>
        <table:table-row table:style-name="ro2">
          <table:table-cell office:value-type="time" office:time-value="PT16H3M47S" table:style-name="ce5">
            <text:p>16:03:47</text:p>
          </table:table-cell>
          <table:table-cell office:value-type="time" office:time-value="PT16H3M48S" table:style-name="ce5">
            <text:p>16:03:48</text:p>
          </table:table-cell>
          <table:table-cell office:value-type="float" office:value="1011" table:style-name="ce1">
            <text:p>1011</text:p>
          </table:table-cell>
          <table:table-cell office:value-type="float" office:value="11.622" table:style-name="ce1">
            <text:p>11,622</text:p>
          </table:table-cell>
          <table:table-cell office:value-type="float" office:value="0.90400000000000003" table:style-name="ce1">
            <text:p>0,904</text:p>
          </table:table-cell>
          <table:table-cell office:value-type="float" office:value="0.91394399999999998" table:formula="of:=[.C108]/1000*[.E108]" table:style-name="ce1">
            <text:p>0,913944</text:p>
          </table:table-cell>
          <table:table-cell table:number-columns-repeated="16378"/>
        </table:table-row>
        <table:table-row table:style-name="ro2">
          <table:table-cell office:value-type="time" office:time-value="PT16H3M48S" table:style-name="ce5">
            <text:p>16:03:48</text:p>
          </table:table-cell>
          <table:table-cell office:value-type="time" office:time-value="PT16H3M49S" table:style-name="ce5">
            <text:p>16:03:49</text:p>
          </table:table-cell>
          <table:table-cell office:value-type="float" office:value="1010" table:style-name="ce1">
            <text:p>1010</text:p>
          </table:table-cell>
          <table:table-cell office:value-type="float" office:value="11.138999999999999" table:style-name="ce1">
            <text:p>11,139</text:p>
          </table:table-cell>
          <table:table-cell office:value-type="float" office:value="0.86399999999999999" table:style-name="ce1">
            <text:p>0,864</text:p>
          </table:table-cell>
          <table:table-cell office:value-type="float" office:value="0.87263999999999997" table:formula="of:=[.C109]/1000*[.E109]" table:style-name="ce1">
            <text:p>0,87264</text:p>
          </table:table-cell>
          <table:table-cell table:number-columns-repeated="16378"/>
        </table:table-row>
        <table:table-row table:style-name="ro2">
          <table:table-cell office:value-type="time" office:time-value="PT16H3M49S" table:style-name="ce5">
            <text:p>16:03:49</text:p>
          </table:table-cell>
          <table:table-cell office:value-type="time" office:time-value="PT16H3M50S" table:style-name="ce5">
            <text:p>16:03:50</text:p>
          </table:table-cell>
          <table:table-cell office:value-type="float" office:value="1010" table:style-name="ce1">
            <text:p>1010</text:p>
          </table:table-cell>
          <table:table-cell office:value-type="float" office:value="11.138999999999999" table:style-name="ce1">
            <text:p>11,139</text:p>
          </table:table-cell>
          <table:table-cell office:value-type="float" office:value="0.86899999999999999" table:style-name="ce1">
            <text:p>0,869</text:p>
          </table:table-cell>
          <table:table-cell office:value-type="float" office:value="0.87768999999999997" table:formula="of:=[.C110]/1000*[.E110]" table:style-name="ce1">
            <text:p>0,87769</text:p>
          </table:table-cell>
          <table:table-cell table:number-columns-repeated="16378"/>
        </table:table-row>
        <table:table-row table:style-name="ro2">
          <table:table-cell office:value-type="time" office:time-value="PT16H3M50S" table:style-name="ce5">
            <text:p>16:03:50</text:p>
          </table:table-cell>
          <table:table-cell office:value-type="time" office:time-value="PT16H3M51S" table:style-name="ce5">
            <text:p>16:03:51</text:p>
          </table:table-cell>
          <table:table-cell office:value-type="float" office:value="1010" table:style-name="ce1">
            <text:p>1010</text:p>
          </table:table-cell>
          <table:table-cell office:value-type="float" office:value="11.881" table:style-name="ce1">
            <text:p>11,881</text:p>
          </table:table-cell>
          <table:table-cell office:value-type="float" office:value="0.93100000000000005" table:style-name="ce1">
            <text:p>0,931</text:p>
          </table:table-cell>
          <table:table-cell office:value-type="float" office:value="0.94031000000000009" table:formula="of:=[.C111]/1000*[.E111]" table:style-name="ce1">
            <text:p>0,94031</text:p>
          </table:table-cell>
          <table:table-cell table:number-columns-repeated="16378"/>
        </table:table-row>
        <table:table-row table:style-name="ro2">
          <table:table-cell office:value-type="time" office:time-value="PT16H3M51S" table:style-name="ce5">
            <text:p>16:03:51</text:p>
          </table:table-cell>
          <table:table-cell office:value-type="time" office:time-value="PT16H3M52S" table:style-name="ce5">
            <text:p>16:03:52</text:p>
          </table:table-cell>
          <table:table-cell office:value-type="float" office:value="1013" table:style-name="ce1">
            <text:p>1013</text:p>
          </table:table-cell>
          <table:table-cell office:value-type="float" office:value="11.846" table:style-name="ce1">
            <text:p>11,846</text:p>
          </table:table-cell>
          <table:table-cell office:value-type="float" office:value="0.89900000000000002" table:style-name="ce1">
            <text:p>0,899</text:p>
          </table:table-cell>
          <table:table-cell office:value-type="float" office:value="0.91068699999999991" table:formula="of:=[.C112]/1000*[.E112]" table:style-name="ce1">
            <text:p>0,910687</text:p>
          </table:table-cell>
          <table:table-cell table:number-columns-repeated="16378"/>
        </table:table-row>
        <table:table-row table:style-name="ro2">
          <table:table-cell office:value-type="time" office:time-value="PT16H3M52S" table:style-name="ce5">
            <text:p>16:03:52</text:p>
          </table:table-cell>
          <table:table-cell office:value-type="time" office:time-value="PT16H3M53S" table:style-name="ce5">
            <text:p>16:03:53</text:p>
          </table:table-cell>
          <table:table-cell office:value-type="float" office:value="1012" table:style-name="ce1">
            <text:p>1012</text:p>
          </table:table-cell>
          <table:table-cell office:value-type="float" office:value="10.622999999999999" table:style-name="ce1">
            <text:p>10,623</text:p>
          </table:table-cell>
          <table:table-cell office:value-type="float" office:value="0.86399999999999999" table:style-name="ce1">
            <text:p>0,864</text:p>
          </table:table-cell>
          <table:table-cell office:value-type="float" office:value="0.87436800000000003" table:formula="of:=[.C113]/1000*[.E113]" table:style-name="ce1">
            <text:p>0,874368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59.949287999999996" table:formula="of:=SUM([.F3:.F113])" table:style-name="ce3">
            <text:p>59,949288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2">
            <text:p>Experiment 5</text:p>
          </table:table-cell>
          <table:table-cell table:style-name="ce2"/>
          <table:table-cell table:number-columns-repeated="3" table:style-name="ce3"/>
          <table:table-cell table:style-name="ce1"/>
          <table:table-cell table:number-columns-repeated="16378" table:style-name="ce3"/>
        </table:table-row>
        <table:table-row table:style-name="ro2">
          <table:table-cell office:value-type="time" office:time-value="PT16H6M0S" table:style-name="ce5">
            <text:p>16:06:00</text:p>
          </table:table-cell>
          <table:table-cell office:value-type="time" office:time-value="PT16H6M1S" table:style-name="ce5">
            <text:p>16:06:01</text:p>
          </table:table-cell>
          <table:table-cell office:value-type="float" office:value="1012" table:style-name="ce1">
            <text:p>1012</text:p>
          </table:table-cell>
          <table:table-cell office:value-type="float" office:value="2.2229999999999999" table:style-name="ce1">
            <text:p>2,223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0.15078800000000001" table:formula="of:=[.C116]/1000*[.E116]" table:style-name="ce1">
            <text:p>0,150788</text:p>
          </table:table-cell>
          <table:table-cell table:number-columns-repeated="16378"/>
        </table:table-row>
        <table:table-row table:style-name="ro2">
          <table:table-cell office:value-type="time" office:time-value="PT16H6M1S" table:style-name="ce5">
            <text:p>16:06:01</text:p>
          </table:table-cell>
          <table:table-cell office:value-type="time" office:time-value="PT16H6M2S" table:style-name="ce5">
            <text:p>16:06:02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4699999999999999" table:style-name="ce1">
            <text:p>0,147</text:p>
          </table:table-cell>
          <table:table-cell office:value-type="float" office:value="0.14891099999999999" table:formula="of:=[.C117]/1000*[.E117]" table:style-name="ce1">
            <text:p>0,148911</text:p>
          </table:table-cell>
          <table:table-cell table:number-columns-repeated="16378"/>
        </table:table-row>
        <table:table-row table:style-name="ro2">
          <table:table-cell office:value-type="time" office:time-value="PT16H6M2S" table:style-name="ce5">
            <text:p>16:06:02</text:p>
          </table:table-cell>
          <table:table-cell office:value-type="time" office:time-value="PT16H6M3S" table:style-name="ce5">
            <text:p>16:06:03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8" table:style-name="ce1">
            <text:p>0,18</text:p>
          </table:table-cell>
          <table:table-cell office:value-type="float" office:value="0.18233999999999997" table:formula="of:=[.C118]/1000*[.E118]" table:style-name="ce1">
            <text:p>0,18234</text:p>
          </table:table-cell>
          <table:table-cell table:number-columns-repeated="16378"/>
        </table:table-row>
        <table:table-row table:style-name="ro2">
          <table:table-cell office:value-type="time" office:time-value="PT16H6M3S" table:style-name="ce5">
            <text:p>16:06:03</text:p>
          </table:table-cell>
          <table:table-cell office:value-type="time" office:time-value="PT16H6M4S" table:style-name="ce5">
            <text:p>16:06:04</text:p>
          </table:table-cell>
          <table:table-cell office:value-type="float" office:value="1014" table:style-name="ce1">
            <text:p>1014</text:p>
          </table:table-cell>
          <table:table-cell office:value-type="float" office:value="3.2050000000000001" table:style-name="ce1">
            <text:p>3,205</text:p>
          </table:table-cell>
          <table:table-cell office:value-type="float" office:value="0.17299999999999999" table:style-name="ce1">
            <text:p>0,173</text:p>
          </table:table-cell>
          <table:table-cell office:value-type="float" office:value="0.17542199999999999" table:formula="of:=[.C119]/1000*[.E119]" table:style-name="ce1">
            <text:p>0,175422</text:p>
          </table:table-cell>
          <table:table-cell table:number-columns-repeated="16378"/>
        </table:table-row>
        <table:table-row table:style-name="ro2">
          <table:table-cell office:value-type="time" office:time-value="PT16H6M4S" table:style-name="ce5">
            <text:p>16:06:04</text:p>
          </table:table-cell>
          <table:table-cell office:value-type="time" office:time-value="PT16H6M5S" table:style-name="ce5">
            <text:p>16:06:05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89" table:style-name="ce1">
            <text:p>0,189</text:p>
          </table:table-cell>
          <table:table-cell office:value-type="float" office:value="0.19145699999999999" table:formula="of:=[.C120]/1000*[.E120]" table:style-name="ce1">
            <text:p>0,191457</text:p>
          </table:table-cell>
          <table:table-cell table:number-columns-repeated="16378"/>
        </table:table-row>
        <table:table-row table:style-name="ro2">
          <table:table-cell office:value-type="time" office:time-value="PT16H6M5S" table:style-name="ce5">
            <text:p>16:06:05</text:p>
          </table:table-cell>
          <table:table-cell office:value-type="time" office:time-value="PT16H6M6S" table:style-name="ce5">
            <text:p>16:06:06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56" table:style-name="ce1">
            <text:p>0,156</text:p>
          </table:table-cell>
          <table:table-cell office:value-type="float" office:value="0.15802799999999997" table:formula="of:=[.C121]/1000*[.E121]" table:style-name="ce1">
            <text:p>0,158028</text:p>
          </table:table-cell>
          <table:table-cell table:number-columns-repeated="16378"/>
        </table:table-row>
        <table:table-row table:style-name="ro2">
          <table:table-cell office:value-type="time" office:time-value="PT16H6M6S" table:style-name="ce5">
            <text:p>16:06:06</text:p>
          </table:table-cell>
          <table:table-cell office:value-type="time" office:time-value="PT16H6M7S" table:style-name="ce5">
            <text:p>16:06:07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7727499999999996" table:formula="of:=[.C122]/1000*[.E122]" table:style-name="ce1">
            <text:p>0,177275</text:p>
          </table:table-cell>
          <table:table-cell table:number-columns-repeated="16378"/>
        </table:table-row>
        <table:table-row table:style-name="ro2">
          <table:table-cell office:value-type="time" office:time-value="PT16H6M7S" table:style-name="ce5">
            <text:p>16:06:07</text:p>
          </table:table-cell>
          <table:table-cell office:value-type="time" office:time-value="PT16H6M8S" table:style-name="ce5">
            <text:p>16:06:08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89" table:style-name="ce1">
            <text:p>0,189</text:p>
          </table:table-cell>
          <table:table-cell office:value-type="float" office:value="0.19145699999999999" table:formula="of:=[.C123]/1000*[.E123]" table:style-name="ce1">
            <text:p>0,191457</text:p>
          </table:table-cell>
          <table:table-cell table:number-columns-repeated="16378"/>
        </table:table-row>
        <table:table-row table:style-name="ro2">
          <table:table-cell office:value-type="time" office:time-value="PT16H6M8S" table:style-name="ce5">
            <text:p>16:06:08</text:p>
          </table:table-cell>
          <table:table-cell office:value-type="time" office:time-value="PT16H6M9S" table:style-name="ce5">
            <text:p>16:06:09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0.18335299999999999" table:formula="of:=[.C124]/1000*[.E124]" table:style-name="ce1">
            <text:p>0,183353</text:p>
          </table:table-cell>
          <table:table-cell table:number-columns-repeated="16378"/>
        </table:table-row>
        <table:table-row table:style-name="ro2">
          <table:table-cell office:value-type="time" office:time-value="PT16H6M9S" table:style-name="ce5">
            <text:p>16:06:09</text:p>
          </table:table-cell>
          <table:table-cell office:value-type="time" office:time-value="PT16H6M10S" table:style-name="ce5">
            <text:p>16:06:10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7" table:style-name="ce1">
            <text:p>0,17</text:p>
          </table:table-cell>
          <table:table-cell office:value-type="float" office:value="0.17221" table:formula="of:=[.C125]/1000*[.E125]" table:style-name="ce1">
            <text:p>0,17221</text:p>
          </table:table-cell>
          <table:table-cell table:number-columns-repeated="16378"/>
        </table:table-row>
        <table:table-row table:style-name="ro2">
          <table:table-cell office:value-type="time" office:time-value="PT16H6M10S" table:style-name="ce5">
            <text:p>16:06:10</text:p>
          </table:table-cell>
          <table:table-cell office:value-type="time" office:time-value="PT16H6M11S" table:style-name="ce5">
            <text:p>16:06:11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86" table:style-name="ce1">
            <text:p>0,186</text:p>
          </table:table-cell>
          <table:table-cell office:value-type="float" office:value="0.18841799999999997" table:formula="of:=[.C126]/1000*[.E126]" table:style-name="ce1">
            <text:p>0,188418</text:p>
          </table:table-cell>
          <table:table-cell table:number-columns-repeated="16378"/>
        </table:table-row>
        <table:table-row table:style-name="ro2">
          <table:table-cell office:value-type="time" office:time-value="PT16H6M11S" table:style-name="ce5">
            <text:p>16:06:11</text:p>
          </table:table-cell>
          <table:table-cell office:value-type="time" office:time-value="PT16H6M12S" table:style-name="ce5">
            <text:p>16:06:12</text:p>
          </table:table-cell>
          <table:table-cell office:value-type="float" office:value="1014" table:style-name="ce1">
            <text:p>1014</text:p>
          </table:table-cell>
          <table:table-cell office:value-type="float" office:value="2.4649999999999999" table:style-name="ce1">
            <text:p>2,465</text:p>
          </table:table-cell>
          <table:table-cell office:value-type="float" office:value="0.19800000000000001" table:style-name="ce1">
            <text:p>0,198</text:p>
          </table:table-cell>
          <table:table-cell office:value-type="float" office:value="0.20077200000000001" table:formula="of:=[.C127]/1000*[.E127]" table:style-name="ce1">
            <text:p>0,200772</text:p>
          </table:table-cell>
          <table:table-cell table:number-columns-repeated="16378"/>
        </table:table-row>
        <table:table-row table:style-name="ro2">
          <table:table-cell office:value-type="time" office:time-value="PT16H6M12S" table:style-name="ce5">
            <text:p>16:06:12</text:p>
          </table:table-cell>
          <table:table-cell office:value-type="time" office:time-value="PT16H6M13S" table:style-name="ce5">
            <text:p>16:06:13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19800000000000001" table:style-name="ce1">
            <text:p>0,198</text:p>
          </table:table-cell>
          <table:table-cell office:value-type="float" office:value="0.200376" table:formula="of:=[.C128]/1000*[.E128]" table:style-name="ce1">
            <text:p>0,200376</text:p>
          </table:table-cell>
          <table:table-cell table:number-columns-repeated="16378"/>
        </table:table-row>
        <table:table-row table:style-name="ro2">
          <table:table-cell office:value-type="time" office:time-value="PT16H6M13S" table:style-name="ce5">
            <text:p>16:06:13</text:p>
          </table:table-cell>
          <table:table-cell office:value-type="time" office:time-value="PT16H6M14S" table:style-name="ce5">
            <text:p>16:06:14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20599999999999999" table:style-name="ce1">
            <text:p>0,206</text:p>
          </table:table-cell>
          <table:table-cell office:value-type="float" office:value="0.20847199999999999" table:formula="of:=[.C129]/1000*[.E129]" table:style-name="ce1">
            <text:p>0,208472</text:p>
          </table:table-cell>
          <table:table-cell table:number-columns-repeated="16378"/>
        </table:table-row>
        <table:table-row table:style-name="ro2">
          <table:table-cell office:value-type="time" office:time-value="PT16H6M14S" table:style-name="ce5">
            <text:p>16:06:14</text:p>
          </table:table-cell>
          <table:table-cell office:value-type="time" office:time-value="PT16H6M15S" table:style-name="ce5">
            <text:p>16:06:15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85" table:style-name="ce1">
            <text:p>0,185</text:p>
          </table:table-cell>
          <table:table-cell office:value-type="float" office:value="0.18740499999999999" table:formula="of:=[.C130]/1000*[.E130]" table:style-name="ce1">
            <text:p>0,187405</text:p>
          </table:table-cell>
          <table:table-cell table:number-columns-repeated="16378"/>
        </table:table-row>
        <table:table-row table:style-name="ro2">
          <table:table-cell office:value-type="time" office:time-value="PT16H6M15S" table:style-name="ce5">
            <text:p>16:06:15</text:p>
          </table:table-cell>
          <table:table-cell office:value-type="time" office:time-value="PT16H6M16S" table:style-name="ce5">
            <text:p>16:06:16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8" table:style-name="ce1">
            <text:p>0,18</text:p>
          </table:table-cell>
          <table:table-cell office:value-type="float" office:value="0.18233999999999997" table:formula="of:=[.C131]/1000*[.E131]" table:style-name="ce1">
            <text:p>0,18234</text:p>
          </table:table-cell>
          <table:table-cell table:number-columns-repeated="16378"/>
        </table:table-row>
        <table:table-row table:style-name="ro2">
          <table:table-cell office:value-type="time" office:time-value="PT16H6M16S" table:style-name="ce5">
            <text:p>16:06:16</text:p>
          </table:table-cell>
          <table:table-cell office:value-type="time" office:time-value="PT16H6M17S" table:style-name="ce5">
            <text:p>16:06:17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89" table:style-name="ce1">
            <text:p>0,189</text:p>
          </table:table-cell>
          <table:table-cell office:value-type="float" office:value="0.19145699999999999" table:formula="of:=[.C132]/1000*[.E132]" table:style-name="ce1">
            <text:p>0,191457</text:p>
          </table:table-cell>
          <table:table-cell table:number-columns-repeated="16378"/>
        </table:table-row>
        <table:table-row table:style-name="ro2">
          <table:table-cell office:value-type="time" office:time-value="PT16H6M17S" table:style-name="ce5">
            <text:p>16:06:17</text:p>
          </table:table-cell>
          <table:table-cell office:value-type="time" office:time-value="PT16H6M18S" table:style-name="ce5">
            <text:p>16:06:18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18" table:style-name="ce1">
            <text:p>0,218</text:p>
          </table:table-cell>
          <table:table-cell office:value-type="float" office:value="0.22061600000000001" table:formula="of:=[.C133]/1000*[.E133]" table:style-name="ce1">
            <text:p>0,220616</text:p>
          </table:table-cell>
          <table:table-cell table:number-columns-repeated="16378"/>
        </table:table-row>
        <table:table-row table:style-name="ro2">
          <table:table-cell office:value-type="time" office:time-value="PT16H6M18S" table:style-name="ce5">
            <text:p>16:06:18</text:p>
          </table:table-cell>
          <table:table-cell office:value-type="time" office:time-value="PT16H6M19S" table:style-name="ce5">
            <text:p>16:06:19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86" table:style-name="ce1">
            <text:p>0,186</text:p>
          </table:table-cell>
          <table:table-cell office:value-type="float" office:value="0.18841799999999997" table:formula="of:=[.C134]/1000*[.E134]" table:style-name="ce1">
            <text:p>0,188418</text:p>
          </table:table-cell>
          <table:table-cell table:number-columns-repeated="16378"/>
        </table:table-row>
        <table:table-row table:style-name="ro2">
          <table:table-cell office:value-type="time" office:time-value="PT16H6M19S" table:style-name="ce5">
            <text:p>16:06:19</text:p>
          </table:table-cell>
          <table:table-cell office:value-type="time" office:time-value="PT16H6M20S" table:style-name="ce5">
            <text:p>16:06:20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9900000000000001" table:style-name="ce1">
            <text:p>0,199</text:p>
          </table:table-cell>
          <table:table-cell office:value-type="float" office:value="0.20158699999999999" table:formula="of:=[.C135]/1000*[.E135]" table:style-name="ce1">
            <text:p>0,201587</text:p>
          </table:table-cell>
          <table:table-cell table:number-columns-repeated="16378"/>
        </table:table-row>
        <table:table-row table:style-name="ro2">
          <table:table-cell office:value-type="time" office:time-value="PT16H6M20S" table:style-name="ce5">
            <text:p>16:06:20</text:p>
          </table:table-cell>
          <table:table-cell office:value-type="time" office:time-value="PT16H6M21S" table:style-name="ce5">
            <text:p>16:06:21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9500000000000001" table:style-name="ce1">
            <text:p>0,195</text:p>
          </table:table-cell>
          <table:table-cell office:value-type="float" office:value="0.19753499999999999" table:formula="of:=[.C136]/1000*[.E136]" table:style-name="ce1">
            <text:p>0,197535</text:p>
          </table:table-cell>
          <table:table-cell table:number-columns-repeated="16378"/>
        </table:table-row>
        <table:table-row table:style-name="ro2">
          <table:table-cell office:value-type="time" office:time-value="PT16H6M21S" table:style-name="ce5">
            <text:p>16:06:21</text:p>
          </table:table-cell>
          <table:table-cell office:value-type="time" office:time-value="PT16H6M22S" table:style-name="ce5">
            <text:p>16:06:22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25700000000000001" table:style-name="ce1">
            <text:p>0,257</text:p>
          </table:table-cell>
          <table:table-cell office:value-type="float" office:value="0.26008399999999998" table:formula="of:=[.C137]/1000*[.E137]" table:style-name="ce1">
            <text:p>0,260084</text:p>
          </table:table-cell>
          <table:table-cell table:number-columns-repeated="16378"/>
        </table:table-row>
        <table:table-row table:style-name="ro2">
          <table:table-cell office:value-type="time" office:time-value="PT16H6M22S" table:style-name="ce5">
            <text:p>16:06:22</text:p>
          </table:table-cell>
          <table:table-cell office:value-type="time" office:time-value="PT16H6M23S" table:style-name="ce5">
            <text:p>16:06:23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216" table:style-name="ce1">
            <text:p>0,216</text:p>
          </table:table-cell>
          <table:table-cell office:value-type="float" office:value="0.21859200000000001" table:formula="of:=[.C138]/1000*[.E138]" table:style-name="ce1">
            <text:p>0,218592</text:p>
          </table:table-cell>
          <table:table-cell table:number-columns-repeated="16378"/>
        </table:table-row>
        <table:table-row table:style-name="ro2">
          <table:table-cell office:value-type="time" office:time-value="PT16H6M23S" table:style-name="ce5">
            <text:p>16:06:23</text:p>
          </table:table-cell>
          <table:table-cell office:value-type="time" office:time-value="PT16H6M24S" table:style-name="ce5">
            <text:p>16:06:24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14" table:style-name="ce1">
            <text:p>0,214</text:p>
          </table:table-cell>
          <table:table-cell office:value-type="float" office:value="0.21656800000000001" table:formula="of:=[.C139]/1000*[.E139]" table:style-name="ce1">
            <text:p>0,216568</text:p>
          </table:table-cell>
          <table:table-cell table:number-columns-repeated="16378"/>
        </table:table-row>
        <table:table-row table:style-name="ro2">
          <table:table-cell office:value-type="time" office:time-value="PT16H6M24S" table:style-name="ce5">
            <text:p>16:06:24</text:p>
          </table:table-cell>
          <table:table-cell office:value-type="time" office:time-value="PT16H6M25S" table:style-name="ce5">
            <text:p>16:06:25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24399999999999999" table:style-name="ce1">
            <text:p>0,244</text:p>
          </table:table-cell>
          <table:table-cell office:value-type="float" office:value="0.24692800000000001" table:formula="of:=[.C140]/1000*[.E140]" table:style-name="ce1">
            <text:p>0,246928</text:p>
          </table:table-cell>
          <table:table-cell table:number-columns-repeated="16378"/>
        </table:table-row>
        <table:table-row table:style-name="ro2">
          <table:table-cell office:value-type="time" office:time-value="PT16H6M25S" table:style-name="ce5">
            <text:p>16:06:25</text:p>
          </table:table-cell>
          <table:table-cell office:value-type="time" office:time-value="PT16H6M26S" table:style-name="ce5">
            <text:p>16:06:26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3899999999999999" table:style-name="ce1">
            <text:p>0,239</text:p>
          </table:table-cell>
          <table:table-cell office:value-type="float" office:value="0.24210699999999996" table:formula="of:=[.C141]/1000*[.E141]" table:style-name="ce1">
            <text:p>0,242107</text:p>
          </table:table-cell>
          <table:table-cell table:number-columns-repeated="16378"/>
        </table:table-row>
        <table:table-row table:style-name="ro2">
          <table:table-cell office:value-type="time" office:time-value="PT16H6M26S" table:style-name="ce5">
            <text:p>16:06:26</text:p>
          </table:table-cell>
          <table:table-cell office:value-type="time" office:time-value="PT16H6M27S" table:style-name="ce5">
            <text:p>16:06:27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1099999999999999" table:style-name="ce1">
            <text:p>0,211</text:p>
          </table:table-cell>
          <table:table-cell office:value-type="float" office:value="0.21374299999999996" table:formula="of:=[.C142]/1000*[.E142]" table:style-name="ce1">
            <text:p>0,213743</text:p>
          </table:table-cell>
          <table:table-cell table:number-columns-repeated="16378"/>
        </table:table-row>
        <table:table-row table:style-name="ro2">
          <table:table-cell office:value-type="time" office:time-value="PT16H6M27S" table:style-name="ce5">
            <text:p>16:06:27</text:p>
          </table:table-cell>
          <table:table-cell office:value-type="time" office:time-value="PT16H6M28S" table:style-name="ce5">
            <text:p>16:06:28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3200000000000001" table:style-name="ce1">
            <text:p>0,232</text:p>
          </table:table-cell>
          <table:table-cell office:value-type="float" office:value="0.235016" table:formula="of:=[.C143]/1000*[.E143]" table:style-name="ce1">
            <text:p>0,235016</text:p>
          </table:table-cell>
          <table:table-cell table:number-columns-repeated="16378"/>
        </table:table-row>
        <table:table-row table:style-name="ro2">
          <table:table-cell office:value-type="time" office:time-value="PT16H6M28S" table:style-name="ce5">
            <text:p>16:06:28</text:p>
          </table:table-cell>
          <table:table-cell office:value-type="time" office:time-value="PT16H6M29S" table:style-name="ce5">
            <text:p>16:06:29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3" table:style-name="ce1">
            <text:p>0,23</text:p>
          </table:table-cell>
          <table:table-cell office:value-type="float" office:value="0.23276000000000002" table:formula="of:=[.C144]/1000*[.E144]" table:style-name="ce1">
            <text:p>0,23276</text:p>
          </table:table-cell>
          <table:table-cell table:number-columns-repeated="16378"/>
        </table:table-row>
        <table:table-row table:style-name="ro2">
          <table:table-cell office:value-type="time" office:time-value="PT16H6M29S" table:style-name="ce5">
            <text:p>16:06:29</text:p>
          </table:table-cell>
          <table:table-cell office:value-type="time" office:time-value="PT16H6M30S" table:style-name="ce5">
            <text:p>16:06:30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24" table:style-name="ce1">
            <text:p>0,224</text:p>
          </table:table-cell>
          <table:table-cell office:value-type="float" office:value="0.226688" table:formula="of:=[.C145]/1000*[.E145]" table:style-name="ce1">
            <text:p>0,226688</text:p>
          </table:table-cell>
          <table:table-cell table:number-columns-repeated="16378"/>
        </table:table-row>
        <table:table-row table:style-name="ro2">
          <table:table-cell office:value-type="time" office:time-value="PT16H6M30S" table:style-name="ce5">
            <text:p>16:06:30</text:p>
          </table:table-cell>
          <table:table-cell office:value-type="time" office:time-value="PT16H6M32S" table:style-name="ce5">
            <text:p>16:06:32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3699999999999999" table:style-name="ce1">
            <text:p>0,237</text:p>
          </table:table-cell>
          <table:table-cell office:value-type="float" office:value="0.239844" table:formula="of:=[.C146]/1000*[.E146]" table:style-name="ce1">
            <text:p>0,239844</text:p>
          </table:table-cell>
          <table:table-cell table:number-columns-repeated="16378"/>
        </table:table-row>
        <table:table-row table:style-name="ro2">
          <table:table-cell office:value-type="time" office:time-value="PT16H6M32S" table:style-name="ce5">
            <text:p>16:06:32</text:p>
          </table:table-cell>
          <table:table-cell office:value-type="time" office:time-value="PT16H6M33S" table:style-name="ce5">
            <text:p>16:06:33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2700000000000001" table:style-name="ce1">
            <text:p>0,227</text:p>
          </table:table-cell>
          <table:table-cell office:value-type="float" office:value="0.22972400000000001" table:formula="of:=[.C147]/1000*[.E147]" table:style-name="ce1">
            <text:p>0,229724</text:p>
          </table:table-cell>
          <table:table-cell table:number-columns-repeated="16378"/>
        </table:table-row>
        <table:table-row table:style-name="ro2">
          <table:table-cell office:value-type="time" office:time-value="PT16H6M33S" table:style-name="ce5">
            <text:p>16:06:33</text:p>
          </table:table-cell>
          <table:table-cell office:value-type="time" office:time-value="PT16H6M34S" table:style-name="ce5">
            <text:p>16:06:34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49" table:style-name="ce1">
            <text:p>0,249</text:p>
          </table:table-cell>
          <table:table-cell office:value-type="float" office:value="0.25198799999999999" table:formula="of:=[.C148]/1000*[.E148]" table:style-name="ce1">
            <text:p>0,251988</text:p>
          </table:table-cell>
          <table:table-cell table:number-columns-repeated="16378"/>
        </table:table-row>
        <table:table-row table:style-name="ro2">
          <table:table-cell office:value-type="time" office:time-value="PT16H6M34S" table:style-name="ce5">
            <text:p>16:06:34</text:p>
          </table:table-cell>
          <table:table-cell office:value-type="time" office:time-value="PT16H6M35S" table:style-name="ce5">
            <text:p>16:06:35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3200000000000001" table:style-name="ce1">
            <text:p>0,232</text:p>
          </table:table-cell>
          <table:table-cell office:value-type="float" office:value="0.235016" table:formula="of:=[.C149]/1000*[.E149]" table:style-name="ce1">
            <text:p>0,235016</text:p>
          </table:table-cell>
          <table:table-cell table:number-columns-repeated="16378"/>
        </table:table-row>
        <table:table-row table:style-name="ro2">
          <table:table-cell office:value-type="time" office:time-value="PT16H6M35S" table:style-name="ce5">
            <text:p>16:06:35</text:p>
          </table:table-cell>
          <table:table-cell office:value-type="time" office:time-value="PT16H6M36S" table:style-name="ce5">
            <text:p>16:06:36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3300000000000001" table:style-name="ce1">
            <text:p>0,233</text:p>
          </table:table-cell>
          <table:table-cell office:value-type="float" office:value="0.23602899999999999" table:formula="of:=[.C150]/1000*[.E150]" table:style-name="ce1">
            <text:p>0,236029</text:p>
          </table:table-cell>
          <table:table-cell table:number-columns-repeated="16378"/>
        </table:table-row>
        <table:table-row table:style-name="ro2">
          <table:table-cell office:value-type="time" office:time-value="PT16H6M36S" table:style-name="ce5">
            <text:p>16:06:36</text:p>
          </table:table-cell>
          <table:table-cell office:value-type="time" office:time-value="PT16H6M37S" table:style-name="ce5">
            <text:p>16:06:37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5600000000000001" table:style-name="ce1">
            <text:p>0,256</text:p>
          </table:table-cell>
          <table:table-cell office:value-type="float" office:value="0.25907200000000002" table:formula="of:=[.C151]/1000*[.E151]" table:style-name="ce1">
            <text:p>0,259072</text:p>
          </table:table-cell>
          <table:table-cell table:number-columns-repeated="16378"/>
        </table:table-row>
        <table:table-row table:style-name="ro2">
          <table:table-cell office:value-type="time" office:time-value="PT16H6M37S" table:style-name="ce5">
            <text:p>16:06:37</text:p>
          </table:table-cell>
          <table:table-cell office:value-type="time" office:time-value="PT16H6M38S" table:style-name="ce5">
            <text:p>16:06:38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28364" table:formula="of:=[.C152]/1000*[.E152]" table:style-name="ce1">
            <text:p>0,28364</text:p>
          </table:table-cell>
          <table:table-cell table:number-columns-repeated="16378"/>
        </table:table-row>
        <table:table-row table:style-name="ro2">
          <table:table-cell office:value-type="time" office:time-value="PT16H6M38S" table:style-name="ce5">
            <text:p>16:06:38</text:p>
          </table:table-cell>
          <table:table-cell office:value-type="time" office:time-value="PT16H6M39S" table:style-name="ce5">
            <text:p>16:06:39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8399999999999997" table:style-name="ce1">
            <text:p>0,284</text:p>
          </table:table-cell>
          <table:table-cell office:value-type="float" office:value="0.28769199999999995" table:formula="of:=[.C153]/1000*[.E153]" table:style-name="ce1">
            <text:p>0,287692</text:p>
          </table:table-cell>
          <table:table-cell table:number-columns-repeated="16378"/>
        </table:table-row>
        <table:table-row table:style-name="ro2">
          <table:table-cell office:value-type="time" office:time-value="PT16H6M39S" table:style-name="ce5">
            <text:p>16:06:39</text:p>
          </table:table-cell>
          <table:table-cell office:value-type="time" office:time-value="PT16H6M40S" table:style-name="ce5">
            <text:p>16:06:40</text:p>
          </table:table-cell>
          <table:table-cell office:value-type="float" office:value="1011" table:style-name="ce1">
            <text:p>1011</text:p>
          </table:table-cell>
          <table:table-cell office:value-type="float" office:value="3.4620000000000002" table:style-name="ce1">
            <text:p>3,462</text:p>
          </table:table-cell>
          <table:table-cell office:value-type="float" office:value="0.25800000000000001" table:style-name="ce1">
            <text:p>0,258</text:p>
          </table:table-cell>
          <table:table-cell office:value-type="float" office:value="0.26083799999999996" table:formula="of:=[.C154]/1000*[.E154]" table:style-name="ce1">
            <text:p>0,260838</text:p>
          </table:table-cell>
          <table:table-cell table:number-columns-repeated="16378"/>
        </table:table-row>
        <table:table-row table:style-name="ro2">
          <table:table-cell office:value-type="time" office:time-value="PT16H6M40S" table:style-name="ce5">
            <text:p>16:06:40</text:p>
          </table:table-cell>
          <table:table-cell office:value-type="time" office:time-value="PT16H6M41S" table:style-name="ce5">
            <text:p>16:06:41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26600000000000001" table:style-name="ce1">
            <text:p>0,266</text:p>
          </table:table-cell>
          <table:table-cell office:value-type="float" office:value="0.26919200000000004" table:formula="of:=[.C155]/1000*[.E155]" table:style-name="ce1">
            <text:p>0,269192</text:p>
          </table:table-cell>
          <table:table-cell table:number-columns-repeated="16378"/>
        </table:table-row>
        <table:table-row table:style-name="ro2">
          <table:table-cell office:value-type="time" office:time-value="PT16H6M41S" table:style-name="ce5">
            <text:p>16:06:41</text:p>
          </table:table-cell>
          <table:table-cell office:value-type="time" office:time-value="PT16H6M42S" table:style-name="ce5">
            <text:p>16:06:42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0.28032400000000002" table:formula="of:=[.C156]/1000*[.E156]" table:style-name="ce1">
            <text:p>0,280324</text:p>
          </table:table-cell>
          <table:table-cell table:number-columns-repeated="16378"/>
        </table:table-row>
        <table:table-row table:style-name="ro2">
          <table:table-cell office:value-type="time" office:time-value="PT16H6M42S" table:style-name="ce5">
            <text:p>16:06:42</text:p>
          </table:table-cell>
          <table:table-cell office:value-type="time" office:time-value="PT16H6M43S" table:style-name="ce5">
            <text:p>16:06:43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0.28060099999999999" table:formula="of:=[.C157]/1000*[.E157]" table:style-name="ce1">
            <text:p>0,280601</text:p>
          </table:table-cell>
          <table:table-cell table:number-columns-repeated="16378"/>
        </table:table-row>
        <table:table-row table:style-name="ro2">
          <table:table-cell office:value-type="time" office:time-value="PT16H6M43S" table:style-name="ce5">
            <text:p>16:06:43</text:p>
          </table:table-cell>
          <table:table-cell office:value-type="time" office:time-value="PT16H6M44S" table:style-name="ce5">
            <text:p>16:06:44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5800000000000001" table:style-name="ce1">
            <text:p>0,258</text:p>
          </table:table-cell>
          <table:table-cell office:value-type="float" office:value="0.26109599999999999" table:formula="of:=[.C158]/1000*[.E158]" table:style-name="ce1">
            <text:p>0,261096</text:p>
          </table:table-cell>
          <table:table-cell table:number-columns-repeated="16378"/>
        </table:table-row>
        <table:table-row table:style-name="ro2">
          <table:table-cell office:value-type="time" office:time-value="PT16H6M44S" table:style-name="ce5">
            <text:p>16:06:44</text:p>
          </table:table-cell>
          <table:table-cell office:value-type="time" office:time-value="PT16H6M45S" table:style-name="ce5">
            <text:p>16:06:45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0.27627600000000002" table:formula="of:=[.C159]/1000*[.E159]" table:style-name="ce1">
            <text:p>0,276276</text:p>
          </table:table-cell>
          <table:table-cell table:number-columns-repeated="16378"/>
        </table:table-row>
        <table:table-row table:style-name="ro2">
          <table:table-cell office:value-type="time" office:time-value="PT16H6M45S" table:style-name="ce5">
            <text:p>16:06:45</text:p>
          </table:table-cell>
          <table:table-cell office:value-type="time" office:time-value="PT16H6M46S" table:style-name="ce5">
            <text:p>16:06:46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35599999999999998" table:style-name="ce1">
            <text:p>0,356</text:p>
          </table:table-cell>
          <table:table-cell office:value-type="float" office:value="0.36027199999999998" table:formula="of:=[.C160]/1000*[.E160]" table:style-name="ce1">
            <text:p>0,360272</text:p>
          </table:table-cell>
          <table:table-cell table:number-columns-repeated="16378"/>
        </table:table-row>
        <table:table-row table:style-name="ro2">
          <table:table-cell office:value-type="time" office:time-value="PT16H6M46S" table:style-name="ce5">
            <text:p>16:06:46</text:p>
          </table:table-cell>
          <table:table-cell office:value-type="time" office:time-value="PT16H6M47S" table:style-name="ce5">
            <text:p>16:06:47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28799999999999998" table:style-name="ce1">
            <text:p>0,288</text:p>
          </table:table-cell>
          <table:table-cell office:value-type="float" office:value="0.29145599999999999" table:formula="of:=[.C161]/1000*[.E161]" table:style-name="ce1">
            <text:p>0,291456</text:p>
          </table:table-cell>
          <table:table-cell table:number-columns-repeated="16378"/>
        </table:table-row>
        <table:table-row table:style-name="ro2">
          <table:table-cell office:value-type="time" office:time-value="PT16H6M47S" table:style-name="ce5">
            <text:p>16:06:47</text:p>
          </table:table-cell>
          <table:table-cell office:value-type="time" office:time-value="PT16H6M48S" table:style-name="ce5">
            <text:p>16:06:48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7500000000000002" table:style-name="ce1">
            <text:p>0,275</text:p>
          </table:table-cell>
          <table:table-cell office:value-type="float" office:value="0.27830000000000005" table:formula="of:=[.C162]/1000*[.E162]" table:style-name="ce1">
            <text:p>0,2783</text:p>
          </table:table-cell>
          <table:table-cell table:number-columns-repeated="16378"/>
        </table:table-row>
        <table:table-row table:style-name="ro2">
          <table:table-cell office:value-type="time" office:time-value="PT16H6M48S" table:style-name="ce5">
            <text:p>16:06:48</text:p>
          </table:table-cell>
          <table:table-cell office:value-type="time" office:time-value="PT16H6M49S" table:style-name="ce5">
            <text:p>16:06:49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8799999999999998" table:style-name="ce1">
            <text:p>0,288</text:p>
          </table:table-cell>
          <table:table-cell office:value-type="float" office:value="0.29174399999999995" table:formula="of:=[.C163]/1000*[.E163]" table:style-name="ce1">
            <text:p>0,291744</text:p>
          </table:table-cell>
          <table:table-cell table:number-columns-repeated="16378"/>
        </table:table-row>
        <table:table-row table:style-name="ro2">
          <table:table-cell office:value-type="time" office:time-value="PT16H6M49S" table:style-name="ce5">
            <text:p>16:06:49</text:p>
          </table:table-cell>
          <table:table-cell office:value-type="time" office:time-value="PT16H6M50S" table:style-name="ce5">
            <text:p>16:06:50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8499999999999998" table:style-name="ce1">
            <text:p>0,285</text:p>
          </table:table-cell>
          <table:table-cell office:value-type="float" office:value="0.28870499999999993" table:formula="of:=[.C164]/1000*[.E164]" table:style-name="ce1">
            <text:p>0,288705</text:p>
          </table:table-cell>
          <table:table-cell table:number-columns-repeated="16378"/>
        </table:table-row>
        <table:table-row table:style-name="ro2">
          <table:table-cell office:value-type="time" office:time-value="PT16H6M50S" table:style-name="ce5">
            <text:p>16:06:50</text:p>
          </table:table-cell>
          <table:table-cell office:value-type="time" office:time-value="PT16H6M51S" table:style-name="ce5">
            <text:p>16:06:51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0099999999999999" table:style-name="ce1">
            <text:p>0,301</text:p>
          </table:table-cell>
          <table:table-cell office:value-type="float" office:value="0.30491299999999993" table:formula="of:=[.C165]/1000*[.E165]" table:style-name="ce1">
            <text:p>0,304913</text:p>
          </table:table-cell>
          <table:table-cell table:number-columns-repeated="16378"/>
        </table:table-row>
        <table:table-row table:style-name="ro2">
          <table:table-cell office:value-type="time" office:time-value="PT16H6M51S" table:style-name="ce5">
            <text:p>16:06:51</text:p>
          </table:table-cell>
          <table:table-cell office:value-type="time" office:time-value="PT16H6M52S" table:style-name="ce5">
            <text:p>16:06:52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9099999999999998" table:style-name="ce1">
            <text:p>0,291</text:p>
          </table:table-cell>
          <table:table-cell office:value-type="float" office:value="0.29449199999999998" table:formula="of:=[.C166]/1000*[.E166]" table:style-name="ce1">
            <text:p>0,294492</text:p>
          </table:table-cell>
          <table:table-cell table:number-columns-repeated="16378"/>
        </table:table-row>
        <table:table-row table:style-name="ro2">
          <table:table-cell office:value-type="time" office:time-value="PT16H6M52S" table:style-name="ce5">
            <text:p>16:06:52</text:p>
          </table:table-cell>
          <table:table-cell office:value-type="time" office:time-value="PT16H6M53S" table:style-name="ce5">
            <text:p>16:06:53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2100000000000001" table:style-name="ce1">
            <text:p>0,321</text:p>
          </table:table-cell>
          <table:table-cell office:value-type="float" office:value="0.32485200000000003" table:formula="of:=[.C167]/1000*[.E167]" table:style-name="ce1">
            <text:p>0,324852</text:p>
          </table:table-cell>
          <table:table-cell table:number-columns-repeated="16378"/>
        </table:table-row>
        <table:table-row table:style-name="ro2">
          <table:table-cell office:value-type="time" office:time-value="PT16H6M53S" table:style-name="ce5">
            <text:p>16:06:53</text:p>
          </table:table-cell>
          <table:table-cell office:value-type="time" office:time-value="PT16H6M54S" table:style-name="ce5">
            <text:p>16:06:54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28699999999999998" table:style-name="ce1">
            <text:p>0,287</text:p>
          </table:table-cell>
          <table:table-cell office:value-type="float" office:value="0.29044399999999998" table:formula="of:=[.C168]/1000*[.E168]" table:style-name="ce1">
            <text:p>0,290444</text:p>
          </table:table-cell>
          <table:table-cell table:number-columns-repeated="16378"/>
        </table:table-row>
        <table:table-row table:style-name="ro2">
          <table:table-cell office:value-type="time" office:time-value="PT16H6M54S" table:style-name="ce5">
            <text:p>16:06:54</text:p>
          </table:table-cell>
          <table:table-cell office:value-type="time" office:time-value="PT16H6M55S" table:style-name="ce5">
            <text:p>16:06:55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1" table:style-name="ce1">
            <text:p>0,31</text:p>
          </table:table-cell>
          <table:table-cell office:value-type="float" office:value="0.31402999999999998" table:formula="of:=[.C169]/1000*[.E169]" table:style-name="ce1">
            <text:p>0,31403</text:p>
          </table:table-cell>
          <table:table-cell table:number-columns-repeated="16378"/>
        </table:table-row>
        <table:table-row table:style-name="ro2">
          <table:table-cell office:value-type="time" office:time-value="PT16H6M55S" table:style-name="ce5">
            <text:p>16:06:55</text:p>
          </table:table-cell>
          <table:table-cell office:value-type="time" office:time-value="PT16H6M56S" table:style-name="ce5">
            <text:p>16:06:56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29299999999999998" table:style-name="ce1">
            <text:p>0,293</text:p>
          </table:table-cell>
          <table:table-cell office:value-type="float" office:value="0.296516" table:formula="of:=[.C170]/1000*[.E170]" table:style-name="ce1">
            <text:p>0,296516</text:p>
          </table:table-cell>
          <table:table-cell table:number-columns-repeated="16378"/>
        </table:table-row>
        <table:table-row table:style-name="ro2">
          <table:table-cell office:value-type="time" office:time-value="PT16H6M56S" table:style-name="ce5">
            <text:p>16:06:56</text:p>
          </table:table-cell>
          <table:table-cell office:value-type="time" office:time-value="PT16H6M57S" table:style-name="ce5">
            <text:p>16:06:57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0.34913999999999995" table:formula="of:=[.C171]/1000*[.E171]" table:style-name="ce1">
            <text:p>0,34914</text:p>
          </table:table-cell>
          <table:table-cell table:number-columns-repeated="16378"/>
        </table:table-row>
        <table:table-row table:style-name="ro2">
          <table:table-cell office:value-type="time" office:time-value="PT16H6M57S" table:style-name="ce5">
            <text:p>16:06:57</text:p>
          </table:table-cell>
          <table:table-cell office:value-type="time" office:time-value="PT16H6M58S" table:style-name="ce5">
            <text:p>16:06:58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13" table:style-name="ce1">
            <text:p>0,313</text:p>
          </table:table-cell>
          <table:table-cell office:value-type="float" office:value="0.31675599999999998" table:formula="of:=[.C172]/1000*[.E172]" table:style-name="ce1">
            <text:p>0,316756</text:p>
          </table:table-cell>
          <table:table-cell table:number-columns-repeated="16378"/>
        </table:table-row>
        <table:table-row table:style-name="ro2">
          <table:table-cell office:value-type="time" office:time-value="PT16H6M58S" table:style-name="ce5">
            <text:p>16:06:58</text:p>
          </table:table-cell>
          <table:table-cell office:value-type="time" office:time-value="PT16H6M59S" table:style-name="ce5">
            <text:p>16:06:59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3100000000000002" table:style-name="ce1">
            <text:p>0,331</text:p>
          </table:table-cell>
          <table:table-cell office:value-type="float" office:value="0.33530299999999996" table:formula="of:=[.C173]/1000*[.E173]" table:style-name="ce1">
            <text:p>0,335303</text:p>
          </table:table-cell>
          <table:table-cell table:number-columns-repeated="16378"/>
        </table:table-row>
        <table:table-row table:style-name="ro2">
          <table:table-cell office:value-type="time" office:time-value="PT16H6M59S" table:style-name="ce5">
            <text:p>16:06:59</text:p>
          </table:table-cell>
          <table:table-cell office:value-type="time" office:time-value="PT16H7M0S" table:style-name="ce5">
            <text:p>16:07:00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0.30288699999999996" table:formula="of:=[.C174]/1000*[.E174]" table:style-name="ce1">
            <text:p>0,302887</text:p>
          </table:table-cell>
          <table:table-cell table:number-columns-repeated="16378"/>
        </table:table-row>
        <table:table-row table:style-name="ro2">
          <table:table-cell office:value-type="time" office:time-value="PT16H7M0S" table:style-name="ce5">
            <text:p>16:07:00</text:p>
          </table:table-cell>
          <table:table-cell office:value-type="time" office:time-value="PT16H7M1S" table:style-name="ce5">
            <text:p>16:07:01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33900000000000002" table:style-name="ce1">
            <text:p>0,339</text:p>
          </table:table-cell>
          <table:table-cell office:value-type="float" office:value="0.34306800000000004" table:formula="of:=[.C175]/1000*[.E175]" table:style-name="ce1">
            <text:p>0,343068</text:p>
          </table:table-cell>
          <table:table-cell table:number-columns-repeated="16378"/>
        </table:table-row>
        <table:table-row table:style-name="ro2">
          <table:table-cell office:value-type="time" office:time-value="PT16H7M1S" table:style-name="ce5">
            <text:p>16:07:01</text:p>
          </table:table-cell>
          <table:table-cell office:value-type="time" office:time-value="PT16H7M2S" table:style-name="ce5">
            <text:p>16:07:02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3" table:style-name="ce1">
            <text:p>0,33</text:p>
          </table:table-cell>
          <table:table-cell office:value-type="float" office:value="0.33428999999999998" table:formula="of:=[.C176]/1000*[.E176]" table:style-name="ce1">
            <text:p>0,33429</text:p>
          </table:table-cell>
          <table:table-cell table:number-columns-repeated="16378"/>
        </table:table-row>
        <table:table-row table:style-name="ro2">
          <table:table-cell office:value-type="time" office:time-value="PT16H7M2S" table:style-name="ce5">
            <text:p>16:07:02</text:p>
          </table:table-cell>
          <table:table-cell office:value-type="time" office:time-value="PT16H7M3S" table:style-name="ce5">
            <text:p>16:07:03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35399999999999998" table:style-name="ce1">
            <text:p>0,354</text:p>
          </table:table-cell>
          <table:table-cell office:value-type="float" office:value="0.35860199999999992" table:formula="of:=[.C177]/1000*[.E177]" table:style-name="ce1">
            <text:p>0,358602</text:p>
          </table:table-cell>
          <table:table-cell table:number-columns-repeated="16378"/>
        </table:table-row>
        <table:table-row table:style-name="ro2">
          <table:table-cell office:value-type="time" office:time-value="PT16H7M3S" table:style-name="ce5">
            <text:p>16:07:03</text:p>
          </table:table-cell>
          <table:table-cell office:value-type="time" office:time-value="PT16H7M4S" table:style-name="ce5">
            <text:p>16:07:04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3500000000000002" table:style-name="ce1">
            <text:p>0,335</text:p>
          </table:table-cell>
          <table:table-cell office:value-type="float" office:value="0.33902000000000004" table:formula="of:=[.C178]/1000*[.E178]" table:style-name="ce1">
            <text:p>0,33902</text:p>
          </table:table-cell>
          <table:table-cell table:number-columns-repeated="16378"/>
        </table:table-row>
        <table:table-row table:style-name="ro2">
          <table:table-cell office:value-type="time" office:time-value="PT16H7M4S" table:style-name="ce5">
            <text:p>16:07:04</text:p>
          </table:table-cell>
          <table:table-cell office:value-type="time" office:time-value="PT16H7M5S" table:style-name="ce5">
            <text:p>16:07:05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376" table:style-name="ce1">
            <text:p>0,376</text:p>
          </table:table-cell>
          <table:table-cell office:value-type="float" office:value="0.38051200000000002" table:formula="of:=[.C179]/1000*[.E179]" table:style-name="ce1">
            <text:p>0,380512</text:p>
          </table:table-cell>
          <table:table-cell table:number-columns-repeated="16378"/>
        </table:table-row>
        <table:table-row table:style-name="ro2">
          <table:table-cell office:value-type="time" office:time-value="PT16H7M5S" table:style-name="ce5">
            <text:p>16:07:05</text:p>
          </table:table-cell>
          <table:table-cell office:value-type="time" office:time-value="PT16H7M6S" table:style-name="ce5">
            <text:p>16:07:06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2300000000000001" table:style-name="ce1">
            <text:p>0,323</text:p>
          </table:table-cell>
          <table:table-cell office:value-type="float" office:value="0.326876" table:formula="of:=[.C180]/1000*[.E180]" table:style-name="ce1">
            <text:p>0,326876</text:p>
          </table:table-cell>
          <table:table-cell table:number-columns-repeated="16378"/>
        </table:table-row>
        <table:table-row table:style-name="ro2">
          <table:table-cell office:value-type="time" office:time-value="PT16H7M6S" table:style-name="ce5">
            <text:p>16:07:06</text:p>
          </table:table-cell>
          <table:table-cell office:value-type="time" office:time-value="PT16H7M7S" table:style-name="ce5">
            <text:p>16:07:07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40899999999999997" table:style-name="ce1">
            <text:p>0,409</text:p>
          </table:table-cell>
          <table:table-cell office:value-type="float" office:value="0.413908" table:formula="of:=[.C181]/1000*[.E181]" table:style-name="ce1">
            <text:p>0,413908</text:p>
          </table:table-cell>
          <table:table-cell table:number-columns-repeated="16378"/>
        </table:table-row>
        <table:table-row table:style-name="ro2">
          <table:table-cell office:value-type="time" office:time-value="PT16H7M7S" table:style-name="ce5">
            <text:p>16:07:07</text:p>
          </table:table-cell>
          <table:table-cell office:value-type="time" office:time-value="PT16H7M8S" table:style-name="ce5">
            <text:p>16:07:08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9100000000000001" table:style-name="ce1">
            <text:p>0,391</text:p>
          </table:table-cell>
          <table:table-cell office:value-type="float" office:value="0.39569200000000004" table:formula="of:=[.C182]/1000*[.E182]" table:style-name="ce1">
            <text:p>0,395692</text:p>
          </table:table-cell>
          <table:table-cell table:number-columns-repeated="16378"/>
        </table:table-row>
        <table:table-row table:style-name="ro2">
          <table:table-cell office:value-type="time" office:time-value="PT16H7M8S" table:style-name="ce5">
            <text:p>16:07:08</text:p>
          </table:table-cell>
          <table:table-cell office:value-type="time" office:time-value="PT16H7M9S" table:style-name="ce5">
            <text:p>16:07:09</text:p>
          </table:table-cell>
          <table:table-cell office:value-type="float" office:value="1010" table:style-name="ce1">
            <text:p>1010</text:p>
          </table:table-cell>
          <table:table-cell office:value-type="float" office:value="6.1879999999999997" table:style-name="ce1">
            <text:p>6,188</text:p>
          </table:table-cell>
          <table:table-cell office:value-type="float" office:value="0.42199999999999999" table:style-name="ce1">
            <text:p>0,422</text:p>
          </table:table-cell>
          <table:table-cell office:value-type="float" office:value="0.42621999999999999" table:formula="of:=[.C183]/1000*[.E183]" table:style-name="ce1">
            <text:p>0,42622</text:p>
          </table:table-cell>
          <table:table-cell table:number-columns-repeated="16378"/>
        </table:table-row>
        <table:table-row table:style-name="ro2">
          <table:table-cell office:value-type="time" office:time-value="PT16H7M9S" table:style-name="ce5">
            <text:p>16:07:09</text:p>
          </table:table-cell>
          <table:table-cell office:value-type="time" office:time-value="PT16H7M10S" table:style-name="ce5">
            <text:p>16:07:10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3800000000000002" table:style-name="ce1">
            <text:p>0,338</text:p>
          </table:table-cell>
          <table:table-cell office:value-type="float" office:value="0.34205600000000003" table:formula="of:=[.C184]/1000*[.E184]" table:style-name="ce1">
            <text:p>0,342056</text:p>
          </table:table-cell>
          <table:table-cell table:number-columns-repeated="16378"/>
        </table:table-row>
        <table:table-row table:style-name="ro2">
          <table:table-cell office:value-type="time" office:time-value="PT16H7M10S" table:style-name="ce5">
            <text:p>16:07:10</text:p>
          </table:table-cell>
          <table:table-cell office:value-type="time" office:time-value="PT16H7M11S" table:style-name="ce5">
            <text:p>16:07:11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39700000000000002" table:style-name="ce1">
            <text:p>0,397</text:p>
          </table:table-cell>
          <table:table-cell office:value-type="float" office:value="0.40176400000000001" table:formula="of:=[.C185]/1000*[.E185]" table:style-name="ce1">
            <text:p>0,401764</text:p>
          </table:table-cell>
          <table:table-cell table:number-columns-repeated="16378"/>
        </table:table-row>
        <table:table-row table:style-name="ro2">
          <table:table-cell office:value-type="time" office:time-value="PT16H7M11S" table:style-name="ce5">
            <text:p>16:07:11</text:p>
          </table:table-cell>
          <table:table-cell office:value-type="time" office:time-value="PT16H7M12S" table:style-name="ce5">
            <text:p>16:07:12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6699999999999999" table:style-name="ce1">
            <text:p>0,367</text:p>
          </table:table-cell>
          <table:table-cell office:value-type="float" office:value="0.37140400000000001" table:formula="of:=[.C186]/1000*[.E186]" table:style-name="ce1">
            <text:p>0,371404</text:p>
          </table:table-cell>
          <table:table-cell table:number-columns-repeated="16378"/>
        </table:table-row>
        <table:table-row table:style-name="ro2">
          <table:table-cell office:value-type="time" office:time-value="PT16H7M12S" table:style-name="ce5">
            <text:p>16:07:12</text:p>
          </table:table-cell>
          <table:table-cell office:value-type="time" office:time-value="PT16H7M13S" table:style-name="ce5">
            <text:p>16:07:13</text:p>
          </table:table-cell>
          <table:table-cell office:value-type="float" office:value="1011" table:style-name="ce1">
            <text:p>1011</text:p>
          </table:table-cell>
          <table:table-cell office:value-type="float" office:value="4.9459999999999997" table:style-name="ce1">
            <text:p>4,946</text:p>
          </table:table-cell>
          <table:table-cell office:value-type="float" office:value="0.40100000000000002" table:style-name="ce1">
            <text:p>0,401</text:p>
          </table:table-cell>
          <table:table-cell office:value-type="float" office:value="0.40541099999999997" table:formula="of:=[.C187]/1000*[.E187]" table:style-name="ce1">
            <text:p>0,405411</text:p>
          </table:table-cell>
          <table:table-cell table:number-columns-repeated="16378"/>
        </table:table-row>
        <table:table-row table:style-name="ro2">
          <table:table-cell office:value-type="time" office:time-value="PT16H7M13S" table:style-name="ce5">
            <text:p>16:07:13</text:p>
          </table:table-cell>
          <table:table-cell office:value-type="time" office:time-value="PT16H7M14S" table:style-name="ce5">
            <text:p>16:07:14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6699999999999999" table:style-name="ce1">
            <text:p>0,367</text:p>
          </table:table-cell>
          <table:table-cell office:value-type="float" office:value="0.37177099999999996" table:formula="of:=[.C188]/1000*[.E188]" table:style-name="ce1">
            <text:p>0,371771</text:p>
          </table:table-cell>
          <table:table-cell table:number-columns-repeated="16378"/>
        </table:table-row>
        <table:table-row table:style-name="ro2">
          <table:table-cell office:value-type="time" office:time-value="PT16H7M14S" table:style-name="ce5">
            <text:p>16:07:14</text:p>
          </table:table-cell>
          <table:table-cell office:value-type="time" office:time-value="PT16H7M15S" table:style-name="ce5">
            <text:p>16:07:15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40899999999999997" table:style-name="ce1">
            <text:p>0,409</text:p>
          </table:table-cell>
          <table:table-cell office:value-type="float" office:value="0.413908" table:formula="of:=[.C189]/1000*[.E189]" table:style-name="ce1">
            <text:p>0,413908</text:p>
          </table:table-cell>
          <table:table-cell table:number-columns-repeated="16378"/>
        </table:table-row>
        <table:table-row table:style-name="ro2">
          <table:table-cell office:value-type="time" office:time-value="PT16H7M15S" table:style-name="ce5">
            <text:p>16:07:15</text:p>
          </table:table-cell>
          <table:table-cell office:value-type="time" office:time-value="PT16H7M16S" table:style-name="ce5">
            <text:p>16:07:16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36128399999999999" table:formula="of:=[.C190]/1000*[.E190]" table:style-name="ce1">
            <text:p>0,361284</text:p>
          </table:table-cell>
          <table:table-cell table:number-columns-repeated="16378"/>
        </table:table-row>
        <table:table-row table:style-name="ro2">
          <table:table-cell office:value-type="time" office:time-value="PT16H7M16S" table:style-name="ce5">
            <text:p>16:07:16</text:p>
          </table:table-cell>
          <table:table-cell office:value-type="time" office:time-value="PT16H7M17S" table:style-name="ce5">
            <text:p>16:07:17</text:p>
          </table:table-cell>
          <table:table-cell office:value-type="float" office:value="1011" table:style-name="ce1">
            <text:p>1011</text:p>
          </table:table-cell>
          <table:table-cell office:value-type="float" office:value="5.44" table:style-name="ce1">
            <text:p>5,44</text:p>
          </table:table-cell>
          <table:table-cell office:value-type="float" office:value="0.41599999999999998" table:style-name="ce1">
            <text:p>0,416</text:p>
          </table:table-cell>
          <table:table-cell office:value-type="float" office:value="0.42057599999999995" table:formula="of:=[.C191]/1000*[.E191]" table:style-name="ce1">
            <text:p>0,420576</text:p>
          </table:table-cell>
          <table:table-cell table:number-columns-repeated="16378"/>
        </table:table-row>
        <table:table-row table:style-name="ro2">
          <table:table-cell office:value-type="time" office:time-value="PT16H7M17S" table:style-name="ce5">
            <text:p>16:07:17</text:p>
          </table:table-cell>
          <table:table-cell office:value-type="time" office:time-value="PT16H7M18S" table:style-name="ce5">
            <text:p>16:07:18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6499999999999999" table:style-name="ce1">
            <text:p>0,365</text:p>
          </table:table-cell>
          <table:table-cell office:value-type="float" office:value="0.36937999999999999" table:formula="of:=[.C192]/1000*[.E192]" table:style-name="ce1">
            <text:p>0,36938</text:p>
          </table:table-cell>
          <table:table-cell table:number-columns-repeated="16378"/>
        </table:table-row>
        <table:table-row table:style-name="ro2">
          <table:table-cell office:value-type="time" office:time-value="PT16H7M18S" table:style-name="ce5">
            <text:p>16:07:18</text:p>
          </table:table-cell>
          <table:table-cell office:value-type="time" office:time-value="PT16H7M19S" table:style-name="ce5">
            <text:p>16:07:19</text:p>
          </table:table-cell>
          <table:table-cell office:value-type="float" office:value="1011" table:style-name="ce1">
            <text:p>1011</text:p>
          </table:table-cell>
          <table:table-cell office:value-type="float" office:value="5.9349999999999996" table:style-name="ce1">
            <text:p>5,935</text:p>
          </table:table-cell>
          <table:table-cell office:value-type="float" office:value="0.41599999999999998" table:style-name="ce1">
            <text:p>0,416</text:p>
          </table:table-cell>
          <table:table-cell office:value-type="float" office:value="0.42057599999999995" table:formula="of:=[.C193]/1000*[.E193]" table:style-name="ce1">
            <text:p>0,420576</text:p>
          </table:table-cell>
          <table:table-cell table:number-columns-repeated="16378"/>
        </table:table-row>
        <table:table-row table:style-name="ro2">
          <table:table-cell office:value-type="time" office:time-value="PT16H7M19S" table:style-name="ce5">
            <text:p>16:07:19</text:p>
          </table:table-cell>
          <table:table-cell office:value-type="time" office:time-value="PT16H7M20S" table:style-name="ce5">
            <text:p>16:07:20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41099999999999998" table:style-name="ce1">
            <text:p>0,411</text:p>
          </table:table-cell>
          <table:table-cell office:value-type="float" office:value="0.41634299999999991" table:formula="of:=[.C194]/1000*[.E194]" table:style-name="ce1">
            <text:p>0,416343</text:p>
          </table:table-cell>
          <table:table-cell table:number-columns-repeated="16378"/>
        </table:table-row>
        <table:table-row table:style-name="ro2">
          <table:table-cell office:value-type="time" office:time-value="PT16H7M20S" table:style-name="ce5">
            <text:p>16:07:20</text:p>
          </table:table-cell>
          <table:table-cell office:value-type="time" office:time-value="PT16H7M21S" table:style-name="ce5">
            <text:p>16:07:21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2199999999999999" table:style-name="ce1">
            <text:p>0,422</text:p>
          </table:table-cell>
          <table:table-cell office:value-type="float" office:value="0.427064" table:formula="of:=[.C195]/1000*[.E195]" table:style-name="ce1">
            <text:p>0,427064</text:p>
          </table:table-cell>
          <table:table-cell table:number-columns-repeated="16378"/>
        </table:table-row>
        <table:table-row table:style-name="ro2">
          <table:table-cell office:value-type="time" office:time-value="PT16H7M21S" table:style-name="ce5">
            <text:p>16:07:21</text:p>
          </table:table-cell>
          <table:table-cell office:value-type="time" office:time-value="PT16H7M22S" table:style-name="ce5">
            <text:p>16:07:22</text:p>
          </table:table-cell>
          <table:table-cell office:value-type="float" office:value="1017" table:style-name="ce1">
            <text:p>1017</text:p>
          </table:table-cell>
          <table:table-cell office:value-type="float" office:value="4.9160000000000004" table:style-name="ce1">
            <text:p>4,916</text:p>
          </table:table-cell>
          <table:table-cell office:value-type="float" office:value="0.39" table:style-name="ce1">
            <text:p>0,39</text:p>
          </table:table-cell>
          <table:table-cell office:value-type="float" office:value="0.39662999999999998" table:formula="of:=[.C196]/1000*[.E196]" table:style-name="ce1">
            <text:p>0,39663</text:p>
          </table:table-cell>
          <table:table-cell table:number-columns-repeated="16378"/>
        </table:table-row>
        <table:table-row table:style-name="ro2">
          <table:table-cell office:value-type="time" office:time-value="PT16H7M22S" table:style-name="ce5">
            <text:p>16:07:22</text:p>
          </table:table-cell>
          <table:table-cell office:value-type="time" office:time-value="PT16H7M23S" table:style-name="ce5">
            <text:p>16:07:23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5400000000000001" table:style-name="ce1">
            <text:p>0,454</text:p>
          </table:table-cell>
          <table:table-cell office:value-type="float" office:value="0.45944800000000002" table:formula="of:=[.C197]/1000*[.E197]" table:style-name="ce1">
            <text:p>0,459448</text:p>
          </table:table-cell>
          <table:table-cell table:number-columns-repeated="16378"/>
        </table:table-row>
        <table:table-row table:style-name="ro2">
          <table:table-cell office:value-type="time" office:time-value="PT16H7M23S" table:style-name="ce5">
            <text:p>16:07:23</text:p>
          </table:table-cell>
          <table:table-cell office:value-type="time" office:time-value="PT16H7M24S" table:style-name="ce5">
            <text:p>16:07:24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9800000000000002" table:style-name="ce1">
            <text:p>0,398</text:p>
          </table:table-cell>
          <table:table-cell office:value-type="float" office:value="0.40277600000000002" table:formula="of:=[.C198]/1000*[.E198]" table:style-name="ce1">
            <text:p>0,402776</text:p>
          </table:table-cell>
          <table:table-cell table:number-columns-repeated="16378"/>
        </table:table-row>
        <table:table-row table:style-name="ro2">
          <table:table-cell office:value-type="time" office:time-value="PT16H7M24S" table:style-name="ce5">
            <text:p>16:07:24</text:p>
          </table:table-cell>
          <table:table-cell office:value-type="time" office:time-value="PT16H7M25S" table:style-name="ce5">
            <text:p>16:07:25</text:p>
          </table:table-cell>
          <table:table-cell office:value-type="float" office:value="1011" table:style-name="ce1">
            <text:p>1011</text:p>
          </table:table-cell>
          <table:table-cell office:value-type="float" office:value="6.6769999999999996" table:style-name="ce1">
            <text:p>6,677</text:p>
          </table:table-cell>
          <table:table-cell office:value-type="float" office:value="0.47599999999999998" table:style-name="ce1">
            <text:p>0,476</text:p>
          </table:table-cell>
          <table:table-cell office:value-type="float" office:value="0.48123599999999994" table:formula="of:=[.C199]/1000*[.E199]" table:style-name="ce1">
            <text:p>0,481236</text:p>
          </table:table-cell>
          <table:table-cell table:number-columns-repeated="16378"/>
        </table:table-row>
        <table:table-row table:style-name="ro2">
          <table:table-cell office:value-type="time" office:time-value="PT16H7M25S" table:style-name="ce5">
            <text:p>16:07:25</text:p>
          </table:table-cell>
          <table:table-cell office:value-type="time" office:time-value="PT16H7M26S" table:style-name="ce5">
            <text:p>16:07:26</text:p>
          </table:table-cell>
          <table:table-cell office:value-type="float" office:value="1011" table:style-name="ce1">
            <text:p>1011</text:p>
          </table:table-cell>
          <table:table-cell office:value-type="float" office:value="5.1929999999999996" table:style-name="ce1">
            <text:p>5,193</text:p>
          </table:table-cell>
          <table:table-cell office:value-type="float" office:value="0.41799999999999998" table:style-name="ce1">
            <text:p>0,418</text:p>
          </table:table-cell>
          <table:table-cell office:value-type="float" office:value="0.42259799999999992" table:formula="of:=[.C200]/1000*[.E200]" table:style-name="ce1">
            <text:p>0,422598</text:p>
          </table:table-cell>
          <table:table-cell table:number-columns-repeated="16378"/>
        </table:table-row>
        <table:table-row table:style-name="ro2">
          <table:table-cell office:value-type="time" office:time-value="PT16H7M26S" table:style-name="ce5">
            <text:p>16:07:26</text:p>
          </table:table-cell>
          <table:table-cell office:value-type="time" office:time-value="PT16H7M27S" table:style-name="ce5">
            <text:p>16:07:27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45200000000000001" table:style-name="ce1">
            <text:p>0,452</text:p>
          </table:table-cell>
          <table:table-cell office:value-type="float" office:value="0.45697199999999999" table:formula="of:=[.C201]/1000*[.E201]" table:style-name="ce1">
            <text:p>0,456972</text:p>
          </table:table-cell>
          <table:table-cell table:number-columns-repeated="16378"/>
        </table:table-row>
        <table:table-row table:style-name="ro2">
          <table:table-cell office:value-type="time" office:time-value="PT16H7M27S" table:style-name="ce5">
            <text:p>16:07:27</text:p>
          </table:table-cell>
          <table:table-cell office:value-type="time" office:time-value="PT16H7M28S" table:style-name="ce5">
            <text:p>16:07:28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" table:style-name="ce1">
            <text:p>0,4</text:p>
          </table:table-cell>
          <table:table-cell office:value-type="float" office:value="0.40480000000000005" table:formula="of:=[.C202]/1000*[.E202]" table:style-name="ce1">
            <text:p>0,4048</text:p>
          </table:table-cell>
          <table:table-cell table:number-columns-repeated="16378"/>
        </table:table-row>
        <table:table-row table:style-name="ro2">
          <table:table-cell office:value-type="time" office:time-value="PT16H7M28S" table:style-name="ce5">
            <text:p>16:07:28</text:p>
          </table:table-cell>
          <table:table-cell office:value-type="time" office:time-value="PT16H7M29S" table:style-name="ce5">
            <text:p>16:07:29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4700000000000001" table:style-name="ce1">
            <text:p>0,447</text:p>
          </table:table-cell>
          <table:table-cell office:value-type="float" office:value="0.45281099999999996" table:formula="of:=[.C203]/1000*[.E203]" table:style-name="ce1">
            <text:p>0,452811</text:p>
          </table:table-cell>
          <table:table-cell table:number-columns-repeated="16378"/>
        </table:table-row>
        <table:table-row table:style-name="ro2">
          <table:table-cell office:value-type="time" office:time-value="PT16H7M29S" table:style-name="ce5">
            <text:p>16:07:29</text:p>
          </table:table-cell>
          <table:table-cell office:value-type="time" office:time-value="PT16H7M30S" table:style-name="ce5">
            <text:p>16:07:30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0500000000000003" table:style-name="ce1">
            <text:p>0,405</text:p>
          </table:table-cell>
          <table:table-cell office:value-type="float" office:value="0.40986000000000006" table:formula="of:=[.C204]/1000*[.E204]" table:style-name="ce1">
            <text:p>0,40986</text:p>
          </table:table-cell>
          <table:table-cell table:number-columns-repeated="16378"/>
        </table:table-row>
        <table:table-row table:style-name="ro2">
          <table:table-cell office:value-type="time" office:time-value="PT16H7M30S" table:style-name="ce5">
            <text:p>16:07:30</text:p>
          </table:table-cell>
          <table:table-cell office:value-type="time" office:time-value="PT16H7M31S" table:style-name="ce5">
            <text:p>16:07:31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6899999999999997" table:style-name="ce1">
            <text:p>0,469</text:p>
          </table:table-cell>
          <table:table-cell office:value-type="float" office:value="0.47462799999999999" table:formula="of:=[.C205]/1000*[.E205]" table:style-name="ce1">
            <text:p>0,474628</text:p>
          </table:table-cell>
          <table:table-cell table:number-columns-repeated="16378"/>
        </table:table-row>
        <table:table-row table:style-name="ro2">
          <table:table-cell office:value-type="time" office:time-value="PT16H7M31S" table:style-name="ce5">
            <text:p>16:07:31</text:p>
          </table:table-cell>
          <table:table-cell office:value-type="time" office:time-value="PT16H7M32S" table:style-name="ce5">
            <text:p>16:07:32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0699999999999997" table:style-name="ce1">
            <text:p>0,407</text:p>
          </table:table-cell>
          <table:table-cell office:value-type="float" office:value="0.41229099999999991" table:formula="of:=[.C206]/1000*[.E206]" table:style-name="ce1">
            <text:p>0,412291</text:p>
          </table:table-cell>
          <table:table-cell table:number-columns-repeated="16378"/>
        </table:table-row>
        <table:table-row table:style-name="ro2">
          <table:table-cell office:value-type="time" office:time-value="PT16H7M32S" table:style-name="ce5">
            <text:p>16:07:32</text:p>
          </table:table-cell>
          <table:table-cell office:value-type="time" office:time-value="PT16H7M34S" table:style-name="ce5">
            <text:p>16:07:34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496" table:style-name="ce1">
            <text:p>0,496</text:p>
          </table:table-cell>
          <table:table-cell office:value-type="float" office:value="0.50195199999999995" table:formula="of:=[.C207]/1000*[.E207]" table:style-name="ce1">
            <text:p>0,501952</text:p>
          </table:table-cell>
          <table:table-cell table:number-columns-repeated="16378"/>
        </table:table-row>
        <table:table-row table:style-name="ro2">
          <table:table-cell office:value-type="time" office:time-value="PT16H7M34S" table:style-name="ce5">
            <text:p>16:07:34</text:p>
          </table:table-cell>
          <table:table-cell office:value-type="time" office:time-value="PT16H7M35S" table:style-name="ce5">
            <text:p>16:07:35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41499999999999998" table:style-name="ce1">
            <text:p>0,415</text:p>
          </table:table-cell>
          <table:table-cell office:value-type="float" office:value="0.41997999999999996" table:formula="of:=[.C208]/1000*[.E208]" table:style-name="ce1">
            <text:p>0,41998</text:p>
          </table:table-cell>
          <table:table-cell table:number-columns-repeated="16378"/>
        </table:table-row>
        <table:table-row table:style-name="ro2">
          <table:table-cell office:value-type="time" office:time-value="PT16H7M35S" table:style-name="ce5">
            <text:p>16:07:35</text:p>
          </table:table-cell>
          <table:table-cell office:value-type="time" office:time-value="PT16H7M36S" table:style-name="ce5">
            <text:p>16:07:36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48099999999999998" table:style-name="ce1">
            <text:p>0,481</text:p>
          </table:table-cell>
          <table:table-cell office:value-type="float" office:value="0.48677199999999998" table:formula="of:=[.C209]/1000*[.E209]" table:style-name="ce1">
            <text:p>0,486772</text:p>
          </table:table-cell>
          <table:table-cell table:number-columns-repeated="16378"/>
        </table:table-row>
        <table:table-row table:style-name="ro2">
          <table:table-cell office:value-type="time" office:time-value="PT16H7M36S" table:style-name="ce5">
            <text:p>16:07:36</text:p>
          </table:table-cell>
          <table:table-cell office:value-type="time" office:time-value="PT16H7M37S" table:style-name="ce5">
            <text:p>16:07:37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2799999999999999" table:style-name="ce1">
            <text:p>0,428</text:p>
          </table:table-cell>
          <table:table-cell office:value-type="float" office:value="0.43313600000000002" table:formula="of:=[.C210]/1000*[.E210]" table:style-name="ce1">
            <text:p>0,433136</text:p>
          </table:table-cell>
          <table:table-cell table:number-columns-repeated="16378"/>
        </table:table-row>
        <table:table-row table:style-name="ro2">
          <table:table-cell office:value-type="time" office:time-value="PT16H7M37S" table:style-name="ce5">
            <text:p>16:07:37</text:p>
          </table:table-cell>
          <table:table-cell office:value-type="time" office:time-value="PT16H7M38S" table:style-name="ce5">
            <text:p>16:07:38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1" table:style-name="ce1">
            <text:p>0,51</text:p>
          </table:table-cell>
          <table:table-cell office:value-type="float" office:value="0.51612000000000002" table:formula="of:=[.C211]/1000*[.E211]" table:style-name="ce1">
            <text:p>0,51612</text:p>
          </table:table-cell>
          <table:table-cell table:number-columns-repeated="16378"/>
        </table:table-row>
        <table:table-row table:style-name="ro2">
          <table:table-cell office:value-type="time" office:time-value="PT16H7M38S" table:style-name="ce5">
            <text:p>16:07:38</text:p>
          </table:table-cell>
          <table:table-cell office:value-type="time" office:time-value="PT16H7M39S" table:style-name="ce5">
            <text:p>16:07:39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6899999999999997" table:style-name="ce1">
            <text:p>0,469</text:p>
          </table:table-cell>
          <table:table-cell office:value-type="float" office:value="0.47462799999999999" table:formula="of:=[.C212]/1000*[.E212]" table:style-name="ce1">
            <text:p>0,474628</text:p>
          </table:table-cell>
          <table:table-cell table:number-columns-repeated="16378"/>
        </table:table-row>
        <table:table-row table:style-name="ro2">
          <table:table-cell office:value-type="time" office:time-value="PT16H7M39S" table:style-name="ce5">
            <text:p>16:07:39</text:p>
          </table:table-cell>
          <table:table-cell office:value-type="time" office:time-value="PT16H7M40S" table:style-name="ce5">
            <text:p>16:07:40</text:p>
          </table:table-cell>
          <table:table-cell office:value-type="float" office:value="1011" table:style-name="ce1">
            <text:p>1011</text:p>
          </table:table-cell>
          <table:table-cell office:value-type="float" office:value="6.6769999999999996" table:style-name="ce1">
            <text:p>6,677</text:p>
          </table:table-cell>
          <table:table-cell office:value-type="float" office:value="0.48899999999999999" table:style-name="ce1">
            <text:p>0,489</text:p>
          </table:table-cell>
          <table:table-cell office:value-type="float" office:value="0.49437899999999996" table:formula="of:=[.C213]/1000*[.E213]" table:style-name="ce1">
            <text:p>0,494379</text:p>
          </table:table-cell>
          <table:table-cell table:number-columns-repeated="16378"/>
        </table:table-row>
        <table:table-row table:style-name="ro2">
          <table:table-cell office:value-type="time" office:time-value="PT16H7M40S" table:style-name="ce5">
            <text:p>16:07:40</text:p>
          </table:table-cell>
          <table:table-cell office:value-type="time" office:time-value="PT16H7M41S" table:style-name="ce5">
            <text:p>16:07:41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5100000000000001" table:style-name="ce1">
            <text:p>0,451</text:p>
          </table:table-cell>
          <table:table-cell office:value-type="float" office:value="0.45686299999999996" table:formula="of:=[.C214]/1000*[.E214]" table:style-name="ce1">
            <text:p>0,456863</text:p>
          </table:table-cell>
          <table:table-cell table:number-columns-repeated="16378"/>
        </table:table-row>
        <table:table-row table:style-name="ro2">
          <table:table-cell office:value-type="time" office:time-value="PT16H7M41S" table:style-name="ce5">
            <text:p>16:07:41</text:p>
          </table:table-cell>
          <table:table-cell office:value-type="time" office:time-value="PT16H7M42S" table:style-name="ce5">
            <text:p>16:07:42</text:p>
          </table:table-cell>
          <table:table-cell office:value-type="float" office:value="1014" table:style-name="ce1">
            <text:p>1014</text:p>
          </table:table-cell>
          <table:table-cell office:value-type="float" office:value="7.15" table:style-name="ce1">
            <text:p>7,15</text:p>
          </table:table-cell>
          <table:table-cell office:value-type="float" office:value="0.50800000000000001" table:style-name="ce1">
            <text:p>0,508</text:p>
          </table:table-cell>
          <table:table-cell office:value-type="float" office:value="0.51511200000000001" table:formula="of:=[.C215]/1000*[.E215]" table:style-name="ce1">
            <text:p>0,515112</text:p>
          </table:table-cell>
          <table:table-cell table:number-columns-repeated="16378"/>
        </table:table-row>
        <table:table-row table:style-name="ro2">
          <table:table-cell office:value-type="time" office:time-value="PT16H7M42S" table:style-name="ce5">
            <text:p>16:07:42</text:p>
          </table:table-cell>
          <table:table-cell office:value-type="time" office:time-value="PT16H7M43S" table:style-name="ce5">
            <text:p>16:07:43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51200000000000001" table:style-name="ce1">
            <text:p>0,512</text:p>
          </table:table-cell>
          <table:table-cell office:value-type="float" office:value="0.51865600000000001" table:formula="of:=[.C216]/1000*[.E216]" table:style-name="ce1">
            <text:p>0,518656</text:p>
          </table:table-cell>
          <table:table-cell table:number-columns-repeated="16378"/>
        </table:table-row>
        <table:table-row table:style-name="ro2">
          <table:table-cell office:value-type="time" office:time-value="PT16H7M43S" table:style-name="ce5">
            <text:p>16:07:43</text:p>
          </table:table-cell>
          <table:table-cell office:value-type="time" office:time-value="PT16H7M44S" table:style-name="ce5">
            <text:p>16:07:44</text:p>
          </table:table-cell>
          <table:table-cell office:value-type="float" office:value="1012" table:style-name="ce1">
            <text:p>1012</text:p>
          </table:table-cell>
          <table:table-cell office:value-type="float" office:value="8.3989999999999991" table:style-name="ce1">
            <text:p>8,399</text:p>
          </table:table-cell>
          <table:table-cell office:value-type="float" office:value="0.58399999999999996" table:style-name="ce1">
            <text:p>0,584</text:p>
          </table:table-cell>
          <table:table-cell office:value-type="float" office:value="0.59100799999999998" table:formula="of:=[.C217]/1000*[.E217]" table:style-name="ce1">
            <text:p>0,591008</text:p>
          </table:table-cell>
          <table:table-cell table:number-columns-repeated="16378"/>
        </table:table-row>
        <table:table-row table:style-name="ro2">
          <table:table-cell office:value-type="time" office:time-value="PT16H7M44S" table:style-name="ce5">
            <text:p>16:07:44</text:p>
          </table:table-cell>
          <table:table-cell office:value-type="time" office:time-value="PT16H7M45S" table:style-name="ce5">
            <text:p>16:07:45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5700000000000002" table:style-name="ce1">
            <text:p>0,457</text:p>
          </table:table-cell>
          <table:table-cell office:value-type="float" office:value="0.46248400000000001" table:formula="of:=[.C218]/1000*[.E218]" table:style-name="ce1">
            <text:p>0,462484</text:p>
          </table:table-cell>
          <table:table-cell table:number-columns-repeated="16378"/>
        </table:table-row>
        <table:table-row table:style-name="ro2">
          <table:table-cell office:value-type="time" office:time-value="PT16H7M45S" table:style-name="ce5">
            <text:p>16:07:45</text:p>
          </table:table-cell>
          <table:table-cell office:value-type="time" office:time-value="PT16H7M46S" table:style-name="ce5">
            <text:p>16:07:46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51500000000000001" table:style-name="ce1">
            <text:p>0,515</text:p>
          </table:table-cell>
          <table:table-cell office:value-type="float" office:value="0.52117999999999998" table:formula="of:=[.C219]/1000*[.E219]" table:style-name="ce1">
            <text:p>0,52118</text:p>
          </table:table-cell>
          <table:table-cell table:number-columns-repeated="16378"/>
        </table:table-row>
        <table:table-row table:style-name="ro2">
          <table:table-cell office:value-type="time" office:time-value="PT16H7M46S" table:style-name="ce5">
            <text:p>16:07:46</text:p>
          </table:table-cell>
          <table:table-cell office:value-type="time" office:time-value="PT16H7M47S" table:style-name="ce5">
            <text:p>16:07:47</text:p>
          </table:table-cell>
          <table:table-cell office:value-type="float" office:value="1011" table:style-name="ce1">
            <text:p>1011</text:p>
          </table:table-cell>
          <table:table-cell office:value-type="float" office:value="5.44" table:style-name="ce1">
            <text:p>5,44</text:p>
          </table:table-cell>
          <table:table-cell office:value-type="float" office:value="0.46600000000000003" table:style-name="ce1">
            <text:p>0,466</text:p>
          </table:table-cell>
          <table:table-cell office:value-type="float" office:value="0.47112599999999999" table:formula="of:=[.C220]/1000*[.E220]" table:style-name="ce1">
            <text:p>0,471126</text:p>
          </table:table-cell>
          <table:table-cell table:number-columns-repeated="16378"/>
        </table:table-row>
        <table:table-row table:style-name="ro2">
          <table:table-cell office:value-type="time" office:time-value="PT16H7M47S" table:style-name="ce5">
            <text:p>16:07:47</text:p>
          </table:table-cell>
          <table:table-cell office:value-type="time" office:time-value="PT16H7M48S" table:style-name="ce5">
            <text:p>16:07:48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54700000000000004" table:style-name="ce1">
            <text:p>0,547</text:p>
          </table:table-cell>
          <table:table-cell office:value-type="float" office:value="0.55356400000000006" table:formula="of:=[.C221]/1000*[.E221]" table:style-name="ce1">
            <text:p>0,553564</text:p>
          </table:table-cell>
          <table:table-cell table:number-columns-repeated="16378"/>
        </table:table-row>
        <table:table-row table:style-name="ro2">
          <table:table-cell office:value-type="time" office:time-value="PT16H7M48S" table:style-name="ce5">
            <text:p>16:07:48</text:p>
          </table:table-cell>
          <table:table-cell office:value-type="time" office:time-value="PT16H7M49S" table:style-name="ce5">
            <text:p>16:07:49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48299999999999998" table:style-name="ce1">
            <text:p>0,483</text:p>
          </table:table-cell>
          <table:table-cell office:value-type="float" office:value="0.48927899999999996" table:formula="of:=[.C222]/1000*[.E222]" table:style-name="ce1">
            <text:p>0,489279</text:p>
          </table:table-cell>
          <table:table-cell table:number-columns-repeated="16378"/>
        </table:table-row>
        <table:table-row table:style-name="ro2">
          <table:table-cell office:value-type="time" office:time-value="PT16H7M49S" table:style-name="ce5">
            <text:p>16:07:49</text:p>
          </table:table-cell>
          <table:table-cell office:value-type="time" office:time-value="PT16H7M50S" table:style-name="ce5">
            <text:p>16:07:50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52400000000000002" table:style-name="ce1">
            <text:p>0,524</text:p>
          </table:table-cell>
          <table:table-cell office:value-type="float" office:value="0.53028799999999998" table:formula="of:=[.C223]/1000*[.E223]" table:style-name="ce1">
            <text:p>0,530288</text:p>
          </table:table-cell>
          <table:table-cell table:number-columns-repeated="16378"/>
        </table:table-row>
        <table:table-row table:style-name="ro2">
          <table:table-cell office:value-type="time" office:time-value="PT16H7M50S" table:style-name="ce5">
            <text:p>16:07:50</text:p>
          </table:table-cell>
          <table:table-cell office:value-type="time" office:time-value="PT16H7M51S" table:style-name="ce5">
            <text:p>16:07:51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9199999999999999" table:style-name="ce1">
            <text:p>0,492</text:p>
          </table:table-cell>
          <table:table-cell office:value-type="float" office:value="0.49790400000000001" table:formula="of:=[.C224]/1000*[.E224]" table:style-name="ce1">
            <text:p>0,497904</text:p>
          </table:table-cell>
          <table:table-cell table:number-columns-repeated="16378"/>
        </table:table-row>
        <table:table-row table:style-name="ro2">
          <table:table-cell office:value-type="time" office:time-value="PT16H7M51S" table:style-name="ce5">
            <text:p>16:07:51</text:p>
          </table:table-cell>
          <table:table-cell office:value-type="time" office:time-value="PT16H7M52S" table:style-name="ce5">
            <text:p>16:07:52</text:p>
          </table:table-cell>
          <table:table-cell office:value-type="float" office:value="1012" table:style-name="ce1">
            <text:p>1012</text:p>
          </table:table-cell>
          <table:table-cell office:value-type="float" office:value="7.1639999999999997" table:style-name="ce1">
            <text:p>7,164</text:p>
          </table:table-cell>
          <table:table-cell office:value-type="float" office:value="0.54800000000000004" table:style-name="ce1">
            <text:p>0,548</text:p>
          </table:table-cell>
          <table:table-cell office:value-type="float" office:value="0.55457600000000007" table:formula="of:=[.C225]/1000*[.E225]" table:style-name="ce1">
            <text:p>0,554576</text:p>
          </table:table-cell>
          <table:table-cell table:number-columns-repeated="16378"/>
        </table:table-row>
        <table:table-row table:style-name="ro2">
          <table:table-cell office:value-type="time" office:time-value="PT16H7M52S" table:style-name="ce5">
            <text:p>16:07:52</text:p>
          </table:table-cell>
          <table:table-cell office:value-type="time" office:time-value="PT16H7M53S" table:style-name="ce5">
            <text:p>16:07:53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0600000000000001" table:style-name="ce1">
            <text:p>0,506</text:p>
          </table:table-cell>
          <table:table-cell office:value-type="float" office:value="0.51207199999999997" table:formula="of:=[.C226]/1000*[.E226]" table:style-name="ce1">
            <text:p>0,512072</text:p>
          </table:table-cell>
          <table:table-cell table:number-columns-repeated="16378"/>
        </table:table-row>
        <table:table-row table:style-name="ro2">
          <table:table-cell office:value-type="time" office:time-value="PT16H7M53S" table:style-name="ce5">
            <text:p>16:07:53</text:p>
          </table:table-cell>
          <table:table-cell office:value-type="time" office:time-value="PT16H7M54S" table:style-name="ce5">
            <text:p>16:07:54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9099999999999997" table:style-name="ce1">
            <text:p>0,591</text:p>
          </table:table-cell>
          <table:table-cell office:value-type="float" office:value="0.59809199999999996" table:formula="of:=[.C227]/1000*[.E227]" table:style-name="ce1">
            <text:p>0,598092</text:p>
          </table:table-cell>
          <table:table-cell table:number-columns-repeated="16378"/>
        </table:table-row>
        <table:table-row table:style-name="ro2">
          <table:table-cell office:value-type="time" office:time-value="PT16H7M54S" table:style-name="ce5">
            <text:p>16:07:54</text:p>
          </table:table-cell>
          <table:table-cell office:value-type="time" office:time-value="PT16H7M55S" table:style-name="ce5">
            <text:p>16:07:55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8499999999999999" table:style-name="ce1">
            <text:p>0,485</text:p>
          </table:table-cell>
          <table:table-cell office:value-type="float" office:value="0.49081999999999998" table:formula="of:=[.C228]/1000*[.E228]" table:style-name="ce1">
            <text:p>0,49082</text:p>
          </table:table-cell>
          <table:table-cell table:number-columns-repeated="16378"/>
        </table:table-row>
        <table:table-row table:style-name="ro2">
          <table:table-cell office:value-type="time" office:time-value="PT16H7M55S" table:style-name="ce5">
            <text:p>16:07:55</text:p>
          </table:table-cell>
          <table:table-cell office:value-type="time" office:time-value="PT16H7M56S" table:style-name="ce5">
            <text:p>16:07:56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1399999999999999" table:style-name="ce1">
            <text:p>0,614</text:p>
          </table:table-cell>
          <table:table-cell office:value-type="float" office:value="0.62075399999999992" table:formula="of:=[.C229]/1000*[.E229]" table:style-name="ce1">
            <text:p>0,620754</text:p>
          </table:table-cell>
          <table:table-cell table:number-columns-repeated="16378"/>
        </table:table-row>
        <table:table-row table:style-name="ro2">
          <table:table-cell office:value-type="time" office:time-value="PT16H7M56S" table:style-name="ce5">
            <text:p>16:07:56</text:p>
          </table:table-cell>
          <table:table-cell office:value-type="time" office:time-value="PT16H7M57S" table:style-name="ce5">
            <text:p>16:07:57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51400000000000001" table:style-name="ce1">
            <text:p>0,514</text:p>
          </table:table-cell>
          <table:table-cell office:value-type="float" office:value="0.52016799999999996" table:formula="of:=[.C230]/1000*[.E230]" table:style-name="ce1">
            <text:p>0,520168</text:p>
          </table:table-cell>
          <table:table-cell table:number-columns-repeated="16378"/>
        </table:table-row>
        <table:table-row table:style-name="ro2">
          <table:table-cell office:value-type="time" office:time-value="PT16H7M57S" table:style-name="ce5">
            <text:p>16:07:57</text:p>
          </table:table-cell>
          <table:table-cell office:value-type="time" office:time-value="PT16H7M58S" table:style-name="ce5">
            <text:p>16:07:58</text:p>
          </table:table-cell>
          <table:table-cell office:value-type="float" office:value="1011" table:style-name="ce1">
            <text:p>1011</text:p>
          </table:table-cell>
          <table:table-cell office:value-type="float" office:value="7.1710000000000003" table:style-name="ce1">
            <text:p>7,171</text:p>
          </table:table-cell>
          <table:table-cell office:value-type="float" office:value="0.57799999999999996" table:style-name="ce1">
            <text:p>0,578</text:p>
          </table:table-cell>
          <table:table-cell office:value-type="float" office:value="0.58435799999999993" table:formula="of:=[.C231]/1000*[.E231]" table:style-name="ce1">
            <text:p>0,584358</text:p>
          </table:table-cell>
          <table:table-cell table:number-columns-repeated="16378"/>
        </table:table-row>
        <table:table-row table:style-name="ro2">
          <table:table-cell office:value-type="time" office:time-value="PT16H7M58S" table:style-name="ce5">
            <text:p>16:07:58</text:p>
          </table:table-cell>
          <table:table-cell office:value-type="time" office:time-value="PT16H7M59S" table:style-name="ce5">
            <text:p>16:07:59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505" table:style-name="ce1">
            <text:p>0,505</text:p>
          </table:table-cell>
          <table:table-cell office:value-type="float" office:value="0.51105999999999996" table:formula="of:=[.C232]/1000*[.E232]" table:style-name="ce1">
            <text:p>0,51106</text:p>
          </table:table-cell>
          <table:table-cell table:number-columns-repeated="16378"/>
        </table:table-row>
        <table:table-row table:style-name="ro2">
          <table:table-cell office:value-type="time" office:time-value="PT16H7M59S" table:style-name="ce5">
            <text:p>16:07:59</text:p>
          </table:table-cell>
          <table:table-cell office:value-type="time" office:time-value="PT16H8M0S" table:style-name="ce5">
            <text:p>16:08:00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58399999999999996" table:style-name="ce1">
            <text:p>0,584</text:p>
          </table:table-cell>
          <table:table-cell office:value-type="float" office:value="0.59042399999999995" table:formula="of:=[.C233]/1000*[.E233]" table:style-name="ce1">
            <text:p>0,590424</text:p>
          </table:table-cell>
          <table:table-cell table:number-columns-repeated="16378"/>
        </table:table-row>
        <table:table-row table:style-name="ro2">
          <table:table-cell office:value-type="time" office:time-value="PT16H8M0S" table:style-name="ce5">
            <text:p>16:08:00</text:p>
          </table:table-cell>
          <table:table-cell office:value-type="time" office:time-value="PT16H8M1S" table:style-name="ce5">
            <text:p>16:08:01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52400000000000002" table:style-name="ce1">
            <text:p>0,524</text:p>
          </table:table-cell>
          <table:table-cell office:value-type="float" office:value="0.53028799999999998" table:formula="of:=[.C234]/1000*[.E234]" table:style-name="ce1">
            <text:p>0,530288</text:p>
          </table:table-cell>
          <table:table-cell table:number-columns-repeated="16378"/>
        </table:table-row>
        <table:table-row table:style-name="ro2">
          <table:table-cell office:value-type="time" office:time-value="PT16H8M1S" table:style-name="ce5">
            <text:p>16:08:01</text:p>
          </table:table-cell>
          <table:table-cell office:value-type="time" office:time-value="PT16H8M2S" table:style-name="ce5">
            <text:p>16:08:02</text:p>
          </table:table-cell>
          <table:table-cell office:value-type="float" office:value="1012" table:style-name="ce1">
            <text:p>1012</text:p>
          </table:table-cell>
          <table:table-cell office:value-type="float" office:value="7.4109999999999996" table:style-name="ce1">
            <text:p>7,411</text:p>
          </table:table-cell>
          <table:table-cell office:value-type="float" office:value="0.58799999999999997" table:style-name="ce1">
            <text:p>0,588</text:p>
          </table:table-cell>
          <table:table-cell office:value-type="float" office:value="0.59505599999999992" table:formula="of:=[.C235]/1000*[.E235]" table:style-name="ce1">
            <text:p>0,595056</text:p>
          </table:table-cell>
          <table:table-cell table:number-columns-repeated="16378"/>
        </table:table-row>
        <table:table-row table:style-name="ro2">
          <table:table-cell office:value-type="time" office:time-value="PT16H8M2S" table:style-name="ce5">
            <text:p>16:08:02</text:p>
          </table:table-cell>
          <table:table-cell office:value-type="time" office:time-value="PT16H8M3S" table:style-name="ce5">
            <text:p>16:08:03</text:p>
          </table:table-cell>
          <table:table-cell office:value-type="float" office:value="1012" table:style-name="ce1">
            <text:p>1012</text:p>
          </table:table-cell>
          <table:table-cell office:value-type="float" office:value="7.6580000000000004" table:style-name="ce1">
            <text:p>7,658</text:p>
          </table:table-cell>
          <table:table-cell office:value-type="float" office:value="0.53600000000000003" table:style-name="ce1">
            <text:p>0,536</text:p>
          </table:table-cell>
          <table:table-cell office:value-type="float" office:value="0.54243200000000003" table:formula="of:=[.C236]/1000*[.E236]" table:style-name="ce1">
            <text:p>0,542432</text:p>
          </table:table-cell>
          <table:table-cell table:number-columns-repeated="16378"/>
        </table:table-row>
        <table:table-row table:style-name="ro2">
          <table:table-cell office:value-type="time" office:time-value="PT16H8M3S" table:style-name="ce5">
            <text:p>16:08:03</text:p>
          </table:table-cell>
          <table:table-cell office:value-type="time" office:time-value="PT16H8M4S" table:style-name="ce5">
            <text:p>16:08:04</text:p>
          </table:table-cell>
          <table:table-cell office:value-type="float" office:value="1012" table:style-name="ce1">
            <text:p>1012</text:p>
          </table:table-cell>
          <table:table-cell office:value-type="float" office:value="7.6580000000000004" table:style-name="ce1">
            <text:p>7,658</text:p>
          </table:table-cell>
          <table:table-cell office:value-type="float" office:value="0.6" table:style-name="ce1">
            <text:p>0,6</text:p>
          </table:table-cell>
          <table:table-cell office:value-type="float" office:value="0.60719999999999996" table:formula="of:=[.C237]/1000*[.E237]" table:style-name="ce1">
            <text:p>0,6072</text:p>
          </table:table-cell>
          <table:table-cell table:number-columns-repeated="16378"/>
        </table:table-row>
        <table:table-row table:style-name="ro2">
          <table:table-cell office:value-type="time" office:time-value="PT16H8M4S" table:style-name="ce5">
            <text:p>16:08:04</text:p>
          </table:table-cell>
          <table:table-cell office:value-type="time" office:time-value="PT16H8M5S" table:style-name="ce5">
            <text:p>16:08:05</text:p>
          </table:table-cell>
          <table:table-cell office:value-type="float" office:value="1011" table:style-name="ce1">
            <text:p>1011</text:p>
          </table:table-cell>
          <table:table-cell office:value-type="float" office:value="6.6769999999999996" table:style-name="ce1">
            <text:p>6,677</text:p>
          </table:table-cell>
          <table:table-cell office:value-type="float" office:value="0.52400000000000002" table:style-name="ce1">
            <text:p>0,524</text:p>
          </table:table-cell>
          <table:table-cell office:value-type="float" office:value="0.52976400000000001" table:formula="of:=[.C238]/1000*[.E238]" table:style-name="ce1">
            <text:p>0,529764</text:p>
          </table:table-cell>
          <table:table-cell table:number-columns-repeated="16378"/>
        </table:table-row>
        <table:table-row table:style-name="ro2">
          <table:table-cell office:value-type="time" office:time-value="PT16H8M5S" table:style-name="ce5">
            <text:p>16:08:05</text:p>
          </table:table-cell>
          <table:table-cell office:value-type="time" office:time-value="PT16H8M6S" table:style-name="ce5">
            <text:p>16:08:06</text:p>
          </table:table-cell>
          <table:table-cell office:value-type="float" office:value="1023" table:style-name="ce1">
            <text:p>1023</text:p>
          </table:table-cell>
          <table:table-cell office:value-type="float" office:value="7.82" table:style-name="ce1">
            <text:p>7,82</text:p>
          </table:table-cell>
          <table:table-cell office:value-type="float" office:value="0.60899999999999999" table:style-name="ce1">
            <text:p>0,609</text:p>
          </table:table-cell>
          <table:table-cell office:value-type="float" office:value="0.62300699999999998" table:formula="of:=[.C239]/1000*[.E239]" table:style-name="ce1">
            <text:p>0,623007</text:p>
          </table:table-cell>
          <table:table-cell table:number-columns-repeated="16378"/>
        </table:table-row>
        <table:table-row table:style-name="ro2">
          <table:table-cell office:value-type="time" office:time-value="PT16H8M6S" table:style-name="ce5">
            <text:p>16:08:06</text:p>
          </table:table-cell>
          <table:table-cell office:value-type="time" office:time-value="PT16H8M7S" table:style-name="ce5">
            <text:p>16:08:07</text:p>
          </table:table-cell>
          <table:table-cell office:value-type="float" office:value="1012" table:style-name="ce1">
            <text:p>1012</text:p>
          </table:table-cell>
          <table:table-cell office:value-type="float" office:value="8.1519999999999992" table:style-name="ce1">
            <text:p>8,152</text:p>
          </table:table-cell>
          <table:table-cell office:value-type="float" office:value="0.61299999999999999" table:style-name="ce1">
            <text:p>0,613</text:p>
          </table:table-cell>
          <table:table-cell office:value-type="float" office:value="0.62035600000000002" table:formula="of:=[.C240]/1000*[.E240]" table:style-name="ce1">
            <text:p>0,620356</text:p>
          </table:table-cell>
          <table:table-cell table:number-columns-repeated="16378"/>
        </table:table-row>
        <table:table-row table:style-name="ro2">
          <table:table-cell office:value-type="time" office:time-value="PT16H8M7S" table:style-name="ce5">
            <text:p>16:08:07</text:p>
          </table:table-cell>
          <table:table-cell office:value-type="time" office:time-value="PT16H8M8S" table:style-name="ce5">
            <text:p>16:08:08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62" table:style-name="ce1">
            <text:p>0,62</text:p>
          </table:table-cell>
          <table:table-cell office:value-type="float" office:value="0.62681999999999993" table:formula="of:=[.C241]/1000*[.E241]" table:style-name="ce1">
            <text:p>0,62682</text:p>
          </table:table-cell>
          <table:table-cell table:number-columns-repeated="16378"/>
        </table:table-row>
        <table:table-row table:style-name="ro2">
          <table:table-cell office:value-type="time" office:time-value="PT16H8M8S" table:style-name="ce5">
            <text:p>16:08:08</text:p>
          </table:table-cell>
          <table:table-cell office:value-type="time" office:time-value="PT16H8M9S" table:style-name="ce5">
            <text:p>16:08:09</text:p>
          </table:table-cell>
          <table:table-cell office:value-type="float" office:value="1011" table:style-name="ce1">
            <text:p>1011</text:p>
          </table:table-cell>
          <table:table-cell office:value-type="float" office:value="6.9240000000000004" table:style-name="ce1">
            <text:p>6,924</text:p>
          </table:table-cell>
          <table:table-cell office:value-type="float" office:value="0.54200000000000004" table:style-name="ce1">
            <text:p>0,542</text:p>
          </table:table-cell>
          <table:table-cell office:value-type="float" office:value="0.54796199999999995" table:formula="of:=[.C242]/1000*[.E242]" table:style-name="ce1">
            <text:p>0,547962</text:p>
          </table:table-cell>
          <table:table-cell table:number-columns-repeated="16378"/>
        </table:table-row>
        <table:table-row table:style-name="ro2">
          <table:table-cell office:value-type="time" office:time-value="PT16H8M9S" table:style-name="ce5">
            <text:p>16:08:09</text:p>
          </table:table-cell>
          <table:table-cell office:value-type="time" office:time-value="PT16H8M10S" table:style-name="ce5">
            <text:p>16:08:10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1799999999999999" table:style-name="ce1">
            <text:p>0,618</text:p>
          </table:table-cell>
          <table:table-cell office:value-type="float" office:value="0.62479799999999996" table:formula="of:=[.C243]/1000*[.E243]" table:style-name="ce1">
            <text:p>0,624798</text:p>
          </table:table-cell>
          <table:table-cell table:number-columns-repeated="16378"/>
        </table:table-row>
        <table:table-row table:style-name="ro2">
          <table:table-cell office:value-type="time" office:time-value="PT16H8M10S" table:style-name="ce5">
            <text:p>16:08:10</text:p>
          </table:table-cell>
          <table:table-cell office:value-type="time" office:time-value="PT16H8M11S" table:style-name="ce5">
            <text:p>16:08:11</text:p>
          </table:table-cell>
          <table:table-cell office:value-type="float" office:value="1013" table:style-name="ce1">
            <text:p>1013</text:p>
          </table:table-cell>
          <table:table-cell office:value-type="float" office:value="6.91" table:style-name="ce1">
            <text:p>6,91</text:p>
          </table:table-cell>
          <table:table-cell office:value-type="float" office:value="0.54900000000000004" table:style-name="ce1">
            <text:p>0,549</text:p>
          </table:table-cell>
          <table:table-cell office:value-type="float" office:value="0.55613699999999999" table:formula="of:=[.C244]/1000*[.E244]" table:style-name="ce1">
            <text:p>0,556137</text:p>
          </table:table-cell>
          <table:table-cell table:number-columns-repeated="16378"/>
        </table:table-row>
        <table:table-row table:style-name="ro2">
          <table:table-cell office:value-type="time" office:time-value="PT16H8M11S" table:style-name="ce5">
            <text:p>16:08:11</text:p>
          </table:table-cell>
          <table:table-cell office:value-type="time" office:time-value="PT16H8M12S" table:style-name="ce5">
            <text:p>16:08:12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72" table:style-name="ce1">
            <text:p>0,72</text:p>
          </table:table-cell>
          <table:table-cell office:value-type="float" office:value="0.72863999999999995" table:formula="of:=[.C245]/1000*[.E245]" table:style-name="ce1">
            <text:p>0,72864</text:p>
          </table:table-cell>
          <table:table-cell table:number-columns-repeated="16378"/>
        </table:table-row>
        <table:table-row table:style-name="ro2">
          <table:table-cell office:value-type="time" office:time-value="PT16H8M12S" table:style-name="ce5">
            <text:p>16:08:12</text:p>
          </table:table-cell>
          <table:table-cell office:value-type="time" office:time-value="PT16H8M13S" table:style-name="ce5">
            <text:p>16:08:13</text:p>
          </table:table-cell>
          <table:table-cell office:value-type="float" office:value="1012" table:style-name="ce1">
            <text:p>1012</text:p>
          </table:table-cell>
          <table:table-cell office:value-type="float" office:value="7.6580000000000004" table:style-name="ce1">
            <text:p>7,658</text:p>
          </table:table-cell>
          <table:table-cell office:value-type="float" office:value="0.57599999999999996" table:style-name="ce1">
            <text:p>0,576</text:p>
          </table:table-cell>
          <table:table-cell office:value-type="float" office:value="0.58291199999999999" table:formula="of:=[.C246]/1000*[.E246]" table:style-name="ce1">
            <text:p>0,582912</text:p>
          </table:table-cell>
          <table:table-cell table:number-columns-repeated="16378"/>
        </table:table-row>
        <table:table-row table:style-name="ro2">
          <table:table-cell office:value-type="time" office:time-value="PT16H8M13S" table:style-name="ce5">
            <text:p>16:08:13</text:p>
          </table:table-cell>
          <table:table-cell office:value-type="time" office:time-value="PT16H8M14S" table:style-name="ce5">
            <text:p>16:08:14</text:p>
          </table:table-cell>
          <table:table-cell office:value-type="float" office:value="1011" table:style-name="ce1">
            <text:p>1011</text:p>
          </table:table-cell>
          <table:table-cell office:value-type="float" office:value="8.4079999999999995" table:style-name="ce1">
            <text:p>8,408</text:p>
          </table:table-cell>
          <table:table-cell office:value-type="float" office:value="0.625" table:style-name="ce1">
            <text:p>0,625</text:p>
          </table:table-cell>
          <table:table-cell office:value-type="float" office:value="0.63187499999999996" table:formula="of:=[.C247]/1000*[.E247]" table:style-name="ce1">
            <text:p>0,631875</text:p>
          </table:table-cell>
          <table:table-cell table:number-columns-repeated="16378"/>
        </table:table-row>
        <table:table-row table:style-name="ro2">
          <table:table-cell office:value-type="time" office:time-value="PT16H8M14S" table:style-name="ce5">
            <text:p>16:08:14</text:p>
          </table:table-cell>
          <table:table-cell office:value-type="time" office:time-value="PT16H8M15S" table:style-name="ce5">
            <text:p>16:08:15</text:p>
          </table:table-cell>
          <table:table-cell office:value-type="float" office:value="1012" table:style-name="ce1">
            <text:p>1012</text:p>
          </table:table-cell>
          <table:table-cell office:value-type="float" office:value="7.4109999999999996" table:style-name="ce1">
            <text:p>7,411</text:p>
          </table:table-cell>
          <table:table-cell office:value-type="float" office:value="0.59599999999999997" table:style-name="ce1">
            <text:p>0,596</text:p>
          </table:table-cell>
          <table:table-cell office:value-type="float" office:value="0.60315200000000002" table:formula="of:=[.C248]/1000*[.E248]" table:style-name="ce1">
            <text:p>0,603152</text:p>
          </table:table-cell>
          <table:table-cell table:number-columns-repeated="16378"/>
        </table:table-row>
        <table:table-row table:style-name="ro2">
          <table:table-cell office:value-type="time" office:time-value="PT16H8M15S" table:style-name="ce5">
            <text:p>16:08:15</text:p>
          </table:table-cell>
          <table:table-cell office:value-type="time" office:time-value="PT16H8M16S" table:style-name="ce5">
            <text:p>16:08:16</text:p>
          </table:table-cell>
          <table:table-cell office:value-type="float" office:value="1010" table:style-name="ce1">
            <text:p>1010</text:p>
          </table:table-cell>
          <table:table-cell office:value-type="float" office:value="7.9210000000000003" table:style-name="ce1">
            <text:p>7,921</text:p>
          </table:table-cell>
          <table:table-cell office:value-type="float" office:value="0.63200000000000001" table:style-name="ce1">
            <text:p>0,632</text:p>
          </table:table-cell>
          <table:table-cell office:value-type="float" office:value="0.63832" table:formula="of:=[.C249]/1000*[.E249]" table:style-name="ce1">
            <text:p>0,63832</text:p>
          </table:table-cell>
          <table:table-cell table:number-columns-repeated="16378"/>
        </table:table-row>
        <table:table-row table:style-name="ro2">
          <table:table-cell office:value-type="time" office:time-value="PT16H8M16S" table:style-name="ce5">
            <text:p>16:08:16</text:p>
          </table:table-cell>
          <table:table-cell office:value-type="time" office:time-value="PT16H8M17S" table:style-name="ce5">
            <text:p>16:08:17</text:p>
          </table:table-cell>
          <table:table-cell office:value-type="float" office:value="1012" table:style-name="ce1">
            <text:p>1012</text:p>
          </table:table-cell>
          <table:table-cell office:value-type="float" office:value="8.1519999999999992" table:style-name="ce1">
            <text:p>8,152</text:p>
          </table:table-cell>
          <table:table-cell office:value-type="float" office:value="0.63600000000000001" table:style-name="ce1">
            <text:p>0,636</text:p>
          </table:table-cell>
          <table:table-cell office:value-type="float" office:value="0.64363199999999998" table:formula="of:=[.C250]/1000*[.E250]" table:style-name="ce1">
            <text:p>0,643632</text:p>
          </table:table-cell>
          <table:table-cell table:number-columns-repeated="16378"/>
        </table:table-row>
        <table:table-row table:style-name="ro2">
          <table:table-cell office:value-type="time" office:time-value="PT16H8M17S" table:style-name="ce5">
            <text:p>16:08:17</text:p>
          </table:table-cell>
          <table:table-cell office:value-type="time" office:time-value="PT16H8M18S" table:style-name="ce5">
            <text:p>16:08:18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65200000000000002" table:style-name="ce1">
            <text:p>0,652</text:p>
          </table:table-cell>
          <table:table-cell office:value-type="float" office:value="0.65917199999999998" table:formula="of:=[.C251]/1000*[.E251]" table:style-name="ce1">
            <text:p>0,659172</text:p>
          </table:table-cell>
          <table:table-cell table:number-columns-repeated="16378"/>
        </table:table-row>
        <table:table-row table:style-name="ro2">
          <table:table-cell office:value-type="time" office:time-value="PT16H8M18S" table:style-name="ce5">
            <text:p>16:08:18</text:p>
          </table:table-cell>
          <table:table-cell office:value-type="time" office:time-value="PT16H8M19S" table:style-name="ce5">
            <text:p>16:08:19</text:p>
          </table:table-cell>
          <table:table-cell office:value-type="float" office:value="1011" table:style-name="ce1">
            <text:p>1011</text:p>
          </table:table-cell>
          <table:table-cell office:value-type="float" office:value="7.4180000000000001" table:style-name="ce1">
            <text:p>7,418</text:p>
          </table:table-cell>
          <table:table-cell office:value-type="float" office:value="0.59799999999999998" table:style-name="ce1">
            <text:p>0,598</text:p>
          </table:table-cell>
          <table:table-cell office:value-type="float" office:value="0.60457799999999995" table:formula="of:=[.C252]/1000*[.E252]" table:style-name="ce1">
            <text:p>0,604578</text:p>
          </table:table-cell>
          <table:table-cell table:number-columns-repeated="16378"/>
        </table:table-row>
        <table:table-row table:style-name="ro2">
          <table:table-cell office:value-type="time" office:time-value="PT16H8M19S" table:style-name="ce5">
            <text:p>16:08:19</text:p>
          </table:table-cell>
          <table:table-cell office:value-type="time" office:time-value="PT16H8M20S" table:style-name="ce5">
            <text:p>16:08:20</text:p>
          </table:table-cell>
          <table:table-cell office:value-type="float" office:value="1011" table:style-name="ce1">
            <text:p>1011</text:p>
          </table:table-cell>
          <table:table-cell office:value-type="float" office:value="8.4079999999999995" table:style-name="ce1">
            <text:p>8,408</text:p>
          </table:table-cell>
          <table:table-cell office:value-type="float" office:value="0.66400000000000003" table:style-name="ce1">
            <text:p>0,664</text:p>
          </table:table-cell>
          <table:table-cell office:value-type="float" office:value="0.67130400000000001" table:formula="of:=[.C253]/1000*[.E253]" table:style-name="ce1">
            <text:p>0,671304</text:p>
          </table:table-cell>
          <table:table-cell table:number-columns-repeated="16378"/>
        </table:table-row>
        <table:table-row table:style-name="ro2">
          <table:table-cell office:value-type="time" office:time-value="PT16H8M20S" table:style-name="ce5">
            <text:p>16:08:20</text:p>
          </table:table-cell>
          <table:table-cell office:value-type="time" office:time-value="PT16H8M21S" table:style-name="ce5">
            <text:p>16:08:21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61699999999999999" table:style-name="ce1">
            <text:p>0,617</text:p>
          </table:table-cell>
          <table:table-cell office:value-type="float" office:value="0.62378699999999998" table:formula="of:=[.C254]/1000*[.E254]" table:style-name="ce1">
            <text:p>0,623787</text:p>
          </table:table-cell>
          <table:table-cell table:number-columns-repeated="16378"/>
        </table:table-row>
        <table:table-row table:style-name="ro2">
          <table:table-cell office:value-type="time" office:time-value="PT16H8M21S" table:style-name="ce5">
            <text:p>16:08:21</text:p>
          </table:table-cell>
          <table:table-cell office:value-type="time" office:time-value="PT16H8M22S" table:style-name="ce5">
            <text:p>16:08:22</text:p>
          </table:table-cell>
          <table:table-cell office:value-type="float" office:value="1011" table:style-name="ce1">
            <text:p>1011</text:p>
          </table:table-cell>
          <table:table-cell office:value-type="float" office:value="8.9019999999999992" table:style-name="ce1">
            <text:p>8,902</text:p>
          </table:table-cell>
          <table:table-cell office:value-type="float" office:value="0.66500000000000004" table:style-name="ce1">
            <text:p>0,665</text:p>
          </table:table-cell>
          <table:table-cell office:value-type="float" office:value="0.672315" table:formula="of:=[.C255]/1000*[.E255]" table:style-name="ce1">
            <text:p>0,672315</text:p>
          </table:table-cell>
          <table:table-cell table:number-columns-repeated="16378"/>
        </table:table-row>
        <table:table-row table:style-name="ro2">
          <table:table-cell office:value-type="time" office:time-value="PT16H8M22S" table:style-name="ce5">
            <text:p>16:08:22</text:p>
          </table:table-cell>
          <table:table-cell office:value-type="time" office:time-value="PT16H8M23S" table:style-name="ce5">
            <text:p>16:08:23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1599999999999999" table:style-name="ce1">
            <text:p>0,616</text:p>
          </table:table-cell>
          <table:table-cell office:value-type="float" office:value="0.62277599999999989" table:formula="of:=[.C256]/1000*[.E256]" table:style-name="ce1">
            <text:p>0,622776</text:p>
          </table:table-cell>
          <table:table-cell table:number-columns-repeated="16378"/>
        </table:table-row>
        <table:table-row table:style-name="ro2">
          <table:table-cell office:value-type="time" office:time-value="PT16H8M23S" table:style-name="ce5">
            <text:p>16:08:23</text:p>
          </table:table-cell>
          <table:table-cell office:value-type="time" office:time-value="PT16H8M24S" table:style-name="ce5">
            <text:p>16:08:24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67500000000000004" table:style-name="ce1">
            <text:p>0,675</text:p>
          </table:table-cell>
          <table:table-cell office:value-type="float" office:value="0.68242499999999995" table:formula="of:=[.C257]/1000*[.E257]" table:style-name="ce1">
            <text:p>0,682425</text:p>
          </table:table-cell>
          <table:table-cell table:number-columns-repeated="16378"/>
        </table:table-row>
        <table:table-row table:style-name="ro2">
          <table:table-cell office:value-type="time" office:time-value="PT16H8M24S" table:style-name="ce5">
            <text:p>16:08:24</text:p>
          </table:table-cell>
          <table:table-cell office:value-type="time" office:time-value="PT16H8M25S" table:style-name="ce5">
            <text:p>16:08:25</text:p>
          </table:table-cell>
          <table:table-cell office:value-type="float" office:value="1012" table:style-name="ce1">
            <text:p>1012</text:p>
          </table:table-cell>
          <table:table-cell office:value-type="float" office:value="7.6580000000000004" table:style-name="ce1">
            <text:p>7,658</text:p>
          </table:table-cell>
          <table:table-cell office:value-type="float" office:value="0.61099999999999999" table:style-name="ce1">
            <text:p>0,611</text:p>
          </table:table-cell>
          <table:table-cell office:value-type="float" office:value="0.61833199999999999" table:formula="of:=[.C258]/1000*[.E258]" table:style-name="ce1">
            <text:p>0,618332</text:p>
          </table:table-cell>
          <table:table-cell table:number-columns-repeated="16378"/>
        </table:table-row>
        <table:table-row table:style-name="ro2">
          <table:table-cell office:value-type="time" office:time-value="PT16H8M25S" table:style-name="ce5">
            <text:p>16:08:25</text:p>
          </table:table-cell>
          <table:table-cell office:value-type="time" office:time-value="PT16H8M26S" table:style-name="ce5">
            <text:p>16:08:26</text:p>
          </table:table-cell>
          <table:table-cell office:value-type="float" office:value="1011" table:style-name="ce1">
            <text:p>1011</text:p>
          </table:table-cell>
          <table:table-cell office:value-type="float" office:value="10.138" table:style-name="ce1">
            <text:p>10,138</text:p>
          </table:table-cell>
          <table:table-cell office:value-type="float" office:value="0.75600000000000001" table:style-name="ce1">
            <text:p>0,756</text:p>
          </table:table-cell>
          <table:table-cell office:value-type="float" office:value="0.76431599999999988" table:formula="of:=[.C259]/1000*[.E259]" table:style-name="ce1">
            <text:p>0,764316</text:p>
          </table:table-cell>
          <table:table-cell table:number-columns-repeated="16378"/>
        </table:table-row>
        <table:table-row table:style-name="ro2">
          <table:table-cell office:value-type="time" office:time-value="PT16H8M26S" table:style-name="ce5">
            <text:p>16:08:26</text:p>
          </table:table-cell>
          <table:table-cell office:value-type="time" office:time-value="PT16H8M27S" table:style-name="ce5">
            <text:p>16:08:27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7" table:style-name="ce1">
            <text:p>0,67</text:p>
          </table:table-cell>
          <table:table-cell office:value-type="float" office:value="0.67737000000000003" table:formula="of:=[.C260]/1000*[.E260]" table:style-name="ce1">
            <text:p>0,67737</text:p>
          </table:table-cell>
          <table:table-cell table:number-columns-repeated="16378"/>
        </table:table-row>
        <table:table-row table:style-name="ro2">
          <table:table-cell office:value-type="time" office:time-value="PT16H8M27S" table:style-name="ce5">
            <text:p>16:08:27</text:p>
          </table:table-cell>
          <table:table-cell office:value-type="time" office:time-value="PT16H8M28S" table:style-name="ce5">
            <text:p>16:08:28</text:p>
          </table:table-cell>
          <table:table-cell office:value-type="float" office:value="1012" table:style-name="ce1">
            <text:p>1012</text:p>
          </table:table-cell>
          <table:table-cell office:value-type="float" office:value="9.3870000000000005" table:style-name="ce1">
            <text:p>9,387</text:p>
          </table:table-cell>
          <table:table-cell office:value-type="float" office:value="0.71899999999999997" table:style-name="ce1">
            <text:p>0,719</text:p>
          </table:table-cell>
          <table:table-cell office:value-type="float" office:value="0.72762799999999994" table:formula="of:=[.C261]/1000*[.E261]" table:style-name="ce1">
            <text:p>0,727628</text:p>
          </table:table-cell>
          <table:table-cell table:number-columns-repeated="16378"/>
        </table:table-row>
        <table:table-row table:style-name="ro2">
          <table:table-cell office:value-type="time" office:time-value="PT16H8M28S" table:style-name="ce5">
            <text:p>16:08:28</text:p>
          </table:table-cell>
          <table:table-cell office:value-type="time" office:time-value="PT16H8M29S" table:style-name="ce5">
            <text:p>16:08:29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25" table:style-name="ce1">
            <text:p>0,625</text:p>
          </table:table-cell>
          <table:table-cell office:value-type="float" office:value="0.63187499999999996" table:formula="of:=[.C262]/1000*[.E262]" table:style-name="ce1">
            <text:p>0,631875</text:p>
          </table:table-cell>
          <table:table-cell table:number-columns-repeated="16378"/>
        </table:table-row>
        <table:table-row table:style-name="ro2">
          <table:table-cell office:value-type="time" office:time-value="PT16H8M29S" table:style-name="ce5">
            <text:p>16:08:29</text:p>
          </table:table-cell>
          <table:table-cell office:value-type="time" office:time-value="PT16H8M30S" table:style-name="ce5">
            <text:p>16:08:30</text:p>
          </table:table-cell>
          <table:table-cell office:value-type="float" office:value="1011" table:style-name="ce1">
            <text:p>1011</text:p>
          </table:table-cell>
          <table:table-cell office:value-type="float" office:value="8.4079999999999995" table:style-name="ce1">
            <text:p>8,408</text:p>
          </table:table-cell>
          <table:table-cell office:value-type="float" office:value="0.72499999999999998" table:style-name="ce1">
            <text:p>0,725</text:p>
          </table:table-cell>
          <table:table-cell office:value-type="float" office:value="0.73297499999999993" table:formula="of:=[.C263]/1000*[.E263]" table:style-name="ce1">
            <text:p>0,732975</text:p>
          </table:table-cell>
          <table:table-cell table:number-columns-repeated="16378"/>
        </table:table-row>
        <table:table-row table:style-name="ro2">
          <table:table-cell office:value-type="time" office:time-value="PT16H8M30S" table:style-name="ce5">
            <text:p>16:08:30</text:p>
          </table:table-cell>
          <table:table-cell office:value-type="time" office:time-value="PT16H8M31S" table:style-name="ce5">
            <text:p>16:08:31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63900000000000001" table:style-name="ce1">
            <text:p>0,639</text:p>
          </table:table-cell>
          <table:table-cell office:value-type="float" office:value="0.64602899999999996" table:formula="of:=[.C264]/1000*[.E264]" table:style-name="ce1">
            <text:p>0,646029</text:p>
          </table:table-cell>
          <table:table-cell table:number-columns-repeated="16378"/>
        </table:table-row>
        <table:table-row table:style-name="ro2">
          <table:table-cell office:value-type="time" office:time-value="PT16H8M31S" table:style-name="ce5">
            <text:p>16:08:31</text:p>
          </table:table-cell>
          <table:table-cell office:value-type="time" office:time-value="PT16H8M32S" table:style-name="ce5">
            <text:p>16:08:32</text:p>
          </table:table-cell>
          <table:table-cell office:value-type="float" office:value="1011" table:style-name="ce1">
            <text:p>1011</text:p>
          </table:table-cell>
          <table:table-cell office:value-type="float" office:value="9.1489999999999991" table:style-name="ce1">
            <text:p>9,149</text:p>
          </table:table-cell>
          <table:table-cell office:value-type="float" office:value="0.73" table:style-name="ce1">
            <text:p>0,73</text:p>
          </table:table-cell>
          <table:table-cell office:value-type="float" office:value="0.73802999999999985" table:formula="of:=[.C265]/1000*[.E265]" table:style-name="ce1">
            <text:p>0,73803</text:p>
          </table:table-cell>
          <table:table-cell table:number-columns-repeated="16378"/>
        </table:table-row>
        <table:table-row table:style-name="ro2">
          <table:table-cell office:value-type="time" office:time-value="PT16H8M32S" table:style-name="ce5">
            <text:p>16:08:32</text:p>
          </table:table-cell>
          <table:table-cell office:value-type="time" office:time-value="PT16H8M33S" table:style-name="ce5">
            <text:p>16:08:33</text:p>
          </table:table-cell>
          <table:table-cell office:value-type="float" office:value="1011" table:style-name="ce1">
            <text:p>1011</text:p>
          </table:table-cell>
          <table:table-cell office:value-type="float" office:value="7.4180000000000001" table:style-name="ce1">
            <text:p>7,418</text:p>
          </table:table-cell>
          <table:table-cell office:value-type="float" office:value="0.69" table:style-name="ce1">
            <text:p>0,69</text:p>
          </table:table-cell>
          <table:table-cell office:value-type="float" office:value="0.69758999999999982" table:formula="of:=[.C266]/1000*[.E266]" table:style-name="ce1">
            <text:p>0,69759</text:p>
          </table:table-cell>
          <table:table-cell table:number-columns-repeated="16378"/>
        </table:table-row>
        <table:table-row table:style-name="ro2">
          <table:table-cell office:value-type="time" office:time-value="PT16H8M33S" table:style-name="ce5">
            <text:p>16:08:33</text:p>
          </table:table-cell>
          <table:table-cell office:value-type="time" office:time-value="PT16H8M34S" table:style-name="ce5">
            <text:p>16:08:34</text:p>
          </table:table-cell>
          <table:table-cell office:value-type="float" office:value="1011" table:style-name="ce1">
            <text:p>1011</text:p>
          </table:table-cell>
          <table:table-cell office:value-type="float" office:value="9.1489999999999991" table:style-name="ce1">
            <text:p>9,149</text:p>
          </table:table-cell>
          <table:table-cell office:value-type="float" office:value="0.74199999999999999" table:style-name="ce1">
            <text:p>0,742</text:p>
          </table:table-cell>
          <table:table-cell office:value-type="float" office:value="0.75016199999999988" table:formula="of:=[.C267]/1000*[.E267]" table:style-name="ce1">
            <text:p>0,750162</text:p>
          </table:table-cell>
          <table:table-cell table:number-columns-repeated="16378"/>
        </table:table-row>
        <table:table-row table:style-name="ro2">
          <table:table-cell office:value-type="time" office:time-value="PT16H8M34S" table:style-name="ce5">
            <text:p>16:08:34</text:p>
          </table:table-cell>
          <table:table-cell office:value-type="time" office:time-value="PT16H8M35S" table:style-name="ce5">
            <text:p>16:08:35</text:p>
          </table:table-cell>
          <table:table-cell office:value-type="float" office:value="1012" table:style-name="ce1">
            <text:p>1012</text:p>
          </table:table-cell>
          <table:table-cell office:value-type="float" office:value="9.14" table:style-name="ce1">
            <text:p>9,14</text:p>
          </table:table-cell>
          <table:table-cell office:value-type="float" office:value="0.68400000000000005" table:style-name="ce1">
            <text:p>0,684</text:p>
          </table:table-cell>
          <table:table-cell office:value-type="float" office:value="0.69220800000000005" table:formula="of:=[.C268]/1000*[.E268]" table:style-name="ce1">
            <text:p>0,692208</text:p>
          </table:table-cell>
          <table:table-cell table:number-columns-repeated="16378"/>
        </table:table-row>
        <table:table-row table:style-name="ro2">
          <table:table-cell office:value-type="time" office:time-value="PT16H8M35S" table:style-name="ce5">
            <text:p>16:08:35</text:p>
          </table:table-cell>
          <table:table-cell office:value-type="time" office:time-value="PT16H8M36S" table:style-name="ce5">
            <text:p>16:08:36</text:p>
          </table:table-cell>
          <table:table-cell office:value-type="float" office:value="1011" table:style-name="ce1">
            <text:p>1011</text:p>
          </table:table-cell>
          <table:table-cell office:value-type="float" office:value="9.1489999999999991" table:style-name="ce1">
            <text:p>9,149</text:p>
          </table:table-cell>
          <table:table-cell office:value-type="float" office:value="0.73" table:style-name="ce1">
            <text:p>0,73</text:p>
          </table:table-cell>
          <table:table-cell office:value-type="float" office:value="0.73802999999999985" table:formula="of:=[.C269]/1000*[.E269]" table:style-name="ce1">
            <text:p>0,73803</text:p>
          </table:table-cell>
          <table:table-cell table:number-columns-repeated="16378"/>
        </table:table-row>
        <table:table-row table:style-name="ro2">
          <table:table-cell office:value-type="time" office:time-value="PT16H8M36S" table:style-name="ce5">
            <text:p>16:08:36</text:p>
          </table:table-cell>
          <table:table-cell office:value-type="time" office:time-value="PT16H8M38S" table:style-name="ce5">
            <text:p>16:08:38</text:p>
          </table:table-cell>
          <table:table-cell office:value-type="float" office:value="1011" table:style-name="ce1">
            <text:p>1011</text:p>
          </table:table-cell>
          <table:table-cell office:value-type="float" office:value="1.484" table:style-name="ce1">
            <text:p>1,484</text:p>
          </table:table-cell>
          <table:table-cell office:value-type="float" office:value="0.224" table:style-name="ce1">
            <text:p>0,224</text:p>
          </table:table-cell>
          <table:table-cell office:value-type="float" office:value="0.22646399999999997" table:formula="of:=[.C270]/1000*[.E270]" table:style-name="ce1">
            <text:p>0,226464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64.422511999999983" table:formula="of:=SUM([.F116:.F270])" table:style-name="ce3">
            <text:p>64,422512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2">
            <text:p>Experiment 6</text:p>
          </table:table-cell>
          <table:table-cell table:style-name="ce2"/>
          <table:table-cell table:number-columns-repeated="3" table:style-name="ce3"/>
          <table:table-cell table:style-name="ce1"/>
          <table:table-cell table:number-columns-repeated="16378" table:style-name="ce3"/>
        </table:table-row>
        <table:table-row table:style-name="ro2">
          <table:table-cell office:value-type="time" office:time-value="PT16H10M0S" table:style-name="ce5">
            <text:p>16:10:00</text:p>
          </table:table-cell>
          <table:table-cell office:value-type="time" office:time-value="PT16H10M1S" table:style-name="ce5">
            <text:p>16:10:01</text:p>
          </table:table-cell>
          <table:table-cell office:value-type="float" office:value="1012" table:style-name="ce1">
            <text:p>1012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0.113" table:style-name="ce1">
            <text:p>0,113</text:p>
          </table:table-cell>
          <table:table-cell office:value-type="float" office:value="0.114356" table:formula="of:=[.C273]/1000*[.E273]" table:style-name="ce1">
            <text:p>0,114356</text:p>
          </table:table-cell>
          <table:table-cell table:number-columns-repeated="16378"/>
        </table:table-row>
        <table:table-row table:style-name="ro2">
          <table:table-cell office:value-type="time" office:time-value="PT16H10M1S" table:style-name="ce5">
            <text:p>16:10:01</text:p>
          </table:table-cell>
          <table:table-cell office:value-type="time" office:time-value="PT16H10M2S" table:style-name="ce5">
            <text:p>16:10:02</text:p>
          </table:table-cell>
          <table:table-cell office:value-type="float" office:value="1012" table:style-name="ce1">
            <text:p>1012</text:p>
          </table:table-cell>
          <table:table-cell office:value-type="float" office:value="1.976" table:style-name="ce1">
            <text:p>1,976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0.132572" table:formula="of:=[.C274]/1000*[.E274]" table:style-name="ce1">
            <text:p>0,132572</text:p>
          </table:table-cell>
          <table:table-cell table:number-columns-repeated="16378"/>
        </table:table-row>
        <table:table-row table:style-name="ro2">
          <table:table-cell office:value-type="time" office:time-value="PT16H10M2S" table:style-name="ce5">
            <text:p>16:10:02</text:p>
          </table:table-cell>
          <table:table-cell office:value-type="time" office:time-value="PT16H10M3S" table:style-name="ce5">
            <text:p>16:10:03</text:p>
          </table:table-cell>
          <table:table-cell office:value-type="float" office:value="1012" table:style-name="ce1">
            <text:p>1012</text:p>
          </table:table-cell>
          <table:table-cell office:value-type="float" office:value="1.482" table:style-name="ce1">
            <text:p>1,482</text:p>
          </table:table-cell>
          <table:table-cell office:value-type="float" office:value="0.14099999999999999" table:style-name="ce1">
            <text:p>0,141</text:p>
          </table:table-cell>
          <table:table-cell office:value-type="float" office:value="0.14269199999999999" table:formula="of:=[.C275]/1000*[.E275]" table:style-name="ce1">
            <text:p>0,142692</text:p>
          </table:table-cell>
          <table:table-cell table:number-columns-repeated="16378"/>
        </table:table-row>
        <table:table-row table:style-name="ro2">
          <table:table-cell office:value-type="time" office:time-value="PT16H10M3S" table:style-name="ce5">
            <text:p>16:10:03</text:p>
          </table:table-cell>
          <table:table-cell office:value-type="time" office:time-value="PT16H10M4S" table:style-name="ce5">
            <text:p>16:10:04</text:p>
          </table:table-cell>
          <table:table-cell office:value-type="float" office:value="1012" table:style-name="ce1">
            <text:p>1012</text:p>
          </table:table-cell>
          <table:table-cell office:value-type="float" office:value="1.7290000000000001" table:style-name="ce1">
            <text:p>1,729</text:p>
          </table:table-cell>
          <table:table-cell office:value-type="float" office:value="0.17299999999999999" table:style-name="ce1">
            <text:p>0,173</text:p>
          </table:table-cell>
          <table:table-cell office:value-type="float" office:value="0.17507599999999998" table:formula="of:=[.C276]/1000*[.E276]" table:style-name="ce1">
            <text:p>0,175076</text:p>
          </table:table-cell>
          <table:table-cell table:number-columns-repeated="16378"/>
        </table:table-row>
        <table:table-row table:style-name="ro2">
          <table:table-cell office:value-type="time" office:time-value="PT16H10M4S" table:style-name="ce5">
            <text:p>16:10:04</text:p>
          </table:table-cell>
          <table:table-cell office:value-type="time" office:time-value="PT16H10M5S" table:style-name="ce5">
            <text:p>16:10:05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7" table:style-name="ce1">
            <text:p>0,17</text:p>
          </table:table-cell>
          <table:table-cell office:value-type="float" office:value="0.17221" table:formula="of:=[.C277]/1000*[.E277]" table:style-name="ce1">
            <text:p>0,17221</text:p>
          </table:table-cell>
          <table:table-cell table:number-columns-repeated="16378"/>
        </table:table-row>
        <table:table-row table:style-name="ro2">
          <table:table-cell office:value-type="time" office:time-value="PT16H10M5S" table:style-name="ce5">
            <text:p>16:10:05</text:p>
          </table:table-cell>
          <table:table-cell office:value-type="time" office:time-value="PT16H10M6S" table:style-name="ce5">
            <text:p>16:10:06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6700000000000001" table:style-name="ce1">
            <text:p>0,167</text:p>
          </table:table-cell>
          <table:table-cell office:value-type="float" office:value="0.16917099999999999" table:formula="of:=[.C278]/1000*[.E278]" table:style-name="ce1">
            <text:p>0,169171</text:p>
          </table:table-cell>
          <table:table-cell table:number-columns-repeated="16378"/>
        </table:table-row>
        <table:table-row table:style-name="ro2">
          <table:table-cell office:value-type="time" office:time-value="PT16H10M6S" table:style-name="ce5">
            <text:p>16:10:06</text:p>
          </table:table-cell>
          <table:table-cell office:value-type="time" office:time-value="PT16H10M7S" table:style-name="ce5">
            <text:p>16:10:07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0.15093699999999999" table:formula="of:=[.C279]/1000*[.E279]" table:style-name="ce1">
            <text:p>0,150937</text:p>
          </table:table-cell>
          <table:table-cell table:number-columns-repeated="16378"/>
        </table:table-row>
        <table:table-row table:style-name="ro2">
          <table:table-cell office:value-type="time" office:time-value="PT16H10M7S" table:style-name="ce5">
            <text:p>16:10:07</text:p>
          </table:table-cell>
          <table:table-cell office:value-type="time" office:time-value="PT16H10M8S" table:style-name="ce5">
            <text:p>16:10:08</text:p>
          </table:table-cell>
          <table:table-cell office:value-type="float" office:value="1013" table:style-name="ce1">
            <text:p>1013</text:p>
          </table:table-cell>
          <table:table-cell office:value-type="float" office:value="1.4810000000000001" table:style-name="ce1">
            <text:p>1,481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0.166132" table:formula="of:=[.C280]/1000*[.E280]" table:style-name="ce1">
            <text:p>0,166132</text:p>
          </table:table-cell>
          <table:table-cell table:number-columns-repeated="16378"/>
        </table:table-row>
        <table:table-row table:style-name="ro2">
          <table:table-cell office:value-type="time" office:time-value="PT16H10M8S" table:style-name="ce5">
            <text:p>16:10:08</text:p>
          </table:table-cell>
          <table:table-cell office:value-type="time" office:time-value="PT16H10M9S" table:style-name="ce5">
            <text:p>16:10:09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4587199999999997" table:formula="of:=[.C281]/1000*[.E281]" table:style-name="ce1">
            <text:p>0,145872</text:p>
          </table:table-cell>
          <table:table-cell table:number-columns-repeated="16378"/>
        </table:table-row>
        <table:table-row table:style-name="ro2">
          <table:table-cell office:value-type="time" office:time-value="PT16H10M9S" table:style-name="ce5">
            <text:p>16:10:09</text:p>
          </table:table-cell>
          <table:table-cell office:value-type="time" office:time-value="PT16H10M10S" table:style-name="ce5">
            <text:p>16:10:10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0.170184" table:formula="of:=[.C282]/1000*[.E282]" table:style-name="ce1">
            <text:p>0,170184</text:p>
          </table:table-cell>
          <table:table-cell table:number-columns-repeated="16378"/>
        </table:table-row>
        <table:table-row table:style-name="ro2">
          <table:table-cell office:value-type="time" office:time-value="PT16H10M10S" table:style-name="ce5">
            <text:p>16:10:10</text:p>
          </table:table-cell>
          <table:table-cell office:value-type="time" office:time-value="PT16H10M11S" table:style-name="ce5">
            <text:p>16:10:11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55" table:style-name="ce1">
            <text:p>0,155</text:p>
          </table:table-cell>
          <table:table-cell office:value-type="float" office:value="0.15701499999999999" table:formula="of:=[.C283]/1000*[.E283]" table:style-name="ce1">
            <text:p>0,157015</text:p>
          </table:table-cell>
          <table:table-cell table:number-columns-repeated="16378"/>
        </table:table-row>
        <table:table-row table:style-name="ro2">
          <table:table-cell office:value-type="time" office:time-value="PT16H10M11S" table:style-name="ce5">
            <text:p>16:10:11</text:p>
          </table:table-cell>
          <table:table-cell office:value-type="time" office:time-value="PT16H10M12S" table:style-name="ce5">
            <text:p>16:10:12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0.170184" table:formula="of:=[.C284]/1000*[.E284]" table:style-name="ce1">
            <text:p>0,170184</text:p>
          </table:table-cell>
          <table:table-cell table:number-columns-repeated="16378"/>
        </table:table-row>
        <table:table-row table:style-name="ro2">
          <table:table-cell office:value-type="time" office:time-value="PT16H10M12S" table:style-name="ce5">
            <text:p>16:10:12</text:p>
          </table:table-cell>
          <table:table-cell office:value-type="time" office:time-value="PT16H10M13S" table:style-name="ce5">
            <text:p>16:10:13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217" table:style-name="ce1">
            <text:p>0,217</text:p>
          </table:table-cell>
          <table:table-cell office:value-type="float" office:value="0.21982099999999999" table:formula="of:=[.C285]/1000*[.E285]" table:style-name="ce1">
            <text:p>0,219821</text:p>
          </table:table-cell>
          <table:table-cell table:number-columns-repeated="16378"/>
        </table:table-row>
        <table:table-row table:style-name="ro2">
          <table:table-cell office:value-type="time" office:time-value="PT16H10M13S" table:style-name="ce5">
            <text:p>16:10:13</text:p>
          </table:table-cell>
          <table:table-cell office:value-type="time" office:time-value="PT16H10M14S" table:style-name="ce5">
            <text:p>16:10:14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0.137768" table:formula="of:=[.C286]/1000*[.E286]" table:style-name="ce1">
            <text:p>0,137768</text:p>
          </table:table-cell>
          <table:table-cell table:number-columns-repeated="16378"/>
        </table:table-row>
        <table:table-row table:style-name="ro2">
          <table:table-cell office:value-type="time" office:time-value="PT16H10M14S" table:style-name="ce5">
            <text:p>16:10:14</text:p>
          </table:table-cell>
          <table:table-cell office:value-type="time" office:time-value="PT16H10M15S" table:style-name="ce5">
            <text:p>16:10:15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54" table:style-name="ce1">
            <text:p>0,154</text:p>
          </table:table-cell>
          <table:table-cell office:value-type="float" office:value="0.15600199999999997" table:formula="of:=[.C287]/1000*[.E287]" table:style-name="ce1">
            <text:p>0,156002</text:p>
          </table:table-cell>
          <table:table-cell table:number-columns-repeated="16378"/>
        </table:table-row>
        <table:table-row table:style-name="ro2">
          <table:table-cell office:value-type="time" office:time-value="PT16H10M15S" table:style-name="ce5">
            <text:p>16:10:15</text:p>
          </table:table-cell>
          <table:table-cell office:value-type="time" office:time-value="PT16H10M16S" table:style-name="ce5">
            <text:p>16:10:16</text:p>
          </table:table-cell>
          <table:table-cell office:value-type="float" office:value="1012" table:style-name="ce1">
            <text:p>1012</text:p>
          </table:table-cell>
          <table:table-cell office:value-type="float" office:value="1.7290000000000001" table:style-name="ce1">
            <text:p>1,729</text:p>
          </table:table-cell>
          <table:table-cell office:value-type="float" office:value="0.158" table:style-name="ce1">
            <text:p>0,158</text:p>
          </table:table-cell>
          <table:table-cell office:value-type="float" office:value="0.15989600000000001" table:formula="of:=[.C288]/1000*[.E288]" table:style-name="ce1">
            <text:p>0,159896</text:p>
          </table:table-cell>
          <table:table-cell table:number-columns-repeated="16378"/>
        </table:table-row>
        <table:table-row table:style-name="ro2">
          <table:table-cell office:value-type="time" office:time-value="PT16H10M16S" table:style-name="ce5">
            <text:p>16:10:16</text:p>
          </table:table-cell>
          <table:table-cell office:value-type="time" office:time-value="PT16H10M17S" table:style-name="ce5">
            <text:p>16:10:17</text:p>
          </table:table-cell>
          <table:table-cell office:value-type="float" office:value="1012" table:style-name="ce1">
            <text:p>1012</text:p>
          </table:table-cell>
          <table:table-cell office:value-type="float" office:value="1.976" table:style-name="ce1">
            <text:p>1,976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0.167992" table:formula="of:=[.C289]/1000*[.E289]" table:style-name="ce1">
            <text:p>0,167992</text:p>
          </table:table-cell>
          <table:table-cell table:number-columns-repeated="16378"/>
        </table:table-row>
        <table:table-row table:style-name="ro2">
          <table:table-cell office:value-type="time" office:time-value="PT16H10M17S" table:style-name="ce5">
            <text:p>16:10:17</text:p>
          </table:table-cell>
          <table:table-cell office:value-type="time" office:time-value="PT16H10M18S" table:style-name="ce5">
            <text:p>16:10:18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85" table:style-name="ce1">
            <text:p>0,185</text:p>
          </table:table-cell>
          <table:table-cell office:value-type="float" office:value="0.18740499999999999" table:formula="of:=[.C290]/1000*[.E290]" table:style-name="ce1">
            <text:p>0,187405</text:p>
          </table:table-cell>
          <table:table-cell table:number-columns-repeated="16378"/>
        </table:table-row>
        <table:table-row table:style-name="ro2">
          <table:table-cell office:value-type="time" office:time-value="PT16H10M18S" table:style-name="ce5">
            <text:p>16:10:18</text:p>
          </table:table-cell>
          <table:table-cell office:value-type="time" office:time-value="PT16H10M19S" table:style-name="ce5">
            <text:p>16:10:19</text:p>
          </table:table-cell>
          <table:table-cell office:value-type="float" office:value="1021" table:style-name="ce1">
            <text:p>1021</text:p>
          </table:table-cell>
          <table:table-cell office:value-type="float" office:value="2.2040000000000002" table:style-name="ce1">
            <text:p>2,204</text:p>
          </table:table-cell>
          <table:table-cell office:value-type="float" office:value="0.182" table:style-name="ce1">
            <text:p>0,182</text:p>
          </table:table-cell>
          <table:table-cell office:value-type="float" office:value="0.18582199999999999" table:formula="of:=[.C291]/1000*[.E291]" table:style-name="ce1">
            <text:p>0,185822</text:p>
          </table:table-cell>
          <table:table-cell table:number-columns-repeated="16378"/>
        </table:table-row>
        <table:table-row table:style-name="ro2">
          <table:table-cell office:value-type="time" office:time-value="PT16H10M19S" table:style-name="ce5">
            <text:p>16:10:19</text:p>
          </table:table-cell>
          <table:table-cell office:value-type="time" office:time-value="PT16H10M20S" table:style-name="ce5">
            <text:p>16:10:20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5" table:style-name="ce1">
            <text:p>0,15</text:p>
          </table:table-cell>
          <table:table-cell office:value-type="float" office:value="0.15194999999999997" table:formula="of:=[.C292]/1000*[.E292]" table:style-name="ce1">
            <text:p>0,15195</text:p>
          </table:table-cell>
          <table:table-cell table:number-columns-repeated="16378"/>
        </table:table-row>
        <table:table-row table:style-name="ro2">
          <table:table-cell office:value-type="time" office:time-value="PT16H10M20S" table:style-name="ce5">
            <text:p>16:10:20</text:p>
          </table:table-cell>
          <table:table-cell office:value-type="time" office:time-value="PT16H10M21S" table:style-name="ce5">
            <text:p>16:10:21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0.14688499999999999" table:formula="of:=[.C293]/1000*[.E293]" table:style-name="ce1">
            <text:p>0,146885</text:p>
          </table:table-cell>
          <table:table-cell table:number-columns-repeated="16378"/>
        </table:table-row>
        <table:table-row table:style-name="ro2">
          <table:table-cell office:value-type="time" office:time-value="PT16H10M21S" table:style-name="ce5">
            <text:p>16:10:21</text:p>
          </table:table-cell>
          <table:table-cell office:value-type="time" office:time-value="PT16H10M22S" table:style-name="ce5">
            <text:p>16:10:22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7" table:style-name="ce1">
            <text:p>0,17</text:p>
          </table:table-cell>
          <table:table-cell office:value-type="float" office:value="0.17221" table:formula="of:=[.C294]/1000*[.E294]" table:style-name="ce1">
            <text:p>0,17221</text:p>
          </table:table-cell>
          <table:table-cell table:number-columns-repeated="16378"/>
        </table:table-row>
        <table:table-row table:style-name="ro2">
          <table:table-cell office:value-type="time" office:time-value="PT16H10M22S" table:style-name="ce5">
            <text:p>16:10:22</text:p>
          </table:table-cell>
          <table:table-cell office:value-type="time" office:time-value="PT16H10M23S" table:style-name="ce5">
            <text:p>16:10:23</text:p>
          </table:table-cell>
          <table:table-cell office:value-type="float" office:value="1017" table:style-name="ce1">
            <text:p>1017</text:p>
          </table:table-cell>
          <table:table-cell office:value-type="float" office:value="2.4580000000000002" table:style-name="ce1">
            <text:p>2,458</text:p>
          </table:table-cell>
          <table:table-cell office:value-type="float" office:value="0.223" table:style-name="ce1">
            <text:p>0,223</text:p>
          </table:table-cell>
          <table:table-cell office:value-type="float" office:value="0.22679099999999999" table:formula="of:=[.C295]/1000*[.E295]" table:style-name="ce1">
            <text:p>0,226791</text:p>
          </table:table-cell>
          <table:table-cell table:number-columns-repeated="16378"/>
        </table:table-row>
        <table:table-row table:style-name="ro2">
          <table:table-cell office:value-type="time" office:time-value="PT16H10M23S" table:style-name="ce5">
            <text:p>16:10:23</text:p>
          </table:table-cell>
          <table:table-cell office:value-type="time" office:time-value="PT16H10M24S" table:style-name="ce5">
            <text:p>16:10:24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6200000000000001" table:style-name="ce1">
            <text:p>0,162</text:p>
          </table:table-cell>
          <table:table-cell office:value-type="float" office:value="0.164106" table:formula="of:=[.C296]/1000*[.E296]" table:style-name="ce1">
            <text:p>0,164106</text:p>
          </table:table-cell>
          <table:table-cell table:number-columns-repeated="16378"/>
        </table:table-row>
        <table:table-row table:style-name="ro2">
          <table:table-cell office:value-type="time" office:time-value="PT16H10M24S" table:style-name="ce5">
            <text:p>16:10:24</text:p>
          </table:table-cell>
          <table:table-cell office:value-type="time" office:time-value="PT16H10M25S" table:style-name="ce5">
            <text:p>16:10:25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223" table:style-name="ce1">
            <text:p>0,223</text:p>
          </table:table-cell>
          <table:table-cell office:value-type="float" office:value="0.22567600000000002" table:formula="of:=[.C297]/1000*[.E297]" table:style-name="ce1">
            <text:p>0,225676</text:p>
          </table:table-cell>
          <table:table-cell table:number-columns-repeated="16378"/>
        </table:table-row>
        <table:table-row table:style-name="ro2">
          <table:table-cell office:value-type="time" office:time-value="PT16H10M25S" table:style-name="ce5">
            <text:p>16:10:25</text:p>
          </table:table-cell>
          <table:table-cell office:value-type="time" office:time-value="PT16H10M26S" table:style-name="ce5">
            <text:p>16:10:26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0.18335299999999999" table:formula="of:=[.C298]/1000*[.E298]" table:style-name="ce1">
            <text:p>0,183353</text:p>
          </table:table-cell>
          <table:table-cell table:number-columns-repeated="16378"/>
        </table:table-row>
        <table:table-row table:style-name="ro2">
          <table:table-cell office:value-type="time" office:time-value="PT16H10M26S" table:style-name="ce5">
            <text:p>16:10:26</text:p>
          </table:table-cell>
          <table:table-cell office:value-type="time" office:time-value="PT16H10M27S" table:style-name="ce5">
            <text:p>16:10:27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6" table:style-name="ce1">
            <text:p>0,16</text:p>
          </table:table-cell>
          <table:table-cell office:value-type="float" office:value="0.16207999999999997" table:formula="of:=[.C299]/1000*[.E299]" table:style-name="ce1">
            <text:p>0,16208</text:p>
          </table:table-cell>
          <table:table-cell table:number-columns-repeated="16378"/>
        </table:table-row>
        <table:table-row table:style-name="ro2">
          <table:table-cell office:value-type="time" office:time-value="PT16H10M27S" table:style-name="ce5">
            <text:p>16:10:27</text:p>
          </table:table-cell>
          <table:table-cell office:value-type="time" office:time-value="PT16H10M28S" table:style-name="ce5">
            <text:p>16:10:28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21" table:style-name="ce1">
            <text:p>0,221</text:p>
          </table:table-cell>
          <table:table-cell office:value-type="float" office:value="0.22387299999999999" table:formula="of:=[.C300]/1000*[.E300]" table:style-name="ce1">
            <text:p>0,223873</text:p>
          </table:table-cell>
          <table:table-cell table:number-columns-repeated="16378"/>
        </table:table-row>
        <table:table-row table:style-name="ro2">
          <table:table-cell office:value-type="time" office:time-value="PT16H10M28S" table:style-name="ce5">
            <text:p>16:10:28</text:p>
          </table:table-cell>
          <table:table-cell office:value-type="time" office:time-value="PT16H10M29S" table:style-name="ce5">
            <text:p>16:10:29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7799999999999999" table:style-name="ce1">
            <text:p>0,178</text:p>
          </table:table-cell>
          <table:table-cell office:value-type="float" office:value="0.18031399999999997" table:formula="of:=[.C301]/1000*[.E301]" table:style-name="ce1">
            <text:p>0,180314</text:p>
          </table:table-cell>
          <table:table-cell table:number-columns-repeated="16378"/>
        </table:table-row>
        <table:table-row table:style-name="ro2">
          <table:table-cell office:value-type="time" office:time-value="PT16H10M29S" table:style-name="ce5">
            <text:p>16:10:29</text:p>
          </table:table-cell>
          <table:table-cell office:value-type="time" office:time-value="PT16H10M30S" table:style-name="ce5">
            <text:p>16:10:30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3400000000000001" table:style-name="ce1">
            <text:p>0,234</text:p>
          </table:table-cell>
          <table:table-cell office:value-type="float" office:value="0.237042" table:formula="of:=[.C302]/1000*[.E302]" table:style-name="ce1">
            <text:p>0,237042</text:p>
          </table:table-cell>
          <table:table-cell table:number-columns-repeated="16378"/>
        </table:table-row>
        <table:table-row table:style-name="ro2">
          <table:table-cell office:value-type="time" office:time-value="PT16H10M30S" table:style-name="ce5">
            <text:p>16:10:30</text:p>
          </table:table-cell>
          <table:table-cell office:value-type="time" office:time-value="PT16H10M31S" table:style-name="ce5">
            <text:p>16:10:31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9500000000000001" table:style-name="ce1">
            <text:p>0,195</text:p>
          </table:table-cell>
          <table:table-cell office:value-type="float" office:value="0.19753499999999999" table:formula="of:=[.C303]/1000*[.E303]" table:style-name="ce1">
            <text:p>0,197535</text:p>
          </table:table-cell>
          <table:table-cell table:number-columns-repeated="16378"/>
        </table:table-row>
        <table:table-row table:style-name="ro2">
          <table:table-cell office:value-type="time" office:time-value="PT16H10M31S" table:style-name="ce5">
            <text:p>16:10:31</text:p>
          </table:table-cell>
          <table:table-cell office:value-type="time" office:time-value="PT16H10M32S" table:style-name="ce5">
            <text:p>16:10:32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182" table:style-name="ce1">
            <text:p>0,182</text:p>
          </table:table-cell>
          <table:table-cell office:value-type="float" office:value="0.18418399999999999" table:formula="of:=[.C304]/1000*[.E304]" table:style-name="ce1">
            <text:p>0,184184</text:p>
          </table:table-cell>
          <table:table-cell table:number-columns-repeated="16378"/>
        </table:table-row>
        <table:table-row table:style-name="ro2">
          <table:table-cell office:value-type="time" office:time-value="PT16H10M32S" table:style-name="ce5">
            <text:p>16:10:32</text:p>
          </table:table-cell>
          <table:table-cell office:value-type="time" office:time-value="PT16H10M33S" table:style-name="ce5">
            <text:p>16:10:33</text:p>
          </table:table-cell>
          <table:table-cell office:value-type="float" office:value="1014" table:style-name="ce1">
            <text:p>1014</text:p>
          </table:table-cell>
          <table:table-cell office:value-type="float" office:value="2.2189999999999999" table:style-name="ce1">
            <text:p>2,219</text:p>
          </table:table-cell>
          <table:table-cell office:value-type="float" office:value="0.19900000000000001" table:style-name="ce1">
            <text:p>0,199</text:p>
          </table:table-cell>
          <table:table-cell office:value-type="float" office:value="0.20178600000000002" table:formula="of:=[.C305]/1000*[.E305]" table:style-name="ce1">
            <text:p>0,201786</text:p>
          </table:table-cell>
          <table:table-cell table:number-columns-repeated="16378"/>
        </table:table-row>
        <table:table-row table:style-name="ro2">
          <table:table-cell office:value-type="time" office:time-value="PT16H10M33S" table:style-name="ce5">
            <text:p>16:10:33</text:p>
          </table:table-cell>
          <table:table-cell office:value-type="time" office:time-value="PT16H10M34S" table:style-name="ce5">
            <text:p>16:10:34</text:p>
          </table:table-cell>
          <table:table-cell office:value-type="float" office:value="1014" table:style-name="ce1">
            <text:p>1014</text:p>
          </table:table-cell>
          <table:table-cell office:value-type="float" office:value="2.2189999999999999" table:style-name="ce1">
            <text:p>2,219</text:p>
          </table:table-cell>
          <table:table-cell office:value-type="float" office:value="0.17100000000000001" table:style-name="ce1">
            <text:p>0,171</text:p>
          </table:table-cell>
          <table:table-cell office:value-type="float" office:value="0.17339400000000002" table:formula="of:=[.C306]/1000*[.E306]" table:style-name="ce1">
            <text:p>0,173394</text:p>
          </table:table-cell>
          <table:table-cell table:number-columns-repeated="16378"/>
        </table:table-row>
        <table:table-row table:style-name="ro2">
          <table:table-cell office:value-type="time" office:time-value="PT16H10M34S" table:style-name="ce5">
            <text:p>16:10:34</text:p>
          </table:table-cell>
          <table:table-cell office:value-type="time" office:time-value="PT16H10M35S" table:style-name="ce5">
            <text:p>16:10:35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7100000000000001" table:style-name="ce1">
            <text:p>0,171</text:p>
          </table:table-cell>
          <table:table-cell office:value-type="float" office:value="0.17322299999999999" table:formula="of:=[.C307]/1000*[.E307]" table:style-name="ce1">
            <text:p>0,173223</text:p>
          </table:table-cell>
          <table:table-cell table:number-columns-repeated="16378"/>
        </table:table-row>
        <table:table-row table:style-name="ro2">
          <table:table-cell office:value-type="time" office:time-value="PT16H10M35S" table:style-name="ce5">
            <text:p>16:10:35</text:p>
          </table:table-cell>
          <table:table-cell office:value-type="time" office:time-value="PT16H10M36S" table:style-name="ce5">
            <text:p>16:10:36</text:p>
          </table:table-cell>
          <table:table-cell office:value-type="float" office:value="1014" table:style-name="ce1">
            <text:p>1014</text:p>
          </table:table-cell>
          <table:table-cell office:value-type="float" office:value="2.4649999999999999" table:style-name="ce1">
            <text:p>2,465</text:p>
          </table:table-cell>
          <table:table-cell office:value-type="float" office:value="0.184" table:style-name="ce1">
            <text:p>0,184</text:p>
          </table:table-cell>
          <table:table-cell office:value-type="float" office:value="0.18657599999999999" table:formula="of:=[.C308]/1000*[.E308]" table:style-name="ce1">
            <text:p>0,186576</text:p>
          </table:table-cell>
          <table:table-cell table:number-columns-repeated="16378"/>
        </table:table-row>
        <table:table-row table:style-name="ro2">
          <table:table-cell office:value-type="time" office:time-value="PT16H10M36S" table:style-name="ce5">
            <text:p>16:10:36</text:p>
          </table:table-cell>
          <table:table-cell office:value-type="time" office:time-value="PT16H10M37S" table:style-name="ce5">
            <text:p>16:10:37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7899999999999999" table:style-name="ce1">
            <text:p>0,179</text:p>
          </table:table-cell>
          <table:table-cell office:value-type="float" office:value="0.18132699999999999" table:formula="of:=[.C309]/1000*[.E309]" table:style-name="ce1">
            <text:p>0,181327</text:p>
          </table:table-cell>
          <table:table-cell table:number-columns-repeated="16378"/>
        </table:table-row>
        <table:table-row table:style-name="ro2">
          <table:table-cell office:value-type="time" office:time-value="PT16H10M37S" table:style-name="ce5">
            <text:p>16:10:37</text:p>
          </table:table-cell>
          <table:table-cell office:value-type="time" office:time-value="PT16H10M38S" table:style-name="ce5">
            <text:p>16:10:38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23" table:style-name="ce1">
            <text:p>0,23</text:p>
          </table:table-cell>
          <table:table-cell office:value-type="float" office:value="0.23276000000000002" table:formula="of:=[.C310]/1000*[.E310]" table:style-name="ce1">
            <text:p>0,23276</text:p>
          </table:table-cell>
          <table:table-cell table:number-columns-repeated="16378"/>
        </table:table-row>
        <table:table-row table:style-name="ro2">
          <table:table-cell office:value-type="time" office:time-value="PT16H10M38S" table:style-name="ce5">
            <text:p>16:10:38</text:p>
          </table:table-cell>
          <table:table-cell office:value-type="time" office:time-value="PT16H10M40S" table:style-name="ce5">
            <text:p>16:10:40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21" table:style-name="ce1">
            <text:p>0,221</text:p>
          </table:table-cell>
          <table:table-cell office:value-type="float" office:value="0.22387299999999999" table:formula="of:=[.C311]/1000*[.E311]" table:style-name="ce1">
            <text:p>0,223873</text:p>
          </table:table-cell>
          <table:table-cell table:number-columns-repeated="16378"/>
        </table:table-row>
        <table:table-row table:style-name="ro2">
          <table:table-cell office:value-type="time" office:time-value="PT16H10M40S" table:style-name="ce5">
            <text:p>16:10:40</text:p>
          </table:table-cell>
          <table:table-cell office:value-type="time" office:time-value="PT16H10M41S" table:style-name="ce5">
            <text:p>16:10:41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91" table:style-name="ce1">
            <text:p>0,191</text:p>
          </table:table-cell>
          <table:table-cell office:value-type="float" office:value="0.19348299999999999" table:formula="of:=[.C312]/1000*[.E312]" table:style-name="ce1">
            <text:p>0,193483</text:p>
          </table:table-cell>
          <table:table-cell table:number-columns-repeated="16378"/>
        </table:table-row>
        <table:table-row table:style-name="ro2">
          <table:table-cell office:value-type="time" office:time-value="PT16H10M41S" table:style-name="ce5">
            <text:p>16:10:41</text:p>
          </table:table-cell>
          <table:table-cell office:value-type="time" office:time-value="PT16H10M42S" table:style-name="ce5">
            <text:p>16:10:42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0.18335299999999999" table:formula="of:=[.C313]/1000*[.E313]" table:style-name="ce1">
            <text:p>0,183353</text:p>
          </table:table-cell>
          <table:table-cell table:number-columns-repeated="16378"/>
        </table:table-row>
        <table:table-row table:style-name="ro2">
          <table:table-cell office:value-type="time" office:time-value="PT16H10M42S" table:style-name="ce5">
            <text:p>16:10:42</text:p>
          </table:table-cell>
          <table:table-cell office:value-type="time" office:time-value="PT16H10M43S" table:style-name="ce5">
            <text:p>16:10:43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87" table:style-name="ce1">
            <text:p>0,187</text:p>
          </table:table-cell>
          <table:table-cell office:value-type="float" office:value="0.18943099999999999" table:formula="of:=[.C314]/1000*[.E314]" table:style-name="ce1">
            <text:p>0,189431</text:p>
          </table:table-cell>
          <table:table-cell table:number-columns-repeated="16378"/>
        </table:table-row>
        <table:table-row table:style-name="ro2">
          <table:table-cell office:value-type="time" office:time-value="PT16H10M43S" table:style-name="ce5">
            <text:p>16:10:43</text:p>
          </table:table-cell>
          <table:table-cell office:value-type="time" office:time-value="PT16H10M44S" table:style-name="ce5">
            <text:p>16:10:44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1299999999999999" table:style-name="ce1">
            <text:p>0,213</text:p>
          </table:table-cell>
          <table:table-cell office:value-type="float" office:value="0.21576899999999996" table:formula="of:=[.C315]/1000*[.E315]" table:style-name="ce1">
            <text:p>0,215769</text:p>
          </table:table-cell>
          <table:table-cell table:number-columns-repeated="16378"/>
        </table:table-row>
        <table:table-row table:style-name="ro2">
          <table:table-cell office:value-type="time" office:time-value="PT16H10M44S" table:style-name="ce5">
            <text:p>16:10:44</text:p>
          </table:table-cell>
          <table:table-cell office:value-type="time" office:time-value="PT16H10M45S" table:style-name="ce5">
            <text:p>16:10:45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1" table:style-name="ce1">
            <text:p>0,21</text:p>
          </table:table-cell>
          <table:table-cell office:value-type="float" office:value="0.21272999999999997" table:formula="of:=[.C316]/1000*[.E316]" table:style-name="ce1">
            <text:p>0,21273</text:p>
          </table:table-cell>
          <table:table-cell table:number-columns-repeated="16378"/>
        </table:table-row>
        <table:table-row table:style-name="ro2">
          <table:table-cell office:value-type="time" office:time-value="PT16H10M45S" table:style-name="ce5">
            <text:p>16:10:45</text:p>
          </table:table-cell>
          <table:table-cell office:value-type="time" office:time-value="PT16H10M46S" table:style-name="ce5">
            <text:p>16:10:46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22800000000000001" table:style-name="ce1">
            <text:p>0,228</text:p>
          </table:table-cell>
          <table:table-cell office:value-type="float" office:value="0.23073600000000002" table:formula="of:=[.C317]/1000*[.E317]" table:style-name="ce1">
            <text:p>0,230736</text:p>
          </table:table-cell>
          <table:table-cell table:number-columns-repeated="16378"/>
        </table:table-row>
        <table:table-row table:style-name="ro2">
          <table:table-cell office:value-type="time" office:time-value="PT16H10M46S" table:style-name="ce5">
            <text:p>16:10:46</text:p>
          </table:table-cell>
          <table:table-cell office:value-type="time" office:time-value="PT16H10M47S" table:style-name="ce5">
            <text:p>16:10:47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19400000000000001" table:style-name="ce1">
            <text:p>0,194</text:p>
          </table:table-cell>
          <table:table-cell office:value-type="float" office:value="0.196328" table:formula="of:=[.C318]/1000*[.E318]" table:style-name="ce1">
            <text:p>0,196328</text:p>
          </table:table-cell>
          <table:table-cell table:number-columns-repeated="16378"/>
        </table:table-row>
        <table:table-row table:style-name="ro2">
          <table:table-cell office:value-type="time" office:time-value="PT16H10M47S" table:style-name="ce5">
            <text:p>16:10:47</text:p>
          </table:table-cell>
          <table:table-cell office:value-type="time" office:time-value="PT16H10M48S" table:style-name="ce5">
            <text:p>16:10:48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185" table:style-name="ce1">
            <text:p>0,185</text:p>
          </table:table-cell>
          <table:table-cell office:value-type="float" office:value="0.18740499999999999" table:formula="of:=[.C319]/1000*[.E319]" table:style-name="ce1">
            <text:p>0,187405</text:p>
          </table:table-cell>
          <table:table-cell table:number-columns-repeated="16378"/>
        </table:table-row>
        <table:table-row table:style-name="ro2">
          <table:table-cell office:value-type="time" office:time-value="PT16H10M48S" table:style-name="ce5">
            <text:p>16:10:48</text:p>
          </table:table-cell>
          <table:table-cell office:value-type="time" office:time-value="PT16H10M49S" table:style-name="ce5">
            <text:p>16:10:49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187" table:style-name="ce1">
            <text:p>0,187</text:p>
          </table:table-cell>
          <table:table-cell office:value-type="float" office:value="0.189244" table:formula="of:=[.C320]/1000*[.E320]" table:style-name="ce1">
            <text:p>0,189244</text:p>
          </table:table-cell>
          <table:table-cell table:number-columns-repeated="16378"/>
        </table:table-row>
        <table:table-row table:style-name="ro2">
          <table:table-cell office:value-type="time" office:time-value="PT16H10M49S" table:style-name="ce5">
            <text:p>16:10:49</text:p>
          </table:table-cell>
          <table:table-cell office:value-type="time" office:time-value="PT16H10M50S" table:style-name="ce5">
            <text:p>16:10:50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9400000000000001" table:style-name="ce1">
            <text:p>0,194</text:p>
          </table:table-cell>
          <table:table-cell office:value-type="float" office:value="0.19652199999999997" table:formula="of:=[.C321]/1000*[.E321]" table:style-name="ce1">
            <text:p>0,196522</text:p>
          </table:table-cell>
          <table:table-cell table:number-columns-repeated="16378"/>
        </table:table-row>
        <table:table-row table:style-name="ro2">
          <table:table-cell office:value-type="time" office:time-value="PT16H10M50S" table:style-name="ce5">
            <text:p>16:10:50</text:p>
          </table:table-cell>
          <table:table-cell office:value-type="time" office:time-value="PT16H10M51S" table:style-name="ce5">
            <text:p>16:10:51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1199999999999999" table:style-name="ce1">
            <text:p>0,212</text:p>
          </table:table-cell>
          <table:table-cell office:value-type="float" office:value="0.21475599999999997" table:formula="of:=[.C322]/1000*[.E322]" table:style-name="ce1">
            <text:p>0,214756</text:p>
          </table:table-cell>
          <table:table-cell table:number-columns-repeated="16378"/>
        </table:table-row>
        <table:table-row table:style-name="ro2">
          <table:table-cell office:value-type="time" office:time-value="PT16H10M51S" table:style-name="ce5">
            <text:p>16:10:51</text:p>
          </table:table-cell>
          <table:table-cell office:value-type="time" office:time-value="PT16H10M52S" table:style-name="ce5">
            <text:p>16:10:52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0.28032400000000002" table:formula="of:=[.C323]/1000*[.E323]" table:style-name="ce1">
            <text:p>0,280324</text:p>
          </table:table-cell>
          <table:table-cell table:number-columns-repeated="16378"/>
        </table:table-row>
        <table:table-row table:style-name="ro2">
          <table:table-cell office:value-type="time" office:time-value="PT16H10M52S" table:style-name="ce5">
            <text:p>16:10:52</text:p>
          </table:table-cell>
          <table:table-cell office:value-type="time" office:time-value="PT16H10M53S" table:style-name="ce5">
            <text:p>16:10:53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6600000000000001" table:style-name="ce1">
            <text:p>0,266</text:p>
          </table:table-cell>
          <table:table-cell office:value-type="float" office:value="0.26919200000000004" table:formula="of:=[.C324]/1000*[.E324]" table:style-name="ce1">
            <text:p>0,269192</text:p>
          </table:table-cell>
          <table:table-cell table:number-columns-repeated="16378"/>
        </table:table-row>
        <table:table-row table:style-name="ro2">
          <table:table-cell office:value-type="time" office:time-value="PT16H10M53S" table:style-name="ce5">
            <text:p>16:10:53</text:p>
          </table:table-cell>
          <table:table-cell office:value-type="time" office:time-value="PT16H10M54S" table:style-name="ce5">
            <text:p>16:10:54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19" table:style-name="ce1">
            <text:p>0,219</text:p>
          </table:table-cell>
          <table:table-cell office:value-type="float" office:value="0.22184699999999999" table:formula="of:=[.C325]/1000*[.E325]" table:style-name="ce1">
            <text:p>0,221847</text:p>
          </table:table-cell>
          <table:table-cell table:number-columns-repeated="16378"/>
        </table:table-row>
        <table:table-row table:style-name="ro2">
          <table:table-cell office:value-type="time" office:time-value="PT16H10M54S" table:style-name="ce5">
            <text:p>16:10:54</text:p>
          </table:table-cell>
          <table:table-cell office:value-type="time" office:time-value="PT16H10M55S" table:style-name="ce5">
            <text:p>16:10:55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0899999999999999" table:style-name="ce1">
            <text:p>0,209</text:p>
          </table:table-cell>
          <table:table-cell office:value-type="float" office:value="0.21171699999999996" table:formula="of:=[.C326]/1000*[.E326]" table:style-name="ce1">
            <text:p>0,211717</text:p>
          </table:table-cell>
          <table:table-cell table:number-columns-repeated="16378"/>
        </table:table-row>
        <table:table-row table:style-name="ro2">
          <table:table-cell office:value-type="time" office:time-value="PT16H10M55S" table:style-name="ce5">
            <text:p>16:10:55</text:p>
          </table:table-cell>
          <table:table-cell office:value-type="time" office:time-value="PT16H10M56S" table:style-name="ce5">
            <text:p>16:10:56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3799999999999999" table:style-name="ce1">
            <text:p>0,238</text:p>
          </table:table-cell>
          <table:table-cell office:value-type="float" office:value="0.24109399999999997" table:formula="of:=[.C327]/1000*[.E327]" table:style-name="ce1">
            <text:p>0,241094</text:p>
          </table:table-cell>
          <table:table-cell table:number-columns-repeated="16378"/>
        </table:table-row>
        <table:table-row table:style-name="ro2">
          <table:table-cell office:value-type="time" office:time-value="PT16H10M56S" table:style-name="ce5">
            <text:p>16:10:56</text:p>
          </table:table-cell>
          <table:table-cell office:value-type="time" office:time-value="PT16H10M57S" table:style-name="ce5">
            <text:p>16:10:57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21" table:style-name="ce1">
            <text:p>0,221</text:p>
          </table:table-cell>
          <table:table-cell office:value-type="float" office:value="0.22387299999999999" table:formula="of:=[.C328]/1000*[.E328]" table:style-name="ce1">
            <text:p>0,223873</text:p>
          </table:table-cell>
          <table:table-cell table:number-columns-repeated="16378"/>
        </table:table-row>
        <table:table-row table:style-name="ro2">
          <table:table-cell office:value-type="time" office:time-value="PT16H10M57S" table:style-name="ce5">
            <text:p>16:10:57</text:p>
          </table:table-cell>
          <table:table-cell office:value-type="time" office:time-value="PT16H10M58S" table:style-name="ce5">
            <text:p>16:10:58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46" table:style-name="ce1">
            <text:p>0,246</text:p>
          </table:table-cell>
          <table:table-cell office:value-type="float" office:value="0.24919799999999998" table:formula="of:=[.C329]/1000*[.E329]" table:style-name="ce1">
            <text:p>0,249198</text:p>
          </table:table-cell>
          <table:table-cell table:number-columns-repeated="16378"/>
        </table:table-row>
        <table:table-row table:style-name="ro2">
          <table:table-cell office:value-type="time" office:time-value="PT16H10M58S" table:style-name="ce5">
            <text:p>16:10:58</text:p>
          </table:table-cell>
          <table:table-cell office:value-type="time" office:time-value="PT16H10M59S" table:style-name="ce5">
            <text:p>16:10:59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21" table:style-name="ce1">
            <text:p>0,221</text:p>
          </table:table-cell>
          <table:table-cell office:value-type="float" office:value="0.22387299999999999" table:formula="of:=[.C330]/1000*[.E330]" table:style-name="ce1">
            <text:p>0,223873</text:p>
          </table:table-cell>
          <table:table-cell table:number-columns-repeated="16378"/>
        </table:table-row>
        <table:table-row table:style-name="ro2">
          <table:table-cell office:value-type="time" office:time-value="PT16H10M59S" table:style-name="ce5">
            <text:p>16:10:59</text:p>
          </table:table-cell>
          <table:table-cell office:value-type="time" office:time-value="PT16H11M0S" table:style-name="ce5">
            <text:p>16:11:00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1199999999999999" table:style-name="ce1">
            <text:p>0,212</text:p>
          </table:table-cell>
          <table:table-cell office:value-type="float" office:value="0.21475599999999997" table:formula="of:=[.C331]/1000*[.E331]" table:style-name="ce1">
            <text:p>0,214756</text:p>
          </table:table-cell>
          <table:table-cell table:number-columns-repeated="16378"/>
        </table:table-row>
        <table:table-row table:style-name="ro2">
          <table:table-cell office:value-type="time" office:time-value="PT16H11M0S" table:style-name="ce5">
            <text:p>16:11:00</text:p>
          </table:table-cell>
          <table:table-cell office:value-type="time" office:time-value="PT16H11M1S" table:style-name="ce5">
            <text:p>16:11:01</text:p>
          </table:table-cell>
          <table:table-cell office:value-type="float" office:value="1011" table:style-name="ce1">
            <text:p>1011</text:p>
          </table:table-cell>
          <table:table-cell office:value-type="float" office:value="2.9670000000000001" table:style-name="ce1">
            <text:p>2,967</text:p>
          </table:table-cell>
          <table:table-cell office:value-type="float" office:value="0.22" table:style-name="ce1">
            <text:p>0,22</text:p>
          </table:table-cell>
          <table:table-cell office:value-type="float" office:value="0.22241999999999998" table:formula="of:=[.C332]/1000*[.E332]" table:style-name="ce1">
            <text:p>0,22242</text:p>
          </table:table-cell>
          <table:table-cell table:number-columns-repeated="16378"/>
        </table:table-row>
        <table:table-row table:style-name="ro2">
          <table:table-cell office:value-type="time" office:time-value="PT16H11M1S" table:style-name="ce5">
            <text:p>16:11:01</text:p>
          </table:table-cell>
          <table:table-cell office:value-type="time" office:time-value="PT16H11M2S" table:style-name="ce5">
            <text:p>16:11:02</text:p>
          </table:table-cell>
          <table:table-cell office:value-type="float" office:value="1011" table:style-name="ce1">
            <text:p>1011</text:p>
          </table:table-cell>
          <table:table-cell office:value-type="float" office:value="3.4620000000000002" table:style-name="ce1">
            <text:p>3,462</text:p>
          </table:table-cell>
          <table:table-cell office:value-type="float" office:value="0.222" table:style-name="ce1">
            <text:p>0,222</text:p>
          </table:table-cell>
          <table:table-cell office:value-type="float" office:value="0.22444199999999997" table:formula="of:=[.C333]/1000*[.E333]" table:style-name="ce1">
            <text:p>0,224442</text:p>
          </table:table-cell>
          <table:table-cell table:number-columns-repeated="16378"/>
        </table:table-row>
        <table:table-row table:style-name="ro2">
          <table:table-cell office:value-type="time" office:time-value="PT16H11M2S" table:style-name="ce5">
            <text:p>16:11:02</text:p>
          </table:table-cell>
          <table:table-cell office:value-type="time" office:time-value="PT16H11M3S" table:style-name="ce5">
            <text:p>16:11:03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2900000000000001" table:style-name="ce1">
            <text:p>0,229</text:p>
          </table:table-cell>
          <table:table-cell office:value-type="float" office:value="0.23197699999999999" table:formula="of:=[.C334]/1000*[.E334]" table:style-name="ce1">
            <text:p>0,231977</text:p>
          </table:table-cell>
          <table:table-cell table:number-columns-repeated="16378"/>
        </table:table-row>
        <table:table-row table:style-name="ro2">
          <table:table-cell office:value-type="time" office:time-value="PT16H11M3S" table:style-name="ce5">
            <text:p>16:11:03</text:p>
          </table:table-cell>
          <table:table-cell office:value-type="time" office:time-value="PT16H11M4S" table:style-name="ce5">
            <text:p>16:11:04</text:p>
          </table:table-cell>
          <table:table-cell office:value-type="float" office:value="1023" table:style-name="ce1">
            <text:p>1023</text:p>
          </table:table-cell>
          <table:table-cell office:value-type="float" office:value="2.6880000000000002" table:style-name="ce1">
            <text:p>2,688</text:p>
          </table:table-cell>
          <table:table-cell office:value-type="float" office:value="0.252" table:style-name="ce1">
            <text:p>0,252</text:p>
          </table:table-cell>
          <table:table-cell office:value-type="float" office:value="0.25779599999999997" table:formula="of:=[.C335]/1000*[.E335]" table:style-name="ce1">
            <text:p>0,257796</text:p>
          </table:table-cell>
          <table:table-cell table:number-columns-repeated="16378"/>
        </table:table-row>
        <table:table-row table:style-name="ro2">
          <table:table-cell office:value-type="time" office:time-value="PT16H11M4S" table:style-name="ce5">
            <text:p>16:11:04</text:p>
          </table:table-cell>
          <table:table-cell office:value-type="time" office:time-value="PT16H11M5S" table:style-name="ce5">
            <text:p>16:11:05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52" table:style-name="ce1">
            <text:p>0,252</text:p>
          </table:table-cell>
          <table:table-cell office:value-type="float" office:value="0.25502400000000003" table:formula="of:=[.C336]/1000*[.E336]" table:style-name="ce1">
            <text:p>0,255024</text:p>
          </table:table-cell>
          <table:table-cell table:number-columns-repeated="16378"/>
        </table:table-row>
        <table:table-row table:style-name="ro2">
          <table:table-cell office:value-type="time" office:time-value="PT16H11M5S" table:style-name="ce5">
            <text:p>16:11:05</text:p>
          </table:table-cell>
          <table:table-cell office:value-type="time" office:time-value="PT16H11M6S" table:style-name="ce5">
            <text:p>16:11:06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3499999999999999" table:style-name="ce1">
            <text:p>0,235</text:p>
          </table:table-cell>
          <table:table-cell office:value-type="float" office:value="0.23805499999999996" table:formula="of:=[.C337]/1000*[.E337]" table:style-name="ce1">
            <text:p>0,238055</text:p>
          </table:table-cell>
          <table:table-cell table:number-columns-repeated="16378"/>
        </table:table-row>
        <table:table-row table:style-name="ro2">
          <table:table-cell office:value-type="time" office:time-value="PT16H11M6S" table:style-name="ce5">
            <text:p>16:11:06</text:p>
          </table:table-cell>
          <table:table-cell office:value-type="time" office:time-value="PT16H11M7S" table:style-name="ce5">
            <text:p>16:11:07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24" table:style-name="ce1">
            <text:p>0,224</text:p>
          </table:table-cell>
          <table:table-cell office:value-type="float" office:value="0.22691199999999997" table:formula="of:=[.C338]/1000*[.E338]" table:style-name="ce1">
            <text:p>0,226912</text:p>
          </table:table-cell>
          <table:table-cell table:number-columns-repeated="16378"/>
        </table:table-row>
        <table:table-row table:style-name="ro2">
          <table:table-cell office:value-type="time" office:time-value="PT16H11M7S" table:style-name="ce5">
            <text:p>16:11:07</text:p>
          </table:table-cell>
          <table:table-cell office:value-type="time" office:time-value="PT16H11M8S" table:style-name="ce5">
            <text:p>16:11:08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45" table:style-name="ce1">
            <text:p>0,245</text:p>
          </table:table-cell>
          <table:table-cell office:value-type="float" office:value="0.24818499999999996" table:formula="of:=[.C339]/1000*[.E339]" table:style-name="ce1">
            <text:p>0,248185</text:p>
          </table:table-cell>
          <table:table-cell table:number-columns-repeated="16378"/>
        </table:table-row>
        <table:table-row table:style-name="ro2">
          <table:table-cell office:value-type="time" office:time-value="PT16H11M8S" table:style-name="ce5">
            <text:p>16:11:08</text:p>
          </table:table-cell>
          <table:table-cell office:value-type="time" office:time-value="PT16H11M9S" table:style-name="ce5">
            <text:p>16:11:09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45" table:style-name="ce1">
            <text:p>0,245</text:p>
          </table:table-cell>
          <table:table-cell office:value-type="float" office:value="0.24818499999999996" table:formula="of:=[.C340]/1000*[.E340]" table:style-name="ce1">
            <text:p>0,248185</text:p>
          </table:table-cell>
          <table:table-cell table:number-columns-repeated="16378"/>
        </table:table-row>
        <table:table-row table:style-name="ro2">
          <table:table-cell office:value-type="time" office:time-value="PT16H11M9S" table:style-name="ce5">
            <text:p>16:11:09</text:p>
          </table:table-cell>
          <table:table-cell office:value-type="time" office:time-value="PT16H11M10S" table:style-name="ce5">
            <text:p>16:11:10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53" table:style-name="ce1">
            <text:p>0,253</text:p>
          </table:table-cell>
          <table:table-cell office:value-type="float" office:value="0.25628899999999999" table:formula="of:=[.C341]/1000*[.E341]" table:style-name="ce1">
            <text:p>0,256289</text:p>
          </table:table-cell>
          <table:table-cell table:number-columns-repeated="16378"/>
        </table:table-row>
        <table:table-row table:style-name="ro2">
          <table:table-cell office:value-type="time" office:time-value="PT16H11M10S" table:style-name="ce5">
            <text:p>16:11:10</text:p>
          </table:table-cell>
          <table:table-cell office:value-type="time" office:time-value="PT16H11M11S" table:style-name="ce5">
            <text:p>16:11:11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6500000000000001" table:style-name="ce1">
            <text:p>0,265</text:p>
          </table:table-cell>
          <table:table-cell office:value-type="float" office:value="0.26844499999999999" table:formula="of:=[.C342]/1000*[.E342]" table:style-name="ce1">
            <text:p>0,268445</text:p>
          </table:table-cell>
          <table:table-cell table:number-columns-repeated="16378"/>
        </table:table-row>
        <table:table-row table:style-name="ro2">
          <table:table-cell office:value-type="time" office:time-value="PT16H11M11S" table:style-name="ce5">
            <text:p>16:11:11</text:p>
          </table:table-cell>
          <table:table-cell office:value-type="time" office:time-value="PT16H11M12S" table:style-name="ce5">
            <text:p>16:11:12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6700000000000002" table:style-name="ce1">
            <text:p>0,267</text:p>
          </table:table-cell>
          <table:table-cell office:value-type="float" office:value="0.270204" table:formula="of:=[.C343]/1000*[.E343]" table:style-name="ce1">
            <text:p>0,270204</text:p>
          </table:table-cell>
          <table:table-cell table:number-columns-repeated="16378"/>
        </table:table-row>
        <table:table-row table:style-name="ro2">
          <table:table-cell office:value-type="time" office:time-value="PT16H11M12S" table:style-name="ce5">
            <text:p>16:11:12</text:p>
          </table:table-cell>
          <table:table-cell office:value-type="time" office:time-value="PT16H11M13S" table:style-name="ce5">
            <text:p>16:11:13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8299999999999997" table:style-name="ce1">
            <text:p>0,283</text:p>
          </table:table-cell>
          <table:table-cell office:value-type="float" office:value="0.28667899999999996" table:formula="of:=[.C344]/1000*[.E344]" table:style-name="ce1">
            <text:p>0,286679</text:p>
          </table:table-cell>
          <table:table-cell table:number-columns-repeated="16378"/>
        </table:table-row>
        <table:table-row table:style-name="ro2">
          <table:table-cell office:value-type="time" office:time-value="PT16H11M13S" table:style-name="ce5">
            <text:p>16:11:13</text:p>
          </table:table-cell>
          <table:table-cell office:value-type="time" office:time-value="PT16H11M14S" table:style-name="ce5">
            <text:p>16:11:14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51" table:style-name="ce1">
            <text:p>0,251</text:p>
          </table:table-cell>
          <table:table-cell office:value-type="float" office:value="0.25426299999999996" table:formula="of:=[.C345]/1000*[.E345]" table:style-name="ce1">
            <text:p>0,254263</text:p>
          </table:table-cell>
          <table:table-cell table:number-columns-repeated="16378"/>
        </table:table-row>
        <table:table-row table:style-name="ro2">
          <table:table-cell office:value-type="time" office:time-value="PT16H11M14S" table:style-name="ce5">
            <text:p>16:11:14</text:p>
          </table:table-cell>
          <table:table-cell office:value-type="time" office:time-value="PT16H11M15S" table:style-name="ce5">
            <text:p>16:11:15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52" table:style-name="ce1">
            <text:p>0,252</text:p>
          </table:table-cell>
          <table:table-cell office:value-type="float" office:value="0.25502400000000003" table:formula="of:=[.C346]/1000*[.E346]" table:style-name="ce1">
            <text:p>0,255024</text:p>
          </table:table-cell>
          <table:table-cell table:number-columns-repeated="16378"/>
        </table:table-row>
        <table:table-row table:style-name="ro2">
          <table:table-cell office:value-type="time" office:time-value="PT16H11M15S" table:style-name="ce5">
            <text:p>16:11:15</text:p>
          </table:table-cell>
          <table:table-cell office:value-type="time" office:time-value="PT16H11M16S" table:style-name="ce5">
            <text:p>16:11:16</text:p>
          </table:table-cell>
          <table:table-cell office:value-type="float" office:value="1011" table:style-name="ce1">
            <text:p>1011</text:p>
          </table:table-cell>
          <table:table-cell office:value-type="float" office:value="2.9670000000000001" table:style-name="ce1">
            <text:p>2,967</text:p>
          </table:table-cell>
          <table:table-cell office:value-type="float" office:value="0.246" table:style-name="ce1">
            <text:p>0,246</text:p>
          </table:table-cell>
          <table:table-cell office:value-type="float" office:value="0.24870599999999998" table:formula="of:=[.C347]/1000*[.E347]" table:style-name="ce1">
            <text:p>0,248706</text:p>
          </table:table-cell>
          <table:table-cell table:number-columns-repeated="16378"/>
        </table:table-row>
        <table:table-row table:style-name="ro2">
          <table:table-cell office:value-type="time" office:time-value="PT16H11M16S" table:style-name="ce5">
            <text:p>16:11:16</text:p>
          </table:table-cell>
          <table:table-cell office:value-type="time" office:time-value="PT16H11M17S" table:style-name="ce5">
            <text:p>16:11:17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48" table:style-name="ce1">
            <text:p>0,248</text:p>
          </table:table-cell>
          <table:table-cell office:value-type="float" office:value="0.25097599999999998" table:formula="of:=[.C348]/1000*[.E348]" table:style-name="ce1">
            <text:p>0,250976</text:p>
          </table:table-cell>
          <table:table-cell table:number-columns-repeated="16378"/>
        </table:table-row>
        <table:table-row table:style-name="ro2">
          <table:table-cell office:value-type="time" office:time-value="PT16H11M17S" table:style-name="ce5">
            <text:p>16:11:17</text:p>
          </table:table-cell>
          <table:table-cell office:value-type="time" office:time-value="PT16H11M18S" table:style-name="ce5">
            <text:p>16:11:18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9099999999999998" table:style-name="ce1">
            <text:p>0,291</text:p>
          </table:table-cell>
          <table:table-cell office:value-type="float" office:value="0.29449199999999998" table:formula="of:=[.C349]/1000*[.E349]" table:style-name="ce1">
            <text:p>0,294492</text:p>
          </table:table-cell>
          <table:table-cell table:number-columns-repeated="16378"/>
        </table:table-row>
        <table:table-row table:style-name="ro2">
          <table:table-cell office:value-type="time" office:time-value="PT16H11M18S" table:style-name="ce5">
            <text:p>16:11:18</text:p>
          </table:table-cell>
          <table:table-cell office:value-type="time" office:time-value="PT16H11M19S" table:style-name="ce5">
            <text:p>16:11:19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55" table:style-name="ce1">
            <text:p>0,255</text:p>
          </table:table-cell>
          <table:table-cell office:value-type="float" office:value="0.25831499999999996" table:formula="of:=[.C350]/1000*[.E350]" table:style-name="ce1">
            <text:p>0,258315</text:p>
          </table:table-cell>
          <table:table-cell table:number-columns-repeated="16378"/>
        </table:table-row>
        <table:table-row table:style-name="ro2">
          <table:table-cell office:value-type="time" office:time-value="PT16H11M19S" table:style-name="ce5">
            <text:p>16:11:19</text:p>
          </table:table-cell>
          <table:table-cell office:value-type="time" office:time-value="PT16H11M20S" table:style-name="ce5">
            <text:p>16:11:20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5600000000000001" table:style-name="ce1">
            <text:p>0,256</text:p>
          </table:table-cell>
          <table:table-cell office:value-type="float" office:value="0.259328" table:formula="of:=[.C351]/1000*[.E351]" table:style-name="ce1">
            <text:p>0,259328</text:p>
          </table:table-cell>
          <table:table-cell table:number-columns-repeated="16378"/>
        </table:table-row>
        <table:table-row table:style-name="ro2">
          <table:table-cell office:value-type="time" office:time-value="PT16H11M20S" table:style-name="ce5">
            <text:p>16:11:20</text:p>
          </table:table-cell>
          <table:table-cell office:value-type="time" office:time-value="PT16H11M21S" table:style-name="ce5">
            <text:p>16:11:21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6700000000000002" table:style-name="ce1">
            <text:p>0,267</text:p>
          </table:table-cell>
          <table:table-cell office:value-type="float" office:value="0.270204" table:formula="of:=[.C352]/1000*[.E352]" table:style-name="ce1">
            <text:p>0,270204</text:p>
          </table:table-cell>
          <table:table-cell table:number-columns-repeated="16378"/>
        </table:table-row>
        <table:table-row table:style-name="ro2">
          <table:table-cell office:value-type="time" office:time-value="PT16H11M21S" table:style-name="ce5">
            <text:p>16:11:21</text:p>
          </table:table-cell>
          <table:table-cell office:value-type="time" office:time-value="PT16H11M22S" table:style-name="ce5">
            <text:p>16:11:22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6200000000000001" table:style-name="ce1">
            <text:p>0,262</text:p>
          </table:table-cell>
          <table:table-cell office:value-type="float" office:value="0.26514399999999999" table:formula="of:=[.C353]/1000*[.E353]" table:style-name="ce1">
            <text:p>0,265144</text:p>
          </table:table-cell>
          <table:table-cell table:number-columns-repeated="16378"/>
        </table:table-row>
        <table:table-row table:style-name="ro2">
          <table:table-cell office:value-type="time" office:time-value="PT16H11M22S" table:style-name="ce5">
            <text:p>16:11:22</text:p>
          </table:table-cell>
          <table:table-cell office:value-type="time" office:time-value="PT16H11M23S" table:style-name="ce5">
            <text:p>16:11:23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0.30288699999999996" table:formula="of:=[.C354]/1000*[.E354]" table:style-name="ce1">
            <text:p>0,302887</text:p>
          </table:table-cell>
          <table:table-cell table:number-columns-repeated="16378"/>
        </table:table-row>
        <table:table-row table:style-name="ro2">
          <table:table-cell office:value-type="time" office:time-value="PT16H11M23S" table:style-name="ce5">
            <text:p>16:11:23</text:p>
          </table:table-cell>
          <table:table-cell office:value-type="time" office:time-value="PT16H11M24S" table:style-name="ce5">
            <text:p>16:11:24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9799999999999999" table:style-name="ce1">
            <text:p>0,298</text:p>
          </table:table-cell>
          <table:table-cell office:value-type="float" office:value="0.30187399999999998" table:formula="of:=[.C355]/1000*[.E355]" table:style-name="ce1">
            <text:p>0,301874</text:p>
          </table:table-cell>
          <table:table-cell table:number-columns-repeated="16378"/>
        </table:table-row>
        <table:table-row table:style-name="ro2">
          <table:table-cell office:value-type="time" office:time-value="PT16H11M24S" table:style-name="ce5">
            <text:p>16:11:24</text:p>
          </table:table-cell>
          <table:table-cell office:value-type="time" office:time-value="PT16H11M25S" table:style-name="ce5">
            <text:p>16:11:25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8299999999999997" table:style-name="ce1">
            <text:p>0,283</text:p>
          </table:table-cell>
          <table:table-cell office:value-type="float" office:value="0.28667899999999996" table:formula="of:=[.C356]/1000*[.E356]" table:style-name="ce1">
            <text:p>0,286679</text:p>
          </table:table-cell>
          <table:table-cell table:number-columns-repeated="16378"/>
        </table:table-row>
        <table:table-row table:style-name="ro2">
          <table:table-cell office:value-type="time" office:time-value="PT16H11M25S" table:style-name="ce5">
            <text:p>16:11:25</text:p>
          </table:table-cell>
          <table:table-cell office:value-type="time" office:time-value="PT16H11M26S" table:style-name="ce5">
            <text:p>16:11:26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7800000000000002" table:style-name="ce1">
            <text:p>0,278</text:p>
          </table:table-cell>
          <table:table-cell office:value-type="float" office:value="0.28161399999999998" table:formula="of:=[.C357]/1000*[.E357]" table:style-name="ce1">
            <text:p>0,281614</text:p>
          </table:table-cell>
          <table:table-cell table:number-columns-repeated="16378"/>
        </table:table-row>
        <table:table-row table:style-name="ro2">
          <table:table-cell office:value-type="time" office:time-value="PT16H11M26S" table:style-name="ce5">
            <text:p>16:11:26</text:p>
          </table:table-cell>
          <table:table-cell office:value-type="time" office:time-value="PT16H11M27S" table:style-name="ce5">
            <text:p>16:11:27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7100000000000002" table:style-name="ce1">
            <text:p>0,271</text:p>
          </table:table-cell>
          <table:table-cell office:value-type="float" office:value="0.27452300000000002" table:formula="of:=[.C358]/1000*[.E358]" table:style-name="ce1">
            <text:p>0,274523</text:p>
          </table:table-cell>
          <table:table-cell table:number-columns-repeated="16378"/>
        </table:table-row>
        <table:table-row table:style-name="ro2">
          <table:table-cell office:value-type="time" office:time-value="PT16H11M27S" table:style-name="ce5">
            <text:p>16:11:27</text:p>
          </table:table-cell>
          <table:table-cell office:value-type="time" office:time-value="PT16H11M28S" table:style-name="ce5">
            <text:p>16:11:28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29376999999999998" table:formula="of:=[.C359]/1000*[.E359]" table:style-name="ce1">
            <text:p>0,29377</text:p>
          </table:table-cell>
          <table:table-cell table:number-columns-repeated="16378"/>
        </table:table-row>
        <table:table-row table:style-name="ro2">
          <table:table-cell office:value-type="time" office:time-value="PT16H11M28S" table:style-name="ce5">
            <text:p>16:11:28</text:p>
          </table:table-cell>
          <table:table-cell office:value-type="time" office:time-value="PT16H11M29S" table:style-name="ce5">
            <text:p>16:11:29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32400000000000001" table:style-name="ce1">
            <text:p>0,324</text:p>
          </table:table-cell>
          <table:table-cell office:value-type="float" office:value="0.32788800000000001" table:formula="of:=[.C360]/1000*[.E360]" table:style-name="ce1">
            <text:p>0,327888</text:p>
          </table:table-cell>
          <table:table-cell table:number-columns-repeated="16378"/>
        </table:table-row>
        <table:table-row table:style-name="ro2">
          <table:table-cell office:value-type="time" office:time-value="PT16H11M29S" table:style-name="ce5">
            <text:p>16:11:29</text:p>
          </table:table-cell>
          <table:table-cell office:value-type="time" office:time-value="PT16H11M30S" table:style-name="ce5">
            <text:p>16:11:30</text:p>
          </table:table-cell>
          <table:table-cell office:value-type="float" office:value="1009" table:style-name="ce1">
            <text:p>1009</text:p>
          </table:table-cell>
          <table:table-cell office:value-type="float" office:value="3.7170000000000001" table:style-name="ce1">
            <text:p>3,717</text:p>
          </table:table-cell>
          <table:table-cell office:value-type="float" office:value="0.27900000000000003" table:style-name="ce1">
            <text:p>0,279</text:p>
          </table:table-cell>
          <table:table-cell office:value-type="float" office:value="0.28151100000000001" table:formula="of:=[.C361]/1000*[.E361]" table:style-name="ce1">
            <text:p>0,281511</text:p>
          </table:table-cell>
          <table:table-cell table:number-columns-repeated="16378"/>
        </table:table-row>
        <table:table-row table:style-name="ro2">
          <table:table-cell office:value-type="time" office:time-value="PT16H11M30S" table:style-name="ce5">
            <text:p>16:11:30</text:p>
          </table:table-cell>
          <table:table-cell office:value-type="time" office:time-value="PT16H11M31S" table:style-name="ce5">
            <text:p>16:11:31</text:p>
          </table:table-cell>
          <table:table-cell office:value-type="float" office:value="1009" table:style-name="ce1">
            <text:p>1009</text:p>
          </table:table-cell>
          <table:table-cell office:value-type="float" office:value="2.9729999999999999" table:style-name="ce1">
            <text:p>2,973</text:p>
          </table:table-cell>
          <table:table-cell office:value-type="float" office:value="0.28100000000000003" table:style-name="ce1">
            <text:p>0,281</text:p>
          </table:table-cell>
          <table:table-cell office:value-type="float" office:value="0.28352899999999998" table:formula="of:=[.C362]/1000*[.E362]" table:style-name="ce1">
            <text:p>0,283529</text:p>
          </table:table-cell>
          <table:table-cell table:number-columns-repeated="16378"/>
        </table:table-row>
        <table:table-row table:style-name="ro2">
          <table:table-cell office:value-type="time" office:time-value="PT16H11M31S" table:style-name="ce5">
            <text:p>16:11:31</text:p>
          </table:table-cell>
          <table:table-cell office:value-type="time" office:time-value="PT16H11M32S" table:style-name="ce5">
            <text:p>16:11:32</text:p>
          </table:table-cell>
          <table:table-cell office:value-type="float" office:value="1014" table:style-name="ce1">
            <text:p>1014</text:p>
          </table:table-cell>
          <table:table-cell office:value-type="float" office:value="3.698" table:style-name="ce1">
            <text:p>3,698</text:p>
          </table:table-cell>
          <table:table-cell office:value-type="float" office:value="0.3" table:style-name="ce1">
            <text:p>0,3</text:p>
          </table:table-cell>
          <table:table-cell office:value-type="float" office:value="0.30419999999999997" table:formula="of:=[.C363]/1000*[.E363]" table:style-name="ce1">
            <text:p>0,3042</text:p>
          </table:table-cell>
          <table:table-cell table:number-columns-repeated="16378"/>
        </table:table-row>
        <table:table-row table:style-name="ro2">
          <table:table-cell office:value-type="time" office:time-value="PT16H11M32S" table:style-name="ce5">
            <text:p>16:11:32</text:p>
          </table:table-cell>
          <table:table-cell office:value-type="time" office:time-value="PT16H11M33S" table:style-name="ce5">
            <text:p>16:11:33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314" table:style-name="ce1">
            <text:p>0,314</text:p>
          </table:table-cell>
          <table:table-cell office:value-type="float" office:value="0.31808199999999998" table:formula="of:=[.C364]/1000*[.E364]" table:style-name="ce1">
            <text:p>0,318082</text:p>
          </table:table-cell>
          <table:table-cell table:number-columns-repeated="16378"/>
        </table:table-row>
        <table:table-row table:style-name="ro2">
          <table:table-cell office:value-type="time" office:time-value="PT16H11M33S" table:style-name="ce5">
            <text:p>16:11:33</text:p>
          </table:table-cell>
          <table:table-cell office:value-type="time" office:time-value="PT16H11M34S" table:style-name="ce5">
            <text:p>16:11:34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2100000000000001" table:style-name="ce1">
            <text:p>0,321</text:p>
          </table:table-cell>
          <table:table-cell office:value-type="float" office:value="0.32485200000000003" table:formula="of:=[.C365]/1000*[.E365]" table:style-name="ce1">
            <text:p>0,324852</text:p>
          </table:table-cell>
          <table:table-cell table:number-columns-repeated="16378"/>
        </table:table-row>
        <table:table-row table:style-name="ro2">
          <table:table-cell office:value-type="time" office:time-value="PT16H11M34S" table:style-name="ce5">
            <text:p>16:11:34</text:p>
          </table:table-cell>
          <table:table-cell office:value-type="time" office:time-value="PT16H11M35S" table:style-name="ce5">
            <text:p>16:11:35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0.30288699999999996" table:formula="of:=[.C366]/1000*[.E366]" table:style-name="ce1">
            <text:p>0,302887</text:p>
          </table:table-cell>
          <table:table-cell table:number-columns-repeated="16378"/>
        </table:table-row>
        <table:table-row table:style-name="ro2">
          <table:table-cell office:value-type="time" office:time-value="PT16H11M35S" table:style-name="ce5">
            <text:p>16:11:35</text:p>
          </table:table-cell>
          <table:table-cell office:value-type="time" office:time-value="PT16H11M36S" table:style-name="ce5">
            <text:p>16:11:36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8699999999999998" table:style-name="ce1">
            <text:p>0,287</text:p>
          </table:table-cell>
          <table:table-cell office:value-type="float" office:value="0.29073099999999996" table:formula="of:=[.C367]/1000*[.E367]" table:style-name="ce1">
            <text:p>0,290731</text:p>
          </table:table-cell>
          <table:table-cell table:number-columns-repeated="16378"/>
        </table:table-row>
        <table:table-row table:style-name="ro2">
          <table:table-cell office:value-type="time" office:time-value="PT16H11M36S" table:style-name="ce5">
            <text:p>16:11:36</text:p>
          </table:table-cell>
          <table:table-cell office:value-type="time" office:time-value="PT16H11M37S" table:style-name="ce5">
            <text:p>16:11:37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0099999999999999" table:style-name="ce1">
            <text:p>0,301</text:p>
          </table:table-cell>
          <table:table-cell office:value-type="float" office:value="0.30461199999999999" table:formula="of:=[.C368]/1000*[.E368]" table:style-name="ce1">
            <text:p>0,304612</text:p>
          </table:table-cell>
          <table:table-cell table:number-columns-repeated="16378"/>
        </table:table-row>
        <table:table-row table:style-name="ro2">
          <table:table-cell office:value-type="time" office:time-value="PT16H11M37S" table:style-name="ce5">
            <text:p>16:11:37</text:p>
          </table:table-cell>
          <table:table-cell office:value-type="time" office:time-value="PT16H11M38S" table:style-name="ce5">
            <text:p>16:11:38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31900000000000001" table:style-name="ce1">
            <text:p>0,319</text:p>
          </table:table-cell>
          <table:table-cell office:value-type="float" office:value="0.322828" table:formula="of:=[.C369]/1000*[.E369]" table:style-name="ce1">
            <text:p>0,322828</text:p>
          </table:table-cell>
          <table:table-cell table:number-columns-repeated="16378"/>
        </table:table-row>
        <table:table-row table:style-name="ro2">
          <table:table-cell office:value-type="time" office:time-value="PT16H11M38S" table:style-name="ce5">
            <text:p>16:11:38</text:p>
          </table:table-cell>
          <table:table-cell office:value-type="time" office:time-value="PT16H11M39S" table:style-name="ce5">
            <text:p>16:11:39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313" table:style-name="ce1">
            <text:p>0,313</text:p>
          </table:table-cell>
          <table:table-cell office:value-type="float" office:value="0.31706899999999999" table:formula="of:=[.C370]/1000*[.E370]" table:style-name="ce1">
            <text:p>0,317069</text:p>
          </table:table-cell>
          <table:table-cell table:number-columns-repeated="16378"/>
        </table:table-row>
        <table:table-row table:style-name="ro2">
          <table:table-cell office:value-type="time" office:time-value="PT16H11M39S" table:style-name="ce5">
            <text:p>16:11:39</text:p>
          </table:table-cell>
          <table:table-cell office:value-type="time" office:time-value="PT16H11M40S" table:style-name="ce5">
            <text:p>16:11:40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30199999999999999" table:style-name="ce1">
            <text:p>0,302</text:p>
          </table:table-cell>
          <table:table-cell office:value-type="float" office:value="0.30592599999999998" table:formula="of:=[.C371]/1000*[.E371]" table:style-name="ce1">
            <text:p>0,305926</text:p>
          </table:table-cell>
          <table:table-cell table:number-columns-repeated="16378"/>
        </table:table-row>
        <table:table-row table:style-name="ro2">
          <table:table-cell office:value-type="time" office:time-value="PT16H11M41S" table:style-name="ce5">
            <text:p>16:11:41</text:p>
          </table:table-cell>
          <table:table-cell office:value-type="time" office:time-value="PT16H11M42S" table:style-name="ce5">
            <text:p>16:11:42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12" table:style-name="ce1">
            <text:p>0,312</text:p>
          </table:table-cell>
          <table:table-cell office:value-type="float" office:value="0.31574400000000002" table:formula="of:=[.C372]/1000*[.E372]" table:style-name="ce1">
            <text:p>0,315744</text:p>
          </table:table-cell>
          <table:table-cell table:number-columns-repeated="16378"/>
        </table:table-row>
        <table:table-row table:style-name="ro2">
          <table:table-cell office:value-type="time" office:time-value="PT16H11M42S" table:style-name="ce5">
            <text:p>16:11:42</text:p>
          </table:table-cell>
          <table:table-cell office:value-type="time" office:time-value="PT16H11M43S" table:style-name="ce5">
            <text:p>16:11:43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33100000000000002" table:style-name="ce1">
            <text:p>0,331</text:p>
          </table:table-cell>
          <table:table-cell office:value-type="float" office:value="0.33497200000000005" table:formula="of:=[.C373]/1000*[.E373]" table:style-name="ce1">
            <text:p>0,334972</text:p>
          </table:table-cell>
          <table:table-cell table:number-columns-repeated="16378"/>
        </table:table-row>
        <table:table-row table:style-name="ro2">
          <table:table-cell office:value-type="time" office:time-value="PT16H11M43S" table:style-name="ce5">
            <text:p>16:11:43</text:p>
          </table:table-cell>
          <table:table-cell office:value-type="time" office:time-value="PT16H11M44S" table:style-name="ce5">
            <text:p>16:11:44</text:p>
          </table:table-cell>
          <table:table-cell office:value-type="float" office:value="1009" table:style-name="ce1">
            <text:p>1009</text:p>
          </table:table-cell>
          <table:table-cell office:value-type="float" office:value="3.964" table:style-name="ce1">
            <text:p>3,964</text:p>
          </table:table-cell>
          <table:table-cell office:value-type="float" office:value="0.29599999999999999" table:style-name="ce1">
            <text:p>0,296</text:p>
          </table:table-cell>
          <table:table-cell office:value-type="float" office:value="0.29866399999999993" table:formula="of:=[.C374]/1000*[.E374]" table:style-name="ce1">
            <text:p>0,298664</text:p>
          </table:table-cell>
          <table:table-cell table:number-columns-repeated="16378"/>
        </table:table-row>
        <table:table-row table:style-name="ro2">
          <table:table-cell office:value-type="time" office:time-value="PT16H11M44S" table:style-name="ce5">
            <text:p>16:11:44</text:p>
          </table:table-cell>
          <table:table-cell office:value-type="time" office:time-value="PT16H11M45S" table:style-name="ce5">
            <text:p>16:11:45</text:p>
          </table:table-cell>
          <table:table-cell office:value-type="float" office:value="1010" table:style-name="ce1">
            <text:p>1010</text:p>
          </table:table-cell>
          <table:table-cell office:value-type="float" office:value="3.96" table:style-name="ce1">
            <text:p>3,96</text:p>
          </table:table-cell>
          <table:table-cell office:value-type="float" office:value="0.29399999999999998" table:style-name="ce1">
            <text:p>0,294</text:p>
          </table:table-cell>
          <table:table-cell office:value-type="float" office:value="0.29693999999999998" table:formula="of:=[.C375]/1000*[.E375]" table:style-name="ce1">
            <text:p>0,29694</text:p>
          </table:table-cell>
          <table:table-cell table:number-columns-repeated="16378"/>
        </table:table-row>
        <table:table-row table:style-name="ro2">
          <table:table-cell office:value-type="time" office:time-value="PT16H11M45S" table:style-name="ce5">
            <text:p>16:11:45</text:p>
          </table:table-cell>
          <table:table-cell office:value-type="time" office:time-value="PT16H11M46S" table:style-name="ce5">
            <text:p>16:11:46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30599999999999999" table:style-name="ce1">
            <text:p>0,306</text:p>
          </table:table-cell>
          <table:table-cell office:value-type="float" office:value="0.30997799999999998" table:formula="of:=[.C376]/1000*[.E376]" table:style-name="ce1">
            <text:p>0,309978</text:p>
          </table:table-cell>
          <table:table-cell table:number-columns-repeated="16378"/>
        </table:table-row>
        <table:table-row table:style-name="ro2">
          <table:table-cell office:value-type="time" office:time-value="PT16H11M46S" table:style-name="ce5">
            <text:p>16:11:46</text:p>
          </table:table-cell>
          <table:table-cell office:value-type="time" office:time-value="PT16H11M47S" table:style-name="ce5">
            <text:p>16:11:47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3500000000000002" table:style-name="ce1">
            <text:p>0,335</text:p>
          </table:table-cell>
          <table:table-cell office:value-type="float" office:value="0.33935499999999996" table:formula="of:=[.C377]/1000*[.E377]" table:style-name="ce1">
            <text:p>0,339355</text:p>
          </table:table-cell>
          <table:table-cell table:number-columns-repeated="16378"/>
        </table:table-row>
        <table:table-row table:style-name="ro2">
          <table:table-cell office:value-type="time" office:time-value="PT16H11M47S" table:style-name="ce5">
            <text:p>16:11:47</text:p>
          </table:table-cell>
          <table:table-cell office:value-type="time" office:time-value="PT16H11M48S" table:style-name="ce5">
            <text:p>16:11:48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6499999999999999" table:style-name="ce1">
            <text:p>0,365</text:p>
          </table:table-cell>
          <table:table-cell office:value-type="float" office:value="0.36974499999999993" table:formula="of:=[.C378]/1000*[.E378]" table:style-name="ce1">
            <text:p>0,369745</text:p>
          </table:table-cell>
          <table:table-cell table:number-columns-repeated="16378"/>
        </table:table-row>
        <table:table-row table:style-name="ro2">
          <table:table-cell office:value-type="time" office:time-value="PT16H11M48S" table:style-name="ce5">
            <text:p>16:11:48</text:p>
          </table:table-cell>
          <table:table-cell office:value-type="time" office:time-value="PT16H11M49S" table:style-name="ce5">
            <text:p>16:11:49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16" table:style-name="ce1">
            <text:p>0,316</text:p>
          </table:table-cell>
          <table:table-cell office:value-type="float" office:value="0.32010799999999995" table:formula="of:=[.C379]/1000*[.E379]" table:style-name="ce1">
            <text:p>0,320108</text:p>
          </table:table-cell>
          <table:table-cell table:number-columns-repeated="16378"/>
        </table:table-row>
        <table:table-row table:style-name="ro2">
          <table:table-cell office:value-type="time" office:time-value="PT16H11M49S" table:style-name="ce5">
            <text:p>16:11:49</text:p>
          </table:table-cell>
          <table:table-cell office:value-type="time" office:time-value="PT16H11M50S" table:style-name="ce5">
            <text:p>16:11:50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2" table:style-name="ce1">
            <text:p>0,32</text:p>
          </table:table-cell>
          <table:table-cell office:value-type="float" office:value="0.32415999999999995" table:formula="of:=[.C380]/1000*[.E380]" table:style-name="ce1">
            <text:p>0,32416</text:p>
          </table:table-cell>
          <table:table-cell table:number-columns-repeated="16378"/>
        </table:table-row>
        <table:table-row table:style-name="ro2">
          <table:table-cell office:value-type="time" office:time-value="PT16H11M50S" table:style-name="ce5">
            <text:p>16:11:50</text:p>
          </table:table-cell>
          <table:table-cell office:value-type="time" office:time-value="PT16H11M51S" table:style-name="ce5">
            <text:p>16:11:51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3" table:style-name="ce1">
            <text:p>0,33</text:p>
          </table:table-cell>
          <table:table-cell office:value-type="float" office:value="0.33428999999999998" table:formula="of:=[.C381]/1000*[.E381]" table:style-name="ce1">
            <text:p>0,33429</text:p>
          </table:table-cell>
          <table:table-cell table:number-columns-repeated="16378"/>
        </table:table-row>
        <table:table-row table:style-name="ro2">
          <table:table-cell office:value-type="time" office:time-value="PT16H11M51S" table:style-name="ce5">
            <text:p>16:11:51</text:p>
          </table:table-cell>
          <table:table-cell office:value-type="time" office:time-value="PT16H11M52S" table:style-name="ce5">
            <text:p>16:11:52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2500000000000001" table:style-name="ce1">
            <text:p>0,325</text:p>
          </table:table-cell>
          <table:table-cell office:value-type="float" office:value="0.32922499999999999" table:formula="of:=[.C382]/1000*[.E382]" table:style-name="ce1">
            <text:p>0,329225</text:p>
          </table:table-cell>
          <table:table-cell table:number-columns-repeated="16378"/>
        </table:table-row>
        <table:table-row table:style-name="ro2">
          <table:table-cell office:value-type="time" office:time-value="PT16H11M52S" table:style-name="ce5">
            <text:p>16:11:52</text:p>
          </table:table-cell>
          <table:table-cell office:value-type="time" office:time-value="PT16H11M53S" table:style-name="ce5">
            <text:p>16:11:53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5899999999999999" table:style-name="ce1">
            <text:p>0,359</text:p>
          </table:table-cell>
          <table:table-cell office:value-type="float" office:value="0.36330799999999996" table:formula="of:=[.C383]/1000*[.E383]" table:style-name="ce1">
            <text:p>0,363308</text:p>
          </table:table-cell>
          <table:table-cell table:number-columns-repeated="16378"/>
        </table:table-row>
        <table:table-row table:style-name="ro2">
          <table:table-cell office:value-type="time" office:time-value="PT16H11M53S" table:style-name="ce5">
            <text:p>16:11:53</text:p>
          </table:table-cell>
          <table:table-cell office:value-type="time" office:time-value="PT16H11M54S" table:style-name="ce5">
            <text:p>16:11:54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3500000000000002" table:style-name="ce1">
            <text:p>0,335</text:p>
          </table:table-cell>
          <table:table-cell office:value-type="float" office:value="0.33902000000000004" table:formula="of:=[.C384]/1000*[.E384]" table:style-name="ce1">
            <text:p>0,33902</text:p>
          </table:table-cell>
          <table:table-cell table:number-columns-repeated="16378"/>
        </table:table-row>
        <table:table-row table:style-name="ro2">
          <table:table-cell office:value-type="time" office:time-value="PT16H11M54S" table:style-name="ce5">
            <text:p>16:11:54</text:p>
          </table:table-cell>
          <table:table-cell office:value-type="time" office:time-value="PT16H11M55S" table:style-name="ce5">
            <text:p>16:11:55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3" table:style-name="ce1">
            <text:p>0,33</text:p>
          </table:table-cell>
          <table:table-cell office:value-type="float" office:value="0.33396000000000003" table:formula="of:=[.C385]/1000*[.E385]" table:style-name="ce1">
            <text:p>0,33396</text:p>
          </table:table-cell>
          <table:table-cell table:number-columns-repeated="16378"/>
        </table:table-row>
        <table:table-row table:style-name="ro2">
          <table:table-cell office:value-type="time" office:time-value="PT16H11M55S" table:style-name="ce5">
            <text:p>16:11:55</text:p>
          </table:table-cell>
          <table:table-cell office:value-type="time" office:time-value="PT16H11M56S" table:style-name="ce5">
            <text:p>16:11:56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2900000000000001" table:style-name="ce1">
            <text:p>0,329</text:p>
          </table:table-cell>
          <table:table-cell office:value-type="float" office:value="0.33327699999999999" table:formula="of:=[.C386]/1000*[.E386]" table:style-name="ce1">
            <text:p>0,333277</text:p>
          </table:table-cell>
          <table:table-cell table:number-columns-repeated="16378"/>
        </table:table-row>
        <table:table-row table:style-name="ro2">
          <table:table-cell office:value-type="time" office:time-value="PT16H11M56S" table:style-name="ce5">
            <text:p>16:11:56</text:p>
          </table:table-cell>
          <table:table-cell office:value-type="time" office:time-value="PT16H11M57S" table:style-name="ce5">
            <text:p>16:11:57</text:p>
          </table:table-cell>
          <table:table-cell office:value-type="float" office:value="1011" table:style-name="ce1">
            <text:p>1011</text:p>
          </table:table-cell>
          <table:table-cell office:value-type="float" office:value="4.2039999999999997" table:style-name="ce1">
            <text:p>4,204</text:p>
          </table:table-cell>
          <table:table-cell office:value-type="float" office:value="0.33100000000000002" table:style-name="ce1">
            <text:p>0,331</text:p>
          </table:table-cell>
          <table:table-cell office:value-type="float" office:value="0.33464099999999997" table:formula="of:=[.C387]/1000*[.E387]" table:style-name="ce1">
            <text:p>0,334641</text:p>
          </table:table-cell>
          <table:table-cell table:number-columns-repeated="16378"/>
        </table:table-row>
        <table:table-row table:style-name="ro2">
          <table:table-cell office:value-type="time" office:time-value="PT16H11M57S" table:style-name="ce5">
            <text:p>16:11:57</text:p>
          </table:table-cell>
          <table:table-cell office:value-type="time" office:time-value="PT16H11M58S" table:style-name="ce5">
            <text:p>16:11:58</text:p>
          </table:table-cell>
          <table:table-cell office:value-type="float" office:value="1011" table:style-name="ce1">
            <text:p>1011</text:p>
          </table:table-cell>
          <table:table-cell office:value-type="float" office:value="4.2039999999999997" table:style-name="ce1">
            <text:p>4,204</text:p>
          </table:table-cell>
          <table:table-cell office:value-type="float" office:value="0.33700000000000002" table:style-name="ce1">
            <text:p>0,337</text:p>
          </table:table-cell>
          <table:table-cell office:value-type="float" office:value="0.34070699999999998" table:formula="of:=[.C388]/1000*[.E388]" table:style-name="ce1">
            <text:p>0,340707</text:p>
          </table:table-cell>
          <table:table-cell table:number-columns-repeated="16378"/>
        </table:table-row>
        <table:table-row table:style-name="ro2">
          <table:table-cell office:value-type="time" office:time-value="PT16H11M58S" table:style-name="ce5">
            <text:p>16:11:58</text:p>
          </table:table-cell>
          <table:table-cell office:value-type="time" office:time-value="PT16H11M59S" table:style-name="ce5">
            <text:p>16:11:59</text:p>
          </table:table-cell>
          <table:table-cell office:value-type="float" office:value="1010" table:style-name="ce1">
            <text:p>1010</text:p>
          </table:table-cell>
          <table:table-cell office:value-type="float" office:value="3.96" table:style-name="ce1">
            <text:p>3,96</text:p>
          </table:table-cell>
          <table:table-cell office:value-type="float" office:value="0.32200000000000001" table:style-name="ce1">
            <text:p>0,322</text:p>
          </table:table-cell>
          <table:table-cell office:value-type="float" office:value="0.32522000000000001" table:formula="of:=[.C389]/1000*[.E389]" table:style-name="ce1">
            <text:p>0,32522</text:p>
          </table:table-cell>
          <table:table-cell table:number-columns-repeated="16378"/>
        </table:table-row>
        <table:table-row table:style-name="ro2">
          <table:table-cell office:value-type="time" office:time-value="PT16H11M59S" table:style-name="ce5">
            <text:p>16:11:59</text:p>
          </table:table-cell>
          <table:table-cell office:value-type="time" office:time-value="PT16H12M0S" table:style-name="ce5">
            <text:p>16:12:00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4" table:style-name="ce1">
            <text:p>0,34</text:p>
          </table:table-cell>
          <table:table-cell office:value-type="float" office:value="0.34408000000000005" table:formula="of:=[.C390]/1000*[.E390]" table:style-name="ce1">
            <text:p>0,34408</text:p>
          </table:table-cell>
          <table:table-cell table:number-columns-repeated="16378"/>
        </table:table-row>
        <table:table-row table:style-name="ro2">
          <table:table-cell office:value-type="time" office:time-value="PT16H12M0S" table:style-name="ce5">
            <text:p>16:12:00</text:p>
          </table:table-cell>
          <table:table-cell office:value-type="time" office:time-value="PT16H12M1S" table:style-name="ce5">
            <text:p>16:12:01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8" table:style-name="ce1">
            <text:p>0,38</text:p>
          </table:table-cell>
          <table:table-cell office:value-type="float" office:value="0.38493999999999995" table:formula="of:=[.C391]/1000*[.E391]" table:style-name="ce1">
            <text:p>0,38494</text:p>
          </table:table-cell>
          <table:table-cell table:number-columns-repeated="16378"/>
        </table:table-row>
        <table:table-row table:style-name="ro2">
          <table:table-cell office:value-type="time" office:time-value="PT16H12M1S" table:style-name="ce5">
            <text:p>16:12:01</text:p>
          </table:table-cell>
          <table:table-cell office:value-type="time" office:time-value="PT16H12M2S" table:style-name="ce5">
            <text:p>16:12:02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39500000000000002" table:style-name="ce1">
            <text:p>0,395</text:p>
          </table:table-cell>
          <table:table-cell office:value-type="float" office:value="0.40013499999999996" table:formula="of:=[.C392]/1000*[.E392]" table:style-name="ce1">
            <text:p>0,400135</text:p>
          </table:table-cell>
          <table:table-cell table:number-columns-repeated="16378"/>
        </table:table-row>
        <table:table-row table:style-name="ro2">
          <table:table-cell office:value-type="time" office:time-value="PT16H12M2S" table:style-name="ce5">
            <text:p>16:12:02</text:p>
          </table:table-cell>
          <table:table-cell office:value-type="time" office:time-value="PT16H12M3S" table:style-name="ce5">
            <text:p>16:12:03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6499999999999999" table:style-name="ce1">
            <text:p>0,365</text:p>
          </table:table-cell>
          <table:table-cell office:value-type="float" office:value="0.36974499999999993" table:formula="of:=[.C393]/1000*[.E393]" table:style-name="ce1">
            <text:p>0,369745</text:p>
          </table:table-cell>
          <table:table-cell table:number-columns-repeated="16378"/>
        </table:table-row>
        <table:table-row table:style-name="ro2">
          <table:table-cell office:value-type="time" office:time-value="PT16H12M3S" table:style-name="ce5">
            <text:p>16:12:03</text:p>
          </table:table-cell>
          <table:table-cell office:value-type="time" office:time-value="PT16H12M4S" table:style-name="ce5">
            <text:p>16:12:04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6099999999999999" table:style-name="ce1">
            <text:p>0,361</text:p>
          </table:table-cell>
          <table:table-cell office:value-type="float" office:value="0.36569299999999993" table:formula="of:=[.C394]/1000*[.E394]" table:style-name="ce1">
            <text:p>0,365693</text:p>
          </table:table-cell>
          <table:table-cell table:number-columns-repeated="16378"/>
        </table:table-row>
        <table:table-row table:style-name="ro2">
          <table:table-cell office:value-type="time" office:time-value="PT16H12M4S" table:style-name="ce5">
            <text:p>16:12:04</text:p>
          </table:table-cell>
          <table:table-cell office:value-type="time" office:time-value="PT16H12M5S" table:style-name="ce5">
            <text:p>16:12:05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5099999999999998" table:style-name="ce1">
            <text:p>0,351</text:p>
          </table:table-cell>
          <table:table-cell office:value-type="float" office:value="0.35556299999999996" table:formula="of:=[.C395]/1000*[.E395]" table:style-name="ce1">
            <text:p>0,355563</text:p>
          </table:table-cell>
          <table:table-cell table:number-columns-repeated="16378"/>
        </table:table-row>
        <table:table-row table:style-name="ro2">
          <table:table-cell office:value-type="time" office:time-value="PT16H12M5S" table:style-name="ce5">
            <text:p>16:12:05</text:p>
          </table:table-cell>
          <table:table-cell office:value-type="time" office:time-value="PT16H12M6S" table:style-name="ce5">
            <text:p>16:12:06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5299999999999998" table:style-name="ce1">
            <text:p>0,353</text:p>
          </table:table-cell>
          <table:table-cell office:value-type="float" office:value="0.35758899999999993" table:formula="of:=[.C396]/1000*[.E396]" table:style-name="ce1">
            <text:p>0,357589</text:p>
          </table:table-cell>
          <table:table-cell table:number-columns-repeated="16378"/>
        </table:table-row>
        <table:table-row table:style-name="ro2">
          <table:table-cell office:value-type="time" office:time-value="PT16H12M6S" table:style-name="ce5">
            <text:p>16:12:06</text:p>
          </table:table-cell>
          <table:table-cell office:value-type="time" office:time-value="PT16H12M7S" table:style-name="ce5">
            <text:p>16:12:07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79" table:style-name="ce1">
            <text:p>0,379</text:p>
          </table:table-cell>
          <table:table-cell office:value-type="float" office:value="0.38392699999999996" table:formula="of:=[.C397]/1000*[.E397]" table:style-name="ce1">
            <text:p>0,383927</text:p>
          </table:table-cell>
          <table:table-cell table:number-columns-repeated="16378"/>
        </table:table-row>
        <table:table-row table:style-name="ro2">
          <table:table-cell office:value-type="time" office:time-value="PT16H12M7S" table:style-name="ce5">
            <text:p>16:12:07</text:p>
          </table:table-cell>
          <table:table-cell office:value-type="time" office:time-value="PT16H12M8S" table:style-name="ce5">
            <text:p>16:12:08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72" table:style-name="ce1">
            <text:p>0,372</text:p>
          </table:table-cell>
          <table:table-cell office:value-type="float" office:value="0.37683599999999995" table:formula="of:=[.C398]/1000*[.E398]" table:style-name="ce1">
            <text:p>0,376836</text:p>
          </table:table-cell>
          <table:table-cell table:number-columns-repeated="16378"/>
        </table:table-row>
        <table:table-row table:style-name="ro2">
          <table:table-cell office:value-type="time" office:time-value="PT16H12M8S" table:style-name="ce5">
            <text:p>16:12:08</text:p>
          </table:table-cell>
          <table:table-cell office:value-type="time" office:time-value="PT16H12M9S" table:style-name="ce5">
            <text:p>16:12:09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74" table:style-name="ce1">
            <text:p>0,374</text:p>
          </table:table-cell>
          <table:table-cell office:value-type="float" office:value="0.37848799999999999" table:formula="of:=[.C399]/1000*[.E399]" table:style-name="ce1">
            <text:p>0,378488</text:p>
          </table:table-cell>
          <table:table-cell table:number-columns-repeated="16378"/>
        </table:table-row>
        <table:table-row table:style-name="ro2">
          <table:table-cell office:value-type="time" office:time-value="PT16H12M9S" table:style-name="ce5">
            <text:p>16:12:09</text:p>
          </table:table-cell>
          <table:table-cell office:value-type="time" office:time-value="PT16H12M10S" table:style-name="ce5">
            <text:p>16:12:10</text:p>
          </table:table-cell>
          <table:table-cell office:value-type="float" office:value="1011" table:style-name="ce1">
            <text:p>1011</text:p>
          </table:table-cell>
          <table:table-cell office:value-type="float" office:value="4.9459999999999997" table:style-name="ce1">
            <text:p>4,946</text:p>
          </table:table-cell>
          <table:table-cell office:value-type="float" office:value="0.371" table:style-name="ce1">
            <text:p>0,371</text:p>
          </table:table-cell>
          <table:table-cell office:value-type="float" office:value="0.37508099999999994" table:formula="of:=[.C400]/1000*[.E400]" table:style-name="ce1">
            <text:p>0,375081</text:p>
          </table:table-cell>
          <table:table-cell table:number-columns-repeated="16378"/>
        </table:table-row>
        <table:table-row table:style-name="ro2">
          <table:table-cell office:value-type="time" office:time-value="PT16H12M10S" table:style-name="ce5">
            <text:p>16:12:10</text:p>
          </table:table-cell>
          <table:table-cell office:value-type="time" office:time-value="PT16H12M11S" table:style-name="ce5">
            <text:p>16:12:11</text:p>
          </table:table-cell>
          <table:table-cell office:value-type="float" office:value="1010" table:style-name="ce1">
            <text:p>1010</text:p>
          </table:table-cell>
          <table:table-cell office:value-type="float" office:value="4.7030000000000003" table:style-name="ce1">
            <text:p>4,703</text:p>
          </table:table-cell>
          <table:table-cell office:value-type="float" office:value="0.35499999999999998" table:style-name="ce1">
            <text:p>0,355</text:p>
          </table:table-cell>
          <table:table-cell office:value-type="float" office:value="0.35854999999999998" table:formula="of:=[.C401]/1000*[.E401]" table:style-name="ce1">
            <text:p>0,35855</text:p>
          </table:table-cell>
          <table:table-cell table:number-columns-repeated="16378"/>
        </table:table-row>
        <table:table-row table:style-name="ro2">
          <table:table-cell office:value-type="time" office:time-value="PT16H12M11S" table:style-name="ce5">
            <text:p>16:12:11</text:p>
          </table:table-cell>
          <table:table-cell office:value-type="time" office:time-value="PT16H12M12S" table:style-name="ce5">
            <text:p>16:12:12</text:p>
          </table:table-cell>
          <table:table-cell office:value-type="float" office:value="1008" table:style-name="ce1">
            <text:p>1008</text:p>
          </table:table-cell>
          <table:table-cell office:value-type="float" office:value="4.4640000000000004" table:style-name="ce1">
            <text:p>4,464</text:p>
          </table:table-cell>
          <table:table-cell office:value-type="float" office:value="0.35399999999999998" table:style-name="ce1">
            <text:p>0,354</text:p>
          </table:table-cell>
          <table:table-cell office:value-type="float" office:value="0.35683199999999998" table:formula="of:=[.C402]/1000*[.E402]" table:style-name="ce1">
            <text:p>0,356832</text:p>
          </table:table-cell>
          <table:table-cell table:number-columns-repeated="16378"/>
        </table:table-row>
        <table:table-row table:style-name="ro2">
          <table:table-cell office:value-type="time" office:time-value="PT16H12M12S" table:style-name="ce5">
            <text:p>16:12:12</text:p>
          </table:table-cell>
          <table:table-cell office:value-type="time" office:time-value="PT16H12M13S" table:style-name="ce5">
            <text:p>16:12:13</text:p>
          </table:table-cell>
          <table:table-cell office:value-type="float" office:value="1011" table:style-name="ce1">
            <text:p>1011</text:p>
          </table:table-cell>
          <table:table-cell office:value-type="float" office:value="4.2039999999999997" table:style-name="ce1">
            <text:p>4,204</text:p>
          </table:table-cell>
          <table:table-cell office:value-type="float" office:value="0.35199999999999998" table:style-name="ce1">
            <text:p>0,352</text:p>
          </table:table-cell>
          <table:table-cell office:value-type="float" office:value="0.35587199999999997" table:formula="of:=[.C403]/1000*[.E403]" table:style-name="ce1">
            <text:p>0,355872</text:p>
          </table:table-cell>
          <table:table-cell table:number-columns-repeated="16378"/>
        </table:table-row>
        <table:table-row table:style-name="ro2">
          <table:table-cell office:value-type="time" office:time-value="PT16H12M13S" table:style-name="ce5">
            <text:p>16:12:13</text:p>
          </table:table-cell>
          <table:table-cell office:value-type="time" office:time-value="PT16H12M14S" table:style-name="ce5">
            <text:p>16:12:14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0300000000000002" table:style-name="ce1">
            <text:p>0,403</text:p>
          </table:table-cell>
          <table:table-cell office:value-type="float" office:value="0.40823899999999996" table:formula="of:=[.C404]/1000*[.E404]" table:style-name="ce1">
            <text:p>0,408239</text:p>
          </table:table-cell>
          <table:table-cell table:number-columns-repeated="16378"/>
        </table:table-row>
        <table:table-row table:style-name="ro2">
          <table:table-cell office:value-type="time" office:time-value="PT16H12M14S" table:style-name="ce5">
            <text:p>16:12:14</text:p>
          </table:table-cell>
          <table:table-cell office:value-type="time" office:time-value="PT16H12M15S" table:style-name="ce5">
            <text:p>16:12:15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9600000000000002" table:style-name="ce1">
            <text:p>0,396</text:p>
          </table:table-cell>
          <table:table-cell office:value-type="float" office:value="0.401148" table:formula="of:=[.C405]/1000*[.E405]" table:style-name="ce1">
            <text:p>0,401148</text:p>
          </table:table-cell>
          <table:table-cell table:number-columns-repeated="16378"/>
        </table:table-row>
        <table:table-row table:style-name="ro2">
          <table:table-cell office:value-type="time" office:time-value="PT16H12M15S" table:style-name="ce5">
            <text:p>16:12:15</text:p>
          </table:table-cell>
          <table:table-cell office:value-type="time" office:time-value="PT16H12M16S" table:style-name="ce5">
            <text:p>16:12:16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8100000000000001" table:style-name="ce1">
            <text:p>0,381</text:p>
          </table:table-cell>
          <table:table-cell office:value-type="float" office:value="0.38595299999999999" table:formula="of:=[.C406]/1000*[.E406]" table:style-name="ce1">
            <text:p>0,385953</text:p>
          </table:table-cell>
          <table:table-cell table:number-columns-repeated="16378"/>
        </table:table-row>
        <table:table-row table:style-name="ro2">
          <table:table-cell office:value-type="time" office:time-value="PT16H12M16S" table:style-name="ce5">
            <text:p>16:12:16</text:p>
          </table:table-cell>
          <table:table-cell office:value-type="time" office:time-value="PT16H12M17S" table:style-name="ce5">
            <text:p>16:12:17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0699999999999997" table:style-name="ce1">
            <text:p>0,407</text:p>
          </table:table-cell>
          <table:table-cell office:value-type="float" office:value="0.41229099999999991" table:formula="of:=[.C407]/1000*[.E407]" table:style-name="ce1">
            <text:p>0,412291</text:p>
          </table:table-cell>
          <table:table-cell table:number-columns-repeated="16378"/>
        </table:table-row>
        <table:table-row table:style-name="ro2">
          <table:table-cell office:value-type="time" office:time-value="PT16H12M17S" table:style-name="ce5">
            <text:p>16:12:17</text:p>
          </table:table-cell>
          <table:table-cell office:value-type="time" office:time-value="PT16H12M18S" table:style-name="ce5">
            <text:p>16:12:18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8099999999999998" table:style-name="ce1">
            <text:p>0,481</text:p>
          </table:table-cell>
          <table:table-cell office:value-type="float" office:value="0.48677199999999998" table:formula="of:=[.C408]/1000*[.E408]" table:style-name="ce1">
            <text:p>0,486772</text:p>
          </table:table-cell>
          <table:table-cell table:number-columns-repeated="16378"/>
        </table:table-row>
        <table:table-row table:style-name="ro2">
          <table:table-cell office:value-type="time" office:time-value="PT16H12M18S" table:style-name="ce5">
            <text:p>16:12:18</text:p>
          </table:table-cell>
          <table:table-cell office:value-type="time" office:time-value="PT16H12M19S" table:style-name="ce5">
            <text:p>16:12:19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8700000000000001" table:style-name="ce1">
            <text:p>0,387</text:p>
          </table:table-cell>
          <table:table-cell office:value-type="float" office:value="0.39203099999999996" table:formula="of:=[.C409]/1000*[.E409]" table:style-name="ce1">
            <text:p>0,392031</text:p>
          </table:table-cell>
          <table:table-cell table:number-columns-repeated="16378"/>
        </table:table-row>
        <table:table-row table:style-name="ro2">
          <table:table-cell office:value-type="time" office:time-value="PT16H12M19S" table:style-name="ce5">
            <text:p>16:12:19</text:p>
          </table:table-cell>
          <table:table-cell office:value-type="time" office:time-value="PT16H12M20S" table:style-name="ce5">
            <text:p>16:12:20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39800000000000002" table:style-name="ce1">
            <text:p>0,398</text:p>
          </table:table-cell>
          <table:table-cell office:value-type="float" office:value="0.40277600000000002" table:formula="of:=[.C410]/1000*[.E410]" table:style-name="ce1">
            <text:p>0,402776</text:p>
          </table:table-cell>
          <table:table-cell table:number-columns-repeated="16378"/>
        </table:table-row>
        <table:table-row table:style-name="ro2">
          <table:table-cell office:value-type="time" office:time-value="PT16H12M20S" table:style-name="ce5">
            <text:p>16:12:20</text:p>
          </table:table-cell>
          <table:table-cell office:value-type="time" office:time-value="PT16H12M21S" table:style-name="ce5">
            <text:p>16:12:21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46" table:style-name="ce1">
            <text:p>0,46</text:p>
          </table:table-cell>
          <table:table-cell office:value-type="float" office:value="0.46597999999999995" table:formula="of:=[.C411]/1000*[.E411]" table:style-name="ce1">
            <text:p>0,46598</text:p>
          </table:table-cell>
          <table:table-cell table:number-columns-repeated="16378"/>
        </table:table-row>
        <table:table-row table:style-name="ro2">
          <table:table-cell office:value-type="time" office:time-value="PT16H12M21S" table:style-name="ce5">
            <text:p>16:12:21</text:p>
          </table:table-cell>
          <table:table-cell office:value-type="time" office:time-value="PT16H12M22S" table:style-name="ce5">
            <text:p>16:12:22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41" table:style-name="ce1">
            <text:p>0,41</text:p>
          </table:table-cell>
          <table:table-cell office:value-type="float" office:value="0.41532999999999992" table:formula="of:=[.C412]/1000*[.E412]" table:style-name="ce1">
            <text:p>0,41533</text:p>
          </table:table-cell>
          <table:table-cell table:number-columns-repeated="16378"/>
        </table:table-row>
        <table:table-row table:style-name="ro2">
          <table:table-cell office:value-type="time" office:time-value="PT16H12M22S" table:style-name="ce5">
            <text:p>16:12:22</text:p>
          </table:table-cell>
          <table:table-cell office:value-type="time" office:time-value="PT16H12M23S" table:style-name="ce5">
            <text:p>16:12:23</text:p>
          </table:table-cell>
          <table:table-cell office:value-type="float" office:value="1011" table:style-name="ce1">
            <text:p>1011</text:p>
          </table:table-cell>
          <table:table-cell office:value-type="float" office:value="4.9459999999999997" table:style-name="ce1">
            <text:p>4,946</text:p>
          </table:table-cell>
          <table:table-cell office:value-type="float" office:value="0.42499999999999999" table:style-name="ce1">
            <text:p>0,425</text:p>
          </table:table-cell>
          <table:table-cell office:value-type="float" office:value="0.42967499999999992" table:formula="of:=[.C413]/1000*[.E413]" table:style-name="ce1">
            <text:p>0,429675</text:p>
          </table:table-cell>
          <table:table-cell table:number-columns-repeated="16378"/>
        </table:table-row>
        <table:table-row table:style-name="ro2">
          <table:table-cell office:value-type="time" office:time-value="PT16H12M23S" table:style-name="ce5">
            <text:p>16:12:23</text:p>
          </table:table-cell>
          <table:table-cell office:value-type="time" office:time-value="PT16H12M24S" table:style-name="ce5">
            <text:p>16:12:24</text:p>
          </table:table-cell>
          <table:table-cell office:value-type="float" office:value="1010" table:style-name="ce1">
            <text:p>1010</text:p>
          </table:table-cell>
          <table:table-cell office:value-type="float" office:value="4.95" table:style-name="ce1">
            <text:p>4,95</text:p>
          </table:table-cell>
          <table:table-cell office:value-type="float" office:value="0.38200000000000001" table:style-name="ce1">
            <text:p>0,382</text:p>
          </table:table-cell>
          <table:table-cell office:value-type="float" office:value="0.38582" table:formula="of:=[.C414]/1000*[.E414]" table:style-name="ce1">
            <text:p>0,38582</text:p>
          </table:table-cell>
          <table:table-cell table:number-columns-repeated="16378"/>
        </table:table-row>
        <table:table-row table:style-name="ro2">
          <table:table-cell office:value-type="time" office:time-value="PT16H12M24S" table:style-name="ce5">
            <text:p>16:12:24</text:p>
          </table:table-cell>
          <table:table-cell office:value-type="time" office:time-value="PT16H12M25S" table:style-name="ce5">
            <text:p>16:12:25</text:p>
          </table:table-cell>
          <table:table-cell office:value-type="float" office:value="1010" table:style-name="ce1">
            <text:p>1010</text:p>
          </table:table-cell>
          <table:table-cell office:value-type="float" office:value="4.4550000000000001" table:style-name="ce1">
            <text:p>4,455</text:p>
          </table:table-cell>
          <table:table-cell office:value-type="float" office:value="0.36699999999999999" table:style-name="ce1">
            <text:p>0,367</text:p>
          </table:table-cell>
          <table:table-cell office:value-type="float" office:value="0.37067" table:formula="of:=[.C415]/1000*[.E415]" table:style-name="ce1">
            <text:p>0,37067</text:p>
          </table:table-cell>
          <table:table-cell table:number-columns-repeated="16378"/>
        </table:table-row>
        <table:table-row table:style-name="ro2">
          <table:table-cell office:value-type="time" office:time-value="PT16H12M25S" table:style-name="ce5">
            <text:p>16:12:25</text:p>
          </table:table-cell>
          <table:table-cell office:value-type="time" office:time-value="PT16H12M26S" table:style-name="ce5">
            <text:p>16:12:26</text:p>
          </table:table-cell>
          <table:table-cell office:value-type="float" office:value="1010" table:style-name="ce1">
            <text:p>1010</text:p>
          </table:table-cell>
          <table:table-cell office:value-type="float" office:value="4.4550000000000001" table:style-name="ce1">
            <text:p>4,455</text:p>
          </table:table-cell>
          <table:table-cell office:value-type="float" office:value="0.38300000000000001" table:style-name="ce1">
            <text:p>0,383</text:p>
          </table:table-cell>
          <table:table-cell office:value-type="float" office:value="0.38683000000000001" table:formula="of:=[.C416]/1000*[.E416]" table:style-name="ce1">
            <text:p>0,38683</text:p>
          </table:table-cell>
          <table:table-cell table:number-columns-repeated="16378"/>
        </table:table-row>
        <table:table-row table:style-name="ro2">
          <table:table-cell office:value-type="time" office:time-value="PT16H12M26S" table:style-name="ce5">
            <text:p>16:12:26</text:p>
          </table:table-cell>
          <table:table-cell office:value-type="time" office:time-value="PT16H12M27S" table:style-name="ce5">
            <text:p>16:12:27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42799999999999999" table:style-name="ce1">
            <text:p>0,428</text:p>
          </table:table-cell>
          <table:table-cell office:value-type="float" office:value="0.43356399999999995" table:formula="of:=[.C417]/1000*[.E417]" table:style-name="ce1">
            <text:p>0,433564</text:p>
          </table:table-cell>
          <table:table-cell table:number-columns-repeated="16378"/>
        </table:table-row>
        <table:table-row table:style-name="ro2">
          <table:table-cell office:value-type="time" office:time-value="PT16H12M27S" table:style-name="ce5">
            <text:p>16:12:27</text:p>
          </table:table-cell>
          <table:table-cell office:value-type="time" office:time-value="PT16H12M28S" table:style-name="ce5">
            <text:p>16:12:28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1499999999999998" table:style-name="ce1">
            <text:p>0,415</text:p>
          </table:table-cell>
          <table:table-cell office:value-type="float" office:value="0.41997999999999996" table:formula="of:=[.C418]/1000*[.E418]" table:style-name="ce1">
            <text:p>0,41998</text:p>
          </table:table-cell>
          <table:table-cell table:number-columns-repeated="16378"/>
        </table:table-row>
        <table:table-row table:style-name="ro2">
          <table:table-cell office:value-type="time" office:time-value="PT16H12M28S" table:style-name="ce5">
            <text:p>16:12:28</text:p>
          </table:table-cell>
          <table:table-cell office:value-type="time" office:time-value="PT16H12M29S" table:style-name="ce5">
            <text:p>16:12:29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47599999999999998" table:style-name="ce1">
            <text:p>0,476</text:p>
          </table:table-cell>
          <table:table-cell office:value-type="float" office:value="0.48218799999999995" table:formula="of:=[.C419]/1000*[.E419]" table:style-name="ce1">
            <text:p>0,482188</text:p>
          </table:table-cell>
          <table:table-cell table:number-columns-repeated="16378"/>
        </table:table-row>
        <table:table-row table:style-name="ro2">
          <table:table-cell office:value-type="time" office:time-value="PT16H12M29S" table:style-name="ce5">
            <text:p>16:12:29</text:p>
          </table:table-cell>
          <table:table-cell office:value-type="time" office:time-value="PT16H12M30S" table:style-name="ce5">
            <text:p>16:12:30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2299999999999999" table:style-name="ce1">
            <text:p>0,423</text:p>
          </table:table-cell>
          <table:table-cell office:value-type="float" office:value="0.42849899999999996" table:formula="of:=[.C420]/1000*[.E420]" table:style-name="ce1">
            <text:p>0,428499</text:p>
          </table:table-cell>
          <table:table-cell table:number-columns-repeated="16378"/>
        </table:table-row>
        <table:table-row table:style-name="ro2">
          <table:table-cell office:value-type="time" office:time-value="PT16H12M30S" table:style-name="ce5">
            <text:p>16:12:30</text:p>
          </table:table-cell>
          <table:table-cell office:value-type="time" office:time-value="PT16H12M31S" table:style-name="ce5">
            <text:p>16:12:31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2799999999999999" table:style-name="ce1">
            <text:p>0,428</text:p>
          </table:table-cell>
          <table:table-cell office:value-type="float" office:value="0.43356399999999995" table:formula="of:=[.C421]/1000*[.E421]" table:style-name="ce1">
            <text:p>0,433564</text:p>
          </table:table-cell>
          <table:table-cell table:number-columns-repeated="16378"/>
        </table:table-row>
        <table:table-row table:style-name="ro2">
          <table:table-cell office:value-type="time" office:time-value="PT16H12M31S" table:style-name="ce5">
            <text:p>16:12:31</text:p>
          </table:table-cell>
          <table:table-cell office:value-type="time" office:time-value="PT16H12M32S" table:style-name="ce5">
            <text:p>16:12:32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439" table:style-name="ce1">
            <text:p>0,439</text:p>
          </table:table-cell>
          <table:table-cell office:value-type="float" office:value="0.444268" table:formula="of:=[.C422]/1000*[.E422]" table:style-name="ce1">
            <text:p>0,444268</text:p>
          </table:table-cell>
          <table:table-cell table:number-columns-repeated="16378"/>
        </table:table-row>
        <table:table-row table:style-name="ro2">
          <table:table-cell office:value-type="time" office:time-value="PT16H12M32S" table:style-name="ce5">
            <text:p>16:12:32</text:p>
          </table:table-cell>
          <table:table-cell office:value-type="time" office:time-value="PT16H12M33S" table:style-name="ce5">
            <text:p>16:12:33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35" table:style-name="ce1">
            <text:p>0,435</text:p>
          </table:table-cell>
          <table:table-cell office:value-type="float" office:value="0.44022" table:formula="of:=[.C423]/1000*[.E423]" table:style-name="ce1">
            <text:p>0,44022</text:p>
          </table:table-cell>
          <table:table-cell table:number-columns-repeated="16378"/>
        </table:table-row>
        <table:table-row table:style-name="ro2">
          <table:table-cell office:value-type="time" office:time-value="PT16H12M33S" table:style-name="ce5">
            <text:p>16:12:33</text:p>
          </table:table-cell>
          <table:table-cell office:value-type="time" office:time-value="PT16H12M34S" table:style-name="ce5">
            <text:p>16:12:34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3" table:style-name="ce1">
            <text:p>0,43</text:p>
          </table:table-cell>
          <table:table-cell office:value-type="float" office:value="0.43558999999999998" table:formula="of:=[.C424]/1000*[.E424]" table:style-name="ce1">
            <text:p>0,43559</text:p>
          </table:table-cell>
          <table:table-cell table:number-columns-repeated="16378"/>
        </table:table-row>
        <table:table-row table:style-name="ro2">
          <table:table-cell office:value-type="time" office:time-value="PT16H12M34S" table:style-name="ce5">
            <text:p>16:12:34</text:p>
          </table:table-cell>
          <table:table-cell office:value-type="time" office:time-value="PT16H12M35S" table:style-name="ce5">
            <text:p>16:12:35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2699999999999999" table:style-name="ce1">
            <text:p>0,427</text:p>
          </table:table-cell>
          <table:table-cell office:value-type="float" office:value="0.43255099999999996" table:formula="of:=[.C425]/1000*[.E425]" table:style-name="ce1">
            <text:p>0,432551</text:p>
          </table:table-cell>
          <table:table-cell table:number-columns-repeated="16378"/>
        </table:table-row>
        <table:table-row table:style-name="ro2">
          <table:table-cell office:value-type="time" office:time-value="PT16H12M35S" table:style-name="ce5">
            <text:p>16:12:35</text:p>
          </table:table-cell>
          <table:table-cell office:value-type="time" office:time-value="PT16H12M36S" table:style-name="ce5">
            <text:p>16:12:36</text:p>
          </table:table-cell>
          <table:table-cell office:value-type="float" office:value="1010" table:style-name="ce1">
            <text:p>1010</text:p>
          </table:table-cell>
          <table:table-cell office:value-type="float" office:value="6.1879999999999997" table:style-name="ce1">
            <text:p>6,188</text:p>
          </table:table-cell>
          <table:table-cell office:value-type="float" office:value="0.46100000000000002" table:style-name="ce1">
            <text:p>0,461</text:p>
          </table:table-cell>
          <table:table-cell office:value-type="float" office:value="0.46561000000000002" table:formula="of:=[.C426]/1000*[.E426]" table:style-name="ce1">
            <text:p>0,46561</text:p>
          </table:table-cell>
          <table:table-cell table:number-columns-repeated="16378"/>
        </table:table-row>
        <table:table-row table:style-name="ro2">
          <table:table-cell office:value-type="time" office:time-value="PT16H12M36S" table:style-name="ce5">
            <text:p>16:12:36</text:p>
          </table:table-cell>
          <table:table-cell office:value-type="time" office:time-value="PT16H12M37S" table:style-name="ce5">
            <text:p>16:12:37</text:p>
          </table:table-cell>
          <table:table-cell office:value-type="float" office:value="1008" table:style-name="ce1">
            <text:p>1008</text:p>
          </table:table-cell>
          <table:table-cell office:value-type="float" office:value="5.7039999999999997" table:style-name="ce1">
            <text:p>5,704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0.42235200000000001" table:formula="of:=[.C427]/1000*[.E427]" table:style-name="ce1">
            <text:p>0,422352</text:p>
          </table:table-cell>
          <table:table-cell table:number-columns-repeated="16378"/>
        </table:table-row>
        <table:table-row table:style-name="ro2">
          <table:table-cell office:value-type="time" office:time-value="PT16H12M37S" table:style-name="ce5">
            <text:p>16:12:37</text:p>
          </table:table-cell>
          <table:table-cell office:value-type="time" office:time-value="PT16H12M38S" table:style-name="ce5">
            <text:p>16:12:38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4" table:style-name="ce1">
            <text:p>0,44</text:p>
          </table:table-cell>
          <table:table-cell office:value-type="float" office:value="0.44528000000000001" table:formula="of:=[.C428]/1000*[.E428]" table:style-name="ce1">
            <text:p>0,44528</text:p>
          </table:table-cell>
          <table:table-cell table:number-columns-repeated="16378"/>
        </table:table-row>
        <table:table-row table:style-name="ro2">
          <table:table-cell office:value-type="time" office:time-value="PT16H12M38S" table:style-name="ce5">
            <text:p>16:12:38</text:p>
          </table:table-cell>
          <table:table-cell office:value-type="time" office:time-value="PT16H12M39S" table:style-name="ce5">
            <text:p>16:12:39</text:p>
          </table:table-cell>
          <table:table-cell office:value-type="float" office:value="1010" table:style-name="ce1">
            <text:p>1010</text:p>
          </table:table-cell>
          <table:table-cell office:value-type="float" office:value="5.4459999999999997" table:style-name="ce1">
            <text:p>5,446</text:p>
          </table:table-cell>
          <table:table-cell office:value-type="float" office:value="0.437" table:style-name="ce1">
            <text:p>0,437</text:p>
          </table:table-cell>
          <table:table-cell office:value-type="float" office:value="0.44136999999999998" table:formula="of:=[.C429]/1000*[.E429]" table:style-name="ce1">
            <text:p>0,44137</text:p>
          </table:table-cell>
          <table:table-cell table:number-columns-repeated="16378"/>
        </table:table-row>
        <table:table-row table:style-name="ro2">
          <table:table-cell office:value-type="time" office:time-value="PT16H12M39S" table:style-name="ce5">
            <text:p>16:12:39</text:p>
          </table:table-cell>
          <table:table-cell office:value-type="time" office:time-value="PT16H12M40S" table:style-name="ce5">
            <text:p>16:12:40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34" table:style-name="ce1">
            <text:p>0,434</text:p>
          </table:table-cell>
          <table:table-cell office:value-type="float" office:value="0.43964199999999998" table:formula="of:=[.C430]/1000*[.E430]" table:style-name="ce1">
            <text:p>0,439642</text:p>
          </table:table-cell>
          <table:table-cell table:number-columns-repeated="16378"/>
        </table:table-row>
        <table:table-row table:style-name="ro2">
          <table:table-cell office:value-type="time" office:time-value="PT16H12M40S" table:style-name="ce5">
            <text:p>16:12:40</text:p>
          </table:table-cell>
          <table:table-cell office:value-type="time" office:time-value="PT16H12M41S" table:style-name="ce5">
            <text:p>16:12:41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39" table:style-name="ce1">
            <text:p>0,439</text:p>
          </table:table-cell>
          <table:table-cell office:value-type="float" office:value="0.444268" table:formula="of:=[.C431]/1000*[.E431]" table:style-name="ce1">
            <text:p>0,444268</text:p>
          </table:table-cell>
          <table:table-cell table:number-columns-repeated="16378"/>
        </table:table-row>
        <table:table-row table:style-name="ro2">
          <table:table-cell office:value-type="time" office:time-value="PT16H12M41S" table:style-name="ce5">
            <text:p>16:12:41</text:p>
          </table:table-cell>
          <table:table-cell office:value-type="time" office:time-value="PT16H12M42S" table:style-name="ce5">
            <text:p>16:12:42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32" table:style-name="ce1">
            <text:p>0,432</text:p>
          </table:table-cell>
          <table:table-cell office:value-type="float" office:value="0.43761599999999995" table:formula="of:=[.C432]/1000*[.E432]" table:style-name="ce1">
            <text:p>0,437616</text:p>
          </table:table-cell>
          <table:table-cell table:number-columns-repeated="16378"/>
        </table:table-row>
        <table:table-row table:style-name="ro2">
          <table:table-cell office:value-type="time" office:time-value="PT16H12M42S" table:style-name="ce5">
            <text:p>16:12:42</text:p>
          </table:table-cell>
          <table:table-cell office:value-type="time" office:time-value="PT16H12M43S" table:style-name="ce5">
            <text:p>16:12:43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7799999999999998" table:style-name="ce1">
            <text:p>0,478</text:p>
          </table:table-cell>
          <table:table-cell office:value-type="float" office:value="0.48421399999999992" table:formula="of:=[.C433]/1000*[.E433]" table:style-name="ce1">
            <text:p>0,484214</text:p>
          </table:table-cell>
          <table:table-cell table:number-columns-repeated="16378"/>
        </table:table-row>
        <table:table-row table:style-name="ro2">
          <table:table-cell office:value-type="time" office:time-value="PT16H12M43S" table:style-name="ce5">
            <text:p>16:12:43</text:p>
          </table:table-cell>
          <table:table-cell office:value-type="time" office:time-value="PT16H12M45S" table:style-name="ce5">
            <text:p>16:12:45</text:p>
          </table:table-cell>
          <table:table-cell office:value-type="float" office:value="1018" table:style-name="ce1">
            <text:p>1018</text:p>
          </table:table-cell>
          <table:table-cell office:value-type="float" office:value="5.4029999999999996" table:style-name="ce1">
            <text:p>5,403</text:p>
          </table:table-cell>
          <table:table-cell office:value-type="float" office:value="0.47599999999999998" table:style-name="ce1">
            <text:p>0,476</text:p>
          </table:table-cell>
          <table:table-cell office:value-type="float" office:value="0.484568" table:formula="of:=[.C434]/1000*[.E434]" table:style-name="ce1">
            <text:p>0,484568</text:p>
          </table:table-cell>
          <table:table-cell table:number-columns-repeated="16378"/>
        </table:table-row>
        <table:table-row table:style-name="ro2">
          <table:table-cell office:value-type="time" office:time-value="PT16H12M45S" table:style-name="ce5">
            <text:p>16:12:45</text:p>
          </table:table-cell>
          <table:table-cell office:value-type="time" office:time-value="PT16H12M46S" table:style-name="ce5">
            <text:p>16:12:46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6400000000000002" table:style-name="ce1">
            <text:p>0,464</text:p>
          </table:table-cell>
          <table:table-cell office:value-type="float" office:value="0.47003200000000001" table:formula="of:=[.C435]/1000*[.E435]" table:style-name="ce1">
            <text:p>0,470032</text:p>
          </table:table-cell>
          <table:table-cell table:number-columns-repeated="16378"/>
        </table:table-row>
        <table:table-row table:style-name="ro2">
          <table:table-cell office:value-type="time" office:time-value="PT16H12M46S" table:style-name="ce5">
            <text:p>16:12:46</text:p>
          </table:table-cell>
          <table:table-cell office:value-type="time" office:time-value="PT16H12M47S" table:style-name="ce5">
            <text:p>16:12:47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97" table:style-name="ce1">
            <text:p>0,497</text:p>
          </table:table-cell>
          <table:table-cell office:value-type="float" office:value="0.50296399999999997" table:formula="of:=[.C436]/1000*[.E436]" table:style-name="ce1">
            <text:p>0,502964</text:p>
          </table:table-cell>
          <table:table-cell table:number-columns-repeated="16378"/>
        </table:table-row>
        <table:table-row table:style-name="ro2">
          <table:table-cell office:value-type="time" office:time-value="PT16H12M47S" table:style-name="ce5">
            <text:p>16:12:47</text:p>
          </table:table-cell>
          <table:table-cell office:value-type="time" office:time-value="PT16H12M48S" table:style-name="ce5">
            <text:p>16:12:48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97" table:style-name="ce1">
            <text:p>0,497</text:p>
          </table:table-cell>
          <table:table-cell office:value-type="float" office:value="0.50346099999999994" table:formula="of:=[.C437]/1000*[.E437]" table:style-name="ce1">
            <text:p>0,503461</text:p>
          </table:table-cell>
          <table:table-cell table:number-columns-repeated="16378"/>
        </table:table-row>
        <table:table-row table:style-name="ro2">
          <table:table-cell office:value-type="time" office:time-value="PT16H12M48S" table:style-name="ce5">
            <text:p>16:12:48</text:p>
          </table:table-cell>
          <table:table-cell office:value-type="time" office:time-value="PT16H12M49S" table:style-name="ce5">
            <text:p>16:12:49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7199999999999998" table:style-name="ce1">
            <text:p>0,472</text:p>
          </table:table-cell>
          <table:table-cell office:value-type="float" office:value="0.47766399999999998" table:formula="of:=[.C438]/1000*[.E438]" table:style-name="ce1">
            <text:p>0,477664</text:p>
          </table:table-cell>
          <table:table-cell table:number-columns-repeated="16378"/>
        </table:table-row>
        <table:table-row table:style-name="ro2">
          <table:table-cell office:value-type="time" office:time-value="PT16H12M49S" table:style-name="ce5">
            <text:p>16:12:49</text:p>
          </table:table-cell>
          <table:table-cell office:value-type="time" office:time-value="PT16H12M50S" table:style-name="ce5">
            <text:p>16:12:50</text:p>
          </table:table-cell>
          <table:table-cell office:value-type="float" office:value="1010" table:style-name="ce1">
            <text:p>1010</text:p>
          </table:table-cell>
          <table:table-cell office:value-type="float" office:value="5.4459999999999997" table:style-name="ce1">
            <text:p>5,446</text:p>
          </table:table-cell>
          <table:table-cell office:value-type="float" office:value="0.45200000000000001" table:style-name="ce1">
            <text:p>0,452</text:p>
          </table:table-cell>
          <table:table-cell office:value-type="float" office:value="0.45652000000000004" table:formula="of:=[.C439]/1000*[.E439]" table:style-name="ce1">
            <text:p>0,45652</text:p>
          </table:table-cell>
          <table:table-cell table:number-columns-repeated="16378"/>
        </table:table-row>
        <table:table-row table:style-name="ro2">
          <table:table-cell office:value-type="time" office:time-value="PT16H12M50S" table:style-name="ce5">
            <text:p>16:12:50</text:p>
          </table:table-cell>
          <table:table-cell office:value-type="time" office:time-value="PT16H12M51S" table:style-name="ce5">
            <text:p>16:12:51</text:p>
          </table:table-cell>
          <table:table-cell office:value-type="float" office:value="1011" table:style-name="ce1">
            <text:p>1011</text:p>
          </table:table-cell>
          <table:table-cell office:value-type="float" office:value="4.6980000000000004" table:style-name="ce1">
            <text:p>4,698</text:p>
          </table:table-cell>
          <table:table-cell office:value-type="float" office:value="0.40400000000000003" table:style-name="ce1">
            <text:p>0,404</text:p>
          </table:table-cell>
          <table:table-cell office:value-type="float" office:value="0.40844399999999997" table:formula="of:=[.C440]/1000*[.E440]" table:style-name="ce1">
            <text:p>0,408444</text:p>
          </table:table-cell>
          <table:table-cell table:number-columns-repeated="16378"/>
        </table:table-row>
        <table:table-row table:style-name="ro2">
          <table:table-cell office:value-type="time" office:time-value="PT16H12M51S" table:style-name="ce5">
            <text:p>16:12:51</text:p>
          </table:table-cell>
          <table:table-cell office:value-type="time" office:time-value="PT16H12M52S" table:style-name="ce5">
            <text:p>16:12:52</text:p>
          </table:table-cell>
          <table:table-cell office:value-type="float" office:value="1010" table:style-name="ce1">
            <text:p>1010</text:p>
          </table:table-cell>
          <table:table-cell office:value-type="float" office:value="6.4359999999999999" table:style-name="ce1">
            <text:p>6,436</text:p>
          </table:table-cell>
          <table:table-cell office:value-type="float" office:value="0.49199999999999999" table:style-name="ce1">
            <text:p>0,492</text:p>
          </table:table-cell>
          <table:table-cell office:value-type="float" office:value="0.49691999999999997" table:formula="of:=[.C441]/1000*[.E441]" table:style-name="ce1">
            <text:p>0,49692</text:p>
          </table:table-cell>
          <table:table-cell table:number-columns-repeated="16378"/>
        </table:table-row>
        <table:table-row table:style-name="ro2">
          <table:table-cell office:value-type="time" office:time-value="PT16H12M52S" table:style-name="ce5">
            <text:p>16:12:52</text:p>
          </table:table-cell>
          <table:table-cell office:value-type="time" office:time-value="PT16H12M53S" table:style-name="ce5">
            <text:p>16:12:53</text:p>
          </table:table-cell>
          <table:table-cell office:value-type="float" office:value="1009" table:style-name="ce1">
            <text:p>1009</text:p>
          </table:table-cell>
          <table:table-cell office:value-type="float" office:value="4.9550000000000001" table:style-name="ce1">
            <text:p>4,955</text:p>
          </table:table-cell>
          <table:table-cell office:value-type="float" office:value="0.434" table:style-name="ce1">
            <text:p>0,434</text:p>
          </table:table-cell>
          <table:table-cell office:value-type="float" office:value="0.43790599999999996" table:formula="of:=[.C442]/1000*[.E442]" table:style-name="ce1">
            <text:p>0,437906</text:p>
          </table:table-cell>
          <table:table-cell table:number-columns-repeated="16378"/>
        </table:table-row>
        <table:table-row table:style-name="ro2">
          <table:table-cell office:value-type="time" office:time-value="PT16H12M53S" table:style-name="ce5">
            <text:p>16:12:53</text:p>
          </table:table-cell>
          <table:table-cell office:value-type="time" office:time-value="PT16H12M54S" table:style-name="ce5">
            <text:p>16:12:54</text:p>
          </table:table-cell>
          <table:table-cell office:value-type="float" office:value="1011" table:style-name="ce1">
            <text:p>1011</text:p>
          </table:table-cell>
          <table:table-cell office:value-type="float" office:value="5.6870000000000003" table:style-name="ce1">
            <text:p>5,687</text:p>
          </table:table-cell>
          <table:table-cell office:value-type="float" office:value="0.46700000000000003" table:style-name="ce1">
            <text:p>0,467</text:p>
          </table:table-cell>
          <table:table-cell office:value-type="float" office:value="0.47213699999999997" table:formula="of:=[.C443]/1000*[.E443]" table:style-name="ce1">
            <text:p>0,472137</text:p>
          </table:table-cell>
          <table:table-cell table:number-columns-repeated="16378"/>
        </table:table-row>
        <table:table-row table:style-name="ro2">
          <table:table-cell office:value-type="time" office:time-value="PT16H12M54S" table:style-name="ce5">
            <text:p>16:12:54</text:p>
          </table:table-cell>
          <table:table-cell office:value-type="time" office:time-value="PT16H12M55S" table:style-name="ce5">
            <text:p>16:12:55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7" table:style-name="ce1">
            <text:p>0,47</text:p>
          </table:table-cell>
          <table:table-cell office:value-type="float" office:value="0.47610999999999992" table:formula="of:=[.C444]/1000*[.E444]" table:style-name="ce1">
            <text:p>0,47611</text:p>
          </table:table-cell>
          <table:table-cell table:number-columns-repeated="16378"/>
        </table:table-row>
        <table:table-row table:style-name="ro2">
          <table:table-cell office:value-type="time" office:time-value="PT16H12M55S" table:style-name="ce5">
            <text:p>16:12:55</text:p>
          </table:table-cell>
          <table:table-cell office:value-type="time" office:time-value="PT16H12M56S" table:style-name="ce5">
            <text:p>16:12:56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6500000000000002" table:style-name="ce1">
            <text:p>0,465</text:p>
          </table:table-cell>
          <table:table-cell office:value-type="float" office:value="0.47104499999999999" table:formula="of:=[.C445]/1000*[.E445]" table:style-name="ce1">
            <text:p>0,471045</text:p>
          </table:table-cell>
          <table:table-cell table:number-columns-repeated="16378"/>
        </table:table-row>
        <table:table-row table:style-name="ro2">
          <table:table-cell office:value-type="time" office:time-value="PT16H12M56S" table:style-name="ce5">
            <text:p>16:12:56</text:p>
          </table:table-cell>
          <table:table-cell office:value-type="time" office:time-value="PT16H12M57S" table:style-name="ce5">
            <text:p>16:12:57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7599999999999998" table:style-name="ce1">
            <text:p>0,476</text:p>
          </table:table-cell>
          <table:table-cell office:value-type="float" office:value="0.48218799999999995" table:formula="of:=[.C446]/1000*[.E446]" table:style-name="ce1">
            <text:p>0,482188</text:p>
          </table:table-cell>
          <table:table-cell table:number-columns-repeated="16378"/>
        </table:table-row>
        <table:table-row table:style-name="ro2">
          <table:table-cell office:value-type="time" office:time-value="PT16H12M57S" table:style-name="ce5">
            <text:p>16:12:57</text:p>
          </table:table-cell>
          <table:table-cell office:value-type="time" office:time-value="PT16H12M58S" table:style-name="ce5">
            <text:p>16:12:58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47699999999999998" table:style-name="ce1">
            <text:p>0,477</text:p>
          </table:table-cell>
          <table:table-cell office:value-type="float" office:value="0.48320099999999994" table:formula="of:=[.C447]/1000*[.E447]" table:style-name="ce1">
            <text:p>0,483201</text:p>
          </table:table-cell>
          <table:table-cell table:number-columns-repeated="16378"/>
        </table:table-row>
        <table:table-row table:style-name="ro2">
          <table:table-cell office:value-type="time" office:time-value="PT16H12M58S" table:style-name="ce5">
            <text:p>16:12:58</text:p>
          </table:table-cell>
          <table:table-cell office:value-type="time" office:time-value="PT16H12M59S" table:style-name="ce5">
            <text:p>16:12:59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8399999999999999" table:style-name="ce1">
            <text:p>0,484</text:p>
          </table:table-cell>
          <table:table-cell office:value-type="float" office:value="0.48980799999999997" table:formula="of:=[.C448]/1000*[.E448]" table:style-name="ce1">
            <text:p>0,489808</text:p>
          </table:table-cell>
          <table:table-cell table:number-columns-repeated="16378"/>
        </table:table-row>
        <table:table-row table:style-name="ro2">
          <table:table-cell office:value-type="time" office:time-value="PT16H12M59S" table:style-name="ce5">
            <text:p>16:12:59</text:p>
          </table:table-cell>
          <table:table-cell office:value-type="time" office:time-value="PT16H13M0S" table:style-name="ce5">
            <text:p>16:13:00</text:p>
          </table:table-cell>
          <table:table-cell office:value-type="float" office:value="1013" table:style-name="ce1">
            <text:p>1013</text:p>
          </table:table-cell>
          <table:table-cell office:value-type="float" office:value="6.91" table:style-name="ce1">
            <text:p>6,91</text:p>
          </table:table-cell>
          <table:table-cell office:value-type="float" office:value="0.52700000000000002" table:style-name="ce1">
            <text:p>0,527</text:p>
          </table:table-cell>
          <table:table-cell office:value-type="float" office:value="0.53385099999999996" table:formula="of:=[.C449]/1000*[.E449]" table:style-name="ce1">
            <text:p>0,533851</text:p>
          </table:table-cell>
          <table:table-cell table:number-columns-repeated="16378"/>
        </table:table-row>
        <table:table-row table:style-name="ro2">
          <table:table-cell office:value-type="time" office:time-value="PT16H13M0S" table:style-name="ce5">
            <text:p>16:13:00</text:p>
          </table:table-cell>
          <table:table-cell office:value-type="time" office:time-value="PT16H13M1S" table:style-name="ce5">
            <text:p>16:13:01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49992799999999998" table:formula="of:=[.C450]/1000*[.E450]" table:style-name="ce1">
            <text:p>0,499928</text:p>
          </table:table-cell>
          <table:table-cell table:number-columns-repeated="16378"/>
        </table:table-row>
        <table:table-row table:style-name="ro2">
          <table:table-cell office:value-type="time" office:time-value="PT16H13M1S" table:style-name="ce5">
            <text:p>16:13:01</text:p>
          </table:table-cell>
          <table:table-cell office:value-type="time" office:time-value="PT16H13M2S" table:style-name="ce5">
            <text:p>16:13:02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8499999999999999" table:style-name="ce1">
            <text:p>0,485</text:p>
          </table:table-cell>
          <table:table-cell office:value-type="float" office:value="0.49130499999999994" table:formula="of:=[.C451]/1000*[.E451]" table:style-name="ce1">
            <text:p>0,491305</text:p>
          </table:table-cell>
          <table:table-cell table:number-columns-repeated="16378"/>
        </table:table-row>
        <table:table-row table:style-name="ro2">
          <table:table-cell office:value-type="time" office:time-value="PT16H13M2S" table:style-name="ce5">
            <text:p>16:13:02</text:p>
          </table:table-cell>
          <table:table-cell office:value-type="time" office:time-value="PT16H13M3S" table:style-name="ce5">
            <text:p>16:13:03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498" table:style-name="ce1">
            <text:p>0,498</text:p>
          </table:table-cell>
          <table:table-cell office:value-type="float" office:value="0.50447399999999998" table:formula="of:=[.C452]/1000*[.E452]" table:style-name="ce1">
            <text:p>0,504474</text:p>
          </table:table-cell>
          <table:table-cell table:number-columns-repeated="16378"/>
        </table:table-row>
        <table:table-row table:style-name="ro2">
          <table:table-cell office:value-type="time" office:time-value="PT16H13M3S" table:style-name="ce5">
            <text:p>16:13:03</text:p>
          </table:table-cell>
          <table:table-cell office:value-type="time" office:time-value="PT16H13M4S" table:style-name="ce5">
            <text:p>16:13:04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9" table:style-name="ce1">
            <text:p>0,49</text:p>
          </table:table-cell>
          <table:table-cell office:value-type="float" office:value="0.49587999999999999" table:formula="of:=[.C453]/1000*[.E453]" table:style-name="ce1">
            <text:p>0,49588</text:p>
          </table:table-cell>
          <table:table-cell table:number-columns-repeated="16378"/>
        </table:table-row>
        <table:table-row table:style-name="ro2">
          <table:table-cell office:value-type="time" office:time-value="PT16H13M4S" table:style-name="ce5">
            <text:p>16:13:04</text:p>
          </table:table-cell>
          <table:table-cell office:value-type="time" office:time-value="PT16H13M5S" table:style-name="ce5">
            <text:p>16:13:05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497" table:style-name="ce1">
            <text:p>0,497</text:p>
          </table:table-cell>
          <table:table-cell office:value-type="float" office:value="0.502467" table:formula="of:=[.C454]/1000*[.E454]" table:style-name="ce1">
            <text:p>0,502467</text:p>
          </table:table-cell>
          <table:table-cell table:number-columns-repeated="16378"/>
        </table:table-row>
        <table:table-row table:style-name="ro2">
          <table:table-cell office:value-type="time" office:time-value="PT16H13M5S" table:style-name="ce5">
            <text:p>16:13:05</text:p>
          </table:table-cell>
          <table:table-cell office:value-type="time" office:time-value="PT16H13M6S" table:style-name="ce5">
            <text:p>16:13:06</text:p>
          </table:table-cell>
          <table:table-cell office:value-type="float" office:value="1010" table:style-name="ce1">
            <text:p>1010</text:p>
          </table:table-cell>
          <table:table-cell office:value-type="float" office:value="5.9409999999999998" table:style-name="ce1">
            <text:p>5,941</text:p>
          </table:table-cell>
          <table:table-cell office:value-type="float" office:value="0.47199999999999998" table:style-name="ce1">
            <text:p>0,472</text:p>
          </table:table-cell>
          <table:table-cell office:value-type="float" office:value="0.47671999999999998" table:formula="of:=[.C455]/1000*[.E455]" table:style-name="ce1">
            <text:p>0,47672</text:p>
          </table:table-cell>
          <table:table-cell table:number-columns-repeated="16378"/>
        </table:table-row>
        <table:table-row table:style-name="ro2">
          <table:table-cell office:value-type="time" office:time-value="PT16H13M6S" table:style-name="ce5">
            <text:p>16:13:06</text:p>
          </table:table-cell>
          <table:table-cell office:value-type="time" office:time-value="PT16H13M7S" table:style-name="ce5">
            <text:p>16:13:07</text:p>
          </table:table-cell>
          <table:table-cell office:value-type="float" office:value="1008" table:style-name="ce1">
            <text:p>1008</text:p>
          </table:table-cell>
          <table:table-cell office:value-type="float" office:value="5.952" table:style-name="ce1">
            <text:p>5,952</text:p>
          </table:table-cell>
          <table:table-cell office:value-type="float" office:value="0.47299999999999998" table:style-name="ce1">
            <text:p>0,473</text:p>
          </table:table-cell>
          <table:table-cell office:value-type="float" office:value="0.47678399999999999" table:formula="of:=[.C456]/1000*[.E456]" table:style-name="ce1">
            <text:p>0,476784</text:p>
          </table:table-cell>
          <table:table-cell table:number-columns-repeated="16378"/>
        </table:table-row>
        <table:table-row table:style-name="ro2">
          <table:table-cell office:value-type="time" office:time-value="PT16H13M7S" table:style-name="ce5">
            <text:p>16:13:07</text:p>
          </table:table-cell>
          <table:table-cell office:value-type="time" office:time-value="PT16H13M8S" table:style-name="ce5">
            <text:p>16:13:08</text:p>
          </table:table-cell>
          <table:table-cell office:value-type="float" office:value="1010" table:style-name="ce1">
            <text:p>1010</text:p>
          </table:table-cell>
          <table:table-cell office:value-type="float" office:value="5.6929999999999996" table:style-name="ce1">
            <text:p>5,69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49893999999999999" table:formula="of:=[.C457]/1000*[.E457]" table:style-name="ce1">
            <text:p>0,49894</text:p>
          </table:table-cell>
          <table:table-cell table:number-columns-repeated="16378"/>
        </table:table-row>
        <table:table-row table:style-name="ro2">
          <table:table-cell office:value-type="time" office:time-value="PT16H13M8S" table:style-name="ce5">
            <text:p>16:13:08</text:p>
          </table:table-cell>
          <table:table-cell office:value-type="time" office:time-value="PT16H13M9S" table:style-name="ce5">
            <text:p>16:13:09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9" table:style-name="ce1">
            <text:p>0,49</text:p>
          </table:table-cell>
          <table:table-cell office:value-type="float" office:value="0.49587999999999999" table:formula="of:=[.C458]/1000*[.E458]" table:style-name="ce1">
            <text:p>0,49588</text:p>
          </table:table-cell>
          <table:table-cell table:number-columns-repeated="16378"/>
        </table:table-row>
        <table:table-row table:style-name="ro2">
          <table:table-cell office:value-type="time" office:time-value="PT16H13M9S" table:style-name="ce5">
            <text:p>16:13:09</text:p>
          </table:table-cell>
          <table:table-cell office:value-type="time" office:time-value="PT16H13M10S" table:style-name="ce5">
            <text:p>16:13:10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504" table:style-name="ce1">
            <text:p>0,504</text:p>
          </table:table-cell>
          <table:table-cell office:value-type="float" office:value="0.51055200000000001" table:formula="of:=[.C459]/1000*[.E459]" table:style-name="ce1">
            <text:p>0,510552</text:p>
          </table:table-cell>
          <table:table-cell table:number-columns-repeated="16378"/>
        </table:table-row>
        <table:table-row table:style-name="ro2">
          <table:table-cell office:value-type="time" office:time-value="PT16H13M10S" table:style-name="ce5">
            <text:p>16:13:10</text:p>
          </table:table-cell>
          <table:table-cell office:value-type="time" office:time-value="PT16H13M11S" table:style-name="ce5">
            <text:p>16:13:11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51" table:style-name="ce1">
            <text:p>0,51</text:p>
          </table:table-cell>
          <table:table-cell office:value-type="float" office:value="0.51662999999999992" table:formula="of:=[.C460]/1000*[.E460]" table:style-name="ce1">
            <text:p>0,51663</text:p>
          </table:table-cell>
          <table:table-cell table:number-columns-repeated="16378"/>
        </table:table-row>
        <table:table-row table:style-name="ro2">
          <table:table-cell office:value-type="time" office:time-value="PT16H13M11S" table:style-name="ce5">
            <text:p>16:13:11</text:p>
          </table:table-cell>
          <table:table-cell office:value-type="time" office:time-value="PT16H13M12S" table:style-name="ce5">
            <text:p>16:13:12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99" table:style-name="ce1">
            <text:p>0,499</text:p>
          </table:table-cell>
          <table:table-cell office:value-type="float" office:value="0.50548699999999991" table:formula="of:=[.C461]/1000*[.E461]" table:style-name="ce1">
            <text:p>0,505487</text:p>
          </table:table-cell>
          <table:table-cell table:number-columns-repeated="16378"/>
        </table:table-row>
        <table:table-row table:style-name="ro2">
          <table:table-cell office:value-type="time" office:time-value="PT16H13M12S" table:style-name="ce5">
            <text:p>16:13:12</text:p>
          </table:table-cell>
          <table:table-cell office:value-type="time" office:time-value="PT16H13M13S" table:style-name="ce5">
            <text:p>16:13:13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51300000000000001" table:style-name="ce1">
            <text:p>0,513</text:p>
          </table:table-cell>
          <table:table-cell office:value-type="float" office:value="0.51966899999999994" table:formula="of:=[.C462]/1000*[.E462]" table:style-name="ce1">
            <text:p>0,519669</text:p>
          </table:table-cell>
          <table:table-cell table:number-columns-repeated="16378"/>
        </table:table-row>
        <table:table-row table:style-name="ro2">
          <table:table-cell office:value-type="time" office:time-value="PT16H13M13S" table:style-name="ce5">
            <text:p>16:13:13</text:p>
          </table:table-cell>
          <table:table-cell office:value-type="time" office:time-value="PT16H13M14S" table:style-name="ce5">
            <text:p>16:13:14</text:p>
          </table:table-cell>
          <table:table-cell office:value-type="float" office:value="1012" table:style-name="ce1">
            <text:p>1012</text:p>
          </table:table-cell>
          <table:table-cell office:value-type="float" office:value="7.1639999999999997" table:style-name="ce1">
            <text:p>7,164</text:p>
          </table:table-cell>
          <table:table-cell office:value-type="float" office:value="0.56699999999999995" table:style-name="ce1">
            <text:p>0,567</text:p>
          </table:table-cell>
          <table:table-cell office:value-type="float" office:value="0.57380399999999998" table:formula="of:=[.C463]/1000*[.E463]" table:style-name="ce1">
            <text:p>0,573804</text:p>
          </table:table-cell>
          <table:table-cell table:number-columns-repeated="16378"/>
        </table:table-row>
        <table:table-row table:style-name="ro2">
          <table:table-cell office:value-type="time" office:time-value="PT16H13M14S" table:style-name="ce5">
            <text:p>16:13:14</text:p>
          </table:table-cell>
          <table:table-cell office:value-type="time" office:time-value="PT16H13M15S" table:style-name="ce5">
            <text:p>16:13:15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52300000000000002" table:style-name="ce1">
            <text:p>0,523</text:p>
          </table:table-cell>
          <table:table-cell office:value-type="float" office:value="0.52979900000000002" table:formula="of:=[.C464]/1000*[.E464]" table:style-name="ce1">
            <text:p>0,529799</text:p>
          </table:table-cell>
          <table:table-cell table:number-columns-repeated="16378"/>
        </table:table-row>
        <table:table-row table:style-name="ro2">
          <table:table-cell office:value-type="time" office:time-value="PT16H13M15S" table:style-name="ce5">
            <text:p>16:13:15</text:p>
          </table:table-cell>
          <table:table-cell office:value-type="time" office:time-value="PT16H13M16S" table:style-name="ce5">
            <text:p>16:13:16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52" table:style-name="ce1">
            <text:p>0,52</text:p>
          </table:table-cell>
          <table:table-cell office:value-type="float" office:value="0.52624000000000004" table:formula="of:=[.C465]/1000*[.E465]" table:style-name="ce1">
            <text:p>0,52624</text:p>
          </table:table-cell>
          <table:table-cell table:number-columns-repeated="16378"/>
        </table:table-row>
        <table:table-row table:style-name="ro2">
          <table:table-cell office:value-type="time" office:time-value="PT16H13M16S" table:style-name="ce5">
            <text:p>16:13:16</text:p>
          </table:table-cell>
          <table:table-cell office:value-type="time" office:time-value="PT16H13M17S" table:style-name="ce5">
            <text:p>16:13:17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53200000000000003" table:style-name="ce1">
            <text:p>0,532</text:p>
          </table:table-cell>
          <table:table-cell office:value-type="float" office:value="0.53838400000000008" table:formula="of:=[.C466]/1000*[.E466]" table:style-name="ce1">
            <text:p>0,538384</text:p>
          </table:table-cell>
          <table:table-cell table:number-columns-repeated="16378"/>
        </table:table-row>
        <table:table-row table:style-name="ro2">
          <table:table-cell office:value-type="time" office:time-value="PT16H13M17S" table:style-name="ce5">
            <text:p>16:13:17</text:p>
          </table:table-cell>
          <table:table-cell office:value-type="time" office:time-value="PT16H13M18S" table:style-name="ce5">
            <text:p>16:13:18</text:p>
          </table:table-cell>
          <table:table-cell office:value-type="float" office:value="1011" table:style-name="ce1">
            <text:p>1011</text:p>
          </table:table-cell>
          <table:table-cell office:value-type="float" office:value="5.9349999999999996" table:style-name="ce1">
            <text:p>5,935</text:p>
          </table:table-cell>
          <table:table-cell office:value-type="float" office:value="0.53200000000000003" table:style-name="ce1">
            <text:p>0,532</text:p>
          </table:table-cell>
          <table:table-cell office:value-type="float" office:value="0.537852" table:formula="of:=[.C467]/1000*[.E467]" table:style-name="ce1">
            <text:p>0,537852</text:p>
          </table:table-cell>
          <table:table-cell table:number-columns-repeated="16378"/>
        </table:table-row>
        <table:table-row table:style-name="ro2">
          <table:table-cell office:value-type="time" office:time-value="PT16H13M18S" table:style-name="ce5">
            <text:p>16:13:18</text:p>
          </table:table-cell>
          <table:table-cell office:value-type="time" office:time-value="PT16H13M19S" table:style-name="ce5">
            <text:p>16:13:19</text:p>
          </table:table-cell>
          <table:table-cell office:value-type="float" office:value="1010" table:style-name="ce1">
            <text:p>1010</text:p>
          </table:table-cell>
          <table:table-cell office:value-type="float" office:value="6.4359999999999999" table:style-name="ce1">
            <text:p>6,436</text:p>
          </table:table-cell>
          <table:table-cell office:value-type="float" office:value="0.52900000000000003" table:style-name="ce1">
            <text:p>0,529</text:p>
          </table:table-cell>
          <table:table-cell office:value-type="float" office:value="0.53429000000000004" table:formula="of:=[.C468]/1000*[.E468]" table:style-name="ce1">
            <text:p>0,53429</text:p>
          </table:table-cell>
          <table:table-cell table:number-columns-repeated="16378"/>
        </table:table-row>
        <table:table-row table:style-name="ro2">
          <table:table-cell office:value-type="time" office:time-value="PT16H13M19S" table:style-name="ce5">
            <text:p>16:13:19</text:p>
          </table:table-cell>
          <table:table-cell office:value-type="time" office:time-value="PT16H13M20S" table:style-name="ce5">
            <text:p>16:13:20</text:p>
          </table:table-cell>
          <table:table-cell office:value-type="float" office:value="1009" table:style-name="ce1">
            <text:p>1009</text:p>
          </table:table-cell>
          <table:table-cell office:value-type="float" office:value="5.9459999999999997" table:style-name="ce1">
            <text:p>5,946</text:p>
          </table:table-cell>
          <table:table-cell office:value-type="float" office:value="0.498" table:style-name="ce1">
            <text:p>0,498</text:p>
          </table:table-cell>
          <table:table-cell office:value-type="float" office:value="0.50248199999999998" table:formula="of:=[.C469]/1000*[.E469]" table:style-name="ce1">
            <text:p>0,502482</text:p>
          </table:table-cell>
          <table:table-cell table:number-columns-repeated="16378"/>
        </table:table-row>
        <table:table-row table:style-name="ro2">
          <table:table-cell office:value-type="time" office:time-value="PT16H13M20S" table:style-name="ce5">
            <text:p>16:13:20</text:p>
          </table:table-cell>
          <table:table-cell office:value-type="time" office:time-value="PT16H13M21S" table:style-name="ce5">
            <text:p>16:13:21</text:p>
          </table:table-cell>
          <table:table-cell office:value-type="float" office:value="1010" table:style-name="ce1">
            <text:p>1010</text:p>
          </table:table-cell>
          <table:table-cell office:value-type="float" office:value="6.1879999999999997" table:style-name="ce1">
            <text:p>6,188</text:p>
          </table:table-cell>
          <table:table-cell office:value-type="float" office:value="0.51900000000000002" table:style-name="ce1">
            <text:p>0,519</text:p>
          </table:table-cell>
          <table:table-cell office:value-type="float" office:value="0.52419000000000004" table:formula="of:=[.C470]/1000*[.E470]" table:style-name="ce1">
            <text:p>0,52419</text:p>
          </table:table-cell>
          <table:table-cell table:number-columns-repeated="16378"/>
        </table:table-row>
        <table:table-row table:style-name="ro2">
          <table:table-cell office:value-type="time" office:time-value="PT16H13M21S" table:style-name="ce5">
            <text:p>16:13:21</text:p>
          </table:table-cell>
          <table:table-cell office:value-type="time" office:time-value="PT16H13M22S" table:style-name="ce5">
            <text:p>16:13:22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52300000000000002" table:style-name="ce1">
            <text:p>0,523</text:p>
          </table:table-cell>
          <table:table-cell office:value-type="float" office:value="0.52927600000000008" table:formula="of:=[.C471]/1000*[.E471]" table:style-name="ce1">
            <text:p>0,529276</text:p>
          </table:table-cell>
          <table:table-cell table:number-columns-repeated="16378"/>
        </table:table-row>
        <table:table-row table:style-name="ro2">
          <table:table-cell office:value-type="time" office:time-value="PT16H13M22S" table:style-name="ce5">
            <text:p>16:13:22</text:p>
          </table:table-cell>
          <table:table-cell office:value-type="time" office:time-value="PT16H13M23S" table:style-name="ce5">
            <text:p>16:13:23</text:p>
          </table:table-cell>
          <table:table-cell office:value-type="float" office:value="1018" table:style-name="ce1">
            <text:p>1018</text:p>
          </table:table-cell>
          <table:table-cell office:value-type="float" office:value="6.6310000000000002" table:style-name="ce1">
            <text:p>6,631</text:p>
          </table:table-cell>
          <table:table-cell office:value-type="float" office:value="0.53700000000000003" table:style-name="ce1">
            <text:p>0,537</text:p>
          </table:table-cell>
          <table:table-cell office:value-type="float" office:value="0.5466660000000001" table:formula="of:=[.C472]/1000*[.E472]" table:style-name="ce1">
            <text:p>0,546666</text:p>
          </table:table-cell>
          <table:table-cell table:number-columns-repeated="16378"/>
        </table:table-row>
        <table:table-row table:style-name="ro2">
          <table:table-cell office:value-type="time" office:time-value="PT16H13M23S" table:style-name="ce5">
            <text:p>16:13:23</text:p>
          </table:table-cell>
          <table:table-cell office:value-type="time" office:time-value="PT16H13M24S" table:style-name="ce5">
            <text:p>16:13:24</text:p>
          </table:table-cell>
          <table:table-cell office:value-type="float" office:value="1013" table:style-name="ce1">
            <text:p>1013</text:p>
          </table:table-cell>
          <table:table-cell office:value-type="float" office:value="6.6630000000000003" table:style-name="ce1">
            <text:p>6,663</text:p>
          </table:table-cell>
          <table:table-cell office:value-type="float" office:value="0.53200000000000003" table:style-name="ce1">
            <text:p>0,532</text:p>
          </table:table-cell>
          <table:table-cell office:value-type="float" office:value="0.53891599999999995" table:formula="of:=[.C473]/1000*[.E473]" table:style-name="ce1">
            <text:p>0,538916</text:p>
          </table:table-cell>
          <table:table-cell table:number-columns-repeated="16378"/>
        </table:table-row>
        <table:table-row table:style-name="ro2">
          <table:table-cell office:value-type="time" office:time-value="PT16H13M24S" table:style-name="ce5">
            <text:p>16:13:24</text:p>
          </table:table-cell>
          <table:table-cell office:value-type="time" office:time-value="PT16H13M25S" table:style-name="ce5">
            <text:p>16:13:25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53500000000000003" table:style-name="ce1">
            <text:p>0,535</text:p>
          </table:table-cell>
          <table:table-cell office:value-type="float" office:value="0.54195499999999996" table:formula="of:=[.C474]/1000*[.E474]" table:style-name="ce1">
            <text:p>0,541955</text:p>
          </table:table-cell>
          <table:table-cell table:number-columns-repeated="16378"/>
        </table:table-row>
        <table:table-row table:style-name="ro2">
          <table:table-cell office:value-type="time" office:time-value="PT16H13M25S" table:style-name="ce5">
            <text:p>16:13:25</text:p>
          </table:table-cell>
          <table:table-cell office:value-type="time" office:time-value="PT16H13M26S" table:style-name="ce5">
            <text:p>16:13:26</text:p>
          </table:table-cell>
          <table:table-cell office:value-type="float" office:value="1012" table:style-name="ce1">
            <text:p>1012</text:p>
          </table:table-cell>
          <table:table-cell office:value-type="float" office:value="7.6580000000000004" table:style-name="ce1">
            <text:p>7,658</text:p>
          </table:table-cell>
          <table:table-cell office:value-type="float" office:value="0.58599999999999997" table:style-name="ce1">
            <text:p>0,586</text:p>
          </table:table-cell>
          <table:table-cell office:value-type="float" office:value="0.593032" table:formula="of:=[.C475]/1000*[.E475]" table:style-name="ce1">
            <text:p>0,593032</text:p>
          </table:table-cell>
          <table:table-cell table:number-columns-repeated="16378"/>
        </table:table-row>
        <table:table-row table:style-name="ro2">
          <table:table-cell office:value-type="time" office:time-value="PT16H13M26S" table:style-name="ce5">
            <text:p>16:13:26</text:p>
          </table:table-cell>
          <table:table-cell office:value-type="time" office:time-value="PT16H13M27S" table:style-name="ce5">
            <text:p>16:13:27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6299999999999999" table:style-name="ce1">
            <text:p>0,363</text:p>
          </table:table-cell>
          <table:table-cell office:value-type="float" office:value="0.36735600000000002" table:formula="of:=[.C476]/1000*[.E476]" table:style-name="ce1">
            <text:p>0,367356</text:p>
          </table:table-cell>
          <table:table-cell table:number-columns-repeated="16378"/>
        </table:table-row>
        <table:table-row table:style-name="ro1">
          <table:table-cell table:number-columns-repeated="4" table:style-name="ce3"/>
          <table:table-cell office:value-type="string" table:style-name="ce3">
            <text:p>Total energy</text:p>
          </table:table-cell>
          <table:table-cell office:value-type="float" office:value="67.778915999999981" table:formula="of:=SUM([.F273:.F476])" table:style-name="ce3">
            <text:p>67,778916</text:p>
          </table:table-cell>
          <table:table-cell table:number-columns-repeated="16378" table:style-name="ce3"/>
        </table:table-row>
        <table:table-row table:number-rows-repeated="104809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11:23:31Z</meta:creation-date>
    <dc:date>2024-04-30T14:55:31Z</dc:date>
    <meta:editing-cycles>2</meta:editing-cycles>
    <meta:editing-duration>PT520S</meta:editing-duration>
  </office:meta>
</office:document-meta>
</file>